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4cm"/>
    </style:style>
    <style:style style:name="co2" style:family="table-column">
      <style:table-column-properties fo:break-before="auto" style:column-width="6.091cm"/>
    </style:style>
    <style:style style:name="co3" style:family="table-column">
      <style:table-column-properties fo:break-before="auto" style:column-width="23.0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2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.251cm"/>
    </style:style>
    <style:style style:name="co8" style:family="table-column">
      <style:table-column-properties fo:break-before="auto" style:column-width="27cm"/>
    </style:style>
    <style:style style:name="co9" style:family="table-column">
      <style:table-column-properties fo:break-before="auto" style:column-width="5.858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2.087cm"/>
    </style:style>
    <style:style style:name="co13" style:family="table-column">
      <style:table-column-properties fo:break-before="auto" style:column-width="1.727cm"/>
    </style:style>
    <style:style style:name="co14" style:family="table-column">
      <style:table-column-properties fo:break-before="auto" style:column-width="2.639cm"/>
    </style:style>
    <style:style style:name="co15" style:family="table-column">
      <style:table-column-properties fo:break-before="auto" style:column-width="1.917cm"/>
    </style:style>
    <style:style style:name="co16" style:family="table-column">
      <style:table-column-properties fo:break-before="auto" style:column-width="2.152cm"/>
    </style:style>
    <style:style style:name="co17" style:family="table-column">
      <style:table-column-properties fo:break-before="auto" style:column-width="0.75cm"/>
    </style:style>
    <style:style style:name="co18" style:family="table-column">
      <style:table-column-properties fo:break-before="auto" style:column-width="8.532cm"/>
    </style:style>
    <style:style style:name="co19" style:family="table-column">
      <style:table-column-properties fo:break-before="auto" style:column-width="5.136cm"/>
    </style:style>
    <style:style style:name="co20" style:family="table-column">
      <style:table-column-properties fo:break-before="auto" style:column-width="2.632cm"/>
    </style:style>
    <style:style style:name="co21" style:family="table-column">
      <style:table-column-properties fo:break-before="auto" style:column-width="3.565cm"/>
    </style:style>
    <style:style style:name="co22" style:family="table-column">
      <style:table-column-properties fo:break-before="auto" style:column-width="0.6cm"/>
    </style:style>
    <style:style style:name="co23" style:family="table-column">
      <style:table-column-properties fo:break-before="auto" style:column-width="2.949cm"/>
    </style:style>
    <style:style style:name="co24" style:family="table-column">
      <style:table-column-properties fo:break-before="auto" style:column-width="2.083cm"/>
    </style:style>
    <style:style style:name="co25" style:family="table-column">
      <style:table-column-properties fo:break-before="auto" style:column-width="1.967cm"/>
    </style:style>
    <style:style style:name="co26" style:family="table-column">
      <style:table-column-properties fo:break-before="auto" style:column-width="1.215cm"/>
    </style:style>
    <style:style style:name="co27" style:family="table-column">
      <style:table-column-properties fo:break-before="auto" style:column-width="3.374cm"/>
    </style:style>
    <style:style style:name="co28" style:family="table-column">
      <style:table-column-properties fo:break-before="auto" style:column-width="3.395cm"/>
    </style:style>
    <style:style style:name="co29" style:family="table-column">
      <style:table-column-properties fo:break-before="auto" style:column-width="3.454cm"/>
    </style:style>
    <style:style style:name="co30" style:family="table-column">
      <style:table-column-properties fo:break-before="auto" style:column-width="2.45cm"/>
    </style:style>
    <style:style style:name="co31" style:family="table-column">
      <style:table-column-properties fo:break-before="auto" style:column-width="3.164cm"/>
    </style:style>
    <style:style style:name="co32" style:family="table-column">
      <style:table-column-properties fo:break-before="auto" style:column-width="3.821cm"/>
    </style:style>
    <style:style style:name="co33" style:family="table-column">
      <style:table-column-properties fo:break-before="auto" style:column-width="7.747cm"/>
    </style:style>
    <style:style style:name="co34" style:family="table-column">
      <style:table-column-properties fo:break-before="auto" style:column-width="3.14cm"/>
    </style:style>
    <style:style style:name="co35" style:family="table-column">
      <style:table-column-properties fo:break-before="auto" style:column-width="3cm"/>
    </style:style>
    <style:style style:name="co36" style:family="table-column">
      <style:table-column-properties fo:break-before="auto" style:column-width="2.2cm"/>
    </style:style>
    <style:style style:name="co37" style:family="table-column">
      <style:table-column-properties fo:break-before="auto" style:column-width="2.482cm"/>
    </style:style>
    <style:style style:name="co38" style:family="table-column">
      <style:table-column-properties fo:break-before="auto" style:column-width="2.101cm"/>
    </style:style>
    <style:style style:name="co39" style:family="table-column">
      <style:table-column-properties fo:break-before="auto" style:column-width="17.425cm"/>
    </style:style>
    <style:style style:name="co40" style:family="table-column">
      <style:table-column-properties fo:break-before="auto" style:column-width="4.001cm"/>
    </style:style>
    <style:style style:name="co41" style:family="table-column">
      <style:table-column-properties fo:break-before="auto" style:column-width="2.928cm"/>
    </style:style>
    <style:style style:name="co42" style:family="table-column">
      <style:table-column-properties fo:break-before="auto" style:column-width="7.195cm"/>
    </style:style>
    <style:style style:name="co43" style:family="table-column">
      <style:table-column-properties fo:break-before="auto" style:column-width="2.185cm"/>
    </style:style>
    <style:style style:name="co44" style:family="table-column">
      <style:table-column-properties fo:break-before="auto" style:column-width="2.439cm"/>
    </style:style>
    <style:style style:name="co45" style:family="table-column">
      <style:table-column-properties fo:break-before="auto" style:column-width="2.312cm"/>
    </style:style>
    <style:style style:name="co46" style:family="table-column">
      <style:table-column-properties fo:break-before="auto" style:column-width="2.801cm"/>
    </style:style>
    <style:style style:name="co47" style:family="table-column">
      <style:table-column-properties fo:break-before="auto" style:column-width="2.78cm"/>
    </style:style>
    <style:style style:name="co48" style:family="table-column">
      <style:table-column-properties fo:break-before="auto" style:column-width="2.895cm"/>
    </style:style>
    <style:style style:name="co49" style:family="table-column">
      <style:table-column-properties fo:break-before="auto" style:column-width="5.293cm"/>
    </style:style>
    <style:style style:name="co50" style:family="table-column">
      <style:table-column-properties fo:break-before="auto" style:column-width="1.833cm"/>
    </style:style>
    <style:style style:name="co51" style:family="table-column">
      <style:table-column-properties fo:break-before="auto" style:column-width="2.11cm"/>
    </style:style>
    <style:style style:name="co52" style:family="table-column">
      <style:table-column-properties fo:break-before="auto" style:column-width="1.621cm"/>
    </style:style>
    <style:style style:name="co53" style:family="table-column">
      <style:table-column-properties fo:break-before="auto" style:column-width="2.865cm"/>
    </style:style>
    <style:style style:name="co54" style:family="table-column">
      <style:table-column-properties fo:break-before="auto" style:column-width="8.999cm"/>
    </style:style>
    <style:style style:name="co55" style:family="table-column">
      <style:table-column-properties fo:break-before="auto" style:column-width="3.226cm"/>
    </style:style>
    <style:style style:name="co56" style:family="table-column">
      <style:table-column-properties fo:break-before="auto" style:column-width="3.055cm"/>
    </style:style>
    <style:style style:name="co57" style:family="table-column">
      <style:table-column-properties fo:break-before="auto" style:column-width="4.35cm"/>
    </style:style>
    <style:style style:name="co58" style:family="table-column">
      <style:table-column-properties fo:break-before="auto" style:column-width="4.479cm"/>
    </style:style>
    <style:style style:name="co59" style:family="table-column">
      <style:table-column-properties fo:break-before="auto" style:column-width="4.138cm"/>
    </style:style>
    <style:style style:name="co60" style:family="table-column">
      <style:table-column-properties fo:break-before="auto" style:column-width="4.371cm"/>
    </style:style>
    <style:style style:name="ro1" style:family="table-row">
      <style:table-row-properties style:row-height="0.80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75cm" fo:break-before="auto" style:use-optimal-row-height="false"/>
    </style:style>
    <style:style style:name="ro4" style:family="table-row">
      <style:table-row-properties style:row-height="2.081cm" fo:break-before="auto" style:use-optimal-row-height="tru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3.187cm" fo:break-before="auto" style:use-optimal-row-height="false"/>
    </style:style>
    <style:style style:name="ro8" style:family="table-row">
      <style:table-row-properties style:row-height="1.764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062cm" fo:break-before="auto" style:use-optimal-row-height="true"/>
    </style:style>
    <style:style style:name="ro13" style:family="table-row">
      <style:table-row-properties style:row-height="4.42cm" fo:break-before="auto" style:use-optimal-row-height="true"/>
    </style:style>
    <style:style style:name="ro14" style:family="table-row">
      <style:table-row-properties style:row-height="5.205cm" fo:break-before="auto" style:use-optimal-row-height="true"/>
    </style:style>
    <style:style style:name="ro15" style:family="table-row">
      <style:table-row-properties style:row-height="0.542cm" fo:break-before="auto" style:use-optimal-row-height="tru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4.228cm" fo:break-before="auto" style:use-optimal-row-height="false"/>
    </style:style>
    <style:style style:name="ro18" style:family="table-row">
      <style:table-row-properties style:row-height="1.104cm" fo:break-before="auto" style:use-optimal-row-height="false"/>
    </style:style>
    <style:style style:name="ro19" style:family="table-row">
      <style:table-row-properties style:row-height="6.694cm" fo:break-before="auto" style:use-optimal-row-height="false"/>
    </style:style>
    <style:style style:name="ro20" style:family="table-row">
      <style:table-row-properties style:row-height="0.6cm" fo:break-before="auto" style:use-optimal-row-height="false"/>
    </style:style>
    <style:style style:name="ro21" style:family="table-row">
      <style:table-row-properties style:row-height="0.452cm" fo:break-before="auto" style:use-optimal-row-height="true"/>
    </style:style>
    <style:style style:name="ro22" style:family="table-row">
      <style:table-row-properties style:row-height="1.656cm" fo:break-before="auto" style:use-optimal-row-height="true"/>
    </style:style>
    <style:style style:name="ro23" style:family="table-row">
      <style:table-row-properties style:row-height="3.909cm" fo:break-before="auto" style:use-optimal-row-height="false"/>
    </style:style>
    <style:style style:name="ro24" style:family="table-row">
      <style:table-row-properties style:row-height="4.186cm" fo:break-before="auto" style:use-optimal-row-height="false"/>
    </style:style>
    <style:style style:name="ro25" style:family="table-row">
      <style:table-row-properties style:row-height="1.445cm" fo:break-before="auto" style:use-optimal-row-height="tru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4.653cm" fo:break-before="auto" style:use-optimal-row-height="false"/>
    </style:style>
    <style:style style:name="ro28" style:family="table-row">
      <style:table-row-properties style:row-height="0.977cm" fo:break-before="auto" style:use-optimal-row-height="true"/>
    </style:style>
    <style:style style:name="ro29" style:family="table-row">
      <style:table-row-properties style:row-height="1.083cm" fo:break-before="auto" style:use-optimal-row-height="false"/>
    </style:style>
    <style:style style:name="ro30" style:family="table-row">
      <style:table-row-properties style:row-height="1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22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11]=2;[$Настройки.$B$10]&gt;6))" style:apply-style-name="Error" style:base-cell-address="Настройки.B10"/>
    </style:style>
    <style:style style:name="ce2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[$Настройки.$B$12]&gt;[$Настройки.$B$11])" style:apply-style-name="Error" style:base-cell-address="Настройки.B12"/>
    </style:style>
    <style:style style:name="ce16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89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0" style:family="table-cell" style:parent-style-name="Default" style:data-style-name="N101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9" style:family="table-cell" style:parent-style-name="Default" style:data-style-name="N112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0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5" style:family="table-cell" style:parent-style-name="Default" style:data-style-name="N1013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307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1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center" fo:margin-left="0.353cm"/>
      <style:text-properties fo:font-size="12pt" style:font-size-asian="12pt" style:font-size-complex="12pt"/>
    </style:style>
    <style:style style:name="ce324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25" style:family="table-cell" style:parent-style-name="Default" style:data-style-name="N1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0" style:family="table-cell" style:parent-style-name="Default" style:data-style-name="N10108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7" style:family="table-cell" style:parent-style-name="Default" style:data-style-name="N10108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0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33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333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4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7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8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34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4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5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fo:color="#ff0000" style:font-name="Roboto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5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9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3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63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365" style:family="table-cell" style:parent-style-name="Default">
      <style:table-cell-properties fo:background-color="#eeeeee" fo:border="0.06pt solid #000000"/>
    </style:style>
    <style:style style:name="ce10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02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03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75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6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9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fo:font-size="12pt" style:font-size-asian="12pt" style:font-size-complex="12pt"/>
    </style:style>
    <style:style style:name="ce380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84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2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1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15" style:family="table-cell" style:parent-style-name="Default">
      <style:table-cell-properties fo:background-color="#dddddd" fo:border="0.06pt solid #000000" style:vertical-align="middle"/>
      <style:text-properties style:font-name="Roboto" fo:font-size="12pt" style:font-size-asian="12pt" style:font-size-complex="12pt"/>
    </style:style>
    <style:style style:name="ce144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3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32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23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2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00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122" style:family="table-cell" style:parent-style-name="Default" style:data-style-name="N10110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71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03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.353cm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40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41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Sans2" style:font-name-asian="Liberation Sans2" style:font-name-complex="Liberation Sans2"/>
    </style:style>
    <style:style style:name="ce4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4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0pt" style:language-asian="zh" style:country-asian="CN" style:font-style-asian="normal" style:font-weight-asian="normal" style:font-name-complex="Liberation 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Sans" style:font-name-asian="Microsoft YaHei" style:font-name-complex="Arial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2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</style:style>
    <style:style style:name="ce173" style:family="table-cell" style:parent-style-name="Default">
      <style:table-cell-properties style:vertical-align="middle"/>
    </style:style>
    <style:style style:name="ce174" style:family="table-cell" style:parent-style-name="Default" style:data-style-name="N130">
      <style:table-cell-properties style:vertical-align="middle"/>
    </style:style>
    <style:style style:name="ce175" style:family="table-cell" style:parent-style-name="Default" style:data-style-name="N13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112">
      <style:table-cell-properties style:vertical-align="middle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4pt" style:font-size-asian="14pt" style:font-size-complex="14pt"/>
    </style:style>
    <style:style style:name="ce179" style:family="table-cell" style:parent-style-name="Default">
      <style:table-cell-properties fo:background-color="transparent" style:vertical-align="middle"/>
    </style:style>
    <style:style style:name="ce180" style:family="table-cell" style:parent-style-name="Default">
      <style:table-cell-properties fo:background-color="transparent"/>
    </style:style>
    <style:style style:name="ce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184" style:family="table-cell" style:parent-style-name="Default">
      <style:table-cell-properties fo:border-bottom="none" style:text-align-source="fix" style:repeat-content="false" fo:border-left="0.74pt outset #000000" fo:border-right="none" fo:border-top="0.74pt outset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5" style:family="table-cell" style:parent-style-name="Default">
      <style:table-cell-properties fo:border-bottom="none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86" style:family="table-cell" style:parent-style-name="Default">
      <style:table-cell-properties style:diagonal-tl-br="0.74pt outset #000000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87" style:family="table-cell" style:parent-style-name="Default">
      <style:table-cell-properties style:diagonal-bl-tr="0.74pt outset #000000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89" style:family="table-cell" style:parent-style-name="Default">
      <style:table-cell-properties fo:border-bottom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90" style:family="table-cell" style:parent-style-name="Default">
      <style:table-cell-properties fo:border-bottom="none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91" style:family="table-cell" style:parent-style-name="Default">
      <style:table-cell-properties fo:border-bottom="none" style:diagonal-tl-b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92" style:family="table-cell" style:parent-style-name="Default">
      <style:table-cell-properties fo:border-bottom="none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93" style:family="table-cell" style:parent-style-name="Default">
      <style:table-cell-properties fo:border-bottom="none" style:diagonal-bl-t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96" style:family="table-cell" style:parent-style-name="Default">
      <style:table-cell-properties fo:border-bottom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98" style:family="table-cell" style:parent-style-name="Default">
      <style:table-cell-properties fo:border-bottom="0.74pt outset #000000" style:diagonal-tl-b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99" style:family="table-cell" style:parent-style-name="Default">
      <style:table-cell-properties fo:border-bottom="none" style:diagonal-bl-tr="0.74pt outset #000000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01" style:family="table-cell" style:parent-style-name="Default">
      <style:table-cell-properties fo:border-bottom="0.74pt outset #000000" style:diagonal-bl-t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02" style:family="table-cell" style:parent-style-name="Default">
      <style:table-cell-properties fo:border-bottom="none" style:diagonal-tl-br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03" style:family="table-cell" style:parent-style-name="Default">
      <style:table-cell-properties fo:border-bottom="none" style:text-align-source="fix" style:repeat-content="false" fo:border-left="none" fo:border-right="0.74pt outset #000000" fo:border-top="0.74pt outset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04" style:family="table-cell" style:parent-style-name="Default">
      <style:table-cell-properties fo:border-bottom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05" style:family="table-cell" style:parent-style-name="Default">
      <style:table-cell-properties style:diagonal-bl-tr="0.74pt outset #000000" style:vertical-align="middle"/>
    </style:style>
    <style:style style:name="ce208" style:family="table-cell" style:parent-style-name="Default">
      <style:table-cell-properties fo:border-bottom="none" style:diagonal-tl-br="0.74pt outset #000000" fo:border-left="0.74pt outset #000000" fo:border-right="none" fo:border-top="none" style:vertical-align="middle"/>
    </style:style>
    <style:style style:name="ce210" style:family="table-cell" style:parent-style-name="Default">
      <style:table-cell-properties fo:border-bottom="none" fo:border-left="0.74pt outset #000000" fo:border-right="none" fo:border-top="none" style:vertical-align="middle"/>
    </style:style>
    <style:style style:name="ce211" style:family="table-cell" style:parent-style-name="Default">
      <style:table-cell-properties fo:border-bottom="0.74pt outset #000000" fo:border-left="0.74pt outset #000000" fo:border-right="none" fo:border-top="none" style:vertical-align="middle"/>
    </style:style>
    <style:style style:name="ce212" style:family="table-cell" style:parent-style-name="Default">
      <style:table-cell-properties fo:border-bottom="0.74pt outset #000000" fo:border-left="none" fo:border-right="none" fo:border-top="none" style:vertical-align="middle"/>
    </style:style>
    <style:style style:name="ce224" style:family="table-cell" style:parent-style-name="Default">
      <style:table-cell-properties fo:border-bottom="0.74pt outset #000000" style:diagonal-tl-br="0.74pt outset #000000" fo:border-left="none" fo:border-right="none" fo:border-top="none" style:vertical-align="middle"/>
    </style:style>
    <style:style style:name="ce225" style:family="table-cell" style:parent-style-name="Default">
      <style:table-cell-properties style:diagonal-tl-br="none" style:vertical-align="middle"/>
    </style:style>
    <style:style style:name="ce226" style:family="table-cell" style:parent-style-name="Default">
      <style:table-cell-properties style:diagonal-tl-br="none" style:vertical-align="middle"/>
      <style:paragraph-properties fo:margin-left="0cm"/>
    </style:style>
    <style:style style:name="ce227" style:family="table-cell" style:parent-style-name="Default">
      <style:table-cell-properties fo:border-bottom="none" style:diagonal-bl-tr="0.74pt outset #000000" fo:border-left="none" fo:border-right="0.74pt outset #000000" fo:border-top="none" style:vertical-align="middle"/>
    </style:style>
    <style:style style:name="ce228" style:family="table-cell" style:parent-style-name="Default">
      <style:table-cell-properties fo:border-bottom="none" fo:border-left="none" fo:border-right="0.74pt outset #000000" fo:border-top="none" style:vertical-align="middle"/>
    </style:style>
    <style:style style:name="ce229" style:family="table-cell" style:parent-style-name="Default">
      <style:table-cell-properties style:diagonal-tl-br="0.74pt outset #000000" style:vertical-align="middle"/>
    </style:style>
    <style:style style:name="ce24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fo:background-color="transparent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51" style:family="table-cell" style:parent-style-name="Default">
      <style:table-cell-properties fo:background-color="#eeeeee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0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5" style:family="table-cell" style:parent-style-name="Default" style:data-style-name="N12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1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1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97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8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9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5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5" style:family="table-cell" style:parent-style-name="Default" style:data-style-name="N123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7" style:family="table-cell" style:parent-style-name="Default" style:data-style-name="N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8" style:family="table-cell" style:parent-style-name="Default" style:data-style-name="N12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4" style:family="table-cell" style:parent-style-name="Default" style:data-style-name="N101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5" style:family="table-cell" style:parent-style-name="Default" style:data-style-name="N1013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7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04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45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28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53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214" style:family="table-cell" style:parent-style-name="Default" style:data-style-name="N129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7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8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9" style:family="table-cell" style:parent-style-name="Default" style:data-style-name="N130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2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4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77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4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479" style:family="table-cell" style:parent-style-name="Default" style:data-style-name="N12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80" style:family="table-cell" style:parent-style-name="Default" style:data-style-name="N12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81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82" style:family="table-cell" style:parent-style-name="Default" style:data-style-name="N10108">
      <style:table-cell-properties fo:border="0.06pt solid #000000"/>
      <style:text-properties fo:font-size="12pt" style:font-size-asian="12pt" style:font-size-complex="12pt"/>
    </style:style>
    <style:style style:name="ce3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48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8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87" style:family="table-cell" style:parent-style-name="Default">
      <style:text-properties style:font-name="Roboto" fo:font-size="12pt" style:font-size-asian="12pt" style:font-size-complex="12pt"/>
    </style:style>
    <style:style style:name="ce488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48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="0.06pt solid #000000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3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>
      <style:table-cell-properties fo:border="0.74pt solid #000000"/>
      <style:text-properties style:font-name="Roboto" fo:font-size="12pt" style:font-size-asian="12pt" style:font-size-complex="12pt"/>
    </style:style>
    <style:style style:name="ce491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401" style:family="table-cell" style:parent-style-name="Default">
      <style:table-cell-properties fo:border="0.74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4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93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494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49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4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97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4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3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47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Roboto" fo:font-size="12pt" style:font-size-asian="12pt" style:font-size-complex="12pt"/>
    </style:style>
    <style:style style:name="ce3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500" style:family="table-cell" style:parent-style-name="Default" style:data-style-name="N120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01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502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0" style:family="table-cell" style:parent-style-name="Default" style:data-style-name="N112">
      <style:text-properties style:font-name="Roboto" fo:font-size="12pt" style:font-size-asian="12pt" style:font-size-complex="12pt"/>
    </style:style>
    <style:style style:name="ce361" style:family="table-cell" style:parent-style-name="Default" style:data-style-name="N120">
      <style:text-properties style:font-name="Roboto" fo:font-size="12pt" style:font-size-asian="12pt" style:font-size-complex="12pt"/>
    </style:style>
    <style:style style:name="T1" style:family="text">
      <style:text-properties fo:color="#ff0000"/>
    </style:style>
    <style:style style:name="T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underline-style="solid" style:text-underline-width="auto" style:text-underline-color="font-color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style:font-name-asian="Liberation Sans" style:font-name-complex="Liberation Sans"/>
    </style:style>
    <style:style style:name="T9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c9211e"/>
    </style:style>
    <style:style style:name="T11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3:$БД.$A$5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9:$БД.$A$10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Настройки.A1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&quot;2&quot;;&quot;4&quot;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&quot;2&quot;;&quot;4&quot;)" table:allow-empty-cell="true" table:display-list="unsorted" table:base-cell-address="Настройки.B12">
          <table:error-message table:message-type="stop" table:display="true"/>
        </table:content-validation>
        <table:content-validation table:name="val9" table:condition="of:cell-content-is-in-list([$БД.$A$13:$БД.$A$16])" table:allow-empty-cell="true" table:display-list="unsorted" table:base-cell-address="Настройки.B14">
          <table:error-message table:message-type="stop" table:display="true"/>
        </table:content-validation>
        <table:content-validation table:name="val10" table:condition="of:cell-content-is-in-list([$БД.$A$19:$БД.$A$22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in-list([$БД.$A$67:.$A$68])" table:allow-empty-cell="true" table:display-list="unsorted" table:base-cell-address="Настройки.B16">
          <table:error-message table:message-type="stop" table:display="true"/>
        </table:content-validation>
        <table:content-validation table:name="val12" table:condition="of:cell-content-is-decimal-number() and cell-content-is-between(0.85,1.5)" table:allow-empty-cell="true" table:base-cell-address="Настройки.B24">
          <table:error-message table:message-type="stop" table:display="true"/>
        </table:content-validation>
        <table:content-validation table:name="val13" table:condition="of:cell-content-is-whole-number() and cell-content-is-between(3,5)" table:allow-empty-cell="true" table:base-cell-address="Настройки.B23">
          <table:error-message table:message-type="stop" table:display="true"/>
        </table:content-validation>
        <table:content-validation table:name="val14" table:condition="of:cell-content-is-in-list(&quot;2020 T-slot&quot;;&quot;2020 V-slot&quot;;&quot;2040 T-slot&quot;;&quot;2040 V-slot&quot;;&quot;2060 T-slot&quot;;&quot;2060 V-slot&quot;)" table:allow-empty-cell="true" table:display-list="unsorted" table:base-cell-address="'Профиль алюминиевый'.B15">
          <table:error-message table:message-type="stop" table:display="true"/>
        </table:content-validation>
        <table:content-validation table:name="val15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Стандартные изделия'.B3">
          <table:error-message table:message-type="stop" table:display="true"/>
        </table:content-validation>
        <table:content-validation table:name="val16" table:condition="of:cell-content-is-in-list([$БД.$A$36:$БД.$A$38])" table:allow-empty-cell="true" table:display-list="unsorted" table:base-cell-address="'Профиль алюминиевый'.D4">
          <table:error-message table:message-type="stop" table:display="true"/>
        </table:content-validation>
        <table:content-validation table:name="val17" table:condition="of:cell-content-is-in-list(&quot;Материнская плата&quot;;&quot;Управляющая плата&quot;;&quot;Блок питания 24в&quot;;&quot;Блок питания 5в&quot;;&quot;Ввод питания 220в&quot;;&quot;SSR стола&quot;;&quot;Разъём GX20&quot;)" table:allow-empty-cell="true" table:display-list="unsorted" table:base-cell-address="'Расчёт крепежа для зашивки'.A4">
          <table:error-message table:message-type="stop" table:display="true"/>
        </table:content-validation>
        <table:content-validation table:name="val18" table:condition="of:cell-content-is-in-list([$БД.$A$54:$БД.$A$63])" table:allow-empty-cell="true" table:display-list="unsorted" table:base-cell-address="'Расчёт крепежа для зашивки'.D47">
          <table:error-message table:message-type="stop" table:display="true"/>
        </table:content-validation>
        <table:content-validation table:name="val19" table:condition="of:cell-content-is-in-list([$БД.$A$53:$БД.$A$63])" table:allow-empty-cell="true" table:display-list="unsorted" table:base-cell-address="'Расчёт крепежа для зашивки'.D4">
          <table:error-message table:message-type="stop" table:display="true"/>
        </table:content-validation>
        <table:content-validation table:name="val20" table:condition="of:cell-content-is-in-list(&quot;20AWG&quot;;&quot;22AWG&quot;;&quot;24AWG&quot;;&quot;26AWG&quot;)" table:allow-empty-cell="true" table:display-list="unsorted" table:base-cell-address="'Расчёт крепежа для зашивки'.F3">
          <table:error-message table:message-type="stop" table:display="true"/>
        </table:content-validation>
        <table:content-validation table:name="val21" table:condition="of:cell-content-is-in-list(&quot;16AWG (1.31 мм²)&quot;;&quot;20AWG (0.52 мм²)&quot;;&quot;22AWG (0.33 мм²)&quot;;&quot;24AWG (0.21 мм²)&quot;;&quot;26AWG (0.13 мм²)&quot;)" table:allow-empty-cell="true" table:display-list="unsorted" table:base-cell-address="'Расчёт крепежа для зашивки'.F4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1" table:default-cell-style-name="ce242"/>
        <table:table-column table:style-name="co2" table:default-cell-style-name="ce242"/>
        <table:table-column table:style-name="co3" table:default-cell-style-name="ce242"/>
        <table:table-column table:style-name="co1" table:number-columns-repeated="1020" table:default-cell-style-name="ce242"/>
        <table:table-row table:style-name="ro1">
          <table:table-cell table:style-name="ce1" office:value-type="string" calcext:value-type="string">
            <text:p>Параметр</text:p>
          </table:table-cell>
          <table:table-cell table:style-name="ce1" office:value-type="string" calcext:value-type="string">
            <text:p>Значение</text:p>
          </table:table-cell>
          <table:table-cell table:style-name="ce1" office:value-type="string" calcext:value-type="string">
            <text:p>Примечание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Экструдер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Количество экструдеров</text:p>
          </table:table-cell>
          <table:table-cell table:style-name="ce5" table:content-validation-name="val1" office:value-type="float" office:value="2" calcext:value-type="float">
            <text:p>2</text:p>
          </table:table-cell>
          <table:table-cell table:style-name="ce40" office:value-type="string" calcext:value-type="string">
            <text:p>1 — обычный одиночный экструдер</text:p>
            <text:p>2 — IDEX (две независимые печатающие головы)</text:p>
          </table:table-cell>
          <table:table-cell table:style-name="ce38"/>
          <table:table-cell table:style-name="ce148" table:number-columns-repeated="1019"/>
        </table:table-row>
        <table:table-row table:style-name="ro2">
          <table:table-cell table:style-name="ce2" office:value-type="string" calcext:value-type="string">
            <text:p>Подающий механизм</text:p>
          </table:table-cell>
          <table:table-cell table:style-name="ce6" table:content-validation-name="val2" office:value-type="string" calcext:value-type="string">
            <text:p>K3D Minifeeder</text:p>
          </table:table-cell>
          <table:table-cell table:style-name="ce36" table:formula="of:=COM.MICROSOFT.IFS([.B4]=[$БД.A3];[$БД.B3];[.B4]=[$БД.A4];[$БД.B4];[.B4]=[$БД.A5];[$БД.B5];[.B4]=#REF!;#REF!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Хотэнд</text:p>
          </table:table-cell>
          <table:table-cell table:style-name="ce8" table:content-validation-name="val3" office:value-type="string" calcext:value-type="string">
            <text:p>Высокопроизводительный</text:p>
          </table:table-cell>
          <table:table-cell table:style-name="ce40" table:formula="of:=COM.MICROSOFT.IFS([.B5]=[$БД.A9];[$БД.B9];[.B5]=[$БД.A10];[$БД.B10])" office:value-type="string" office:string-value="Простой и дешевый универсальный хотэнд на основе хитблока E3D Volcano. Макс. Объёмный расход до 20-22мм³/с. 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Ось Z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3">
          <table:table-cell table:style-name="ce2" office:value-type="string" calcext:value-type="string">
            <text:p>Желаемая область печати по Х</text:p>
          </table:table-cell>
          <table:table-cell table:style-name="ce22" table:content-validation-name="val4" office:value-type="float" office:value="400" calcext:value-type="float">
            <text:p>400 мм</text:p>
          </table:table-cell>
          <table:table-cell table:style-name="ce40" office:value-type="string" calcext:value-type="string">
            <text:p>Определяет размер плиты стола и полный размер области печати по оси Х в миллиметрах</text:p>
          </table:table-cell>
          <table:table-cell table:style-name="ce148" table:number-columns-repeated="1020"/>
        </table:table-row>
        <table:table-row table:style-name="ro4">
          <table:table-cell table:style-name="ce2" office:value-type="string" calcext:value-type="string">
            <text:p>Желаемая область печати по Y</text:p>
          </table:table-cell>
          <table:table-cell table:style-name="ce22" table:content-validation-name="val4" office:value-type="float" office:value="250" calcext:value-type="float">
            <text:p>250 мм</text:p>
          </table:table-cell>
          <table:table-cell table:style-name="ce40" office:value-type="string" calcext:value-type="string">
            <text:p>Определяет размер области печати по оси Y. <text:span text:style-name="T1">Обратите внимание, что ввиду конструктивных особенностей принтера, размер плиты должен быть больше на 50мм (это будет автоматически расчитано на листе «покупные изделия»). Припуск в 50мм нужен для расположения крепежных отверстий, прищепок стекла, а также совместимости разных печатающих голов между собой.</text:span>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Желаемая область печати по Z</text:p>
          </table:table-cell>
          <table:table-cell table:style-name="ce22" table:content-validation-name="val5" office:value-type="float" office:value="250" calcext:value-type="float">
            <text:p>250 мм</text:p>
          </table:table-cell>
          <table:table-cell table:style-name="ce40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оличество точек крепления стола</text:p>
          </table:table-cell>
          <table:table-cell table:style-name="ce13" table:content-validation-name="val6" office:value-type="float" office:value="6" calcext:value-type="float">
            <text:p>6</text:p>
          </table:table-cell>
          <table:table-cell table:style-name="ce40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Количество стоек оси Z</text:p>
          </table:table-cell>
          <table:table-cell table:style-name="ce286" table:content-validation-name="val7" office:value-type="float" office:value="2" calcext:value-type="float">
            <text:p>2</text:p>
          </table:table-cell>
          <table:table-cell table:style-name="ce40" office:value-type="string" calcext:value-type="string" table:number-columns-spanned="1" table:number-rows-spanned="2">
            <text:p>Количество стоек и приводов оси Z зависит от габарита области печати, но по желанию может быть скорректировано. Рекомендуется:</text:p>
            <text:p>При Y меньше 300 мм: 2 стойки и 2 привода</text:p>
            <text:p>При Y от 300 до 400 мм: 4 стойки и 2 привода</text:p>
            <text:p>При Y больше 400 мм: 4 стойки и 4 привода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Количество приводов оси Z</text:p>
          </table:table-cell>
          <table:table-cell table:style-name="ce15" table:content-validation-name="val8" office:value-type="float" office:value="2" calcext:value-type="float">
            <text:p>2</text:p>
          </table:table-cell>
          <table:covered-table-cell table:style-name="ce40"/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Электроника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3">
          <table:table-cell table:style-name="ce2" office:value-type="string" calcext:value-type="string">
            <text:p>Материнская плата</text:p>
          </table:table-cell>
          <table:table-cell table:style-name="ce286" table:content-validation-name="val9" office:value-type="string" calcext:value-type="string">
            <text:p>BTT Octopus</text:p>
          </table:table-cell>
          <table:table-cell table:style-name="ce40" office:value-type="string" calcext:value-type="string">
            <text:p><text:span text:style-name="T2">Fysetc Spider, BTT Octopus</text:span> подходят для всех версий VOSTOK и являются рекомендуемыми платами</text:p>
            <text:p><text:span text:style-name="T2">BTT Octopus Pro</text:span> подходит для всех версий и рекомендуется для установки высоковольтных драйверов</text:p>
            <text:p><text:span text:style-name="T2">BTT SKR 3</text:span> подходит только для одноэкструдерной версии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Управляющая плата</text:p>
          </table:table-cell>
          <table:table-cell table:style-name="ce286" table:content-validation-name="val10" office:value-type="string" calcext:value-type="string">
            <text:p>Orange Pi 3 LTS</text:p>
          </table:table-cell>
          <table:table-cell table:style-name="ce40" office:value-type="string" calcext:value-type="string">
            <text:p>Управляющая плата для установки прошивки Klipper. Наиболее оптимальным вариантом по сочетанию цена/характеристики является Orange Pi 3 LTS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Экран</text:p>
          </table:table-cell>
          <table:table-cell table:style-name="ce286" table:content-validation-name="val11" office:value-type="string" calcext:value-type="string">
            <text:p>Fysetc mini 12864</text:p>
          </table:table-cell>
          <table:table-cell table:style-name="ce40" table:formula="of:=COM.MICROSOFT.IFS([.B16]=[$БД.A67];[$БД.B67];[.B16]=[$БД.A68];[$БД.B68])" office:value-type="string" office:string-value="Подходят экраны Fysetc mini 12864 v1.2-2.1" calcext:value-type="string">
            <text:p>Подходят экраны Fysetc mini 12864 v1.2-2.1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Печатные детали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несущих деталей</text:p>
          </table:table-cell>
          <table:table-cell table:style-name="ce16" table:content-validation-name="val12" office:value-type="float" office:value="1.08" calcext:value-type="float">
            <text:p>1,08 г/см³</text:p>
          </table:table-cell>
          <table:table-cell table:style-name="ce40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несущих деталей</text:p>
          </table:table-cell>
          <table:table-cell table:style-name="ce289" table:content-validation-name="val5" office:value-type="currency" office:currency="RUB" office:value="2700" calcext:value-type="currency">
            <text:p>2 700,00 ₽</text:p>
          </table:table-cell>
          <table:covered-table-cell table:style-name="ce40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вспомогательных деталей</text:p>
          </table:table-cell>
          <table:table-cell table:style-name="ce16" table:content-validation-name="val12" office:value-type="float" office:value="1.28" calcext:value-type="float">
            <text:p>1,28 г/см³</text:p>
          </table:table-cell>
          <table:table-cell table:style-name="ce40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вспомогательный деталей</text:p>
          </table:table-cell>
          <table:table-cell table:style-name="ce289" table:content-validation-name="val5" office:value-type="currency" office:currency="RUB" office:value="1200" calcext:value-type="currency">
            <text:p>1 200,00 ₽</text:p>
          </table:table-cell>
          <table:covered-table-cell table:style-name="ce40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10" office:value-type="string" calcext:value-type="string" table:number-columns-spanned="3" table:number-rows-spanned="1">
            <text:p>Зашивка</text:p>
          </table:table-cell>
          <table:covered-table-cell table:style-name="ce289" table:content-validation-name="val5"/>
          <table:covered-table-cell table:style-name="ce40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Толщина зашивки</text:p>
          </table:table-cell>
          <table:table-cell table:style-name="ce30" table:content-validation-name="val13" office:value-type="float" office:value="4" calcext:value-type="float">
            <text:p>4 мм</text:p>
          </table:table-cell>
          <table:table-cell table:style-name="ce40" office:value-type="string" calcext:value-type="string">
            <text:p>Используется для расчёта координат отверстий для сверления профиля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урс доллара</text:p>
          </table:table-cell>
          <table:table-cell table:style-name="ce18" table:content-validation-name="val5" office:value-type="currency" office:currency="RUB" office:value="70" calcext:value-type="currency">
            <text:p>70,00 ₽</text:p>
          </table:table-cell>
          <table:table-cell table:style-name="ce40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урс доллара Aliexpress</text:p>
          </table:table-cell>
          <table:table-cell table:style-name="ce18" table:content-validation-name="val5" office:value-type="currency" office:currency="RUB" office:value="79" calcext:value-type="currency">
            <text:p>79,00 ₽</text:p>
          </table:table-cell>
          <table:table-cell table:style-name="ce40" office:value-type="string" calcext:value-type="string">
            <text:p>Используется для примерной корректировки стоимости деталей, покупаемых с Aliexpress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Вывод: Габариты принтера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X</text:p>
          </table:table-cell>
          <table:table-cell table:style-name="ce19" table:formula="of:=[$'Профиль алюминиевый'.C5]+2*[.B23]" office:value-type="float" office:value="678" calcext:value-type="float">
            <text:p>678 мм</text:p>
          </table:table-cell>
          <table:table-cell table:style-name="ce40" office:value-type="string" calcext:value-type="string" table:number-columns-spanned="1" table:number-rows-spanned="3">
            <text:p>Учтена толщина зашивки 4мм, купол и дверца отсека электроники. Не учтены головки винтов и дополнительное внешнее оборудование (внешние держатели катушек и т. д.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Y</text:p>
          </table:table-cell>
          <table:table-cell table:style-name="ce19" table:formula="of:=[$'Профиль алюминиевый'.C4]+46+2*[.B23]" office:value-type="float" office:value="504" calcext:value-type="float">
            <text:p>504 мм</text:p>
          </table:table-cell>
          <table:covered-table-cell table:style-name="ce37"/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Z</text:p>
          </table:table-cell>
          <table:table-cell table:style-name="ce19" table:formula="of:=[$'Профиль алюминиевый'.C9]+250+2*[.B23]" office:value-type="float" office:value="698" calcext:value-type="float">
            <text:p>698 мм</text:p>
          </table:table-cell>
          <table:covered-table-cell table:style-name="ce37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Вывод: Стоимость </text:p>
          </table:table-cell>
          <table:covered-table-cell table:number-columns-repeated="2" table:style-name="ce1"/>
          <table:table-cell table:number-columns-repeated="1020"/>
        </table:table-row>
        <table:table-row table:style-name="ro5">
          <table:table-cell table:style-name="ce2" office:value-type="string" calcext:value-type="string">
            <text:p>Покупные изделия</text:p>
          </table:table-cell>
          <table:table-cell table:style-name="ce20" table:formula="of:=[$'Покупные изделия'.F69]" office:value-type="currency" office:currency="RUB" office:value="40338.1117647059" calcext:value-type="currency">
            <text:p>40 338,11 ₽</text:p>
          </table:table-cell>
          <table:table-cell table:style-name="ce9" office:value-type="string" calcext:value-type="string">
            <text:p>С рельсами KGT, для всех товаров не учтена стоимость доставки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Стандартные изделия</text:p>
          </table:table-cell>
          <table:table-cell table:style-name="ce20" table:formula="of:=[$'Стандартные изделия'.F44]" office:value-type="currency" office:currency="RUB" office:value="7902.36" calcext:value-type="currency">
            <text:p>7 902,36 ₽</text:p>
          </table:table-cell>
          <table:table-cell table:style-name="ce9" office:value-type="string" calcext:value-type="string">
            <text:p>Самые дешевые винты, подшипники среднего качества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Алюминиевый профиль</text:p>
          </table:table-cell>
          <table:table-cell table:style-name="ce20" table:formula="of:=[$'Профиль алюминиевый'.G20]" office:value-type="currency" office:currency="RUB" office:value="5993.16" calcext:value-type="currency">
            <text:p>5 993,16 ₽</text:p>
          </table:table-cell>
          <table:table-cell table:style-name="ce9" office:value-type="string" calcext:value-type="string">
            <text:p>Учтен облегченный профиль. В случае использования полнотелого профиля цена выше на ~20%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Печатные детали</text:p>
          </table:table-cell>
          <table:table-cell table:style-name="ce20" table:formula="of:=[$'Печатные изделия'.K67]" office:value-type="currency" office:currency="RUB" office:value="3292.45069688" calcext:value-type="currency">
            <text:p>3 292,45 ₽</text:p>
          </table:table-cell>
          <table:table-cell table:style-name="ce9" office:value-type="string" calcext:value-type="string">
            <text:p>Без учёта вспомогательных структур</text:p>
          </table:table-cell>
          <table:table-cell table:number-columns-repeated="1020"/>
        </table:table-row>
        <table:table-row table:style-name="ro5" table:visibility="collapse">
          <table:table-cell table:style-name="ce2" office:value-type="string" calcext:value-type="string">
            <text:p>Проводка</text:p>
          </table:table-cell>
          <table:table-cell table:style-name="ce20"/>
          <table:table-cell table:style-name="ce9" office:value-type="string" calcext:value-type="string">
            <text:p>Расчёт на данный момент не готов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Зашивка</text:p>
          </table:table-cell>
          <table:table-cell table:style-name="ce35" table:formula="of:=[$Зашивка.H14]" office:value-type="currency" office:currency="RUB" office:value="10000" calcext:value-type="currency">
            <text:p>~10 000,00 ₽</text:p>
          </table:table-cell>
          <table:table-cell table:style-name="ce9" office:value-type="string" calcext:value-type="string">
            <text:p>Стоимость расчитана очень приблизительно, только для общей оценки. Подробнее на листе «зашивка»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Итого стоимость</text:p>
          </table:table-cell>
          <table:table-cell table:style-name="ce39" table:formula="of:=SUM([.B32:.B37])" office:value-type="currency" office:currency="RUB" office:value="67526.0824615859" calcext:value-type="currency">
            <text:p>67 526,08 ₽</text:p>
          </table:table-cell>
          <table:table-cell table:style-name="ce9"/>
          <table:table-cell table:number-columns-repeated="1020"/>
        </table:table-row>
        <table:table-row table:style-name="ro6" table:number-rows-repeated="1048537">
          <table:table-cell table:number-columns-repeated="1023"/>
        </table:table-row>
        <table:table-row table:style-name="ro6">
          <table:table-cell table:number-columns-repeated="1023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0">
            <calcext:condition calcext:apply-style-name="Error" calcext:value="formula-is(AND([$Настройки.$B$11]=2;[$Настройки.$B$10]&gt;6))" calcext:base-cell-address="Настройки.B10"/>
          </calcext:conditional-format>
          <calcext:conditional-format calcext:target-range-address="Настройки.B12:Настройки.B12">
            <calcext:condition calcext:apply-style-name="Error" calcext:value="formula-is([$Настройки.$B$12]&gt;[$Настройки.$B$11])" calcext:base-cell-address="Настройки.B12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ce320"/>
        <table:table-column table:style-name="co6" table:visibility="collapse" table:default-cell-style-name="ce320"/>
        <table:table-column table:style-name="co6" table:default-cell-style-name="ce327"/>
        <table:table-column table:style-name="co6" table:default-cell-style-name="ce338"/>
        <table:table-column table:style-name="co6" table:default-cell-style-name="ce344"/>
        <table:table-column table:style-name="co6" table:default-cell-style-name="ce327"/>
        <table:table-column table:style-name="co7" table:number-columns-repeated="2" table:default-cell-style-name="ce320"/>
        <table:table-column table:style-name="co8" table:default-cell-style-name="ce354"/>
        <table:table-column table:style-name="co4" table:number-columns-repeated="1015" table:default-cell-style-name="ce320"/>
        <table:table-row table:style-name="ro7">
          <table:table-cell table:style-name="ce307" office:value-type="string" calcext:value-type="string" table:number-columns-spanned="9" table:number-rows-spanned="1">
            <text:p><text:span text:style-name="T3">На данном листе производится расчёт количества нестандартных деталей</text:span></text:p>
            <text:p/>
            <text:p>Ссылки указаны на проверенные товары с хорошим качеством. Единственное исключение — рельсы MGN9, MGN12 и каретки к ним. <text:span text:style-name="T1">Так как качественные рельсы (HIWIN и т. п.) не продаются на Aliexpress, то указаны ссылки на значительно более дешевые KGT. У многих пользователей эти рельсы работают нормально, но в целом количество брака достаточно велико. Поэтому рекомендуется заказывать рельсы HIWIN у официального поставщика в вашем регионе.</text:span></text:p>
            <text:p/>
            <text:p>Ссылки на большую часть товаров являются аффилиативными. Покупая по ним вы поддерживаете проект.</text:p>
          </table:table-cell>
          <table:covered-table-cell table:style-name="ce321"/>
          <table:covered-table-cell table:number-columns-repeated="7" table:style-name="Default"/>
          <table:table-cell table:style-name="Default" table:number-columns-repeated="1015"/>
        </table:table-row>
        <table:table-row table:style-name="ro8">
          <table:table-cell table:style-name="ce47" office:value-type="string" calcext:value-type="string">
            <text:p>Наименование</text:p>
          </table:table-cell>
          <table:table-cell table:style-name="ce47" office:value-type="string" calcext:value-type="string">
            <text:p>Удельная стоимость на момент расчёта</text:p>
          </table:table-cell>
          <table:table-cell table:style-name="ce60" office:value-type="string" calcext:value-type="string">
            <text:p>Удельная стоимость</text:p>
          </table:table-cell>
          <table:table-cell table:style-name="ce62" office:value-type="string" calcext:value-type="string">
            <text:p>Длина/площадь</text:p>
          </table:table-cell>
          <table:table-cell table:style-name="ce73" office:value-type="string" calcext:value-type="string">
            <text:p>Единиц</text:p>
          </table:table-cell>
          <table:table-cell table:style-name="ce60" office:value-type="string" calcext:value-type="string">
            <text:p>Общая стоимость</text:p>
          </table:table-cell>
          <table:table-cell table:style-name="ce1" office:value-type="string" calcext:value-type="string" table:number-columns-spanned="2" table:number-rows-spanned="1">
            <text:p>Ссылки</text:p>
          </table:table-cell>
          <table:covered-table-cell table:style-name="ce1" office:value-type="string" calcext:value-type="string">
            <text:p>Альт. Ссылка</text:p>
          </table:covered-table-cell>
          <table:table-cell table:style-name="ce47" office:value-type="string" calcext:value-type="string">
            <text:p>Примечание</text:p>
          </table:table-cell>
          <table:table-cell table:style-name="ce355" table:number-columns-repeated="5"/>
          <table:table-cell table:number-columns-repeated="1010"/>
        </table:table-row>
        <table:table-row table:style-name="ro9">
          <table:table-cell table:style-name="ce1" office:value-type="string" calcext:value-type="string" table:number-columns-spanned="9" table:number-rows-spanned="1">
            <text:p>Экструдер</text:p>
          </table:table-cell>
          <table:covered-table-cell table:style-name="ce1"/>
          <table:covered-table-cell table:style-name="ce60"/>
          <table:covered-table-cell table:style-name="ce62"/>
          <table:covered-table-cell table:style-name="ce73"/>
          <table:covered-table-cell table:style-name="ce60"/>
          <table:covered-table-cell table:number-columns-repeated="2" table:style-name="ce1"/>
          <table:covered-table-cell table:style-name="ce47"/>
          <table:table-cell table:style-name="ce355" table:number-columns-repeated="5"/>
          <table:table-cell table:number-columns-repeated="1010"/>
        </table:table-row>
        <table:table-row table:style-name="ro10">
          <table:table-cell table:style-name="ce48" office:value-type="string" calcext:value-type="string" table:number-columns-spanned="9" table:number-rows-spanned="1">
            <text:p>Подающий механизм</text:p>
          </table:table-cell>
          <table:covered-table-cell table:style-name="ce48"/>
          <table:covered-table-cell table:style-name="ce289"/>
          <table:covered-table-cell table:style-name="ce329"/>
          <table:covered-table-cell table:style-name="ce74"/>
          <table:covered-table-cell table:style-name="ce289"/>
          <table:covered-table-cell table:number-columns-repeated="2" table:style-name="ce286"/>
          <table:covered-table-cell table:style-name="ce47"/>
          <table:table-cell table:style-name="ce355" table:number-columns-repeated="5"/>
          <table:table-cell table:number-columns-repeated="1010"/>
        </table:table-row>
        <table:table-row table:style-name="ro11">
          <table:table-cell table:style-name="ce311" office:value-type="string" calcext:value-type="string">
            <text:p>Клон BMG</text:p>
          </table:table-cell>
          <table:table-cell table:style-name="ce289" office:value-type="currency" office:currency="RUB" office:value="622" calcext:value-type="currency">
            <text:p>622,00 ₽</text:p>
          </table:table-cell>
          <table:table-cell table:style-name="ce289" table:formula="of:=[.B5]*[$Настройки.$B$26]/[$БД.$B$41]" office:value-type="currency" office:currency="RUB" office:value="722.617647058824" calcext:value-type="currency">
            <text:p>722,62 ₽</text:p>
          </table:table-cell>
          <table:table-cell table:style-name="ce330"/>
          <table:table-cell table:style-name="ce342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289" table:formula="of:=[.C5]*[.E5]" office:value-type="currency" office:currency="RUB" office:value="1445.23529411765" calcext:value-type="currency">
            <text:p>1 445,24 ₽</text:p>
          </table:table-cell>
          <table:table-cell table:style-name="ce286" office:value-type="string" calcext:value-type="string">
            <text:p><text:a xlink:href="http://alii.pub/6fdbrk" xlink:type="simple">AE</text:a></text:p>
          </table:table-cell>
          <table:table-cell table:style-name="ce286"/>
          <table:table-cell table:style-name="ce81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LGX Lite</text:p>
          </table:table-cell>
          <table:table-cell table:style-name="ce289" table:formula="of:=57*60" office:value-type="currency" office:currency="RUB" office:value="3420" calcext:value-type="currency">
            <text:p>3 420,00 ₽</text:p>
          </table:table-cell>
          <table:table-cell table:style-name="ce289" table:formula="of:=[.B6]*[$Настройки.$B$26]/[$БД.$B$41]" office:value-type="currency" office:currency="RUB" office:value="3973.23529411765" calcext:value-type="currency">
            <text:p>3 973,24 ₽</text:p>
          </table:table-cell>
          <table:table-cell table:style-name="ce330"/>
          <table:table-cell table:style-name="ce342" table:formula="of:=IF([$Настройки.B4]=[$БД.A3];1;0)*[$Настройки.B3]" office:value-type="float" office:value="0" calcext:value-type="float">
            <text:p>0</text:p>
          </table:table-cell>
          <table:table-cell table:style-name="ce289" table:formula="of:=[.C6]*[.E6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286"/>
          <table:table-cell table:style-name="ce81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Мотор Nema17 20-23мм</text:p>
          </table:table-cell>
          <table:table-cell table:style-name="ce289" office:value-type="currency" office:currency="RUB" office:value="672" calcext:value-type="currency">
            <text:p>672,00 ₽</text:p>
          </table:table-cell>
          <table:table-cell table:style-name="ce289" table:formula="of:=[.B7]*[$Настройки.$B$26]/[$БД.$B$41]" office:value-type="currency" office:currency="RUB" office:value="780.705882352941" calcext:value-type="currency">
            <text:p>780,71 ₽</text:p>
          </table:table-cell>
          <table:table-cell table:style-name="ce330"/>
          <table:table-cell table:style-name="ce342" table:formula="of:=IF([$Настройки.B4]=[$БД.A5];1;0)*[$Настройки.B3]" office:value-type="float" office:value="0" calcext:value-type="float">
            <text:p>0</text:p>
          </table:table-cell>
          <table:table-cell table:style-name="ce289" table:formula="of:=[.C7]*[.E7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ii.pub/6fdbno" xlink:type="simple">AE</text:a></text:p>
          </table:table-cell>
          <table:table-cell table:style-name="ce286"/>
          <table:table-cell table:style-name="ce81" office:value-type="string" calcext:value-type="string">
            <text:p>Для вариантов с BMG или BeMeGe. 1.8 градуса/шаг, любой производитель, любой удобный вам тип проводки</text:p>
          </table:table-cell>
          <table:table-cell table:number-columns-repeated="1015"/>
        </table:table-row>
        <table:table-row table:style-name="ro12">
          <table:table-cell table:style-name="ce311" office:value-type="string" calcext:value-type="string">
            <text:p>Мотор Nema14 20мм</text:p>
          </table:table-cell>
          <table:table-cell table:style-name="ce289" office:value-type="currency" office:currency="RUB" office:value="1440" calcext:value-type="currency">
            <text:p>1 440,00 ₽</text:p>
          </table:table-cell>
          <table:table-cell table:style-name="ce289" table:formula="of:=[.B8]*[$Настройки.$B$26]/[$БД.$B$41]" office:value-type="currency" office:currency="RUB" office:value="1672.94117647059" calcext:value-type="currency">
            <text:p>1 672,94 ₽</text:p>
          </table:table-cell>
          <table:table-cell table:style-name="ce332"/>
          <table:table-cell table:style-name="ce342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289" table:formula="of:=[.C8]*[.E8]" office:value-type="currency" office:currency="RUB" office:value="3345.88235294118" calcext:value-type="currency">
            <text:p>3 345,88 ₽</text:p>
          </table:table-cell>
          <table:table-cell table:style-name="ce286" office:value-type="string" calcext:value-type="string">
            <text:p><text:a xlink:href="http://alli.pub/6fdf35" xlink:type="simple">AE</text:a></text:p>
          </table:table-cell>
          <table:table-cell table:style-name="ce286"/>
          <table:table-cell table:style-name="ce81" office:value-type="string" calcext:value-type="string">
            <text:p>Для вариантов с LGX Lite или Minifeeder. Обязательна запрессованная на вал мотора 10-зубая шестерня. Избегайте моторов 17мм так как у них не хватает крутящего момента, что ведёт к уменьшению производительности экструдера на ~10%</text:p>
          </table:table-cell>
          <table:table-cell table:number-columns-repeated="1015"/>
        </table:table-row>
        <table:table-row table:style-name="ro10">
          <table:table-cell table:style-name="ce48" office:value-type="string" calcext:value-type="string" table:number-columns-spanned="9" table:number-rows-spanned="1">
            <text:p>Хотэнд</text:p>
          </table:table-cell>
          <table:covered-table-cell table:style-name="ce48"/>
          <table:covered-table-cell table:style-name="ce289" table:formula="of:=[.B9]*[$Настройки.$B$26]/[$БД.$B$41]" office:value-type="currency" office:currency="RUB" office:value="0" calcext:value-type="currency">
            <text:p>0,00 ₽</text:p>
          </table:covered-table-cell>
          <table:covered-table-cell table:style-name="ce329"/>
          <table:covered-table-cell table:style-name="ce74"/>
          <table:covered-table-cell table:style-name="ce289"/>
          <table:covered-table-cell table:number-columns-repeated="2" table:style-name="ce286"/>
          <table:covered-table-cell table:style-name="ce349"/>
          <table:table-cell table:number-columns-repeated="1015"/>
        </table:table-row>
        <table:table-row table:style-name="ro11">
          <table:table-cell table:style-name="ce311" office:value-type="string" calcext:value-type="string">
            <text:p>Радиатор e3d v6</text:p>
          </table:table-cell>
          <table:table-cell table:style-name="ce289" office:value-type="currency" office:currency="RUB" office:value="83" calcext:value-type="currency">
            <text:p>83,00 ₽</text:p>
          </table:table-cell>
          <table:table-cell table:style-name="ce289" table:formula="of:=[.B10]*[$Настройки.$B$26]/[$БД.$B$41]" office:value-type="currency" office:currency="RUB" office:value="96.4264705882353" calcext:value-type="currency">
            <text:p>96,43 ₽</text:p>
          </table:table-cell>
          <table:table-cell table:style-name="ce330"/>
          <table:table-cell table:style-name="ce342" table:formula="of:=IF([$Настройки.B4]=[$БД.A5];[$Настройки.B3];0)" office:value-type="float" office:value="0" calcext:value-type="float">
            <text:p>0</text:p>
          </table:table-cell>
          <table:table-cell table:style-name="ce289" table:formula="of:=[.C10]*[.E10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ii.pub/6fdbsj" xlink:type="simple">AE</text:a></text:p>
          </table:table-cell>
          <table:table-cell table:style-name="ce286"/>
          <table:table-cell table:style-name="ce81" office:value-type="string" calcext:value-type="string">
            <text:p>Для головы с BMG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Радиатор CR-10</text:p>
          </table:table-cell>
          <table:table-cell table:style-name="ce289" office:value-type="currency" office:currency="RUB" office:value="155" calcext:value-type="currency">
            <text:p>155,00 ₽</text:p>
          </table:table-cell>
          <table:table-cell table:style-name="ce289" table:formula="of:=[.B11]*[$Настройки.$B$26]/[$БД.$B$41]" office:value-type="currency" office:currency="RUB" office:value="180.073529411765" calcext:value-type="currency">
            <text:p>180,07 ₽</text:p>
          </table:table-cell>
          <table:table-cell table:style-name="ce330"/>
          <table:table-cell table:style-name="ce342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289" table:formula="of:=[.C11]*[.E11]" office:value-type="currency" office:currency="RUB" office:value="360.147058823529" calcext:value-type="currency">
            <text:p>360,15 ₽</text:p>
          </table:table-cell>
          <table:table-cell table:style-name="ce289" office:value-type="string" calcext:value-type="string">
            <text:p><text:a xlink:href="http://alii.pub/6fdbv2" xlink:type="simple">AE</text:a></text:p>
          </table:table-cell>
          <table:table-cell table:style-name="ce286"/>
          <table:table-cell table:style-name="ce81" office:value-type="string" calcext:value-type="string">
            <text:p>Для головы с LGX Lite или K3D Minifeeder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Термобарьер e3d v6 биметалл</text:p>
          </table:table-cell>
          <table:table-cell table:style-name="ce289" office:value-type="currency" office:currency="RUB" office:value="266" calcext:value-type="currency">
            <text:p>266,00 ₽</text:p>
          </table:table-cell>
          <table:table-cell table:style-name="ce289" table:formula="of:=[.B12]*[$Настройки.$B$26]/[$БД.$B$41]" office:value-type="currency" office:currency="RUB" office:value="309.029411764706" calcext:value-type="currency">
            <text:p>309,03 ₽</text:p>
          </table:table-cell>
          <table:table-cell table:style-name="ce330"/>
          <table:table-cell table:style-name="ce342" table:formula="of:=[.E10]" office:value-type="float" office:value="0" calcext:value-type="float">
            <text:p>0</text:p>
          </table:table-cell>
          <table:table-cell table:style-name="ce289" table:formula="of:=[.C12]*[.E12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ii.pub/6fdblx" xlink:type="simple">AE</text:a></text:p>
          </table:table-cell>
          <table:table-cell table:style-name="ce286"/>
          <table:table-cell table:style-name="ce81" office:value-type="string" calcext:value-type="string">
            <text:p>Титановый цельнометаллический как оптимум цена/качество. Биметалл сталь+медь для максимальных характеристик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Термобарьер CR-10 биметалл</text:p>
          </table:table-cell>
          <table:table-cell table:style-name="ce289" office:value-type="currency" office:currency="RUB" office:value="266" calcext:value-type="currency">
            <text:p>266,00 ₽</text:p>
          </table:table-cell>
          <table:table-cell table:style-name="ce289" table:formula="of:=[.B13]*[$Настройки.$B$26]/[$БД.$B$41]" office:value-type="currency" office:currency="RUB" office:value="309.029411764706" calcext:value-type="currency">
            <text:p>309,03 ₽</text:p>
          </table:table-cell>
          <table:table-cell table:style-name="ce330"/>
          <table:table-cell table:style-name="ce342" table:formula="of:=[.E11]" office:value-type="float" office:value="2" calcext:value-type="float">
            <text:p>2</text:p>
          </table:table-cell>
          <table:table-cell table:style-name="ce289" table:formula="of:=[.C13]*[.E13]" office:value-type="currency" office:currency="RUB" office:value="618.058823529412" calcext:value-type="currency">
            <text:p>618,06 ₽</text:p>
          </table:table-cell>
          <table:table-cell table:style-name="ce286" office:value-type="string" calcext:value-type="string">
            <text:p><text:a xlink:href="http://alii.pub/6fdblx" xlink:type="simple">AE</text:a></text:p>
          </table:table-cell>
          <table:table-cell table:style-name="ce286"/>
          <table:table-cell table:style-name="ce81" office:value-type="string" calcext:value-type="string">
            <text:p>Цельнометаллический титановый нельзя так как эффективности радиатора не хватит. Только биметалл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Хитблок e3d volcano</text:p>
          </table:table-cell>
          <table:table-cell table:style-name="ce289" office:value-type="currency" office:currency="RUB" office:value="149" calcext:value-type="currency">
            <text:p>149,00 ₽</text:p>
          </table:table-cell>
          <table:table-cell table:style-name="ce289" table:formula="of:=[.B14]*[$Настройки.$B$26]/[$БД.$B$41]" office:value-type="currency" office:currency="RUB" office:value="173.102941176471" calcext:value-type="currency">
            <text:p>173,10 ₽</text:p>
          </table:table-cell>
          <table:table-cell table:style-name="ce330"/>
          <table:table-cell table:style-name="ce342" table:formula="of:=IF([$Настройки.B5]=[$БД.A9];1;0)*[$Настройки.B3]" office:value-type="float" office:value="2" calcext:value-type="float">
            <text:p>2</text:p>
          </table:table-cell>
          <table:table-cell table:style-name="ce289" table:formula="of:=[.C14]*[.E14]" office:value-type="currency" office:currency="RUB" office:value="346.205882352941" calcext:value-type="currency">
            <text:p>346,21 ₽</text:p>
          </table:table-cell>
          <table:table-cell table:style-name="ce286" office:value-type="string" calcext:value-type="string">
            <text:p><text:a xlink:href="http://alii.pub/6fdbl5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Хитблок CHC Pro</text:p>
          </table:table-cell>
          <table:table-cell table:style-name="ce289" office:value-type="currency" office:currency="RUB" office:value="1525" calcext:value-type="currency">
            <text:p>1 525,00 ₽</text:p>
          </table:table-cell>
          <table:table-cell table:style-name="ce289" table:formula="of:=[.B15]*[$Настройки.$B$26]/[$БД.$B$41]" office:value-type="currency" office:currency="RUB" office:value="1771.69117647059" calcext:value-type="currency">
            <text:p>1 771,69 ₽</text:p>
          </table:table-cell>
          <table:table-cell table:style-name="ce330"/>
          <table:table-cell table:style-name="ce342" table:formula="of:=IF([$Настройки.B5]=[$БД.A10];1;0)*[$Настройки.B3]" office:value-type="float" office:value="0" calcext:value-type="float">
            <text:p>0</text:p>
          </table:table-cell>
          <table:table-cell table:style-name="ce289" table:formula="of:=[.C15]*[.E15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ii.pub/6fdbw8" xlink:type="simple">AE</text:a></text:p>
          </table:table-cell>
          <table:table-cell table:style-name="ce286"/>
          <table:table-cell table:style-name="ce81" office:value-type="string" calcext:value-type="string">
            <text:p>Медно-керамический хитблок с повышенной производительностью. Имеет встроенный нагреватель и термистор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Сопло e3d volcano</text:p>
          </table:table-cell>
          <table:table-cell table:style-name="ce289" office:value-type="currency" office:currency="RUB" office:value="155" calcext:value-type="currency">
            <text:p>155,00 ₽</text:p>
          </table:table-cell>
          <table:table-cell table:style-name="ce289" table:formula="of:=[.B16]*[$Настройки.$B$26]/[$БД.$B$41]" office:value-type="currency" office:currency="RUB" office:value="180.073529411765" calcext:value-type="currency">
            <text:p>180,07 ₽</text:p>
          </table:table-cell>
          <table:table-cell table:style-name="ce330"/>
          <table:table-cell table:style-name="ce342" table:formula="of:=[.E14]+[.E15]" office:value-type="float" office:value="2" calcext:value-type="float">
            <text:p>2</text:p>
          </table:table-cell>
          <table:table-cell table:style-name="ce289" table:formula="of:=[.C16]*[.E16]" office:value-type="currency" office:currency="RUB" office:value="360.147058823529" calcext:value-type="currency">
            <text:p>360,15 ₽</text:p>
          </table:table-cell>
          <table:table-cell table:style-name="ce286" office:value-type="string" calcext:value-type="string">
            <text:p><text:a xlink:href="http://alii.pub/6f6ep5" xlink:type="simple">AE</text:a></text:p>
          </table:table-cell>
          <table:table-cell table:style-name="ce286" office:value-type="string" calcext:value-type="string">
            <text:p><text:a xlink:href="http://alii.pub/6fdbkd" xlink:type="simple">AE</text:a></text:p>
          </table:table-cell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Термистор</text:p>
          </table:table-cell>
          <table:table-cell table:style-name="ce289" office:value-type="currency" office:currency="RUB" office:value="144" calcext:value-type="currency">
            <text:p>144,00 ₽</text:p>
          </table:table-cell>
          <table:table-cell table:style-name="ce289" table:formula="of:=[.B17]*[$Настройки.$B$26]/[$БД.$B$41]" office:value-type="currency" office:currency="RUB" office:value="167.294117647059" calcext:value-type="currency">
            <text:p>167,29 ₽</text:p>
          </table:table-cell>
          <table:table-cell table:style-name="ce330"/>
          <table:table-cell table:style-name="ce342" table:formula="of:=IF([.$E$15]&gt;0;0;1)*[$Настройки.$B$3]" office:value-type="float" office:value="2" calcext:value-type="float">
            <text:p>2</text:p>
          </table:table-cell>
          <table:table-cell table:style-name="ce289" table:formula="of:=[.C17]*[.E17]" office:value-type="currency" office:currency="RUB" office:value="334.588235294118" calcext:value-type="currency">
            <text:p>334,59 ₽</text:p>
          </table:table-cell>
          <table:table-cell table:style-name="ce286" office:value-type="string" calcext:value-type="string">
            <text:p><text:a xlink:href="http://alii.pub/6f67vr" xlink:type="simple">AE</text:a></text:p>
          </table:table-cell>
          <table:table-cell table:style-name="ce286"/>
          <table:table-cell table:style-name="ce81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Нагревательный элемент 24в 40Вт</text:p>
          </table:table-cell>
          <table:table-cell table:style-name="ce289" office:value-type="currency" office:currency="RUB" office:value="130" calcext:value-type="currency">
            <text:p>130,00 ₽</text:p>
          </table:table-cell>
          <table:table-cell table:style-name="ce289" table:formula="of:=[.B18]*[$Настройки.$B$26]/[$БД.$B$41]" office:value-type="currency" office:currency="RUB" office:value="151.029411764706" calcext:value-type="currency">
            <text:p>151,03 ₽</text:p>
          </table:table-cell>
          <table:table-cell table:style-name="ce330"/>
          <table:table-cell table:style-name="ce342" table:formula="of:=IF([.$E$15]&gt;0;0;1)*[$Настройки.$B$3]" office:value-type="float" office:value="2" calcext:value-type="float">
            <text:p>2</text:p>
          </table:table-cell>
          <table:table-cell table:style-name="ce289" table:formula="of:=[.C18]*[.E18]" office:value-type="currency" office:currency="RUB" office:value="302.058823529412" calcext:value-type="currency">
            <text:p>302,06 ₽</text:p>
          </table:table-cell>
          <table:table-cell table:style-name="ce286" office:value-type="string" calcext:value-type="string">
            <text:p><text:a xlink:href="http://alli.pub/6fdf1z" xlink:type="simple">AE</text:a></text:p>
          </table:table-cell>
          <table:table-cell table:style-name="ce286"/>
          <table:table-cell table:style-name="ce81" office:value-type="string" calcext:value-type="string">
            <text:p>Для обычных хотэндов 40Вт нагреватель безопаснее всего так как он не может расплавить хитблок.</text:p>
          </table:table-cell>
          <table:table-cell table:number-columns-repeated="1015"/>
        </table:table-row>
        <table:table-row table:style-name="ro6">
          <table:table-cell table:style-name="ce48" office:value-type="string" calcext:value-type="string" table:number-columns-spanned="9" table:number-rows-spanned="1">
            <text:p>Система охлаждения</text:p>
          </table:table-cell>
          <table:covered-table-cell table:style-name="ce48"/>
          <table:covered-table-cell table:style-name="ce289" table:formula="of:=[.B19]*[$Настройки.$B$26]/[$БД.$B$41]" office:value-type="currency" office:currency="RUB" office:value="0" calcext:value-type="currency">
            <text:p>0,00 ₽</text:p>
          </table:covered-table-cell>
          <table:covered-table-cell table:style-name="ce329"/>
          <table:covered-table-cell table:style-name="ce74"/>
          <table:covered-table-cell table:style-name="ce289"/>
          <table:covered-table-cell table:number-columns-repeated="2" table:style-name="ce286"/>
          <table:covered-table-cell table:style-name="ce350"/>
          <table:table-cell table:number-columns-repeated="1015"/>
        </table:table-row>
        <table:table-row table:style-name="ro11">
          <table:table-cell table:style-name="ce311" office:value-type="string" calcext:value-type="string">
            <text:p>Вентилятор 5015 12-24в</text:p>
          </table:table-cell>
          <table:table-cell table:style-name="ce289" table:formula="of:=575/2" office:value-type="currency" office:currency="RUB" office:value="287.5" calcext:value-type="currency">
            <text:p>287,50 ₽</text:p>
          </table:table-cell>
          <table:table-cell table:style-name="ce289" table:formula="of:=[.B20]*[$Настройки.$B$26]/[$БД.$B$41]" office:value-type="currency" office:currency="RUB" office:value="334.007352941176" calcext:value-type="currency">
            <text:p>334,01 ₽</text:p>
          </table:table-cell>
          <table:table-cell table:style-name="ce329"/>
          <table:table-cell table:style-name="ce340" table:formula="of:=COM.MICROSOFT.IFS([$Настройки.B4]=[$БД.A3];2;[$Настройки.B4]=[$БД.A4];2;[$Настройки.B4]=[$БД.A5];1;[$Настройки.B4]=#REF!;1;1;&quot;Ошибка&quot;)*[$Настройки.B3]" office:value-type="float" office:value="4" calcext:value-type="float">
            <text:p>4</text:p>
          </table:table-cell>
          <table:table-cell table:style-name="ce289" table:formula="of:=[.C20]*[.E20]" office:value-type="currency" office:currency="RUB" office:value="1336.02941176471" calcext:value-type="currency">
            <text:p>1 336,03 ₽</text:p>
          </table:table-cell>
          <table:table-cell table:style-name="ce286" office:value-type="string" calcext:value-type="string">
            <text:p><text:a xlink:href="http://alli.pub/6fdf5h" xlink:type="simple">AE</text:a></text:p>
          </table:table-cell>
          <table:table-cell table:style-name="ce286"/>
          <table:table-cell table:style-name="ce81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Вентилятор 4010 12-24в</text:p>
          </table:table-cell>
          <table:table-cell table:style-name="ce289" office:value-type="currency" office:currency="RUB" office:value="299" calcext:value-type="currency">
            <text:p>299,00 ₽</text:p>
          </table:table-cell>
          <table:table-cell table:style-name="ce289" table:formula="of:=[.B21]*[$Настройки.$B$26]/[$БД.$B$41]" office:value-type="currency" office:currency="RUB" office:value="347.367647058824" calcext:value-type="currency">
            <text:p>347,37 ₽</text:p>
          </table:table-cell>
          <table:table-cell table:style-name="ce329"/>
          <table:table-cell table:style-name="ce340" table:formula="of:=[$Настройки.B3]" office:value-type="float" office:value="2" calcext:value-type="float">
            <text:p>2</text:p>
          </table:table-cell>
          <table:table-cell table:style-name="ce289" table:formula="of:=[.C21]*[.E21]" office:value-type="currency" office:currency="RUB" office:value="694.735294117647" calcext:value-type="currency">
            <text:p>694,74 ₽</text:p>
          </table:table-cell>
          <table:table-cell table:style-name="ce286" office:value-type="string" calcext:value-type="string">
            <text:p><text:a xlink:href="https://www.dns-shop.ru/product/4a841272207ce478/ventilator-deepcool-xfan-40-dp-fdc-xf40/" xlink:type="simple">DNS</text:a></text:p>
          </table:table-cell>
          <table:table-cell table:style-name="ce286" office:value-type="string" calcext:value-type="string">
            <text:p><text:a xlink:href="https://www.dns-shop.ru/product/dc21803bc4a23332/ventilator-fractal-design-silent-series-r3-40-fd-fan-ssr3-40-wt/" xlink:type="simple">DNS</text:a></text:p>
          </table:table-cell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Трубка PTFE ID2 OD4</text:p>
          </table:table-cell>
          <table:table-cell table:style-name="ce289" office:value-type="currency" office:currency="RUB" office:value="0.2" calcext:value-type="currency">
            <text:p>0,20 ₽</text:p>
          </table:table-cell>
          <table:table-cell table:style-name="ce289" table:formula="of:=[.B22]*[$Настройки.$B$26]/[$БД.$B$41]" office:value-type="currency" office:currency="RUB" office:value="0.232352941176471" calcext:value-type="currency">
            <text:p>0,23 ₽</text:p>
          </table:table-cell>
          <table:table-cell table:style-name="ce333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340" table:formula="of:=[$Настройки.B3]" office:value-type="float" office:value="2" calcext:value-type="float">
            <text:p>2</text:p>
          </table:table-cell>
          <table:table-cell table:style-name="ce289" table:formula="of:=[.C22]*[.D22]*[.E22]" office:value-type="currency" office:currency="RUB" office:value="292.764705882353" calcext:value-type="currency">
            <text:p>292,76 ₽</text:p>
          </table:table-cell>
          <table:table-cell table:style-name="ce286" office:value-type="string" calcext:value-type="string">
            <text:p><text:a xlink:href="http://alli.pub/6fdgs0" xlink:type="simple">AE</text:a></text:p>
          </table:table-cell>
          <table:table-cell table:style-name="ce286"/>
          <table:table-cell table:style-name="ce81" office:value-type="string" calcext:value-type="string">
            <text:p>Для подвода прутка от катушек к экструдерам и сборки хотэнда. Длина расчитана грубо, брать с запасом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Магнит D10 L1</text:p>
          </table:table-cell>
          <table:table-cell table:style-name="ce289" office:value-type="currency" office:currency="RUB" office:value="8.25" calcext:value-type="currency">
            <text:p>8,25 ₽</text:p>
          </table:table-cell>
          <table:table-cell table:style-name="ce289" table:formula="of:=[.B23]*[$Настройки.$B$26]/[$БД.$B$41]" office:value-type="currency" office:currency="RUB" office:value="9.58455882352941" calcext:value-type="currency">
            <text:p>9,58 ₽</text:p>
          </table:table-cell>
          <table:table-cell table:style-name="ce329"/>
          <table:table-cell table:style-name="ce340" table:formula="of:=IF([$Настройки.B4]=[$БД.A5];[$Настройки.B3]*2;0)" office:value-type="float" office:value="0" calcext:value-type="float">
            <text:p>0</text:p>
          </table:table-cell>
          <table:table-cell table:style-name="ce289" table:formula="of:=[.C23]*[.E23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286"/>
          <table:table-cell table:style-name="ce81" office:value-type="string" calcext:value-type="string">
            <text:p>Для крепления вентилятора обдува модели к каретке старой печатной головы. Можно заменить соединение на клеевое</text:p>
          </table:table-cell>
          <table:table-cell table:number-columns-repeated="1015"/>
        </table:table-row>
        <table:table-row table:style-name="ro9">
          <table:table-cell table:style-name="ce50" office:value-type="string" calcext:value-type="string" table:number-columns-spanned="9" table:number-rows-spanned="1">
            <text:p>Ось X</text:p>
          </table:table-cell>
          <table:covered-table-cell table:style-name="ce50"/>
          <table:covered-table-cell table:style-name="ce289" table:formula="of:=[.B24]*[$Настройки.$B$26]/[$БД.$B$41]" office:value-type="currency" office:currency="RUB" office:value="0" calcext:value-type="currency">
            <text:p>0,00 ₽</text:p>
          </table:covered-table-cell>
          <table:covered-table-cell table:style-name="ce329"/>
          <table:covered-table-cell table:style-name="ce74"/>
          <table:covered-table-cell table:style-name="ce289"/>
          <table:covered-table-cell table:number-columns-repeated="2" table:style-name="ce286"/>
          <table:covered-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Рельса MGN9</text:p>
          </table:table-cell>
          <table:table-cell table:style-name="ce289" table:formula="of:=0.56/0.5" office:value-type="currency" office:currency="RUB" office:value="1.12" calcext:value-type="currency">
            <text:p>1,12 ₽</text:p>
          </table:table-cell>
          <table:table-cell table:style-name="ce289" table:formula="of:=[.B25]*[$Настройки.$B$26]/[$БД.$B$41]" office:value-type="currency" office:currency="RUB" office:value="1.30117647058824" calcext:value-type="currency">
            <text:p>1,30 ₽</text:p>
          </table:table-cell>
          <table:table-cell table:style-name="ce333" table:formula="of:=[$Расчёты.B18]" office:value-type="float" office:value="520" calcext:value-type="float">
            <text:p>520 мм</text:p>
          </table:table-cell>
          <table:table-cell table:style-name="ce340" office:value-type="float" office:value="1" calcext:value-type="float">
            <text:p>1</text:p>
          </table:table-cell>
          <table:table-cell table:style-name="ce289" table:formula="of:=[.C25]*[.D25]*[.E25]" office:value-type="currency" office:currency="RUB" office:value="676.611764705882" calcext:value-type="currency">
            <text:p>676,61 ₽</text:p>
          </table:table-cell>
          <table:table-cell table:style-name="ce286" office:value-type="string" calcext:value-type="string">
            <text:p><text:a xlink:href="http://alli.pub/6fdguc" xlink:type="simple">AE</text:a></text:p>
          </table:table-cell>
          <table:table-cell table:style-name="ce286"/>
          <table:table-cell table:style-name="ce351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Каретка MGN9H</text:p>
          </table:table-cell>
          <table:table-cell table:style-name="ce289" office:value-type="currency" office:currency="RUB" office:value="363" calcext:value-type="currency">
            <text:p>363,00 ₽</text:p>
          </table:table-cell>
          <table:table-cell table:style-name="ce289" table:formula="of:=[.B26]*[$Настройки.$B$26]/[$БД.$B$41]" office:value-type="currency" office:currency="RUB" office:value="421.720588235294" calcext:value-type="currency">
            <text:p>421,72 ₽</text:p>
          </table:table-cell>
          <table:table-cell table:style-name="ce329"/>
          <table:table-cell table:style-name="ce340" table:formula="of:=[$Настройки.B3]" office:value-type="float" office:value="2" calcext:value-type="float">
            <text:p>2</text:p>
          </table:table-cell>
          <table:table-cell table:style-name="ce289" table:formula="of:=[.C26]*[.E26]" office:value-type="currency" office:currency="RUB" office:value="843.441176470588" calcext:value-type="currency">
            <text:p>843,44 ₽</text:p>
          </table:table-cell>
          <table:table-cell table:style-name="ce286" office:value-type="string" calcext:value-type="string">
            <text:p><text:a xlink:href="http://alli.pub/6fdguc" xlink:type="simple">AE</text:a></text:p>
          </table:table-cell>
          <table:table-cell table:style-name="ce286"/>
          <table:covered-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Мотор Nema17; 38-60мм</text:p>
          </table:table-cell>
          <table:table-cell table:style-name="ce289" office:value-type="currency" office:currency="RUB" office:value="755" calcext:value-type="currency">
            <text:p>755,00 ₽</text:p>
          </table:table-cell>
          <table:table-cell table:style-name="ce289" table:formula="of:=[.B27]*[$Настройки.$B$26]/[$БД.$B$41]" office:value-type="currency" office:currency="RUB" office:value="877.132352941177" calcext:value-type="currency">
            <text:p>877,13 ₽</text:p>
          </table:table-cell>
          <table:table-cell table:style-name="ce334"/>
          <table:table-cell table:style-name="ce340" table:formula="of:=[$Настройки.B3]" office:value-type="float" office:value="2" calcext:value-type="float">
            <text:p>2</text:p>
          </table:table-cell>
          <table:table-cell table:style-name="ce289" table:formula="of:=[.C27]*[.E27]" office:value-type="currency" office:currency="RUB" office:value="1754.26470588235" calcext:value-type="currency">
            <text:p>1 754,26 ₽</text:p>
          </table:table-cell>
          <table:table-cell table:style-name="ce286" office:value-type="string" calcext:value-type="string">
            <text:p><text:a xlink:href="http://alli.pub/6fdh0r" xlink:type="simple">AE</text:a></text:p>
          </table:table-cell>
          <table:table-cell table:style-name="ce286"/>
          <table:table-cell table:style-name="ce81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5"/>
        </table:table-row>
        <table:table-row table:style-name="ro11">
          <table:table-cell table:style-name="ce313" office:value-type="string" calcext:value-type="string">
            <text:p>Шкив 2GT; вн.диам. 5 мм; 20 зубов </text:p>
          </table:table-cell>
          <table:table-cell table:style-name="ce289" office:value-type="currency" office:currency="RUB" office:value="274" calcext:value-type="currency">
            <text:p>274,00 ₽</text:p>
          </table:table-cell>
          <table:table-cell table:style-name="ce289" table:formula="of:=[.B28]*[$Настройки.$B$26]/[$БД.$B$41]" office:value-type="currency" office:currency="RUB" office:value="318.323529411765" calcext:value-type="currency">
            <text:p>318,32 ₽</text:p>
          </table:table-cell>
          <table:table-cell table:style-name="ce329"/>
          <table:table-cell table:style-name="ce340" table:formula="of:=[.E27]" office:value-type="float" office:value="2" calcext:value-type="float">
            <text:p>2</text:p>
          </table:table-cell>
          <table:table-cell table:style-name="ce289" table:formula="of:=[.C28]*[.E28]" office:value-type="currency" office:currency="RUB" office:value="636.647058823529" calcext:value-type="currency">
            <text:p>636,65 ₽</text:p>
          </table:table-cell>
          <table:table-cell table:style-name="ce286" office:value-type="string" calcext:value-type="string">
            <text:p><text:a xlink:href="http://alli.pub/6fdh4g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Ремень 2GT; 9-10мм</text:p>
          </table:table-cell>
          <table:table-cell table:style-name="ce289" office:value-type="currency" office:currency="RUB" office:value="0.165" calcext:value-type="currency">
            <text:p>0,17 ₽</text:p>
          </table:table-cell>
          <table:table-cell table:style-name="ce289" table:formula="of:=[.B29]*[$Настройки.$B$26]/[$БД.$B$41]" office:value-type="currency" office:currency="RUB" office:value="0.191691176470588" calcext:value-type="currency">
            <text:p>0,19 ₽</text:p>
          </table:table-cell>
          <table:table-cell table:style-name="ce333" table:formula="of:=3*([.D25]+80)+3*([$Настройки.B8]+120)" office:value-type="float" office:value="2910" calcext:value-type="float">
            <text:p>2910 мм</text:p>
          </table:table-cell>
          <table:table-cell table:style-name="ce340" table:formula="of:=[.E28]" office:value-type="float" office:value="2" calcext:value-type="float">
            <text:p>2</text:p>
          </table:table-cell>
          <table:table-cell table:style-name="ce289" table:formula="of:=[.C29]*[.D29]*[.E29]" office:value-type="currency" office:currency="RUB" office:value="1115.64264705882" calcext:value-type="currency">
            <text:p>1 115,64 ₽</text:p>
          </table:table-cell>
          <table:table-cell table:style-name="ce286" office:value-type="string" calcext:value-type="string">
            <text:p><text:a xlink:href="http://alii.pub/6fdbfp" xlink:type="simple">AE</text:a></text:p>
          </table:table-cell>
          <table:table-cell table:style-name="ce286"/>
          <table:table-cell table:style-name="ce81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5"/>
        </table:table-row>
        <table:table-row table:style-name="ro9">
          <table:table-cell table:style-name="ce50" office:value-type="string" calcext:value-type="string" table:number-columns-spanned="9" table:number-rows-spanned="1">
            <text:p>Ось Y</text:p>
          </table:table-cell>
          <table:covered-table-cell table:style-name="ce50"/>
          <table:covered-table-cell table:style-name="ce289" table:formula="of:=[.B30]*[$Настройки.$B$26]/[$БД.$B$41]" office:value-type="currency" office:currency="RUB" office:value="0" calcext:value-type="currency">
            <text:p>0,00 ₽</text:p>
          </table:covered-table-cell>
          <table:covered-table-cell table:style-name="ce329"/>
          <table:covered-table-cell table:style-name="ce74"/>
          <table:covered-table-cell table:style-name="ce289"/>
          <table:covered-table-cell table:number-columns-repeated="2" table:style-name="ce286"/>
          <table:covered-table-cell table:style-name="ce81"/>
          <table:table-cell table:number-columns-repeated="1015"/>
        </table:table-row>
        <table:table-row table:style-name="ro11">
          <table:table-cell table:style-name="ce313" office:value-type="string" calcext:value-type="string">
            <text:p>Рельса MGN12</text:p>
          </table:table-cell>
          <table:table-cell table:style-name="ce324" table:formula="of:=0.69/0.5" office:value-type="currency" office:currency="RUB" office:value="1.38" calcext:value-type="currency">
            <text:p>1,38 ₽</text:p>
          </table:table-cell>
          <table:table-cell table:style-name="ce289" table:formula="of:=[.B31]*[$Настройки.$B$26]/[$БД.$B$41]" office:value-type="currency" office:currency="RUB" office:value="1.60323529411765" calcext:value-type="currency">
            <text:p>1,60 ₽</text:p>
          </table:table-cell>
          <table:table-cell table:style-name="ce334" table:formula="of:=[$Настройки.B8]+50" office:value-type="float" office:value="300" calcext:value-type="float">
            <text:p>300 мм</text:p>
          </table:table-cell>
          <table:table-cell table:style-name="ce343" office:value-type="float" office:value="2" calcext:value-type="float">
            <text:p>2</text:p>
          </table:table-cell>
          <table:table-cell table:style-name="ce289" table:formula="of:=[.C31]*[.D31]*[.E31]" office:value-type="currency" office:currency="RUB" office:value="961.941176470588" calcext:value-type="currency">
            <text:p>961,94 ₽</text:p>
          </table:table-cell>
          <table:table-cell table:style-name="ce286" office:value-type="string" calcext:value-type="string">
            <text:p><text:a xlink:href="http://alli.pub/6fdguc" xlink:type="simple">AE</text:a></text:p>
          </table:table-cell>
          <table:table-cell table:style-name="ce286"/>
          <table:table-cell table:style-name="ce351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11">
          <table:table-cell table:style-name="ce313" office:value-type="string" calcext:value-type="string">
            <text:p>Каретка MGN12H</text:p>
          </table:table-cell>
          <table:table-cell table:style-name="ce324" office:value-type="currency" office:currency="RUB" office:value="424" calcext:value-type="currency">
            <text:p>424,00 ₽</text:p>
          </table:table-cell>
          <table:table-cell table:style-name="ce289" table:formula="of:=[.B32]*[$Настройки.$B$26]/[$БД.$B$41]" office:value-type="currency" office:currency="RUB" office:value="492.588235294118" calcext:value-type="currency">
            <text:p>492,59 ₽</text:p>
          </table:table-cell>
          <table:table-cell table:style-name="ce334"/>
          <table:table-cell table:style-name="ce343" table:formula="of:=[.E31]" office:value-type="float" office:value="2" calcext:value-type="float">
            <text:p>2</text:p>
          </table:table-cell>
          <table:table-cell table:style-name="ce289" table:formula="of:=[.C32]*[.E32]" office:value-type="currency" office:currency="RUB" office:value="985.176470588235" calcext:value-type="currency">
            <text:p>985,18 ₽</text:p>
          </table:table-cell>
          <table:table-cell table:style-name="ce286" office:value-type="string" calcext:value-type="string">
            <text:p><text:a xlink:href="http://alli.pub/6fdguc" xlink:type="simple">AE</text:a></text:p>
          </table:table-cell>
          <table:table-cell table:style-name="ce286"/>
          <table:covered-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Мотор Nema17; 38-60мм</text:p>
          </table:table-cell>
          <table:table-cell table:style-name="ce289" office:value-type="currency" office:currency="RUB" office:value="755" calcext:value-type="currency">
            <text:p>755,00 ₽</text:p>
          </table:table-cell>
          <table:table-cell table:style-name="ce289" table:formula="of:=[.B33]*[$Настройки.$B$26]/[$БД.$B$41]" office:value-type="currency" office:currency="RUB" office:value="877.132352941177" calcext:value-type="currency">
            <text:p>877,13 ₽</text:p>
          </table:table-cell>
          <table:table-cell table:style-name="ce329"/>
          <table:table-cell table:style-name="ce340" office:value-type="float" office:value="2" calcext:value-type="float">
            <text:p>2</text:p>
          </table:table-cell>
          <table:table-cell table:style-name="ce289" table:formula="of:=[.C33]*[.E33]" office:value-type="currency" office:currency="RUB" office:value="1754.26470588235" calcext:value-type="currency">
            <text:p>1 754,26 ₽</text:p>
          </table:table-cell>
          <table:table-cell table:style-name="ce286" office:value-type="string" calcext:value-type="string">
            <text:p><text:a xlink:href="http://alli.pub/6fdh0r" xlink:type="simple">AE</text:a></text:p>
          </table:table-cell>
          <table:table-cell table:style-name="ce286"/>
          <table:table-cell table:style-name="ce81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5"/>
        </table:table-row>
        <table:table-row table:style-name="ro11">
          <table:table-cell table:style-name="ce313" office:value-type="string" calcext:value-type="string">
            <text:p>Шкив 2GT; вн.диам. 5 мм; 20 зубов </text:p>
          </table:table-cell>
          <table:table-cell table:style-name="ce289" office:value-type="currency" office:currency="RUB" office:value="274" calcext:value-type="currency">
            <text:p>274,00 ₽</text:p>
          </table:table-cell>
          <table:table-cell table:style-name="ce289" table:formula="of:=[.B34]*[$Настройки.$B$26]/[$БД.$B$41]" office:value-type="currency" office:currency="RUB" office:value="318.323529411765" calcext:value-type="currency">
            <text:p>318,32 ₽</text:p>
          </table:table-cell>
          <table:table-cell table:style-name="ce68"/>
          <table:table-cell table:style-name="ce343" office:value-type="float" office:value="2" calcext:value-type="float">
            <text:p>2</text:p>
          </table:table-cell>
          <table:table-cell table:style-name="ce289" table:formula="of:=[.C34]*[.E34]" office:value-type="currency" office:currency="RUB" office:value="636.647058823529" calcext:value-type="currency">
            <text:p>636,65 ₽</text:p>
          </table:table-cell>
          <table:table-cell table:style-name="ce286" office:value-type="string" calcext:value-type="string">
            <text:p><text:a xlink:href="http://alli.pub/6fdh4g" xlink:type="simple">AE</text:a></text:p>
          </table:table-cell>
          <table:table-cell table:style-name="ce286"/>
          <table:table-cell table:style-name="ce85"/>
          <table:table-cell table:number-columns-repeated="1015"/>
        </table:table-row>
        <table:table-row table:style-name="ro11">
          <table:table-cell table:style-name="ce311" office:value-type="string" calcext:value-type="string">
            <text:p>Ремень 2GT; 9-10мм; открытый</text:p>
          </table:table-cell>
          <table:table-cell table:style-name="ce289" office:value-type="currency" office:currency="RUB" office:value="0.165" calcext:value-type="currency">
            <text:p>0,17 ₽</text:p>
          </table:table-cell>
          <table:table-cell table:style-name="ce289" table:formula="of:=[.B35]*[$Настройки.$B$26]/[$БД.$B$41]" office:value-type="currency" office:currency="RUB" office:value="0.191691176470588" calcext:value-type="currency">
            <text:p>0,19 ₽</text:p>
          </table:table-cell>
          <table:table-cell table:style-name="ce333" table:formula="of:=2*([$Настройки.B8]+120)" office:value-type="float" office:value="740" calcext:value-type="float">
            <text:p>740 мм</text:p>
          </table:table-cell>
          <table:table-cell table:style-name="ce340" office:value-type="float" office:value="2" calcext:value-type="float">
            <text:p>2</text:p>
          </table:table-cell>
          <table:table-cell table:style-name="ce289" table:formula="of:=[.C35]*[.D35]*[.E35]" office:value-type="currency" office:currency="RUB" office:value="283.702941176471" calcext:value-type="currency">
            <text:p>283,70 ₽</text:p>
          </table:table-cell>
          <table:table-cell table:style-name="ce286" office:value-type="string" calcext:value-type="string">
            <text:p><text:a xlink:href="http://alii.pub/6fdbfp" xlink:type="simple">AE</text:a></text:p>
          </table:table-cell>
          <table:table-cell table:style-name="ce286"/>
          <table:table-cell table:style-name="ce81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5"/>
        </table:table-row>
        <table:table-row table:style-name="ro9">
          <table:table-cell table:style-name="ce50" office:value-type="string" calcext:value-type="string" table:number-columns-spanned="9" table:number-rows-spanned="1">
            <text:p>Ось Z</text:p>
          </table:table-cell>
          <table:covered-table-cell table:style-name="ce50"/>
          <table:covered-table-cell table:style-name="ce289" table:formula="of:=[.B36]*[$Настройки.$B$26]/[$БД.$B$41]" office:value-type="currency" office:currency="RUB" office:value="0" calcext:value-type="currency">
            <text:p>0,00 ₽</text:p>
          </table:covered-table-cell>
          <table:covered-table-cell table:style-name="ce68"/>
          <table:covered-table-cell table:style-name="ce343"/>
          <table:covered-table-cell table:style-name="ce324"/>
          <table:covered-table-cell table:number-columns-repeated="2" table:style-name="ce346"/>
          <table:covered-table-cell table:style-name="ce85"/>
          <table:table-cell table:number-columns-repeated="1015"/>
        </table:table-row>
        <table:table-row table:style-name="ro11">
          <table:table-cell table:style-name="ce313" office:value-type="string" calcext:value-type="string">
            <text:p>Каретка Openbuilds в сборе</text:p>
          </table:table-cell>
          <table:table-cell table:style-name="ce325" office:value-type="currency" office:currency="RUB" office:value="296" calcext:value-type="currency">
            <text:p>296,00 ₽</text:p>
          </table:table-cell>
          <table:table-cell table:style-name="ce289" table:formula="of:=[.B37]*[$Настройки.$B$26]/[$БД.$B$41]" office:value-type="currency" office:currency="RUB" office:value="343.882352941176" calcext:value-type="currency">
            <text:p>343,88 ₽</text:p>
          </table:table-cell>
          <table:table-cell table:style-name="ce336"/>
          <table:table-cell table:style-name="ce336" table:formula="of:=[$Настройки.B11]" office:value-type="float" office:value="2" calcext:value-type="float">
            <text:p>2</text:p>
          </table:table-cell>
          <table:table-cell table:style-name="ce289" table:formula="of:=[.C37]*[.E37]" office:value-type="currency" office:currency="RUB" office:value="687.764705882353" calcext:value-type="currency">
            <text:p>687,76 ₽</text:p>
          </table:table-cell>
          <table:table-cell table:style-name="ce346" office:value-type="string" calcext:value-type="string">
            <text:p><text:a xlink:href="http://alli.pub/6fdhys" xlink:type="simple">AE</text:a></text:p>
          </table:table-cell>
          <table:table-cell table:style-name="ce346"/>
          <table:table-cell table:style-name="ce85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Винт Tr8x2</text:p>
          </table:table-cell>
          <table:table-cell table:style-name="ce324" table:formula="of:=0.348/0.3" office:value-type="currency" office:currency="RUB" office:value="1.16" calcext:value-type="currency">
            <text:p>1,16 ₽</text:p>
          </table:table-cell>
          <table:table-cell table:style-name="ce289" table:formula="of:=[.B38]*[$Настройки.$B$26]/[$БД.$B$41]" office:value-type="currency" office:currency="RUB" office:value="1.34764705882353" calcext:value-type="currency">
            <text:p>1,35 ₽</text:p>
          </table:table-cell>
          <table:table-cell table:style-name="ce333" table:formula="of:=CEILING([$Настройки.B9]+30;50)" office:value-type="float" office:value="300" calcext:value-type="float">
            <text:p>300 мм</text:p>
          </table:table-cell>
          <table:table-cell table:style-name="ce343" table:formula="of:=[$Настройки.B12]" office:value-type="float" office:value="2" calcext:value-type="float">
            <text:p>2</text:p>
          </table:table-cell>
          <table:table-cell table:style-name="ce289" table:formula="of:=[.C38]*[.D38]*[.E38]" office:value-type="currency" office:currency="RUB" office:value="808.588235294118" calcext:value-type="currency">
            <text:p>808,59 ₽</text:p>
          </table:table-cell>
          <table:table-cell table:style-name="ce286" office:value-type="string" calcext:value-type="string">
            <text:p><text:a xlink:href="http://alli.pub/6fdi93" xlink:type="simple">AE</text:a></text:p>
          </table:table-cell>
          <table:table-cell table:style-name="ce286"/>
          <table:table-cell table:style-name="ce81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Гайка POM Tr8x2</text:p>
          </table:table-cell>
          <table:table-cell table:style-name="ce289" office:value-type="currency" office:currency="RUB" office:value="114" calcext:value-type="currency">
            <text:p>114,00 ₽</text:p>
          </table:table-cell>
          <table:table-cell table:style-name="ce289" table:formula="of:=[.B39]*[$Настройки.$B$26]/[$БД.$B$41]" office:value-type="currency" office:currency="RUB" office:value="132.441176470588" calcext:value-type="currency">
            <text:p>132,44 ₽</text:p>
          </table:table-cell>
          <table:table-cell table:style-name="ce329"/>
          <table:table-cell table:style-name="ce340" table:formula="of:=[.E38]" office:value-type="float" office:value="2" calcext:value-type="float">
            <text:p>2</text:p>
          </table:table-cell>
          <table:table-cell table:style-name="ce289" table:formula="of:=[.C39]*[.E39]" office:value-type="currency" office:currency="RUB" office:value="264.882352941176" calcext:value-type="currency">
            <text:p>264,88 ₽</text:p>
          </table:table-cell>
          <table:table-cell table:style-name="ce286" office:value-type="string" calcext:value-type="string">
            <text:p><text:a xlink:href="http://alli.pub/6fdid6" xlink:type="simple">AE</text:a></text:p>
          </table:table-cell>
          <table:table-cell table:style-name="ce286"/>
          <table:covered-table-cell table:style-name="ce81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Мотор Nema17; 30-42мм</text:p>
          </table:table-cell>
          <table:table-cell table:style-name="ce289" office:value-type="currency" office:currency="RUB" office:value="755" calcext:value-type="currency">
            <text:p>755,00 ₽</text:p>
          </table:table-cell>
          <table:table-cell table:style-name="ce289" table:formula="of:=[.B40]*[$Настройки.$B$26]/[$БД.$B$41]" office:value-type="currency" office:currency="RUB" office:value="877.132352941177" calcext:value-type="currency">
            <text:p>877,13 ₽</text:p>
          </table:table-cell>
          <table:table-cell table:style-name="ce329"/>
          <table:table-cell table:style-name="ce340" table:formula="of:=[.E39]" office:value-type="float" office:value="2" calcext:value-type="float">
            <text:p>2</text:p>
          </table:table-cell>
          <table:table-cell table:style-name="ce289" table:formula="of:=[.C40]*[.E40]" office:value-type="currency" office:currency="RUB" office:value="1754.26470588235" calcext:value-type="currency">
            <text:p>1 754,26 ₽</text:p>
          </table:table-cell>
          <table:table-cell table:style-name="ce286" office:value-type="string" calcext:value-type="string">
            <text:p><text:a xlink:href="http://alli.pub/6fdh0r" xlink:type="simple">AE</text:a></text:p>
          </table:table-cell>
          <table:table-cell table:style-name="ce286"/>
          <table:table-cell table:style-name="ce81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Муфта жесткая 5x8мм</text:p>
          </table:table-cell>
          <table:table-cell table:style-name="ce289" office:value-type="currency" office:currency="RUB" office:value="93" calcext:value-type="currency">
            <text:p>93,00 ₽</text:p>
          </table:table-cell>
          <table:table-cell table:style-name="ce289" table:formula="of:=[.B41]*[$Настройки.$B$26]/[$БД.$B$41]" office:value-type="currency" office:currency="RUB" office:value="108.044117647059" calcext:value-type="currency">
            <text:p>108,04 ₽</text:p>
          </table:table-cell>
          <table:table-cell table:style-name="ce329"/>
          <table:table-cell table:style-name="ce340" table:formula="of:=[.E40]" office:value-type="float" office:value="2" calcext:value-type="float">
            <text:p>2</text:p>
          </table:table-cell>
          <table:table-cell table:style-name="ce289" table:formula="of:=[.C41]*[.E41]" office:value-type="currency" office:currency="RUB" office:value="216.088235294118" calcext:value-type="currency">
            <text:p>216,09 ₽</text:p>
          </table:table-cell>
          <table:table-cell table:style-name="ce286" office:value-type="string" calcext:value-type="string">
            <text:p><text:a xlink:href="http://alii.pub/6fdb9h" xlink:type="simple">AE</text:a></text:p>
          </table:table-cell>
          <table:table-cell table:style-name="ce286"/>
          <table:table-cell table:style-name="ce81" office:value-type="string" calcext:value-type="string">
            <text:p>Можно заменить на кулачковую или печатную</text:p>
          </table:table-cell>
          <table:table-cell table:number-columns-repeated="1015"/>
        </table:table-row>
        <table:table-row table:style-name="ro9">
          <table:table-cell table:style-name="ce50" office:value-type="string" calcext:value-type="string" table:number-columns-spanned="9" table:number-rows-spanned="1">
            <text:p>Стол</text:p>
          </table:table-cell>
          <table:covered-table-cell table:style-name="ce50"/>
          <table:covered-table-cell table:style-name="ce289" table:formula="of:=[.B42]*[$Настройки.$B$26]/[$БД.$B$41]" office:value-type="currency" office:currency="RUB" office:value="0" calcext:value-type="currency">
            <text:p>0,00 ₽</text:p>
          </table:covered-table-cell>
          <table:covered-table-cell table:style-name="ce68"/>
          <table:covered-table-cell table:style-name="ce343"/>
          <table:covered-table-cell table:style-name="ce324"/>
          <table:covered-table-cell table:number-columns-repeated="2" table:style-name="ce346"/>
          <table:covered-table-cell table:style-name="ce85"/>
          <table:table-cell table:number-columns-repeated="1015"/>
        </table:table-row>
        <table:table-row table:style-name="ro11">
          <table:table-cell table:style-name="ce314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289" office:value-type="currency" office:currency="RUB" office:value="8000" calcext:value-type="currency">
            <text:p>8 000,00 ₽</text:p>
          </table:table-cell>
          <table:table-cell table:style-name="ce289" table:formula="of:=[.B43]*[$Настройки.$B$26]/[$БД.$B$41]" office:value-type="currency" office:currency="RUB" office:value="9294.11764705882" calcext:value-type="currency">
            <text:p>9 294,12 ₽</text:p>
          </table:table-cell>
          <table:table-cell table:style-name="ce337" table:formula="of:=[$Настройки.B7]*([$Настройки.B8]+50)/1000000" office:value-type="float" office:value="0.12" calcext:value-type="float">
            <text:p>0,12 м²</text:p>
          </table:table-cell>
          <table:table-cell table:style-name="ce340" office:value-type="float" office:value="1" calcext:value-type="float">
            <text:p>1</text:p>
          </table:table-cell>
          <table:table-cell table:style-name="ce289" table:formula="of:=[.C43]*[.D43]*[.E43]" office:value-type="currency" office:currency="RUB" office:value="1115.29411764706" calcext:value-type="currency">
            <text:p>1 115,29 ₽</text:p>
          </table:table-cell>
          <table:table-cell table:style-name="ce286" office:value-type="string" calcext:value-type="string">
            <text:p><text:a xlink:href="http://prutki.ru/list-alyuminievyj-amg2-tolshchina-4-mm/" xlink:type="simple">Prutki</text:a></text:p>
          </table:table-cell>
          <table:table-cell table:style-name="ce286"/>
          <table:table-cell table:style-name="ce81" office:value-type="string" calcext:value-type="string">
            <text:p>Можно заменить на латунь или стеклотекстолит</text:p>
          </table:table-cell>
          <table:table-cell table:number-columns-repeated="1015"/>
        </table:table-row>
        <table:table-row table:style-name="ro11">
          <table:table-cell table:style-name="ce314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289" office:value-type="currency" office:currency="RUB" office:value="16700" calcext:value-type="currency">
            <text:p>16 700,00 ₽</text:p>
          </table:table-cell>
          <table:table-cell table:style-name="ce289" table:formula="of:=[.B44]*[$Настройки.$B$26]/[$БД.$B$41]" office:value-type="currency" office:currency="RUB" office:value="19401.4705882353" calcext:value-type="currency">
            <text:p>19 401,47 ₽</text:p>
          </table:table-cell>
          <table:table-cell table:style-name="ce337" table:formula="of:=[$Настройки.B7]*[$Настройки.B8]/1000000" office:value-type="float" office:value="0.1" calcext:value-type="float">
            <text:p>0,1 м²</text:p>
          </table:table-cell>
          <table:table-cell table:style-name="ce340" office:value-type="float" office:value="1" calcext:value-type="float">
            <text:p>1</text:p>
          </table:table-cell>
          <table:table-cell table:style-name="ce289" table:formula="of:=[.C44]*[.D44]*[.E44]" office:value-type="currency" office:currency="RUB" office:value="1940.14705882353" calcext:value-type="currency">
            <text:p>1 940,15 ₽</text:p>
          </table:table-cell>
          <table:table-cell table:style-name="ce286" office:value-type="string" calcext:value-type="string">
            <text:p><text:a xlink:href="http://alli.pub/6fdk03" xlink:type="simple">AE</text:a></text:p>
          </table:table-cell>
          <table:table-cell table:style-name="ce286" office:value-type="string" calcext:value-type="string">
            <text:p><text:a xlink:href="http://alli.pub/6fdk4d" xlink:type="simple">AE</text:a></text:p>
          </table:table-cell>
          <table:table-cell table:style-name="ce81" office:value-type="string" calcext:value-type="string">
            <text:p>Желательно брать от проверенного проивзодителя ради безопасности</text:p>
          </table:table-cell>
          <table:table-cell table:number-columns-repeated="1015"/>
        </table:table-row>
        <table:table-row table:style-name="ro11">
          <table:table-cell table:style-name="ce314" table:formula="of:=CONCATENATE(&quot;Стекло &quot;;CEILING([Настройки.$B$7];10);&quot; х &quot;;CEILING([Настройки.$B$8] + 40;50);&quot; х 4 мм&quot;)" office:value-type="string" office:string-value="Стекло 400 х 300 х 4 мм" calcext:value-type="string">
            <text:p>Стекло 400 х 300 х 4 мм</text:p>
          </table:table-cell>
          <table:table-cell table:style-name="ce289" office:value-type="currency" office:currency="RUB" office:value="2000" calcext:value-type="currency">
            <text:p>2 000,00 ₽</text:p>
          </table:table-cell>
          <table:table-cell table:style-name="ce289" table:formula="of:=[.B45]*[$Настройки.$B$26]/[$БД.$B$41]" office:value-type="currency" office:currency="RUB" office:value="2323.52941176471" calcext:value-type="currency">
            <text:p>2 323,53 ₽</text:p>
          </table:table-cell>
          <table:table-cell table:style-name="ce337" table:formula="of:=[.D43]" office:value-type="float" office:value="0.12" calcext:value-type="float">
            <text:p>0,12 м²</text:p>
          </table:table-cell>
          <table:table-cell table:style-name="ce340" office:value-type="float" office:value="1" calcext:value-type="float">
            <text:p>1</text:p>
          </table:table-cell>
          <table:table-cell table:style-name="ce289" table:formula="of:=[.C45]*[.D45]*[.E45]" office:value-type="currency" office:currency="RUB" office:value="278.823529411765" calcext:value-type="currency">
            <text:p>278,82 ₽</text:p>
          </table:table-cell>
          <table:table-cell table:number-columns-repeated="2" table:style-name="ce286" office:value-type="string" calcext:value-type="string">
            <text:p>N/A</text:p>
          </table:table-cell>
          <table:table-cell table:style-name="ce81" office:value-type="string" calcext:value-type="string">
            <text:p>Обычное оконное стекло из ближайшей стеклорезки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Прищепка для стекла</text:p>
          </table:table-cell>
          <table:table-cell table:style-name="ce289" office:value-type="currency" office:currency="RUB" office:value="25" calcext:value-type="currency">
            <text:p>25,00 ₽</text:p>
          </table:table-cell>
          <table:table-cell table:style-name="ce289" table:formula="of:=[.B46]*[$Настройки.$B$26]/[$БД.$B$41]" office:value-type="currency" office:currency="RUB" office:value="29.0441176470588" calcext:value-type="currency">
            <text:p>29,04 ₽</text:p>
          </table:table-cell>
          <table:table-cell table:style-name="ce329"/>
          <table:table-cell table:style-name="ce340" office:value-type="float" office:value="4" calcext:value-type="float">
            <text:p>4</text:p>
          </table:table-cell>
          <table:table-cell table:style-name="ce289" table:formula="of:=[.C46]*[.E46]" office:value-type="currency" office:currency="RUB" office:value="116.176470588235" calcext:value-type="currency">
            <text:p>116,18 ₽</text:p>
          </table:table-cell>
          <table:table-cell table:style-name="ce286" office:value-type="string" calcext:value-type="string">
            <text:p><text:a xlink:href="http://alli.pub/6fdkaz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Пружина OD8 L25</text:p>
          </table:table-cell>
          <table:table-cell table:style-name="ce289" office:value-type="currency" office:currency="RUB" office:value="12" calcext:value-type="currency">
            <text:p>12,00 ₽</text:p>
          </table:table-cell>
          <table:table-cell table:style-name="ce289" table:formula="of:=[.B47]*[$Настройки.$B$26]/[$БД.$B$41]" office:value-type="currency" office:currency="RUB" office:value="13.9411764705882" calcext:value-type="currency">
            <text:p>13,94 ₽</text:p>
          </table:table-cell>
          <table:table-cell table:style-name="ce329"/>
          <table:table-cell table:style-name="ce340" table:formula="of:=[$Настройки.B10]" office:value-type="float" office:value="6" calcext:value-type="float">
            <text:p>6</text:p>
          </table:table-cell>
          <table:table-cell table:style-name="ce289" table:formula="of:=[.C47]*[.E47]" office:value-type="currency" office:currency="RUB" office:value="83.6470588235294" calcext:value-type="currency">
            <text:p>83,65 ₽</text:p>
          </table:table-cell>
          <table:table-cell table:style-name="ce286" office:value-type="string" calcext:value-type="string">
            <text:p><text:a xlink:href="http://alli.pub/6fdosk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9">
          <table:table-cell table:style-name="ce50" office:value-type="string" calcext:value-type="string" table:number-columns-spanned="9" table:number-rows-spanned="1">
            <text:p>Электроника</text:p>
          </table:table-cell>
          <table:covered-table-cell table:style-name="ce50"/>
          <table:covered-table-cell table:style-name="ce289" table:formula="of:=[.B48]*[$Настройки.$B$26]/[$БД.$B$41]" office:value-type="currency" office:currency="RUB" office:value="0" calcext:value-type="currency">
            <text:p>0,00 ₽</text:p>
          </table:covered-table-cell>
          <table:covered-table-cell table:style-name="ce68"/>
          <table:covered-table-cell table:style-name="ce343"/>
          <table:covered-table-cell table:style-name="ce324"/>
          <table:covered-table-cell table:number-columns-repeated="2" table:style-name="ce346"/>
          <table:covered-table-cell table:style-name="ce85"/>
          <table:table-cell table:number-columns-repeated="1015"/>
        </table:table-row>
        <table:table-row table:style-name="ro11">
          <table:table-cell table:style-name="ce311" office:value-type="string" calcext:value-type="string">
            <text:p>Блок питания 24в 200Вт</text:p>
          </table:table-cell>
          <table:table-cell table:style-name="ce289" office:value-type="currency" office:currency="RUB" office:value="2250" calcext:value-type="currency">
            <text:p>2 250,00 ₽</text:p>
          </table:table-cell>
          <table:table-cell table:style-name="ce289" table:formula="of:=[.B49]*[$Настройки.$B$26]/[$БД.$B$41]" office:value-type="currency" office:currency="RUB" office:value="2613.97058823529" calcext:value-type="currency">
            <text:p>2 613,97 ₽</text:p>
          </table:table-cell>
          <table:table-cell table:style-name="ce329"/>
          <table:table-cell table:style-name="ce340" table:formula="of:=IF([$Расчёты.D11]&lt;=200;1;0)" office:value-type="float" office:value="1" calcext:value-type="float">
            <text:p>1</text:p>
          </table:table-cell>
          <table:table-cell table:style-name="ce289" table:formula="of:=[.C49]*[.E49]" office:value-type="currency" office:currency="RUB" office:value="2613.97058823529" calcext:value-type="currency">
            <text:p>2 613,97 ₽</text:p>
          </table:table-cell>
          <table:table-cell table:style-name="ce286" office:value-type="string" calcext:value-type="string">
            <text:p><text:a xlink:href="https://www.chipdip.ru/product/lrs-200-24" xlink:type="simple">CD</text:a></text:p>
          </table:table-cell>
          <table:table-cell table:style-name="ce286"/>
          <table:table-cell table:style-name="ce81" office:value-type="string" calcext:value-type="string">
            <text:p>Качественный блок питания с пассивным охлаждением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Блок питания 24в 350Вт</text:p>
          </table:table-cell>
          <table:table-cell table:style-name="ce289" office:value-type="currency" office:currency="RUB" office:value="3340" calcext:value-type="currency">
            <text:p>3 340,00 ₽</text:p>
          </table:table-cell>
          <table:table-cell table:style-name="ce289" table:formula="of:=[.B50]*[$Настройки.$B$26]/[$БД.$B$41]" office:value-type="currency" office:currency="RUB" office:value="3880.29411764706" calcext:value-type="currency">
            <text:p>3 880,29 ₽</text:p>
          </table:table-cell>
          <table:table-cell table:style-name="ce329"/>
          <table:table-cell table:style-name="ce340" table:formula="of:=IF([$Расчёты.D11]&gt;200;1;0)" office:value-type="float" office:value="0" calcext:value-type="float">
            <text:p>0</text:p>
          </table:table-cell>
          <table:table-cell table:style-name="ce289" table:formula="of:=[.C50]*[.E50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s://www.chipdip.ru/product/lrs-350-24" xlink:type="simple">CD</text:a></text:p>
          </table:table-cell>
          <table:table-cell table:style-name="ce286"/>
          <table:table-cell table:style-name="ce81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Блок питания 5в 25Вт</text:p>
          </table:table-cell>
          <table:table-cell table:style-name="ce289"/>
          <table:table-cell table:style-name="ce289" office:value-type="currency" office:currency="RUB" office:value="940" calcext:value-type="currency">
            <text:p>940,00 ₽</text:p>
          </table:table-cell>
          <table:table-cell table:style-name="ce329"/>
          <table:table-cell table:style-name="ce340" table:formula="of:=IF([$Настройки.B14]=[$БД.A16];1;0)" office:value-type="float" office:value="0" calcext:value-type="float">
            <text:p>0</text:p>
          </table:table-cell>
          <table:table-cell table:style-name="ce289" table:formula="of:=[.C51]*[.E51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s://www.chipdip.ru/product/rs-25-5" xlink:type="simple">CD</text:a></text:p>
          </table:table-cell>
          <table:table-cell table:style-name="ce286"/>
          <table:table-cell table:style-name="ce81" office:value-type="string" calcext:value-type="string">
            <text:p>На случай, если 5в линии питания материнской платы не будет хватать для питания управляющей платы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Вентилятор 90-120 мм 12 в</text:p>
          </table:table-cell>
          <table:table-cell table:style-name="ce289" office:value-type="currency" office:currency="RUB" office:value="389" calcext:value-type="currency">
            <text:p>389,00 ₽</text:p>
          </table:table-cell>
          <table:table-cell table:style-name="ce289" table:formula="of:=[.B52]*[$Настройки.$B$26]/[$БД.$B$41]" office:value-type="currency" office:currency="RUB" office:value="451.926470588235" calcext:value-type="currency">
            <text:p>451,93 ₽</text:p>
          </table:table-cell>
          <table:table-cell table:style-name="ce329"/>
          <table:table-cell table:style-name="ce340" table:formula="of:=[.E50]" office:value-type="float" office:value="0" calcext:value-type="float">
            <text:p>0</text:p>
          </table:table-cell>
          <table:table-cell table:style-name="ce289" table:formula="of:=[.C52]*[.E52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s://www.dns-shop.ru/product/0b8ea57aad253332/ventilator-xilence-xf038-xpf92r/" xlink:type="simple">DNS</text:a></text:p>
          </table:table-cell>
          <table:table-cell table:style-name="Default"/>
          <table:table-cell table:style-name="ce81" office:value-type="string" calcext:value-type="string">
            <text:p>Для замены вентилятора в блоке питания LRS-350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Fysetc Spider + 8x tmc2209</text:p>
          </table:table-cell>
          <table:table-cell table:style-name="ce289" office:value-type="currency" office:currency="RUB" office:value="4600" calcext:value-type="currency">
            <text:p>4 600,00 ₽</text:p>
          </table:table-cell>
          <table:table-cell table:style-name="ce289" table:formula="of:=[.B53]*[$Настройки.$B$26]/[$БД.$B$41]" office:value-type="currency" office:currency="RUB" office:value="5344.11764705882" calcext:value-type="currency">
            <text:p>5 344,12 ₽</text:p>
          </table:table-cell>
          <table:table-cell table:style-name="ce329"/>
          <table:table-cell table:style-name="ce340" table:formula="of:=IF([$Настройки.B14]=[$БД.A13];1;0)" office:value-type="float" office:value="0" calcext:value-type="float">
            <text:p>0</text:p>
          </table:table-cell>
          <table:table-cell table:style-name="ce289" table:formula="of:=[.C53]*[.E53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li.pub/6fdksh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BTT Octopus + 8x tmc2209</text:p>
          </table:table-cell>
          <table:table-cell table:style-name="ce289" office:value-type="currency" office:currency="RUB" office:value="4234" calcext:value-type="currency">
            <text:p>4 234,00 ₽</text:p>
          </table:table-cell>
          <table:table-cell table:style-name="ce289" table:formula="of:=[.B54]*[$Настройки.$B$26]/[$БД.$B$41]" office:value-type="currency" office:currency="RUB" office:value="4918.91176470588" calcext:value-type="currency">
            <text:p>4 918,91 ₽</text:p>
          </table:table-cell>
          <table:table-cell table:style-name="ce329"/>
          <table:table-cell table:style-name="ce340" table:formula="of:=IF([$Настройки.B14]=[$БД.A14];1;0)" office:value-type="float" office:value="1" calcext:value-type="float">
            <text:p>1</text:p>
          </table:table-cell>
          <table:table-cell table:style-name="ce289" table:formula="of:=[.C54]*[.E54]" office:value-type="currency" office:currency="RUB" office:value="4918.91176470588" calcext:value-type="currency">
            <text:p>4 918,91 ₽</text:p>
          </table:table-cell>
          <table:table-cell table:style-name="ce286" office:value-type="string" calcext:value-type="string">
            <text:p><text:a xlink:href="http://alli.pub/6fdkrb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BTT Octopus Pro + 8x tmc2209</text:p>
          </table:table-cell>
          <table:table-cell table:style-name="ce289" office:value-type="currency" office:currency="RUB" office:value="5775" calcext:value-type="currency">
            <text:p>5 775,00 ₽</text:p>
          </table:table-cell>
          <table:table-cell table:style-name="ce289" table:formula="of:=[.B55]*[$Настройки.$B$26]/[$БД.$B$41]" office:value-type="currency" office:currency="RUB" office:value="6709.19117647059" calcext:value-type="currency">
            <text:p>6 709,19 ₽</text:p>
          </table:table-cell>
          <table:table-cell table:style-name="ce329"/>
          <table:table-cell table:style-name="ce340" table:formula="of:=IF([$Настройки.B14]=[$БД.A15];1;0)" office:value-type="float" office:value="0" calcext:value-type="float">
            <text:p>0</text:p>
          </table:table-cell>
          <table:table-cell table:style-name="ce289" table:formula="of:=[.C55]*[.E55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li.pub/6fdkn8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BTT SKR 1.4 + 5x tmc2209</text:p>
          </table:table-cell>
          <table:table-cell table:style-name="ce289" office:value-type="currency" office:currency="RUB" office:value="3270" calcext:value-type="currency">
            <text:p>3 270,00 ₽</text:p>
          </table:table-cell>
          <table:table-cell table:style-name="ce289" table:formula="of:=[.B56]*[$Настройки.$B$26]/[$БД.$B$41]" office:value-type="currency" office:currency="RUB" office:value="3798.97058823529" calcext:value-type="currency">
            <text:p>3 798,97 ₽</text:p>
          </table:table-cell>
          <table:table-cell table:style-name="ce329"/>
          <table:table-cell table:style-name="ce340" table:formula="of:=IF([$Настройки.B14]=[$БД.A16];1;0)" office:value-type="float" office:value="0" calcext:value-type="float">
            <text:p>0</text:p>
          </table:table-cell>
          <table:table-cell table:style-name="ce289" table:formula="of:=[.C56]*[.E56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li.pub/6fdkn8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5" office:value-type="string" calcext:value-type="string">
            <text:p>Orange Pi Lite</text:p>
          </table:table-cell>
          <table:table-cell table:style-name="ce289" office:value-type="currency" office:currency="RUB" office:value="1853" calcext:value-type="currency">
            <text:p>1 853,00 ₽</text:p>
          </table:table-cell>
          <table:table-cell table:style-name="ce289" table:formula="of:=[.B57]*[$Настройки.$B$26]/[$БД.$B$41]" office:value-type="currency" office:currency="RUB" office:value="2152.75" calcext:value-type="currency">
            <text:p>2 152,75 ₽</text:p>
          </table:table-cell>
          <table:table-cell table:style-name="ce329"/>
          <table:table-cell table:style-name="ce340" table:formula="of:=IF([$Настройки.B15]=[$БД.A20];1;0)" office:value-type="float" office:value="0" calcext:value-type="float">
            <text:p>0</text:p>
          </table:table-cell>
          <table:table-cell table:style-name="ce289" table:formula="of:=[.C57]*[.E57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li.pub/6fdkvl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5" office:value-type="string" calcext:value-type="string">
            <text:p>Orange Pi 3 LTS</text:p>
          </table:table-cell>
          <table:table-cell table:style-name="ce289" office:value-type="currency" office:currency="RUB" office:value="2403" calcext:value-type="currency">
            <text:p>2 403,00 ₽</text:p>
          </table:table-cell>
          <table:table-cell table:style-name="ce289" table:formula="of:=[.B58]*[$Настройки.$B$26]/[$БД.$B$41]" office:value-type="currency" office:currency="RUB" office:value="2791.72058823529" calcext:value-type="currency">
            <text:p>2 791,72 ₽</text:p>
          </table:table-cell>
          <table:table-cell table:style-name="ce329"/>
          <table:table-cell table:style-name="ce340" table:formula="of:=IF([$Настройки.B15]=[$БД.A21];1;0)" office:value-type="float" office:value="1" calcext:value-type="float">
            <text:p>1</text:p>
          </table:table-cell>
          <table:table-cell table:style-name="ce289" table:formula="of:=[.C58]*[.E58]" office:value-type="currency" office:currency="RUB" office:value="2791.72058823529" calcext:value-type="currency">
            <text:p>2 791,72 ₽</text:p>
          </table:table-cell>
          <table:table-cell table:style-name="ce286" office:value-type="string" calcext:value-type="string">
            <text:p><text:a xlink:href="http://alii.pub/6fdbj0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5" office:value-type="string" calcext:value-type="string">
            <text:p>Orange Pi 4 LTS</text:p>
          </table:table-cell>
          <table:table-cell table:style-name="ce289" office:value-type="currency" office:currency="RUB" office:value="5005" calcext:value-type="currency">
            <text:p>5 005,00 ₽</text:p>
          </table:table-cell>
          <table:table-cell table:style-name="ce289" table:formula="of:=[.B59]*[$Настройки.$B$26]/[$БД.$B$41]" office:value-type="currency" office:currency="RUB" office:value="5814.63235294118" calcext:value-type="currency">
            <text:p>5 814,63 ₽</text:p>
          </table:table-cell>
          <table:table-cell table:style-name="ce329"/>
          <table:table-cell table:style-name="ce340" table:formula="of:=IF([$Настройки.B15]=[$БД.A22];1;0)" office:value-type="float" office:value="0" calcext:value-type="float">
            <text:p>0</text:p>
          </table:table-cell>
          <table:table-cell table:style-name="ce289" table:formula="of:=[.C59]*[.E59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li.pub/6fdkum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5" office:value-type="string" calcext:value-type="string">
            <text:p>Fysetc mini 12864</text:p>
          </table:table-cell>
          <table:table-cell table:style-name="ce289"/>
          <table:table-cell table:style-name="ce289" table:formula="of:=991*68/79*[$Настройки.$B$26]/[$БД.$B$41]" office:value-type="currency" office:currency="RUB" office:value="991" calcext:value-type="currency">
            <text:p>991,00 ₽</text:p>
          </table:table-cell>
          <table:table-cell table:style-name="ce329"/>
          <table:table-cell table:style-name="ce340" table:formula="of:=IF([$Настройки.B16]=[$БД.A68];1;0)" office:value-type="float" office:value="1" calcext:value-type="float">
            <text:p>1</text:p>
          </table:table-cell>
          <table:table-cell table:style-name="ce289" table:formula="of:=[.C60]*[.E60]" office:value-type="currency" office:currency="RUB" office:value="991" calcext:value-type="currency">
            <text:p>991,00 ₽</text:p>
          </table:table-cell>
          <table:table-cell table:style-name="ce286" office:value-type="string" calcext:value-type="string">
            <text:p><text:a xlink:href="https://aliclick.shop/s/vmlvzb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5" office:value-type="string" calcext:value-type="string">
            <text:p>Карта памяти microSD 16Gb</text:p>
          </table:table-cell>
          <table:table-cell table:style-name="ce289" office:value-type="currency" office:currency="RUB" office:value="599" calcext:value-type="currency">
            <text:p>599,00 ₽</text:p>
          </table:table-cell>
          <table:table-cell table:style-name="ce289" table:formula="of:=[.B61]*[$Настройки.$B$26]/[$БД.$B$41]" office:value-type="currency" office:currency="RUB" office:value="695.897058823529" calcext:value-type="currency">
            <text:p>695,90 ₽</text:p>
          </table:table-cell>
          <table:table-cell table:style-name="ce329"/>
          <table:table-cell table:style-name="ce340" office:value-type="float" office:value="1" calcext:value-type="float">
            <text:p>1</text:p>
          </table:table-cell>
          <table:table-cell table:style-name="ce289" table:formula="of:=[.C61]*[.E61]" office:value-type="currency" office:currency="RUB" office:value="695.897058823529" calcext:value-type="currency">
            <text:p>695,90 ₽</text:p>
          </table:table-cell>
          <table:table-cell table:style-name="ce286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Реле твердотельное 25А</text:p>
          </table:table-cell>
          <table:table-cell table:style-name="ce289" office:value-type="currency" office:currency="RUB" office:value="195" calcext:value-type="currency">
            <text:p>195,00 ₽</text:p>
          </table:table-cell>
          <table:table-cell table:style-name="ce289" table:formula="of:=[.B62]*[$Настройки.$B$26]/[$БД.$B$41]" office:value-type="currency" office:currency="RUB" office:value="226.544117647059" calcext:value-type="currency">
            <text:p>226,54 ₽</text:p>
          </table:table-cell>
          <table:table-cell table:style-name="ce329"/>
          <table:table-cell table:style-name="ce340" office:value-type="float" office:value="2" calcext:value-type="float">
            <text:p>2</text:p>
          </table:table-cell>
          <table:table-cell table:style-name="ce289" table:formula="of:=[.C62]*[.E62]" office:value-type="currency" office:currency="RUB" office:value="453.088235294118" calcext:value-type="currency">
            <text:p>453,09 ₽</text:p>
          </table:table-cell>
          <table:table-cell table:style-name="ce286" office:value-type="string" calcext:value-type="string">
            <text:p><text:a xlink:href="http://alli.pub/6fdkwk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Концевик оптический</text:p>
          </table:table-cell>
          <table:table-cell table:style-name="ce289" office:value-type="currency" office:currency="RUB" office:value="62" calcext:value-type="currency">
            <text:p>62,00 ₽</text:p>
          </table:table-cell>
          <table:table-cell table:style-name="ce289" table:formula="of:=[.B63]*[$Настройки.$B$26]/[$БД.$B$41]" office:value-type="currency" office:currency="RUB" office:value="72.0294117647059" calcext:value-type="currency">
            <text:p>72,03 ₽</text:p>
          </table:table-cell>
          <table:table-cell table:style-name="ce329"/>
          <table:table-cell table:style-name="ce340" office:value-type="float" office:value="2" calcext:value-type="float">
            <text:p>2</text:p>
          </table:table-cell>
          <table:table-cell table:style-name="ce289" table:formula="of:=[.C63]*[.E63]" office:value-type="currency" office:currency="RUB" office:value="144.058823529412" calcext:value-type="currency">
            <text:p>144,06 ₽</text:p>
          </table:table-cell>
          <table:table-cell table:style-name="ce286" office:value-type="string" calcext:value-type="string">
            <text:p><text:a xlink:href="http://alli.pub/6fdkg8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Концевик механический</text:p>
          </table:table-cell>
          <table:table-cell table:style-name="ce289" office:value-type="currency" office:currency="RUB" office:value="9.5" calcext:value-type="currency">
            <text:p>9,50 ₽</text:p>
          </table:table-cell>
          <table:table-cell table:style-name="ce289" table:formula="of:=[.B64]*[$Настройки.$B$26]/[$БД.$B$41]" office:value-type="currency" office:currency="RUB" office:value="11.0367647058824" calcext:value-type="currency">
            <text:p>11,04 ₽</text:p>
          </table:table-cell>
          <table:table-cell table:style-name="ce329"/>
          <table:table-cell table:style-name="ce340" table:formula="of:=IF([$Настройки.B3]=2;2;0)" office:value-type="float" office:value="2" calcext:value-type="float">
            <text:p>2</text:p>
          </table:table-cell>
          <table:table-cell table:style-name="ce289" table:formula="of:=[.C64]*[.E64]" office:value-type="currency" office:currency="RUB" office:value="22.0735294117647" calcext:value-type="currency">
            <text:p>22,07 ₽</text:p>
          </table:table-cell>
          <table:table-cell table:style-name="ce286" office:value-type="string" calcext:value-type="string">
            <text:p><text:a xlink:href="http://alli.pub/6fdkwy" xlink:type="simple">AE</text:a></text:p>
          </table:table-cell>
          <table:table-cell table:style-name="ce286"/>
          <table:table-cell table:style-name="ce81" office:value-type="string" calcext:value-type="string">
            <text:p>С лапкой со скруглением или роликом на конце. Если не хотите использовать sensorless homing на оси Y, то добавьте еще 2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Розетка 250В</text:p>
          </table:table-cell>
          <table:table-cell table:style-name="ce289" office:value-type="currency" office:currency="RUB" office:value="153" calcext:value-type="currency">
            <text:p>153,00 ₽</text:p>
          </table:table-cell>
          <table:table-cell table:style-name="ce289" table:formula="of:=[.B65]*[$Настройки.$B$26]/[$БД.$B$41]" office:value-type="currency" office:currency="RUB" office:value="177.75" calcext:value-type="currency">
            <text:p>177,75 ₽</text:p>
          </table:table-cell>
          <table:table-cell table:style-name="ce329"/>
          <table:table-cell table:style-name="ce340" office:value-type="float" office:value="1" calcext:value-type="float">
            <text:p>1</text:p>
          </table:table-cell>
          <table:table-cell table:style-name="ce289" table:formula="of:=[.C65]*[.E65]" office:value-type="currency" office:currency="RUB" office:value="177.75" calcext:value-type="currency">
            <text:p>177,75 ₽</text:p>
          </table:table-cell>
          <table:table-cell table:style-name="ce286" office:value-type="string" calcext:value-type="string">
            <text:p><text:a xlink:href="http://alli.pub/6fdkdi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9">
          <table:table-cell table:style-name="ce50" office:value-type="string" calcext:value-type="string" table:number-columns-spanned="9" table:number-rows-spanned="1">
            <text:p>Зашивка и навесное</text:p>
          </table:table-cell>
          <table:covered-table-cell table:style-name="ce50"/>
          <table:covered-table-cell table:style-name="ce289" table:formula="of:=[.B66]*[$Настройки.$B$26]/[$БД.$B$41]" office:value-type="currency" office:currency="RUB" office:value="0" calcext:value-type="currency">
            <text:p>0,00 ₽</text:p>
          </table:covered-table-cell>
          <table:covered-table-cell table:style-name="ce68"/>
          <table:covered-table-cell table:style-name="ce343"/>
          <table:covered-table-cell table:style-name="ce324"/>
          <table:covered-table-cell table:number-columns-repeated="2" table:style-name="ce346"/>
          <table:covered-table-cell table:style-name="ce85"/>
          <table:table-cell table:number-columns-repeated="1015"/>
        </table:table-row>
        <table:table-row table:style-name="ro11">
          <table:table-cell table:style-name="ce311" office:value-type="string" calcext:value-type="string">
            <text:p>Вентилятор 200мм</text:p>
          </table:table-cell>
          <table:table-cell table:style-name="ce289" office:value-type="currency" office:currency="RUB" office:value="999" calcext:value-type="currency">
            <text:p>999,00 ₽</text:p>
          </table:table-cell>
          <table:table-cell table:style-name="ce289" table:formula="of:=[.B67]*[$Настройки.$B$26]/[$БД.$B$41]" office:value-type="currency" office:currency="RUB" office:value="1160.60294117647" calcext:value-type="currency">
            <text:p>1 160,60 ₽</text:p>
          </table:table-cell>
          <table:table-cell table:style-name="ce329"/>
          <table:table-cell table:style-name="ce340" office:value-type="float" office:value="1" calcext:value-type="float">
            <text:p>1</text:p>
          </table:table-cell>
          <table:table-cell table:style-name="ce289" table:formula="of:=[.C67]*[.E67]" office:value-type="currency" office:currency="RUB" office:value="1160.60294117647" calcext:value-type="currency">
            <text:p>1 160,60 ₽</text:p>
          </table:table-cell>
          <table:table-cell table:style-name="ce286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Магнит D10 L1</text:p>
          </table:table-cell>
          <table:table-cell table:style-name="ce289" office:value-type="currency" office:currency="RUB" office:value="8.25" calcext:value-type="currency">
            <text:p>8,25 ₽</text:p>
          </table:table-cell>
          <table:table-cell table:style-name="ce289" table:formula="of:=[.B68]*[$Настройки.$B$26]/[$БД.$B$41]" office:value-type="currency" office:currency="RUB" office:value="9.58455882352941" calcext:value-type="currency">
            <text:p>9,58 ₽</text:p>
          </table:table-cell>
          <table:table-cell table:style-name="ce329"/>
          <table:table-cell table:style-name="ce340" office:value-type="float" office:value="2" calcext:value-type="float">
            <text:p>2</text:p>
          </table:table-cell>
          <table:table-cell table:style-name="ce289" table:formula="of:=[.C68]*[.E68]" office:value-type="currency" office:currency="RUB" office:value="19.1691176470588" calcext:value-type="currency">
            <text:p>19,17 ₽</text:p>
          </table:table-cell>
          <table:table-cell table:style-name="ce286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6">
          <table:table-cell table:style-name="ce54" office:value-type="string" calcext:value-type="string" table:number-columns-spanned="5" table:number-rows-spanned="2">
            <text:p>Итого: </text:p>
          </table:table-cell>
          <table:covered-table-cell table:style-name="ce54"/>
          <table:covered-table-cell table:style-name="ce289"/>
          <table:covered-table-cell table:style-name="ce329"/>
          <table:covered-table-cell table:style-name="ce74"/>
          <table:table-cell table:style-name="ce345" table:formula="of:=SUM([.F$5:.F$68])" office:value-type="currency" office:currency="RUB" office:value="40338.1117647059" calcext:value-type="currency" table:number-columns-spanned="3" table:number-rows-spanned="2">
            <text:p>40 338,11 ₽</text:p>
          </table:table-cell>
          <table:covered-table-cell table:number-columns-repeated="2" table:style-name="ce286"/>
          <table:table-cell table:style-name="ce86" table:number-columns-spanned="1" table:number-rows-spanned="2"/>
          <table:table-cell table:number-columns-repeated="1015"/>
        </table:table-row>
        <table:table-row table:style-name="ro6">
          <table:covered-table-cell table:number-columns-repeated="2" table:style-name="ce55"/>
          <table:covered-table-cell table:style-name="ce289"/>
          <table:covered-table-cell table:style-name="ce329"/>
          <table:covered-table-cell table:style-name="ce74"/>
          <table:covered-table-cell table:style-name="ce289"/>
          <table:covered-table-cell table:number-columns-repeated="2" table:style-name="ce286"/>
          <table:covered-table-cell table:style-name="ce86"/>
          <table:table-cell table:number-columns-repeated="1015"/>
        </table:table-row>
        <table:table-row table:style-name="ro6" table:number-rows-repeated="104850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Стандартные изделия" table:style-name="ta1">
        <office:forms form:automatic-focus="false" form:apply-design-mode="false"/>
        <table:table-column table:style-name="co9" table:default-cell-style-name="ce357"/>
        <table:table-column table:style-name="co10" table:default-cell-style-name="ce100"/>
        <table:table-column table:style-name="co11" table:default-cell-style-name="ce100"/>
        <table:table-column table:style-name="co12" table:default-cell-style-name="ce100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number-columns-repeated="38" table:default-cell-style-name="ce100"/>
        <table:table-column table:style-name="co4" table:number-columns-repeated="969" table:default-cell-style-name="ce100"/>
        <table:table-row table:style-name="ro13" table:visibility="collapse">
          <table:table-cell table:style-name="ce356" office:value-type="string" calcext:value-type="string" table:number-columns-spanned="8" table:number-rows-spanned="3">
            <text:p><text:span text:style-name="T3">На данном листе производится расчёт количества стандартных изделий</text:span></text:p>
            <text:p/>
            <text:p>Так как в принтере нет сильно нагруженных соединений, то крепеж (винтов, гаек и т. д.) подобран исходя из наименьшей цены за единицу в розницу. Но не будет плохой идеей взять и более качественный крепеж. Также важно отметить, что в некоторых случаях можно будет значительно сэкономить, если взять некоторые виды крепежа оптом, пачками по 1 тыс. штук вскладчину с кем-то.</text:p>
            <text:p/>
            <text:p>Подшипники подобраны хорошего качества так как дешевые подшипники не сильно то и дешевле, но быстро умирают.</text:p>
            <text:p/>
            <text:p>Автор не сотрудничает с магазинами крепежа.</text:p>
          </table:table-cell>
          <table:covered-table-cell table:style-name="ce363"/>
          <table:covered-table-cell table:number-columns-repeated="6" table:style-name="ce99"/>
          <table:table-cell table:style-name="ce375" office:value-type="string" calcext:value-type="string">
            <text:p>Обозначение сборки</text:p>
          </table:table-cell>
          <table:table-cell table:style-name="ce379" office:value-type="string" calcext:value-type="string">
            <text:p>V07-00-00</text:p>
          </table:table-cell>
          <table:table-cell table:style-name="ce379" office:value-type="string" calcext:value-type="string">
            <text:p>V07-01-00</text:p>
          </table:table-cell>
          <table:table-cell table:style-name="ce379" office:value-type="string" calcext:value-type="string">
            <text:p>V07-01-01-00</text:p>
          </table:table-cell>
          <table:table-cell table:style-name="ce379" office:value-type="string" calcext:value-type="string">
            <text:p>V07-01-01-01-00</text:p>
          </table:table-cell>
          <table:table-cell table:style-name="ce379" office:value-type="string" calcext:value-type="string">
            <text:p>V07-01-01-01-05-00</text:p>
          </table:table-cell>
          <table:table-cell table:style-name="ce379" office:value-type="string" calcext:value-type="string">
            <text:p>V07-01-01-02-00</text:p>
          </table:table-cell>
          <table:table-cell table:style-name="ce379" office:value-type="string" calcext:value-type="string">
            <text:p>V07-01-01-04-00</text:p>
          </table:table-cell>
          <table:table-cell table:style-name="ce379" office:value-type="string" calcext:value-type="string">
            <text:p>V07-01-02-00</text:p>
          </table:table-cell>
          <table:table-cell table:style-name="ce379" office:value-type="string" calcext:value-type="string">
            <text:p>V07-01-03-00</text:p>
          </table:table-cell>
          <table:table-cell table:style-name="ce379" office:value-type="string" calcext:value-type="string">
            <text:p>V07-01-04-00</text:p>
          </table:table-cell>
          <table:table-cell table:style-name="ce379" office:value-type="string" calcext:value-type="string">
            <text:p>V07-01-04-02-00</text:p>
          </table:table-cell>
          <table:table-cell table:style-name="ce379" office:value-type="string" calcext:value-type="string">
            <text:p>V07-01-04-03-00</text:p>
          </table:table-cell>
          <table:table-cell table:style-name="ce379" office:value-type="string" calcext:value-type="string">
            <text:p>V07-01-05-00</text:p>
          </table:table-cell>
          <table:table-cell table:style-name="ce379" office:value-type="string" calcext:value-type="string">
            <text:p>V07-01-06-00</text:p>
          </table:table-cell>
          <table:table-cell table:style-name="ce379" office:value-type="string" calcext:value-type="string">
            <text:p>V07-01-07-00</text:p>
          </table:table-cell>
          <table:table-cell table:style-name="ce379" office:value-type="string" calcext:value-type="string">
            <text:p>V07-02-00</text:p>
          </table:table-cell>
          <table:table-cell table:style-name="ce379" office:value-type="string" calcext:value-type="string">
            <text:p>V07-03-00</text:p>
          </table:table-cell>
          <table:table-cell table:style-name="ce379" office:value-type="string" calcext:value-type="string">
            <text:p>V07-03-01-00</text:p>
          </table:table-cell>
          <table:table-cell table:style-name="ce379" office:value-type="string" calcext:value-type="string">
            <text:p>V07-03-02-00</text:p>
          </table:table-cell>
          <table:table-cell table:style-name="ce379" office:value-type="string" calcext:value-type="string">
            <text:p>V07-03-03-00</text:p>
          </table:table-cell>
          <table:table-cell table:style-name="ce379" office:value-type="string" calcext:value-type="string">
            <text:p>V05-03-03-01-00</text:p>
          </table:table-cell>
          <table:table-cell table:style-name="ce379" office:value-type="string" calcext:value-type="string">
            <text:p>V05-03-04-00</text:p>
          </table:table-cell>
          <table:table-cell table:style-name="ce379" office:value-type="string" calcext:value-type="string">
            <text:p>V07-03-05-00</text:p>
          </table:table-cell>
          <table:table-cell table:style-name="ce379" office:value-type="string" calcext:value-type="string">
            <text:p>V07-03-06-00</text:p>
          </table:table-cell>
          <table:table-cell table:style-name="ce379" office:value-type="string" calcext:value-type="string">
            <text:p>V07-03-07-00</text:p>
          </table:table-cell>
          <table:table-cell table:style-name="ce379" office:value-type="string" calcext:value-type="string">
            <text:p>V07-04-00</text:p>
          </table:table-cell>
          <table:table-cell table:style-name="ce379" office:value-type="string" calcext:value-type="string">
            <text:p>V05-04-07-00</text:p>
          </table:table-cell>
          <table:table-cell table:style-name="ce379" office:value-type="string" calcext:value-type="string">
            <text:p>V05-04-07-02-00</text:p>
          </table:table-cell>
          <table:table-cell table:style-name="ce379" office:value-type="string" calcext:value-type="string">
            <text:p>V05-04-09-00</text:p>
          </table:table-cell>
          <table:table-cell table:style-name="ce379" office:value-type="string" calcext:value-type="string">
            <text:p>V05-04-10-00</text:p>
          </table:table-cell>
          <table:table-cell table:style-name="ce379" office:value-type="string" calcext:value-type="string">
            <text:p>V05-05-00</text:p>
          </table:table-cell>
          <table:table-cell table:style-name="ce379" office:value-type="string" calcext:value-type="string">
            <text:p>V08-05-01-00</text:p>
          </table:table-cell>
          <table:table-cell table:style-name="ce379" office:value-type="string" calcext:value-type="string">
            <text:p>V07-06-00</text:p>
          </table:table-cell>
          <table:table-cell table:style-name="ce379" office:value-type="string" calcext:value-type="string">
            <text:p>V07-06-01-00</text:p>
          </table:table-cell>
          <table:table-cell table:style-name="ce379" office:value-type="string" calcext:value-type="string">
            <text:p>V05-06-01-01-00</text:p>
          </table:table-cell>
          <table:table-cell table:style-name="ce379" office:value-type="string" calcext:value-type="string">
            <text:p>V05-07-00</text:p>
          </table:table-cell>
          <table:table-cell table:style-name="ce379" office:value-type="string" calcext:value-type="string">
            <text:p>V05-07-06-00</text:p>
          </table:table-cell>
          <table:table-cell table:style-name="ce384" table:number-columns-repeated="969"/>
        </table:table-row>
        <table:table-row table:style-name="ro14">
          <table:covered-table-cell table:style-name="ce90"/>
          <table:covered-table-cell table:number-columns-repeated="7" table:style-name="ce99"/>
          <table:table-cell table:style-name="ce375" office:value-type="string" calcext:value-type="string">
            <text:p>Наименование сборки</text:p>
          </table:table-cell>
          <table:table-cell table:style-name="ce379" office:value-type="string" calcext:value-type="string">
            <text:p><text:s/>K3D VOSTOK</text:p>
          </table:table-cell>
          <table:table-cell table:style-name="ce379" office:value-type="string" calcext:value-type="string">
            <text:p><text:s/>XY portal</text:p>
          </table:table-cell>
          <table:table-cell table:style-name="ce379" office:value-type="string" calcext:value-type="string">
            <text:p><text:s/>X axis</text:p>
          </table:table-cell>
          <table:table-cell table:style-name="ce379" office:value-type="string" calcext:value-type="string">
            <text:p><text:s/>Y axis carriage</text:p>
          </table:table-cell>
          <table:table-cell table:style-name="ce379" office:value-type="string" calcext:value-type="string">
            <text:p><text:s/>Roller</text:p>
          </table:table-cell>
          <table:table-cell table:style-name="ce379" office:value-type="string" calcext:value-type="string">
            <text:p><text:s/>BMG print head</text:p>
          </table:table-cell>
          <table:table-cell table:style-name="ce379" office:value-type="string" calcext:value-type="string">
            <text:p><text:s/>Lite print head</text:p>
          </table:table-cell>
          <table:table-cell table:style-name="ce379" office:value-type="string" calcext:value-type="string">
            <text:p><text:s/>X axis drive</text:p>
          </table:table-cell>
          <table:table-cell table:style-name="ce379" office:value-type="string" calcext:value-type="string">
            <text:p><text:s/>Y axis drive</text:p>
          </table:table-cell>
          <table:table-cell table:style-name="ce379" office:value-type="string" calcext:value-type="string">
            <text:p><text:s/>Left belt tensioner</text:p>
          </table:table-cell>
          <table:table-cell table:style-name="ce379" office:value-type="string" calcext:value-type="string">
            <text:p><text:s/>Belt tensioner (roller)</text:p>
          </table:table-cell>
          <table:table-cell table:style-name="ce379" office:value-type="string" calcext:value-type="string">
            <text:p><text:s/>Belt tensioner (fixed)</text:p>
          </table:table-cell>
          <table:table-cell table:style-name="ce379" office:value-type="string" calcext:value-type="string">
            <text:p><text:s/>Right belt tensioner</text:p>
          </table:table-cell>
          <table:table-cell table:style-name="ce379" office:value-type="string" calcext:value-type="string">
            <text:p><text:s/>X axis mechanical endstop</text:p>
          </table:table-cell>
          <table:table-cell table:style-name="ce379" office:value-type="string" calcext:value-type="string">
            <text:p><text:s/>Y axis mechanical endstop</text:p>
          </table:table-cell>
          <table:table-cell table:style-name="ce379" office:value-type="string" calcext:value-type="string">
            <text:p><text:s/>Lower frame</text:p>
          </table:table-cell>
          <table:table-cell table:style-name="ce379" office:value-type="string" calcext:value-type="string">
            <text:p><text:s/>Z axis</text:p>
          </table:table-cell>
          <table:table-cell table:style-name="ce379" office:value-type="string" calcext:value-type="string">
            <text:p><text:s/>Z axis guide</text:p>
          </table:table-cell>
          <table:table-cell table:style-name="ce379" office:value-type="string" calcext:value-type="string">
            <text:p><text:s/>Z axis drive</text:p>
          </table:table-cell>
          <table:table-cell table:style-name="ce379" office:value-type="string" calcext:value-type="string">
            <text:p><text:s/>Heatbed frame</text:p>
          </table:table-cell>
          <table:table-cell table:style-name="ce379" office:value-type="string" calcext:value-type="string">
            <text:p><text:s/>Bed arm</text:p>
          </table:table-cell>
          <table:table-cell table:style-name="ce379" office:value-type="string" calcext:value-type="string">
            <text:p><text:s/>Heatbed install</text:p>
          </table:table-cell>
          <table:table-cell table:style-name="ce379" office:value-type="string" calcext:value-type="string">
            <text:p><text:s/>Optical endstop install</text:p>
          </table:table-cell>
          <table:table-cell table:style-name="ce379" office:value-type="string" calcext:value-type="string">
            <text:p><text:s/>Optical endstop trigger</text:p>
          </table:table-cell>
          <table:table-cell table:style-name="ce379" office:value-type="string" calcext:value-type="string">
            <text:p><text:s/>Quad guide nut install</text:p>
          </table:table-cell>
          <table:table-cell table:style-name="ce379" office:value-type="string" calcext:value-type="string">
            <text:p><text:s/>Enclosure</text:p>
          </table:table-cell>
          <table:table-cell table:style-name="ce379" office:value-type="string" calcext:value-type="string">
            <text:p><text:s/>Front door</text:p>
          </table:table-cell>
          <table:table-cell table:style-name="ce379" office:value-type="string" calcext:value-type="string">
            <text:p><text:s/>Enclosure hinge</text:p>
          </table:table-cell>
          <table:table-cell table:style-name="ce379" office:value-type="string" calcext:value-type="string">
            <text:p><text:s/>Back door</text:p>
          </table:table-cell>
          <table:table-cell table:style-name="ce379" office:value-type="string" calcext:value-type="string">
            <text:p><text:s/>Back door lock </text:p>
          </table:table-cell>
          <table:table-cell table:style-name="ce379" office:value-type="string" calcext:value-type="string">
            <text:p><text:s/>Electronics</text:p>
          </table:table-cell>
          <table:table-cell table:style-name="ce379" office:value-type="string" calcext:value-type="string">
            <text:p><text:s/>Fysetc mini 12864 install</text:p>
          </table:table-cell>
          <table:table-cell table:style-name="ce379" office:value-type="string" calcext:value-type="string">
            <text:p><text:s/>Additions</text:p>
          </table:table-cell>
          <table:table-cell table:style-name="ce379" office:value-type="string" calcext:value-type="string">
            <text:p><text:s/>Inner spool holder</text:p>
          </table:table-cell>
          <table:table-cell table:style-name="ce379" office:value-type="string" calcext:value-type="string">
            <text:p><text:s/>Inner spool holder rocker</text:p>
          </table:table-cell>
          <table:table-cell table:style-name="ce379" office:value-type="string" calcext:value-type="string">
            <text:p><text:s/>Enclosure top</text:p>
          </table:table-cell>
          <table:table-cell table:style-name="ce379" office:value-type="string" calcext:value-type="string">
            <text:p><text:s/>Enclosure top hinge</text:p>
          </table:table-cell>
          <table:table-cell table:style-name="ce384" table:number-columns-repeated="969"/>
        </table:table-row>
        <table:table-row table:style-name="ro6">
          <table:covered-table-cell table:style-name="ce90"/>
          <table:covered-table-cell table:number-columns-repeated="5" table:style-name="ce365"/>
          <table:covered-table-cell table:number-columns-repeated="2" table:style-name="ce373"/>
          <table:table-cell table:style-name="ce376" office:value-type="string" calcext:value-type="string">
            <text:p>Ед.</text:p>
          </table:table-cell>
          <table:table-cell table:number-columns-repeated="3" table:style-name="ce380" office:value-type="float" office:value="1" calcext:value-type="float">
            <text:p>1</text:p>
          </table:table-cell>
          <table:table-cell table:style-name="ce380" office:value-type="float" office:value="2" calcext:value-type="float">
            <text:p>2</text:p>
          </table:table-cell>
          <table:table-cell table:style-name="ce380" table:formula="of:=[$Настройки.B3]*4+2*[.O3]+2*[.P3]+2*[$Настройки.B3]+1+[.T3]" office:value-type="float" office:value="19" calcext:value-type="float">
            <text:p>19</text:p>
          </table:table-cell>
          <table:table-cell table:style-name="ce380" table:formula="of:=IF([$Настройки.B4]=[$БД.A3];1;0)*[$Настройки.B3]" office:value-type="float" office:value="0" calcext:value-type="float">
            <text:p>0</text:p>
          </table:table-cell>
          <table:table-cell table:style-name="ce380" table:formula="of:=(IF([$Настройки.B4]=[$БД.A3];1;0)+IF([$Настройки.B4]=[$БД.A4];1;0)*[$Настройки.B3])" office:value-type="float" office:value="2" calcext:value-type="float">
            <text:p>2</text:p>
          </table:table-cell>
          <table:table-cell table:style-name="ce380" office:value-type="float" office:value="2" calcext:value-type="float">
            <text:p>2</text:p>
          </table:table-cell>
          <table:table-cell table:number-columns-repeated="2" table:style-name="ce380" office:value-type="float" office:value="1" calcext:value-type="float">
            <text:p>1</text:p>
          </table:table-cell>
          <table:table-cell table:style-name="ce380" office:value-type="float" office:value="2" calcext:value-type="float">
            <text:p>2</text:p>
          </table:table-cell>
          <table:table-cell table:style-name="ce380" table:formula="of:=[$Настройки.B3]" office:value-type="float" office:value="2" calcext:value-type="float">
            <text:p>2</text:p>
          </table:table-cell>
          <table:table-cell table:style-name="ce380" office:value-type="float" office:value="1" calcext:value-type="float">
            <text:p>1</text:p>
          </table:table-cell>
          <table:table-cell table:style-name="ce380" table:formula="of:=[$Настройки.B3]" office:value-type="float" office:value="2" calcext:value-type="float">
            <text:p>2</text:p>
          </table:table-cell>
          <table:table-cell table:number-columns-repeated="3" table:style-name="ce380" office:value-type="float" office:value="1" calcext:value-type="float">
            <text:p>1</text:p>
          </table:table-cell>
          <table:table-cell table:style-name="ce380" table:formula="of:=[$Настройки.B11]" office:value-type="float" office:value="2" calcext:value-type="float">
            <text:p>2</text:p>
          </table:table-cell>
          <table:table-cell table:style-name="ce380" table:formula="of:=[$Настройки.B12]" office:value-type="float" office:value="2" calcext:value-type="float">
            <text:p>2</text:p>
          </table:table-cell>
          <table:table-cell table:style-name="ce380" office:value-type="float" office:value="1" calcext:value-type="float">
            <text:p>1</text:p>
          </table:table-cell>
          <table:table-cell table:style-name="ce380" table:formula="of:=IF([Настройки.$B$10]=4;2;3)" office:value-type="float" office:value="3" calcext:value-type="float">
            <text:p>3</text:p>
          </table:table-cell>
          <table:table-cell table:number-columns-repeated="3" table:style-name="ce380" office:value-type="float" office:value="1" calcext:value-type="float">
            <text:p>1</text:p>
          </table:table-cell>
          <table:table-cell table:style-name="ce380" table:formula="of:=IF([$Настройки.B12]=4;2;0)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float" office:value="2" calcext:value-type="float">
            <text:p>2</text:p>
          </table:table-cell>
          <table:table-cell table:style-name="ce380" office:value-type="float" office:value="6" calcext:value-type="float">
            <text:p>6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float" office:value="2" calcext:value-type="float">
            <text:p>2</text:p>
          </table:table-cell>
          <table:table-cell table:style-name="ce380" office:value-type="float" office:value="1" calcext:value-type="float">
            <text:p>1</text:p>
          </table:table-cell>
          <table:table-cell table:style-name="ce380" table:formula="of:=[$'Покупные изделия'.E60]" office:value-type="float" office:value="1" calcext:value-type="float">
            <text:p>1</text:p>
          </table:table-cell>
          <table:table-cell table:style-name="ce380" office:value-type="float" office:value="1" calcext:value-type="float">
            <text:p>1</text:p>
          </table:table-cell>
          <table:table-cell table:style-name="ce380" table:formula="of:=[$Настройки.B3]" office:value-type="float" office:value="2" calcext:value-type="float">
            <text:p>2</text:p>
          </table:table-cell>
          <table:table-cell table:style-name="ce380" table:formula="of:=2*[.AQ3]" office:value-type="float" office:value="4" calcext:value-type="float">
            <text:p>4</text:p>
          </table:table-cell>
          <table:table-cell table:number-columns-repeated="2" table:style-name="ce380" office:value-type="float" office:value="2" calcext:value-type="float">
            <text:p>2</text:p>
          </table:table-cell>
          <table:table-cell table:style-name="ce384" table:number-columns-repeated="969"/>
        </table:table-row>
        <table:table-row table:style-name="ro6">
          <table:table-cell table:style-name="ce358" office:value-type="string" calcext:value-type="string">
            <text:p>Наименование</text:p>
          </table:table-cell>
          <table:table-cell table:style-name="ce106" office:value-type="string" calcext:value-type="string">
            <text:p>Стандарт</text:p>
          </table:table-cell>
          <table:table-cell table:style-name="ce106" office:value-type="string" calcext:value-type="string">
            <text:p>Резьба</text:p>
          </table:table-cell>
          <table:table-cell table:style-name="ce106" office:value-type="string" calcext:value-type="string">
            <text:p>Цена/ед.</text:p>
          </table:table-cell>
          <table:table-cell table:style-name="ce106" office:value-type="string" calcext:value-type="string">
            <text:p>Кол-во</text:p>
          </table:table-cell>
          <table:table-cell table:style-name="ce106" office:value-type="string" calcext:value-type="string">
            <text:p>Цена всего</text:p>
          </table:table-cell>
          <table:table-cell table:style-name="ce106" office:value-type="string" calcext:value-type="string" table:number-columns-spanned="2" table:number-rows-spanned="1">
            <text:p>Ссылки</text:p>
          </table:table-cell>
          <table:covered-table-cell table:style-name="ce106" office:value-type="string" calcext:value-type="string">
            <text:p>Ссылка</text:p>
          </table:covered-table-cell>
          <table:table-cell table:style-name="ce129" table:number-columns-spanned="38" table:number-rows-spanned="1"/>
          <table:covered-table-cell table:number-columns-repeated="37" table:style-name="ce380"/>
          <table:table-cell table:style-name="ce384" table:number-columns-repeated="969"/>
        </table:table-row>
        <table:table-row table:style-name="ro15">
          <table:table-cell table:style-name="ce92" office:value-type="string" calcext:value-type="string" table:number-columns-spanned="1" table:number-rows-spanned="6">
            <text:p>Винт с полукруглой головкой и шестигранным углублением под ключ</text:p>
          </table:table-cell>
          <table:table-cell table:style-name="ce107" office:value-type="string" calcext:value-type="string" table:number-columns-spanned="1" table:number-rows-spanned="6">
            <text:p>ISO 7380-1</text:p>
          </table:table-cell>
          <table:table-cell table:style-name="ce93" office:value-type="string" calcext:value-type="string">
            <text:p>М3х6</text:p>
          </table:table-cell>
          <table:table-cell table:style-name="ce102" office:value-type="currency" office:currency="RUB" office:value="3" calcext:value-type="currency">
            <text:p>3,00 ₽</text:p>
          </table:table-cell>
          <table:table-cell table:style-name="ce93" table:formula="of:=[.J5]*[.$J$3]+[.K5]*[.$K$3]+[.L5]*[.$L$3]+[.M5]*[.$M$3]+[.N5]*[.$N$3]+[.O5]*[.$O$3]+[.P5]*[.$P$3]+[.Q5]*[.$Q$3]+[.R5]*[.$R$3]+[.S5]*[.$S$3]+[.T5]*[.$T$3]+[.U5]*[.$U$3]+[.V5]*[.$V$3]+[.W5]*[.$W$3]+[.X5]*[.$X$3]+[.Y5]*[.$Y$3]+[.Z5]*[.$Z$3]+[.AA5]*[.$AA$3]+[.AB5]*[.$AB$3]+[.AC5]*[.$AC$3]+[.AD5]*[.$AD$3]+[.AE5]*[.$AE$3]+[.AF5]*[.$AF$3]+[.AG5]*[.$AG$3]+[.AH5]*[.$AH$3]+[.AI5]*[.$AI$3]+[.AJ5]*[.$AJ$3]+[.AK5]*[.$AK$3]+[.AL5]*[.$AL$3]+[.AM5]*[.$AM$3]+[.AN5]*[.$AN$3]+[.AO5]*[.$AO$3]+[.AP5]*[.$AP$3]+[.AQ5]*[.$AQ$3]+[.AR5]*[.$AR$3]+[.AS5]*[.$AS$3]+[.AT5]*[.$AT$3]" office:value-type="float" office:value="166" calcext:value-type="float">
            <text:p>166</text:p>
          </table:table-cell>
          <table:table-cell table:style-name="ce102" table:formula="of:=[.D5]*[.E5]" office:value-type="currency" office:currency="RUB" office:value="498" calcext:value-type="currency">
            <text:p>498,00 ₽</text:p>
          </table:table-cell>
          <table:table-cell table:style-name="ce107" office:value-type="string" calcext:value-type="string">
            <text:p><text:a xlink:href="https://krepcom.ru/catalog/vinty-razdel/vint_3kh6_s_polukrugloy_golovkoy_i_vnutrennim_shestigrannikom_din_7380_nerzh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iso_7380_1/3kh6_v_sh_p_kr_nerzh_a2_iso_7380/" xlink:type="simple">krep-shop</text:a></text:p>
          </table:table-cell>
          <table:table-cell table:style-name="ce110" table:number-columns-spanned="1" table:number-rows-spanned="39"/>
          <table:table-cell table:style-name="ce133" table:number-columns-repeated="3"/>
          <table:table-cell table:style-name="ce133" office:value-type="float" office:value="2" calcext:value-type="float">
            <text:p>2</text:p>
          </table:table-cell>
          <table:table-cell table:style-name="ce134"/>
          <table:table-cell table:style-name="ce134" office:value-type="float" office:value="4" calcext:value-type="float">
            <text:p>4</text:p>
          </table:table-cell>
          <table:table-cell table:style-name="ce134" office:value-type="float" office:value="7" calcext:value-type="float">
            <text:p>7</text:p>
          </table:table-cell>
          <table:table-cell table:style-name="ce134" office:value-type="float" office:value="3" calcext:value-type="float">
            <text:p>3</text:p>
          </table:table-cell>
          <table:table-cell table:style-name="ce134" table:number-columns-repeated="5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/>
          <table:table-cell table:style-name="ce133" office:value-type="float" office:value="2" calcext:value-type="float">
            <text:p>2</text:p>
          </table:table-cell>
          <table:table-cell table:style-name="ce133" table:number-columns-repeated="2"/>
          <table:table-cell table:style-name="ce133" office:value-type="float" office:value="2" calcext:value-type="float">
            <text:p>2</text:p>
          </table:table-cell>
          <table:table-cell table:style-name="ce133" table:number-columns-repeated="8"/>
          <table:table-cell table:style-name="ce133" office:value-type="float" office:value="68" calcext:value-type="float">
            <text:p>68</text:p>
          </table:table-cell>
          <table:table-cell table:style-name="ce133"/>
          <table:table-cell table:number-columns-repeated="969"/>
        </table:table-row>
        <table:table-row table:style-name="ro15">
          <table:covered-table-cell table:style-name="ce92"/>
          <table:covered-table-cell table:style-name="ce107" office:value-type="string" calcext:value-type="string">
            <text:p>ISO 7380-1</text:p>
          </table:covered-table-cell>
          <table:table-cell table:style-name="ce93" office:value-type="string" calcext:value-type="string">
            <text:p>М3х12</text:p>
          </table:table-cell>
          <table:table-cell table:style-name="ce102" office:value-type="currency" office:currency="RUB" office:value="3" calcext:value-type="currency">
            <text:p>3,00 ₽</text:p>
          </table:table-cell>
          <table:table-cell table:style-name="ce93" table:formula="of:=[.J6]*[.$J$3]+[.K6]*[.$K$3]+[.L6]*[.$L$3]+[.M6]*[.$M$3]+[.N6]*[.$N$3]+[.O6]*[.$O$3]+[.P6]*[.$P$3]+[.Q6]*[.$Q$3]+[.R6]*[.$R$3]+[.S6]*[.$S$3]+[.T6]*[.$T$3]+[.U6]*[.$U$3]+[.V6]*[.$V$3]+[.W6]*[.$W$3]+[.X6]*[.$X$3]+[.Y6]*[.$Y$3]+[.Z6]*[.$Z$3]+[.AA6]*[.$AA$3]+[.AB6]*[.$AB$3]+[.AC6]*[.$AC$3]+[.AD6]*[.$AD$3]+[.AE6]*[.$AE$3]+[.AF6]*[.$AF$3]+[.AG6]*[.$AG$3]+[.AH6]*[.$AH$3]+[.AI6]*[.$AI$3]+[.AJ6]*[.$AJ$3]+[.AK6]*[.$AK$3]+[.AL6]*[.$AL$3]+[.AM6]*[.$AM$3]+[.AN6]*[.$AN$3]+[.AO6]*[.$AO$3]+[.AP6]*[.$AP$3]+[.AQ6]*[.$AQ$3]+[.AR6]*[.$AR$3]+[.AS6]*[.$AS$3]+[.AT6]*[.$AT$3]" office:value-type="float" office:value="18" calcext:value-type="float">
            <text:p>18</text:p>
          </table:table-cell>
          <table:table-cell table:style-name="ce102" table:formula="of:=[.D6]*[.E6]" office:value-type="currency" office:currency="RUB" office:value="54" calcext:value-type="currency">
            <text:p>54,00 ₽</text:p>
          </table:table-cell>
          <table:table-cell table:style-name="ce107" office:value-type="string" calcext:value-type="string">
            <text:p><text:a xlink:href="https://krepcom.ru/catalog/vinty-razdel/vint_3kh12_s_polukrugloy_golovkoy_i_vnutrennim_shestigrannikom_din_7380_nerzh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iso_7380_1/3kh12_v_sh_p_kr_nerzh_a2_iso_7380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4"/>
          <table:table-cell table:style-name="ce134" office:value-type="float" office:value="8" calcext:value-type="float">
            <text:p>8</text:p>
          </table:table-cell>
          <table:table-cell table:style-name="ce134" table:number-columns-repeated="4"/>
          <table:table-cell table:style-name="ce133" table:number-columns-repeated="4"/>
          <table:table-cell table:style-name="ce134"/>
          <table:table-cell table:style-name="ce134" office:value-type="float" office:value="4" calcext:value-type="float">
            <text:p>4</text:p>
          </table:table-cell>
          <table:table-cell table:style-name="ce133"/>
          <table:table-cell table:style-name="ce134" table:number-columns-repeated="2"/>
          <table:table-cell table:style-name="ce133" table:number-columns-repeated="2"/>
          <table:table-cell table:style-name="ce133" office:value-type="float" office:value="4" calcext:value-type="float">
            <text:p>4</text:p>
          </table:table-cell>
          <table:table-cell table:style-name="ce133" table:number-columns-repeated="4"/>
          <table:table-cell table:style-name="ce133" office:value-type="float" office:value="1" calcext:value-type="float">
            <text:p>1</text:p>
          </table:table-cell>
          <table:table-cell table:style-name="ce133" table:number-columns-repeated="7"/>
          <table:table-cell table:number-columns-repeated="969"/>
        </table:table-row>
        <table:table-row table:style-name="ro15">
          <table:covered-table-cell table:style-name="ce92"/>
          <table:covered-table-cell table:style-name="ce107" office:value-type="string" calcext:value-type="string">
            <text:p>ISO 7380-1</text:p>
          </table:covered-table-cell>
          <table:table-cell table:style-name="ce93" office:value-type="string" calcext:value-type="string">
            <text:p>М3х16</text:p>
          </table:table-cell>
          <table:table-cell table:style-name="ce102" office:value-type="currency" office:currency="RUB" office:value="4" calcext:value-type="currency">
            <text:p>4,00 ₽</text:p>
          </table:table-cell>
          <table:table-cell table:style-name="ce93" table:formula="of:=[.J7]*[.$J$3]+[.K7]*[.$K$3]+[.L7]*[.$L$3]+[.M7]*[.$M$3]+[.N7]*[.$N$3]+[.O7]*[.$O$3]+[.P7]*[.$P$3]+[.Q7]*[.$Q$3]+[.R7]*[.$R$3]+[.S7]*[.$S$3]+[.T7]*[.$T$3]+[.U7]*[.$U$3]+[.V7]*[.$V$3]+[.W7]*[.$W$3]+[.X7]*[.$X$3]+[.Y7]*[.$Y$3]+[.Z7]*[.$Z$3]+[.AA7]*[.$AA$3]+[.AB7]*[.$AB$3]+[.AC7]*[.$AC$3]+[.AD7]*[.$AD$3]+[.AE7]*[.$AE$3]+[.AF7]*[.$AF$3]+[.AG7]*[.$AG$3]+[.AH7]*[.$AH$3]+[.AI7]*[.$AI$3]+[.AJ7]*[.$AJ$3]+[.AK7]*[.$AK$3]+[.AL7]*[.$AL$3]+[.AM7]*[.$AM$3]+[.AN7]*[.$AN$3]+[.AO7]*[.$AO$3]+[.AP7]*[.$AP$3]+[.AQ7]*[.$AQ$3]+[.AR7]*[.$AR$3]+[.AS7]*[.$AS$3]+[.AT7]*[.$AT$3]" office:value-type="float" office:value="0" calcext:value-type="float">
            <text:p>0</text:p>
          </table:table-cell>
          <table:table-cell table:style-name="ce102" table:formula="of:=[.D7]*[.E7]" office:value-type="currency" office:currency="RUB" office:value="0" calcext:value-type="currency">
            <text:p>0,00 ₽</text:p>
          </table:table-cell>
          <table:table-cell table:style-name="ce107" office:value-type="string" calcext:value-type="string">
            <text:p><text:a xlink:href="https://krepcom.ru/catalog/vinty-razdel/vint_3kh16_s_polukrugloy_golovkoy_i_vnutrennim_shestigrannikom_din_7380_nerzh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iso_7380_1/3kh16_v_sh_p_kr_nerzh_a2_iso_7380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/>
          <table:table-cell table:style-name="ce134" office:value-type="float" office:value="2" calcext:value-type="float">
            <text:p>2</text:p>
          </table:table-cell>
          <table:table-cell table:style-name="ce134" table:number-columns-repeated="7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5">
          <table:covered-table-cell table:style-name="ce92"/>
          <table:covered-table-cell table:style-name="ce107" office:value-type="string" calcext:value-type="string">
            <text:p>ISO 7380-1</text:p>
          </table:covered-table-cell>
          <table:table-cell table:style-name="ce93" office:value-type="string" calcext:value-type="string">
            <text:p>М4х8</text:p>
          </table:table-cell>
          <table:table-cell table:style-name="ce102" office:value-type="currency" office:currency="RUB" office:value="5" calcext:value-type="currency">
            <text:p>5,00 ₽</text:p>
          </table:table-cell>
          <table:table-cell table:style-name="ce93" table:formula="of:=[.J8]*[.$J$3]+[.K8]*[.$K$3]+[.L8]*[.$L$3]+[.M8]*[.$M$3]+[.N8]*[.$N$3]+[.O8]*[.$O$3]+[.P8]*[.$P$3]+[.Q8]*[.$Q$3]+[.R8]*[.$R$3]+[.S8]*[.$S$3]+[.T8]*[.$T$3]+[.U8]*[.$U$3]+[.V8]*[.$V$3]+[.W8]*[.$W$3]+[.X8]*[.$X$3]+[.Y8]*[.$Y$3]+[.Z8]*[.$Z$3]+[.AA8]*[.$AA$3]+[.AB8]*[.$AB$3]+[.AC8]*[.$AC$3]+[.AD8]*[.$AD$3]+[.AE8]*[.$AE$3]+[.AF8]*[.$AF$3]+[.AG8]*[.$AG$3]+[.AH8]*[.$AH$3]+[.AI8]*[.$AI$3]+[.AJ8]*[.$AJ$3]+[.AK8]*[.$AK$3]+[.AL8]*[.$AL$3]+[.AM8]*[.$AM$3]+[.AN8]*[.$AN$3]+[.AO8]*[.$AO$3]+[.AP8]*[.$AP$3]+[.AQ8]*[.$AQ$3]+[.AR8]*[.$AR$3]+[.AS8]*[.$AS$3]+[.AT8]*[.$AT$3]" office:value-type="float" office:value="51" calcext:value-type="float">
            <text:p>51</text:p>
          </table:table-cell>
          <table:table-cell table:style-name="ce102" table:formula="of:=[.D8]*[.E8]" office:value-type="currency" office:currency="RUB" office:value="255" calcext:value-type="currency">
            <text:p>255,00 ₽</text:p>
          </table:table-cell>
          <table:table-cell table:style-name="ce107" office:value-type="string" calcext:value-type="string">
            <text:p><text:a xlink:href="https://krepcom.ru/catalog/vinty-razdel/vint_4kh8_s_polukrugloy_golovkoy_i_vnutrennim_shestigrannikom_din_7380_nerzh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iso_7380_1/4kh8_v_sh_p_kr_nerzh_a2_iso_7380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3"/>
          <table:table-cell table:style-name="ce134" office:value-type="float" office:value="4" calcext:value-type="float">
            <text:p>4</text:p>
          </table:table-cell>
          <table:table-cell table:style-name="ce134" office:value-type="float" office:value="6" calcext:value-type="float">
            <text:p>6</text:p>
          </table:table-cell>
          <table:table-cell table:style-name="ce134" office:value-type="float" office:value="4" calcext:value-type="float">
            <text:p>4</text:p>
          </table:table-cell>
          <table:table-cell table:style-name="ce134" table:number-columns-repeated="2"/>
          <table:table-cell table:style-name="ce134" office:value-type="float" office:value="4" calcext:value-type="float">
            <text:p>4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4"/>
          <table:table-cell table:style-name="ce134" office:value-type="float" office:value="2" calcext:value-type="float">
            <text:p>2</text:p>
          </table:table-cell>
          <table:table-cell table:style-name="ce133"/>
          <table:table-cell table:style-name="ce134" table:formula="of:=IF([.AH3]=0;6;8)" office:value-type="float" office:value="6" calcext:value-type="float">
            <text:p>6</text:p>
          </table:table-cell>
          <table:table-cell table:style-name="ce134"/>
          <table:table-cell table:style-name="ce133" table:number-columns-repeated="9"/>
          <table:table-cell table:style-name="ce133" office:value-type="float" office:value="2" calcext:value-type="float">
            <text:p>2</text:p>
          </table:table-cell>
          <table:table-cell table:style-name="ce133" table:number-columns-repeated="5"/>
          <table:table-cell table:number-columns-repeated="969"/>
        </table:table-row>
        <table:table-row table:style-name="ro15">
          <table:covered-table-cell table:style-name="ce92"/>
          <table:covered-table-cell table:style-name="ce107" office:value-type="string" calcext:value-type="string">
            <text:p>ISO 7380-1</text:p>
          </table:covered-table-cell>
          <table:table-cell table:style-name="ce93" office:value-type="string" calcext:value-type="string">
            <text:p>М4х12</text:p>
          </table:table-cell>
          <table:table-cell table:style-name="ce102" office:value-type="currency" office:currency="RUB" office:value="5" calcext:value-type="currency">
            <text:p>5,00 ₽</text:p>
          </table:table-cell>
          <table:table-cell table:style-name="ce93" table:formula="of:=[.J9]*[.$J$3]+[.K9]*[.$K$3]+[.L9]*[.$L$3]+[.M9]*[.$M$3]+[.N9]*[.$N$3]+[.O9]*[.$O$3]+[.P9]*[.$P$3]+[.Q9]*[.$Q$3]+[.R9]*[.$R$3]+[.S9]*[.$S$3]+[.T9]*[.$T$3]+[.U9]*[.$U$3]+[.V9]*[.$V$3]+[.W9]*[.$W$3]+[.X9]*[.$X$3]+[.Y9]*[.$Y$3]+[.Z9]*[.$Z$3]+[.AA9]*[.$AA$3]+[.AB9]*[.$AB$3]+[.AC9]*[.$AC$3]+[.AD9]*[.$AD$3]+[.AE9]*[.$AE$3]+[.AF9]*[.$AF$3]+[.AG9]*[.$AG$3]+[.AH9]*[.$AH$3]+[.AI9]*[.$AI$3]+[.AJ9]*[.$AJ$3]+[.AK9]*[.$AK$3]+[.AL9]*[.$AL$3]+[.AM9]*[.$AM$3]+[.AN9]*[.$AN$3]+[.AO9]*[.$AO$3]+[.AP9]*[.$AP$3]+[.AQ9]*[.$AQ$3]+[.AR9]*[.$AR$3]+[.AS9]*[.$AS$3]+[.AT9]*[.$AT$3]" office:value-type="float" office:value="18" calcext:value-type="float">
            <text:p>18</text:p>
          </table:table-cell>
          <table:table-cell table:style-name="ce102" table:formula="of:=[.D9]*[.E9]" office:value-type="currency" office:currency="RUB" office:value="90" calcext:value-type="currency">
            <text:p>90,00 ₽</text:p>
          </table:table-cell>
          <table:table-cell table:style-name="ce107" office:value-type="string" calcext:value-type="string">
            <text:p><text:a xlink:href="https://krepcom.ru/catalog/vinty-razdel/vint_4kh12_s_polukrugloy_golovkoy_i_vnutrennim_shestigrannikom_din_7380_nerzh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iso_7380_1/4kh12_v_sh_p_kr_nerzh_a2_iso_7380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9"/>
          <table:table-cell table:style-name="ce133" table:number-columns-repeated="4"/>
          <table:table-cell table:style-name="ce134" office:value-type="float" office:value="3" calcext:value-type="float">
            <text:p>3</text:p>
          </table:table-cell>
          <table:table-cell table:style-name="ce134"/>
          <table:table-cell table:style-name="ce133"/>
          <table:table-cell table:style-name="ce134" table:number-columns-repeated="2"/>
          <table:table-cell table:style-name="ce133" table:number-columns-repeated="11"/>
          <table:table-cell table:style-name="ce133" office:value-type="float" office:value="4" calcext:value-type="float">
            <text:p>4</text:p>
          </table:table-cell>
          <table:table-cell table:style-name="ce133"/>
          <table:table-cell table:style-name="ce133" office:value-type="float" office:value="2" calcext:value-type="float">
            <text:p>2</text:p>
          </table:table-cell>
          <table:table-cell table:style-name="ce133"/>
          <table:table-cell table:number-columns-repeated="969"/>
        </table:table-row>
        <table:table-row table:style-name="ro15">
          <table:covered-table-cell table:style-name="ce92"/>
          <table:covered-table-cell table:style-name="ce107" office:value-type="string" calcext:value-type="string">
            <text:p>ISO 7380-1</text:p>
          </table:covered-table-cell>
          <table:table-cell table:style-name="ce93" office:value-type="string" calcext:value-type="string">
            <text:p>М6х12</text:p>
          </table:table-cell>
          <table:table-cell table:style-name="ce102" office:value-type="currency" office:currency="RUB" office:value="7" calcext:value-type="currency">
            <text:p>7,00 ₽</text:p>
          </table:table-cell>
          <table:table-cell table:style-name="ce93" table:formula="of:=[.J10]*[.$J$3]+[.K10]*[.$K$3]+[.L10]*[.$L$3]+[.M10]*[.$M$3]+[.N10]*[.$N$3]+[.O10]*[.$O$3]+[.P10]*[.$P$3]+[.Q10]*[.$Q$3]+[.R10]*[.$R$3]+[.S10]*[.$S$3]+[.T10]*[.$T$3]+[.U10]*[.$U$3]+[.V10]*[.$V$3]+[.W10]*[.$W$3]+[.X10]*[.$X$3]+[.Y10]*[.$Y$3]+[.Z10]*[.$Z$3]+[.AA10]*[.$AA$3]+[.AB10]*[.$AB$3]+[.AC10]*[.$AC$3]+[.AD10]*[.$AD$3]+[.AE10]*[.$AE$3]+[.AF10]*[.$AF$3]+[.AG10]*[.$AG$3]+[.AH10]*[.$AH$3]+[.AI10]*[.$AI$3]+[.AJ10]*[.$AJ$3]+[.AK10]*[.$AK$3]+[.AL10]*[.$AL$3]+[.AM10]*[.$AM$3]+[.AN10]*[.$AN$3]+[.AO10]*[.$AO$3]+[.AP10]*[.$AP$3]+[.AQ10]*[.$AQ$3]+[.AR10]*[.$AR$3]+[.AS10]*[.$AS$3]+[.AT10]*[.$AT$3]" office:value-type="float" office:value="42" calcext:value-type="float">
            <text:p>42</text:p>
          </table:table-cell>
          <table:table-cell table:style-name="ce102" table:formula="of:=[.D10]*[.E10]" office:value-type="currency" office:currency="RUB" office:value="294" calcext:value-type="currency">
            <text:p>294,00 ₽</text:p>
          </table:table-cell>
          <table:table-cell table:style-name="ce107" office:value-type="string" calcext:value-type="string">
            <text:p><text:a xlink:href="https://krepcom.ru/catalog/vinty-razdel/vint_6kh12_s_polukrugloy_golovkoy_i_vnutrennim_shestigrannikom_din_7380_nerzh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iso_7380_1/6kh12_v_sh_p_kr_nerzh_a2_iso_7380/" xlink:type="simple">krep-shop</text:a></text:p>
          </table:table-cell>
          <table:covered-table-cell table:style-name="ce107"/>
          <table:table-cell table:style-name="ce133" office:value-type="float" office:value="34" calcext:value-type="float">
            <text:p>34</text:p>
          </table:table-cell>
          <table:table-cell table:style-name="ce133" table:number-columns-repeated="3"/>
          <table:table-cell table:style-name="ce134" table:number-columns-repeated="9"/>
          <table:table-cell table:style-name="ce133" table:number-columns-repeated="2"/>
          <table:table-cell table:style-name="ce133" office:value-type="float" office:value="4" calcext:value-type="float">
            <text:p>4</text:p>
          </table:table-cell>
          <table:table-cell table:style-name="ce133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3"/>
          <table:table-cell table:style-name="ce133" office:value-type="float" office:value="4" calcext:value-type="float">
            <text:p>4</text:p>
          </table:table-cell>
          <table:table-cell table:style-name="ce133" table:number-columns-repeated="11"/>
          <table:table-cell table:number-columns-repeated="969"/>
        </table:table-row>
        <table:table-row table:style-name="ro15">
          <table:table-cell table:style-name="ce92" office:value-type="string" calcext:value-type="string">
            <text:p>-||- с прессшайбой</text:p>
          </table:table-cell>
          <table:table-cell table:style-name="ce107" office:value-type="string" calcext:value-type="string">
            <text:p>ISO 7380-2</text:p>
          </table:table-cell>
          <table:table-cell table:style-name="ce93" office:value-type="string" calcext:value-type="string">
            <text:p>М4х8</text:p>
          </table:table-cell>
          <table:table-cell table:style-name="ce102" office:value-type="currency" office:currency="RUB" office:value="3" calcext:value-type="currency">
            <text:p>3,00 ₽</text:p>
          </table:table-cell>
          <table:table-cell table:style-name="ce93" table:formula="of:=[.J11]*[.$J$3]+[.K11]*[.$K$3]+[.L11]*[.$L$3]+[.M11]*[.$M$3]+[.N11]*[.$N$3]+[.O11]*[.$O$3]+[.P11]*[.$P$3]+[.Q11]*[.$Q$3]+[.R11]*[.$R$3]+[.S11]*[.$S$3]+[.T11]*[.$T$3]+[.U11]*[.$U$3]+[.V11]*[.$V$3]+[.W11]*[.$W$3]+[.X11]*[.$X$3]+[.Y11]*[.$Y$3]+[.Z11]*[.$Z$3]+[.AA11]*[.$AA$3]+[.AB11]*[.$AB$3]+[.AC11]*[.$AC$3]+[.AD11]*[.$AD$3]+[.AE11]*[.$AE$3]+[.AF11]*[.$AF$3]+[.AG11]*[.$AG$3]+[.AH11]*[.$AH$3]+[.AI11]*[.$AI$3]+[.AJ11]*[.$AJ$3]+[.AK11]*[.$AK$3]+[.AL11]*[.$AL$3]+[.AM11]*[.$AM$3]+[.AN11]*[.$AN$3]+[.AO11]*[.$AO$3]+[.AP11]*[.$AP$3]+[.AQ11]*[.$AQ$3]+[.AR11]*[.$AR$3]+[.AS11]*[.$AS$3]+[.AT11]*[.$AT$3]" office:value-type="float" office:value="188" calcext:value-type="float">
            <text:p>188</text:p>
          </table:table-cell>
          <table:table-cell table:style-name="ce102" table:formula="of:=[.D11]*[.E11]" office:value-type="currency" office:currency="RUB" office:value="564" calcext:value-type="currency">
            <text:p>564,00 ₽</text:p>
          </table:table-cell>
          <table:table-cell table:style-name="ce107" office:value-type="string" calcext:value-type="string">
            <text:p><text:a xlink:href="https://krepcom.ru/catalog/vinty-razdel/vint_4kh8_s_polukrugloy_golovkoy_i_flantsem_9335_nerzh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iso_7380w/4kh8_v_sh_p_kr_i_flanets_nerzh_a2_iso_7380_mf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9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3"/>
          <table:table-cell table:style-name="ce133" table:formula="of:=[$'Расчёт крепежа для зашивки'.K65]-[.AS9]-[.AQ9]*[.AQ3]-[.AO8]" office:value-type="float" office:value="188" calcext:value-type="float">
            <text:p>188</text:p>
          </table:table-cell>
          <table:table-cell table:style-name="ce133" table:number-columns-repeated="11"/>
          <table:table-cell table:number-columns-repeated="969"/>
        </table:table-row>
        <table:table-row table:style-name="ro15">
          <table:table-cell table:style-name="ce92" office:value-type="string" calcext:value-type="string" table:number-columns-spanned="1" table:number-rows-spanned="13">
            <text:p>Винт с потайной головкой и шестигранным углублением под ключ</text:p>
          </table:table-cell>
          <table:table-cell table:style-name="ce107" office:value-type="string" calcext:value-type="string" table:number-columns-spanned="1" table:number-rows-spanned="13">
            <text:p>DIN 7991</text:p>
          </table:table-cell>
          <table:table-cell table:style-name="ce93" office:value-type="string" calcext:value-type="string">
            <text:p>М3х6</text:p>
          </table:table-cell>
          <table:table-cell table:style-name="ce102" office:value-type="currency" office:currency="RUB" office:value="3" calcext:value-type="currency">
            <text:p>3,00 ₽</text:p>
          </table:table-cell>
          <table:table-cell table:style-name="ce93" table:formula="of:=[.J12]*[.$J$3]+[.K12]*[.$K$3]+[.L12]*[.$L$3]+[.M12]*[.$M$3]+[.N12]*[.$N$3]+[.O12]*[.$O$3]+[.P12]*[.$P$3]+[.Q12]*[.$Q$3]+[.R12]*[.$R$3]+[.S12]*[.$S$3]+[.T12]*[.$T$3]+[.U12]*[.$U$3]+[.V12]*[.$V$3]+[.W12]*[.$W$3]+[.X12]*[.$X$3]+[.Y12]*[.$Y$3]+[.Z12]*[.$Z$3]+[.AA12]*[.$AA$3]+[.AB12]*[.$AB$3]+[.AC12]*[.$AC$3]+[.AD12]*[.$AD$3]+[.AE12]*[.$AE$3]+[.AF12]*[.$AF$3]+[.AG12]*[.$AG$3]+[.AH12]*[.$AH$3]+[.AI12]*[.$AI$3]+[.AJ12]*[.$AJ$3]+[.AK12]*[.$AK$3]+[.AL12]*[.$AL$3]+[.AM12]*[.$AM$3]+[.AN12]*[.$AN$3]+[.AO12]*[.$AO$3]+[.AP12]*[.$AP$3]+[.AQ12]*[.$AQ$3]+[.AR12]*[.$AR$3]+[.AS12]*[.$AS$3]+[.AT12]*[.$AT$3]" office:value-type="float" office:value="8" calcext:value-type="float">
            <text:p>8</text:p>
          </table:table-cell>
          <table:table-cell table:style-name="ce102" table:formula="of:=[.D12]*[.E12]" office:value-type="currency" office:currency="RUB" office:value="24" calcext:value-type="currency">
            <text:p>24,00 ₽</text:p>
          </table:table-cell>
          <table:table-cell table:style-name="ce107" office:value-type="string" calcext:value-type="string">
            <text:p><text:a xlink:href="https://krepcom.ru/catalog/vinty-razdel/vint_3kh6_potay_s_vnutrennim_shestigrannikom_nerzhaveyka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6_pot_v_sh_nerzh_a2_din_7991/" xlink:type="simple">krep-shop</text:a></text:p>
          </table:table-cell>
          <table:covered-table-cell table:style-name="ce107"/>
          <table:table-cell table:style-name="ce133" table:number-columns-repeated="3"/>
          <table:table-cell table:style-name="ce133" office:value-type="float" office:value="4" calcext:value-type="float">
            <text:p>4</text:p>
          </table:table-cell>
          <table:table-cell table:style-name="ce134" table:number-columns-repeated="9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5">
          <table:covered-table-cell table:style-name="ce92"/>
          <table:covered-table-cell table:style-name="ce107"/>
          <table:table-cell table:style-name="ce93" office:value-type="string" calcext:value-type="string">
            <text:p>M3x8</text:p>
          </table:table-cell>
          <table:table-cell table:style-name="ce102" office:value-type="currency" office:currency="RUB" office:value="3" calcext:value-type="currency">
            <text:p>3,00 ₽</text:p>
          </table:table-cell>
          <table:table-cell table:style-name="ce93" table:formula="of:=[.J13]*[.$J$3]+[.K13]*[.$K$3]+[.L13]*[.$L$3]+[.M13]*[.$M$3]+[.N13]*[.$N$3]+[.O13]*[.$O$3]+[.P13]*[.$P$3]+[.Q13]*[.$Q$3]+[.R13]*[.$R$3]+[.S13]*[.$S$3]+[.T13]*[.$T$3]+[.U13]*[.$U$3]+[.V13]*[.$V$3]+[.W13]*[.$W$3]+[.X13]*[.$X$3]+[.Y13]*[.$Y$3]+[.Z13]*[.$Z$3]+[.AA13]*[.$AA$3]+[.AB13]*[.$AB$3]+[.AC13]*[.$AC$3]+[.AD13]*[.$AD$3]+[.AE13]*[.$AE$3]+[.AF13]*[.$AF$3]+[.AG13]*[.$AG$3]+[.AH13]*[.$AH$3]+[.AI13]*[.$AI$3]+[.AJ13]*[.$AJ$3]+[.AK13]*[.$AK$3]+[.AL13]*[.$AL$3]+[.AM13]*[.$AM$3]+[.AN13]*[.$AN$3]+[.AO13]*[.$AO$3]+[.AP13]*[.$AP$3]+[.AQ13]*[.$AQ$3]+[.AR13]*[.$AR$3]+[.AS13]*[.$AS$3]+[.AT13]*[.$AT$3]" office:value-type="float" office:value="8" calcext:value-type="float">
            <text:p>8</text:p>
          </table:table-cell>
          <table:table-cell table:style-name="ce102" table:formula="of:=[.D13]*[.E13]" office:value-type="currency" office:currency="RUB" office:value="24" calcext:value-type="currency">
            <text:p>24,00 ₽</text:p>
          </table:table-cell>
          <table:table-cell table:style-name="ce107" office:value-type="string" calcext:value-type="string">
            <text:p><text:a xlink:href="https://krepcom.ru/catalog/vinty-razdel/vint_potay_3kh8_s_vnutrennim_shestigrannikom_nerzhaveyka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8_pot_v_sh_nerzh_a2_din_7991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2"/>
          <table:table-cell table:style-name="ce134" office:value-type="float" office:value="4" calcext:value-type="float">
            <text:p>4</text:p>
          </table:table-cell>
          <table:table-cell table:style-name="ce134" table:number-columns-repeated="6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5">
          <table:covered-table-cell table:style-name="ce92"/>
          <table:covered-table-cell table:style-name="ce107" office:value-type="string" calcext:value-type="string">
            <text:p>DIN 7991</text:p>
          </table:covered-table-cell>
          <table:table-cell table:style-name="ce93" office:value-type="string" calcext:value-type="string">
            <text:p>М3х12</text:p>
          </table:table-cell>
          <table:table-cell table:style-name="ce102" office:value-type="currency" office:currency="RUB" office:value="3" calcext:value-type="currency">
            <text:p>3,00 ₽</text:p>
          </table:table-cell>
          <table:table-cell table:style-name="ce93" table:formula="of:=[.J14]*[.$J$3]+[.K14]*[.$K$3]+[.L14]*[.$L$3]+[.M14]*[.$M$3]+[.N14]*[.$N$3]+[.O14]*[.$O$3]+[.P14]*[.$P$3]+[.Q14]*[.$Q$3]+[.R14]*[.$R$3]+[.S14]*[.$S$3]+[.T14]*[.$T$3]+[.U14]*[.$U$3]+[.V14]*[.$V$3]+[.W14]*[.$W$3]+[.X14]*[.$X$3]+[.Y14]*[.$Y$3]+[.Z14]*[.$Z$3]+[.AA14]*[.$AA$3]+[.AB14]*[.$AB$3]+[.AC14]*[.$AC$3]+[.AD14]*[.$AD$3]+[.AE14]*[.$AE$3]+[.AF14]*[.$AF$3]+[.AG14]*[.$AG$3]+[.AH14]*[.$AH$3]+[.AI14]*[.$AI$3]+[.AJ14]*[.$AJ$3]+[.AK14]*[.$AK$3]+[.AL14]*[.$AL$3]+[.AM14]*[.$AM$3]+[.AN14]*[.$AN$3]+[.AO14]*[.$AO$3]+[.AP14]*[.$AP$3]+[.AQ14]*[.$AQ$3]+[.AR14]*[.$AR$3]+[.AS14]*[.$AS$3]+[.AT14]*[.$AT$3]" office:value-type="float" office:value="16" calcext:value-type="float">
            <text:p>16</text:p>
          </table:table-cell>
          <table:table-cell table:style-name="ce102" table:formula="of:=[.D14]*[.E14]" office:value-type="currency" office:currency="RUB" office:value="48" calcext:value-type="currency">
            <text:p>48,00 ₽</text:p>
          </table:table-cell>
          <table:table-cell table:style-name="ce107" office:value-type="string" calcext:value-type="string">
            <text:p><text:a xlink:href="https://krepcom.ru/catalog/vinty-razdel/vint_3kh12_potay_s_vnutrennim_shestigrannikom_nerzhaveyka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12_pot_v_sh_nerzh_a2_din_7991/" xlink:type="simple">krep-shop</text:a></text:p>
          </table:table-cell>
          <table:covered-table-cell table:style-name="ce107"/>
          <table:table-cell table:style-name="ce133" table:number-columns-repeated="3"/>
          <table:table-cell table:style-name="ce133" office:value-type="float" office:value="2" calcext:value-type="float">
            <text:p>2</text:p>
          </table:table-cell>
          <table:table-cell table:style-name="ce134" table:number-columns-repeated="9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5"/>
          <table:table-cell table:style-name="ce133" office:value-type="float" office:value="2" calcext:value-type="float">
            <text:p>2</text:p>
          </table:table-cell>
          <table:table-cell table:style-name="ce133" table:number-columns-repeated="9"/>
          <table:table-cell table:number-columns-repeated="969"/>
        </table:table-row>
        <table:table-row table:style-name="ro15">
          <table:covered-table-cell table:style-name="ce92"/>
          <table:covered-table-cell table:style-name="ce107" office:value-type="string" calcext:value-type="string">
            <text:p>DIN 7991</text:p>
          </table:covered-table-cell>
          <table:table-cell table:style-name="ce93" office:value-type="string" calcext:value-type="string">
            <text:p>М3х16</text:p>
          </table:table-cell>
          <table:table-cell table:style-name="ce102" office:value-type="currency" office:currency="RUB" office:value="4" calcext:value-type="currency">
            <text:p>4,00 ₽</text:p>
          </table:table-cell>
          <table:table-cell table:style-name="ce93" table:formula="of:=[.J15]*[.$J$3]+[.K15]*[.$K$3]+[.L15]*[.$L$3]+[.M15]*[.$M$3]+[.N15]*[.$N$3]+[.O15]*[.$O$3]+[.P15]*[.$P$3]+[.Q15]*[.$Q$3]+[.R15]*[.$R$3]+[.S15]*[.$S$3]+[.T15]*[.$T$3]+[.U15]*[.$U$3]+[.V15]*[.$V$3]+[.W15]*[.$W$3]+[.X15]*[.$X$3]+[.Y15]*[.$Y$3]+[.Z15]*[.$Z$3]+[.AA15]*[.$AA$3]+[.AB15]*[.$AB$3]+[.AC15]*[.$AC$3]+[.AD15]*[.$AD$3]+[.AE15]*[.$AE$3]+[.AF15]*[.$AF$3]+[.AG15]*[.$AG$3]+[.AH15]*[.$AH$3]+[.AI15]*[.$AI$3]+[.AJ15]*[.$AJ$3]+[.AK15]*[.$AK$3]+[.AL15]*[.$AL$3]+[.AM15]*[.$AM$3]+[.AN15]*[.$AN$3]+[.AO15]*[.$AO$3]+[.AP15]*[.$AP$3]+[.AQ15]*[.$AQ$3]+[.AR15]*[.$AR$3]+[.AS15]*[.$AS$3]+[.AT15]*[.$AT$3]" office:value-type="float" office:value="20" calcext:value-type="float">
            <text:p>20</text:p>
          </table:table-cell>
          <table:table-cell table:style-name="ce102" table:formula="of:=[.D15]*[.E15]" office:value-type="currency" office:currency="RUB" office:value="80" calcext:value-type="currency">
            <text:p>80,00 ₽</text:p>
          </table:table-cell>
          <table:table-cell table:style-name="ce107" office:value-type="string" calcext:value-type="string">
            <text:p><text:a xlink:href="https://krepcom.ru/catalog/vinty-razdel/vint_potay_s_vnutrennim_shestigrannikom_m3kh16_din_7991_iso_10642_klass_prochnosti_10_9_otsinkovanny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16_pot_v_sh_nerzh_a2_din_7991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2"/>
          <table:table-cell table:style-name="ce134" office:value-type="float" office:value="4" calcext:value-type="float">
            <text:p>4</text:p>
          </table:table-cell>
          <table:table-cell table:style-name="ce134" table:number-columns-repeated="6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5"/>
          <table:table-cell table:style-name="ce133" office:value-type="float" office:value="2" calcext:value-type="float">
            <text:p>2</text:p>
          </table:table-cell>
          <table:table-cell table:style-name="ce133" table:number-columns-repeated="9"/>
          <table:table-cell table:number-columns-repeated="969"/>
        </table:table-row>
        <table:table-row table:style-name="ro15">
          <table:covered-table-cell table:style-name="ce92"/>
          <table:covered-table-cell table:style-name="ce107"/>
          <table:table-cell table:style-name="ce93" office:value-type="string" calcext:value-type="string">
            <text:p>М3х18</text:p>
          </table:table-cell>
          <table:table-cell table:style-name="ce102" office:value-type="currency" office:currency="RUB" office:value="4" calcext:value-type="currency">
            <text:p>4,00 ₽</text:p>
          </table:table-cell>
          <table:table-cell table:style-name="ce93" table:formula="of:=[.J16]*[.$J$3]+[.K16]*[.$K$3]+[.L16]*[.$L$3]+[.M16]*[.$M$3]+[.N16]*[.$N$3]+[.O16]*[.$O$3]+[.P16]*[.$P$3]+[.Q16]*[.$Q$3]+[.R16]*[.$R$3]+[.S16]*[.$S$3]+[.T16]*[.$T$3]+[.U16]*[.$U$3]+[.V16]*[.$V$3]+[.W16]*[.$W$3]+[.X16]*[.$X$3]+[.Y16]*[.$Y$3]+[.Z16]*[.$Z$3]+[.AA16]*[.$AA$3]+[.AB16]*[.$AB$3]+[.AC16]*[.$AC$3]+[.AD16]*[.$AD$3]+[.AE16]*[.$AE$3]+[.AF16]*[.$AF$3]+[.AG16]*[.$AG$3]+[.AH16]*[.$AH$3]+[.AI16]*[.$AI$3]+[.AJ16]*[.$AJ$3]+[.AK16]*[.$AK$3]+[.AL16]*[.$AL$3]+[.AM16]*[.$AM$3]+[.AN16]*[.$AN$3]+[.AO16]*[.$AO$3]+[.AP16]*[.$AP$3]+[.AQ16]*[.$AQ$3]+[.AR16]*[.$AR$3]+[.AS16]*[.$AS$3]+[.AT16]*[.$AT$3]" office:value-type="float" office:value="8" calcext:value-type="float">
            <text:p>8</text:p>
          </table:table-cell>
          <table:table-cell table:style-name="ce102" table:formula="of:=[.D16]*[.E16]" office:value-type="currency" office:currency="RUB" office:value="32" calcext:value-type="currency">
            <text:p>32,00 ₽</text:p>
          </table:table-cell>
          <table:table-cell table:style-name="ce107" office:value-type="string" calcext:value-type="string">
            <text:p><text:a xlink:href="https://krepcom.ru/catalog/vinty-razdel/vint_3kh18_potay_s_vnutrennim_shestigrannikom_nerzhaveyka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18_pot_v_sh_nerzh_a2_din_7991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2"/>
          <table:table-cell table:style-name="ce134" office:value-type="float" office:value="4" calcext:value-type="float">
            <text:p>4</text:p>
          </table:table-cell>
          <table:table-cell table:style-name="ce134" table:number-columns-repeated="6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5">
          <table:covered-table-cell table:style-name="ce92"/>
          <table:covered-table-cell table:style-name="ce107" office:value-type="string" calcext:value-type="string">
            <text:p>DIN 7991</text:p>
          </table:covered-table-cell>
          <table:table-cell table:style-name="ce93" office:value-type="string" calcext:value-type="string">
            <text:p>М3х20</text:p>
          </table:table-cell>
          <table:table-cell table:style-name="ce102" office:value-type="currency" office:currency="RUB" office:value="5" calcext:value-type="currency">
            <text:p>5,00 ₽</text:p>
          </table:table-cell>
          <table:table-cell table:style-name="ce93" table:formula="of:=[.J17]*[.$J$3]+[.K17]*[.$K$3]+[.L17]*[.$L$3]+[.M17]*[.$M$3]+[.N17]*[.$N$3]+[.O17]*[.$O$3]+[.P17]*[.$P$3]+[.Q17]*[.$Q$3]+[.R17]*[.$R$3]+[.S17]*[.$S$3]+[.T17]*[.$T$3]+[.U17]*[.$U$3]+[.V17]*[.$V$3]+[.W17]*[.$W$3]+[.X17]*[.$X$3]+[.Y17]*[.$Y$3]+[.Z17]*[.$Z$3]+[.AA17]*[.$AA$3]+[.AB17]*[.$AB$3]+[.AC17]*[.$AC$3]+[.AD17]*[.$AD$3]+[.AE17]*[.$AE$3]+[.AF17]*[.$AF$3]+[.AG17]*[.$AG$3]+[.AH17]*[.$AH$3]+[.AI17]*[.$AI$3]+[.AJ17]*[.$AJ$3]+[.AK17]*[.$AK$3]+[.AL17]*[.$AL$3]+[.AM17]*[.$AM$3]+[.AN17]*[.$AN$3]+[.AO17]*[.$AO$3]+[.AP17]*[.$AP$3]+[.AQ17]*[.$AQ$3]+[.AR17]*[.$AR$3]+[.AS17]*[.$AS$3]+[.AT17]*[.$AT$3]" office:value-type="float" office:value="8" calcext:value-type="float">
            <text:p>8</text:p>
          </table:table-cell>
          <table:table-cell table:style-name="ce102" table:formula="of:=[.D17]*[.E17]" office:value-type="currency" office:currency="RUB" office:value="40" calcext:value-type="currency">
            <text:p>40,00 ₽</text:p>
          </table:table-cell>
          <table:table-cell table:style-name="ce107" office:value-type="string" calcext:value-type="string">
            <text:p><text:a xlink:href="https://krepcom.ru/catalog/vinty-razdel/vint_potay_s_vnutrennim_shestigrannikom_m3kh20_din_7991_iso_10642_klass_prochnosti_10_9_otsinkovanny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20_pot_v_sh_nerzh_a2_din_7991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6"/>
          <table:table-cell table:style-name="ce134" office:value-type="float" office:value="1" calcext:value-type="float">
            <text:p>1</text:p>
          </table:table-cell>
          <table:table-cell table:style-name="ce134" table:number-columns-repeated="2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5"/>
          <table:table-cell table:style-name="ce133" office:value-type="float" office:value="1" calcext:value-type="float">
            <text:p>1</text:p>
          </table:table-cell>
          <table:table-cell table:style-name="ce133" table:number-columns-repeated="9"/>
          <table:table-cell table:number-columns-repeated="969"/>
        </table:table-row>
        <table:table-row table:style-name="ro15">
          <table:covered-table-cell table:style-name="ce92"/>
          <table:covered-table-cell table:style-name="ce107" office:value-type="string" calcext:value-type="string">
            <text:p>DIN 7991</text:p>
          </table:covered-table-cell>
          <table:table-cell table:style-name="ce93" office:value-type="string" calcext:value-type="string">
            <text:p>М3х30</text:p>
          </table:table-cell>
          <table:table-cell table:style-name="ce102" office:value-type="currency" office:currency="RUB" office:value="6" calcext:value-type="currency">
            <text:p>6,00 ₽</text:p>
          </table:table-cell>
          <table:table-cell table:style-name="ce93" table:formula="of:=[.J18]*[.$J$3]+[.K18]*[.$K$3]+[.L18]*[.$L$3]+[.M18]*[.$M$3]+[.N18]*[.$N$3]+[.O18]*[.$O$3]+[.P18]*[.$P$3]+[.Q18]*[.$Q$3]+[.R18]*[.$R$3]+[.S18]*[.$S$3]+[.T18]*[.$T$3]+[.U18]*[.$U$3]+[.V18]*[.$V$3]+[.W18]*[.$W$3]+[.X18]*[.$X$3]+[.Y18]*[.$Y$3]+[.Z18]*[.$Z$3]+[.AA18]*[.$AA$3]+[.AB18]*[.$AB$3]+[.AC18]*[.$AC$3]+[.AD18]*[.$AD$3]+[.AE18]*[.$AE$3]+[.AF18]*[.$AF$3]+[.AG18]*[.$AG$3]+[.AH18]*[.$AH$3]+[.AI18]*[.$AI$3]+[.AJ18]*[.$AJ$3]+[.AK18]*[.$AK$3]+[.AL18]*[.$AL$3]+[.AM18]*[.$AM$3]+[.AN18]*[.$AN$3]+[.AO18]*[.$AO$3]+[.AP18]*[.$AP$3]+[.AQ18]*[.$AQ$3]+[.AR18]*[.$AR$3]+[.AS18]*[.$AS$3]+[.AT18]*[.$AT$3]" office:value-type="float" office:value="6" calcext:value-type="float">
            <text:p>6</text:p>
          </table:table-cell>
          <table:table-cell table:style-name="ce102" table:formula="of:=[.D18]*[.E18]" office:value-type="currency" office:currency="RUB" office:value="36" calcext:value-type="currency">
            <text:p>36,00 ₽</text:p>
          </table:table-cell>
          <table:table-cell table:style-name="ce107" office:value-type="string" calcext:value-type="string">
            <text:p><text:a xlink:href="https://krepcom.ru/catalog/vinty-razdel/vint_potay_s_vnutrennim_shestigrannikom_3kh30_din_7991_otsinkovannyy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30_pot_v_sh_nerzh_a2_din_7991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9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6"/>
          <table:table-cell table:style-name="ce133" office:value-type="float" office:value="4" calcext:value-type="float">
            <text:p>4</text:p>
          </table:table-cell>
          <table:table-cell table:style-name="ce133" table:number-columns-repeated="7"/>
          <table:table-cell table:style-name="ce133" office:value-type="float" office:value="1" calcext:value-type="float">
            <text:p>1</text:p>
          </table:table-cell>
          <table:table-cell table:number-columns-repeated="969"/>
        </table:table-row>
        <table:table-row table:style-name="ro15">
          <table:covered-table-cell table:style-name="ce92"/>
          <table:covered-table-cell table:style-name="ce107" office:value-type="string" calcext:value-type="string">
            <text:p>DIN 7991</text:p>
          </table:covered-table-cell>
          <table:table-cell table:style-name="ce93" office:value-type="string" calcext:value-type="string">
            <text:p>М3х35</text:p>
          </table:table-cell>
          <table:table-cell table:style-name="ce102" office:value-type="currency" office:currency="RUB" office:value="6" calcext:value-type="currency">
            <text:p>6,00 ₽</text:p>
          </table:table-cell>
          <table:table-cell table:style-name="ce93" table:formula="of:=[.J19]*[.$J$3]+[.K19]*[.$K$3]+[.L19]*[.$L$3]+[.M19]*[.$M$3]+[.N19]*[.$N$3]+[.O19]*[.$O$3]+[.P19]*[.$P$3]+[.Q19]*[.$Q$3]+[.R19]*[.$R$3]+[.S19]*[.$S$3]+[.T19]*[.$T$3]+[.U19]*[.$U$3]+[.V19]*[.$V$3]+[.W19]*[.$W$3]+[.X19]*[.$X$3]+[.Y19]*[.$Y$3]+[.Z19]*[.$Z$3]+[.AA19]*[.$AA$3]+[.AB19]*[.$AB$3]+[.AC19]*[.$AC$3]+[.AD19]*[.$AD$3]+[.AE19]*[.$AE$3]+[.AF19]*[.$AF$3]+[.AG19]*[.$AG$3]+[.AH19]*[.$AH$3]+[.AI19]*[.$AI$3]+[.AJ19]*[.$AJ$3]+[.AK19]*[.$AK$3]+[.AL19]*[.$AL$3]+[.AM19]*[.$AM$3]+[.AN19]*[.$AN$3]+[.AO19]*[.$AO$3]+[.AP19]*[.$AP$3]+[.AQ19]*[.$AQ$3]+[.AR19]*[.$AR$3]+[.AS19]*[.$AS$3]+[.AT19]*[.$AT$3]" office:value-type="float" office:value="12" calcext:value-type="float">
            <text:p>12</text:p>
          </table:table-cell>
          <table:table-cell table:style-name="ce102" table:formula="of:=[.D19]*[.E19]" office:value-type="currency" office:currency="RUB" office:value="72" calcext:value-type="currency">
            <text:p>72,00 ₽</text:p>
          </table:table-cell>
          <table:table-cell table:style-name="ce107" office:value-type="string" calcext:value-type="string">
            <text:p><text:a xlink:href="https://krepcom.ru/catalog/vinty-razdel/vint_potay_s_vnutrennim_shestigrannikom_din_7991_3x35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35_pot_v_sh_nerzh_a2_din_7991/" xlink:type="simple">krep-shop</text:a></text:p>
          </table:table-cell>
          <table:covered-table-cell table:style-name="ce107"/>
          <table:table-cell table:style-name="ce133" table:number-columns-repeated="3"/>
          <table:table-cell table:style-name="ce133" office:value-type="float" office:value="2" calcext:value-type="float">
            <text:p>2</text:p>
          </table:table-cell>
          <table:table-cell table:style-name="ce134"/>
          <table:table-cell table:number-columns-repeated="3" table:style-name="ce134" office:value-type="float" office:value="2" calcext:value-type="float">
            <text:p>2</text:p>
          </table:table-cell>
          <table:table-cell table:style-name="ce134" table:number-columns-repeated="5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5">
          <table:covered-table-cell table:style-name="ce92"/>
          <table:covered-table-cell table:style-name="ce107" office:value-type="string" calcext:value-type="string">
            <text:p>DIN 7991</text:p>
          </table:covered-table-cell>
          <table:table-cell table:style-name="ce93" office:value-type="string" calcext:value-type="string">
            <text:p>М3х50</text:p>
          </table:table-cell>
          <table:table-cell table:style-name="ce102" office:value-type="currency" office:currency="RUB" office:value="10" calcext:value-type="currency">
            <text:p>10,00 ₽</text:p>
          </table:table-cell>
          <table:table-cell table:style-name="ce93" table:formula="of:=[.J20]*[.$J$3]+[.K20]*[.$K$3]+[.L20]*[.$L$3]+[.M20]*[.$M$3]+[.N20]*[.$N$3]+[.O20]*[.$O$3]+[.P20]*[.$P$3]+[.Q20]*[.$Q$3]+[.R20]*[.$R$3]+[.S20]*[.$S$3]+[.T20]*[.$T$3]+[.U20]*[.$U$3]+[.V20]*[.$V$3]+[.W20]*[.$W$3]+[.X20]*[.$X$3]+[.Y20]*[.$Y$3]+[.Z20]*[.$Z$3]+[.AA20]*[.$AA$3]+[.AB20]*[.$AB$3]+[.AC20]*[.$AC$3]+[.AD20]*[.$AD$3]+[.AE20]*[.$AE$3]+[.AF20]*[.$AF$3]+[.AG20]*[.$AG$3]+[.AH20]*[.$AH$3]+[.AI20]*[.$AI$3]+[.AJ20]*[.$AJ$3]+[.AK20]*[.$AK$3]+[.AL20]*[.$AL$3]+[.AM20]*[.$AM$3]+[.AN20]*[.$AN$3]+[.AO20]*[.$AO$3]+[.AP20]*[.$AP$3]+[.AQ20]*[.$AQ$3]+[.AR20]*[.$AR$3]+[.AS20]*[.$AS$3]+[.AT20]*[.$AT$3]" office:value-type="float" office:value="10" calcext:value-type="float">
            <text:p>10</text:p>
          </table:table-cell>
          <table:table-cell table:style-name="ce102" table:formula="of:=[.D20]*[.E20]" office:value-type="currency" office:currency="RUB" office:value="100" calcext:value-type="currency">
            <text:p>100,00 ₽</text:p>
          </table:table-cell>
          <table:table-cell table:style-name="ce107" office:value-type="string" calcext:value-type="string">
            <text:p><text:a xlink:href="https://krepcom.ru/catalog/vinty-razdel/vint_potay_3kh50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50_pot_v_sh_nerzh_a2_din_7991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4"/>
          <table:table-cell table:style-name="ce134" office:value-type="float" office:value="4" calcext:value-type="float">
            <text:p>4</text:p>
          </table:table-cell>
          <table:table-cell table:style-name="ce134" table:number-columns-repeated="4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/>
          <table:table-cell table:style-name="ce134" table:formula="of:=[$Настройки.$B$10]" office:value-type="float" office:value="6" calcext:value-type="float">
            <text:p>6</text:p>
          </table:table-cell>
          <table:table-cell table:style-name="ce133" table:number-columns-repeated="15"/>
          <table:table-cell table:number-columns-repeated="969"/>
        </table:table-row>
        <table:table-row table:style-name="ro15">
          <table:covered-table-cell table:style-name="ce92"/>
          <table:covered-table-cell table:style-name="ce107"/>
          <table:table-cell table:style-name="ce93" office:value-type="string" calcext:value-type="string">
            <text:p>М4х8</text:p>
          </table:table-cell>
          <table:table-cell table:style-name="ce102" office:value-type="currency" office:currency="RUB" office:value="3" calcext:value-type="currency">
            <text:p>3,00 ₽</text:p>
          </table:table-cell>
          <table:table-cell table:style-name="ce93" table:formula="of:=[.J21]*[.$J$3]+[.K21]*[.$K$3]+[.L21]*[.$L$3]+[.M21]*[.$M$3]+[.N21]*[.$N$3]+[.O21]*[.$O$3]+[.P21]*[.$P$3]+[.Q21]*[.$Q$3]+[.R21]*[.$R$3]+[.S21]*[.$S$3]+[.T21]*[.$T$3]+[.U21]*[.$U$3]+[.V21]*[.$V$3]+[.W21]*[.$W$3]+[.X21]*[.$X$3]+[.Y21]*[.$Y$3]+[.Z21]*[.$Z$3]+[.AA21]*[.$AA$3]+[.AB21]*[.$AB$3]+[.AC21]*[.$AC$3]+[.AD21]*[.$AD$3]+[.AE21]*[.$AE$3]+[.AF21]*[.$AF$3]+[.AG21]*[.$AG$3]+[.AH21]*[.$AH$3]+[.AI21]*[.$AI$3]+[.AJ21]*[.$AJ$3]+[.AK21]*[.$AK$3]+[.AL21]*[.$AL$3]+[.AM21]*[.$AM$3]+[.AN21]*[.$AN$3]+[.AO21]*[.$AO$3]+[.AP21]*[.$AP$3]+[.AQ21]*[.$AQ$3]+[.AR21]*[.$AR$3]+[.AS21]*[.$AS$3]+[.AT21]*[.$AT$3]" office:value-type="float" office:value="29" calcext:value-type="float">
            <text:p>29</text:p>
          </table:table-cell>
          <table:table-cell table:style-name="ce102" table:formula="of:=[.D21]*[.E21]" office:value-type="currency" office:currency="RUB" office:value="87" calcext:value-type="currency">
            <text:p>87,00 ₽</text:p>
          </table:table-cell>
          <table:table-cell table:style-name="ce107" office:value-type="string" calcext:value-type="string">
            <text:p><text:a xlink:href="https://krepcom.ru/catalog/vinty-razdel/vint_potay_s_vnutrennim_shestigrannikom_m4kh8_din_7991_iso_10642_klass_prochnosti_10_9_otsinkovannyy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4kh8_pot_v_sh_nerzh_a2_din_7991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3"/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4" calcext:value-type="float">
            <text:p>4</text:p>
          </table:table-cell>
          <table:table-cell table:style-name="ce134" table:number-columns-repeated="4"/>
          <table:table-cell table:style-name="ce133" table:number-columns-repeated="4"/>
          <table:table-cell table:style-name="ce134" office:value-type="float" office:value="6" calcext:value-type="float">
            <text:p>6</text:p>
          </table:table-cell>
          <table:table-cell table:style-name="ce134"/>
          <table:table-cell table:style-name="ce133"/>
          <table:table-cell table:style-name="ce134" table:formula="of:=[Настройки.$B$10]/[.AD3]" office:value-type="float" office:value="2" calcext:value-type="float">
            <text:p>2</text:p>
          </table:table-cell>
          <table:table-cell table:style-name="ce134"/>
          <table:table-cell table:style-name="ce133" office:value-type="float" office:value="3" calcext:value-type="float">
            <text:p>3</text:p>
          </table:table-cell>
          <table:table-cell table:style-name="ce133"/>
          <table:table-cell table:style-name="ce133" office:value-type="float" office:value="4" calcext:value-type="float">
            <text:p>4</text:p>
          </table:table-cell>
          <table:table-cell table:style-name="ce133" table:number-columns-repeated="12"/>
          <table:table-cell table:number-columns-repeated="969"/>
        </table:table-row>
        <table:table-row table:style-name="ro15">
          <table:covered-table-cell table:style-name="ce92"/>
          <table:covered-table-cell table:style-name="ce107"/>
          <table:table-cell table:style-name="ce93" office:value-type="string" calcext:value-type="string">
            <text:p>М4х12</text:p>
          </table:table-cell>
          <table:table-cell table:style-name="ce102" office:value-type="currency" office:currency="RUB" office:value="4" calcext:value-type="currency">
            <text:p>4,00 ₽</text:p>
          </table:table-cell>
          <table:table-cell table:style-name="ce93" table:formula="of:=[.J22]*[.$J$3]+[.K22]*[.$K$3]+[.L22]*[.$L$3]+[.M22]*[.$M$3]+[.N22]*[.$N$3]+[.O22]*[.$O$3]+[.P22]*[.$P$3]+[.Q22]*[.$Q$3]+[.R22]*[.$R$3]+[.S22]*[.$S$3]+[.T22]*[.$T$3]+[.U22]*[.$U$3]+[.V22]*[.$V$3]+[.W22]*[.$W$3]+[.X22]*[.$X$3]+[.Y22]*[.$Y$3]+[.Z22]*[.$Z$3]+[.AA22]*[.$AA$3]+[.AB22]*[.$AB$3]+[.AC22]*[.$AC$3]+[.AD22]*[.$AD$3]+[.AE22]*[.$AE$3]+[.AF22]*[.$AF$3]+[.AG22]*[.$AG$3]+[.AH22]*[.$AH$3]+[.AI22]*[.$AI$3]+[.AJ22]*[.$AJ$3]+[.AK22]*[.$AK$3]+[.AL22]*[.$AL$3]+[.AM22]*[.$AM$3]+[.AN22]*[.$AN$3]+[.AO22]*[.$AO$3]+[.AP22]*[.$AP$3]+[.AQ22]*[.$AQ$3]+[.AR22]*[.$AR$3]+[.AS22]*[.$AS$3]+[.AT22]*[.$AT$3]" office:value-type="float" office:value="8" calcext:value-type="float">
            <text:p>8</text:p>
          </table:table-cell>
          <table:table-cell table:style-name="ce102" table:formula="of:=[.D22]*[.E22]" office:value-type="currency" office:currency="RUB" office:value="32" calcext:value-type="currency">
            <text:p>32,00 ₽</text:p>
          </table:table-cell>
          <table:table-cell table:style-name="ce107" office:value-type="string" calcext:value-type="string">
            <text:p><text:a xlink:href="https://krepcom.ru/catalog/vinty-razdel/vint_potay_s_vnutrennim_shestigrannikom_m4kh12_din_7991_iso_10642_klass_prochnosti_10_9_otsinkovanny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4kh12_pot_v_sh_nerzh_a2_din_7991/" xlink:type="simple">krep-shop</text:a></text:p>
          </table:table-cell>
          <table:covered-table-cell table:style-name="ce107"/>
          <table:table-cell table:style-name="ce133" table:number-columns-repeated="3"/>
          <table:table-cell table:style-name="ce133" office:value-type="float" office:value="2" calcext:value-type="float">
            <text:p>2</text:p>
          </table:table-cell>
          <table:table-cell table:style-name="ce134" table:number-columns-repeated="9"/>
          <table:table-cell table:style-name="ce133" table:number-columns-repeated="4"/>
          <table:table-cell table:style-name="ce134"/>
          <table:table-cell table:style-name="ce134" office:value-type="float" office:value="2" calcext:value-type="float">
            <text:p>2</text:p>
          </table:table-cell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5">
          <table:covered-table-cell table:style-name="ce92"/>
          <table:covered-table-cell table:style-name="ce107"/>
          <table:table-cell table:style-name="ce93" office:value-type="string" calcext:value-type="string">
            <text:p>М5х12</text:p>
          </table:table-cell>
          <table:table-cell table:style-name="ce102" office:value-type="currency" office:currency="RUB" office:value="4" calcext:value-type="currency">
            <text:p>4,00 ₽</text:p>
          </table:table-cell>
          <table:table-cell table:style-name="ce93" table:formula="of:=[.J23]*[.$J$3]+[.K23]*[.$K$3]+[.L23]*[.$L$3]+[.M23]*[.$M$3]+[.N23]*[.$N$3]+[.O23]*[.$O$3]+[.P23]*[.$P$3]+[.Q23]*[.$Q$3]+[.R23]*[.$R$3]+[.S23]*[.$S$3]+[.T23]*[.$T$3]+[.U23]*[.$U$3]+[.V23]*[.$V$3]+[.W23]*[.$W$3]+[.X23]*[.$X$3]+[.Y23]*[.$Y$3]+[.Z23]*[.$Z$3]+[.AA23]*[.$AA$3]+[.AB23]*[.$AB$3]+[.AC23]*[.$AC$3]+[.AD23]*[.$AD$3]+[.AE23]*[.$AE$3]+[.AF23]*[.$AF$3]+[.AG23]*[.$AG$3]+[.AH23]*[.$AH$3]+[.AI23]*[.$AI$3]+[.AJ23]*[.$AJ$3]+[.AK23]*[.$AK$3]+[.AL23]*[.$AL$3]+[.AM23]*[.$AM$3]+[.AN23]*[.$AN$3]+[.AO23]*[.$AO$3]+[.AP23]*[.$AP$3]+[.AQ23]*[.$AQ$3]+[.AR23]*[.$AR$3]+[.AS23]*[.$AS$3]+[.AT23]*[.$AT$3]" office:value-type="float" office:value="24" calcext:value-type="float">
            <text:p>24</text:p>
          </table:table-cell>
          <table:table-cell table:style-name="ce102" table:formula="of:=[.D23]*[.E23]" office:value-type="currency" office:currency="RUB" office:value="96" calcext:value-type="currency">
            <text:p>96,00 ₽</text:p>
          </table:table-cell>
          <table:table-cell table:style-name="ce107" office:value-type="string" calcext:value-type="string">
            <text:p><text:a xlink:href="https://krepcom.ru/catalog/vinty-razdel/vint_potay_5kh12_s_vnutrennim_shestigrannikom_otsinkovannyy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5kh12_pot_v_sh_nerzh_a2_din_7991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9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2"/>
          <table:table-cell table:style-name="ce133" office:value-type="float" office:value="6" calcext:value-type="float">
            <text:p>6</text:p>
          </table:table-cell>
          <table:table-cell table:style-name="ce133" table:number-columns-repeated="2"/>
          <table:table-cell table:number-columns-repeated="969"/>
        </table:table-row>
        <table:table-row table:style-name="ro15">
          <table:covered-table-cell table:style-name="ce92"/>
          <table:covered-table-cell table:style-name="ce107"/>
          <table:table-cell table:style-name="ce93" office:value-type="string" calcext:value-type="string">
            <text:p>М5х16</text:p>
          </table:table-cell>
          <table:table-cell table:style-name="ce102" office:value-type="currency" office:currency="RUB" office:value="5" calcext:value-type="currency">
            <text:p>5,00 ₽</text:p>
          </table:table-cell>
          <table:table-cell table:style-name="ce93" table:formula="of:=[.J24]*[.$J$3]+[.K24]*[.$K$3]+[.L24]*[.$L$3]+[.M24]*[.$M$3]+[.N24]*[.$N$3]+[.O24]*[.$O$3]+[.P24]*[.$P$3]+[.Q24]*[.$Q$3]+[.R24]*[.$R$3]+[.S24]*[.$S$3]+[.T24]*[.$T$3]+[.U24]*[.$U$3]+[.V24]*[.$V$3]+[.W24]*[.$W$3]+[.X24]*[.$X$3]+[.Y24]*[.$Y$3]+[.Z24]*[.$Z$3]+[.AA24]*[.$AA$3]+[.AB24]*[.$AB$3]+[.AC24]*[.$AC$3]+[.AD24]*[.$AD$3]+[.AE24]*[.$AE$3]+[.AF24]*[.$AF$3]+[.AG24]*[.$AG$3]+[.AH24]*[.$AH$3]+[.AI24]*[.$AI$3]+[.AJ24]*[.$AJ$3]+[.AK24]*[.$AK$3]+[.AL24]*[.$AL$3]+[.AM24]*[.$AM$3]+[.AN24]*[.$AN$3]+[.AO24]*[.$AO$3]+[.AP24]*[.$AP$3]+[.AQ24]*[.$AQ$3]+[.AR24]*[.$AR$3]+[.AS24]*[.$AS$3]+[.AT24]*[.$AT$3]" office:value-type="float" office:value="2" calcext:value-type="float">
            <text:p>2</text:p>
          </table:table-cell>
          <table:table-cell table:style-name="ce102" table:formula="of:=[.D24]*[.E24]" office:value-type="currency" office:currency="RUB" office:value="10" calcext:value-type="currency">
            <text:p>10,00 ₽</text:p>
          </table:table-cell>
          <table:table-cell table:style-name="ce107" office:value-type="string" calcext:value-type="string">
            <text:p><text:a xlink:href="https://krepcom.ru/catalog/vinty-razdel/vint_potay_s_vnutrennim_shestigrannikom_m5kh16_din_7991_iso_10642_klass_prochnosti_10_9_otsinkovanny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5kh16_pot_v_sh_nerzh_a2_din_7991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5"/>
          <table:table-cell table:style-name="ce134" office:value-type="float" office:value="1" calcext:value-type="float">
            <text:p>1</text:p>
          </table:table-cell>
          <table:table-cell table:style-name="ce134" table:number-columns-repeated="2"/>
          <table:table-cell table:style-name="ce134" office:value-type="float" office:value="1" calcext:value-type="float">
            <text:p>1</text:p>
          </table:table-cell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5">
          <table:table-cell table:style-name="ce92" office:value-type="string" calcext:value-type="string" table:number-columns-spanned="1" table:number-rows-spanned="5">
            <text:p>Винт с цилиндрической головкой и шестигранным углублением под ключ</text:p>
          </table:table-cell>
          <table:table-cell table:style-name="ce107" office:value-type="string" calcext:value-type="string" table:number-columns-spanned="1" table:number-rows-spanned="5">
            <text:p>DIN 912</text:p>
          </table:table-cell>
          <table:table-cell table:style-name="ce93" office:value-type="string" calcext:value-type="string">
            <text:p>М2.5х8</text:p>
          </table:table-cell>
          <table:table-cell table:style-name="ce102" office:value-type="currency" office:currency="RUB" office:value="5" calcext:value-type="currency">
            <text:p>5,00 ₽</text:p>
          </table:table-cell>
          <table:table-cell table:style-name="ce93" table:formula="of:=[.J25]*[.$J$3]+[.K25]*[.$K$3]+[.L25]*[.$L$3]+[.M25]*[.$M$3]+[.N25]*[.$N$3]+[.O25]*[.$O$3]+[.P25]*[.$P$3]+[.Q25]*[.$Q$3]+[.R25]*[.$R$3]+[.S25]*[.$S$3]+[.T25]*[.$T$3]+[.U25]*[.$U$3]+[.V25]*[.$V$3]+[.W25]*[.$W$3]+[.X25]*[.$X$3]+[.Y25]*[.$Y$3]+[.Z25]*[.$Z$3]+[.AA25]*[.$AA$3]+[.AB25]*[.$AB$3]+[.AC25]*[.$AC$3]+[.AD25]*[.$AD$3]+[.AE25]*[.$AE$3]+[.AF25]*[.$AF$3]+[.AG25]*[.$AG$3]+[.AH25]*[.$AH$3]+[.AI25]*[.$AI$3]+[.AJ25]*[.$AJ$3]+[.AK25]*[.$AK$3]+[.AL25]*[.$AL$3]+[.AM25]*[.$AM$3]+[.AN25]*[.$AN$3]+[.AO25]*[.$AO$3]+[.AP25]*[.$AP$3]+[.AQ25]*[.$AQ$3]+[.AR25]*[.$AR$3]+[.AS25]*[.$AS$3]+[.AT25]*[.$AT$3]" office:value-type="float" office:value="0" calcext:value-type="float">
            <text:p>0</text:p>
          </table:table-cell>
          <table:table-cell table:style-name="ce102" table:formula="of:=[.D25]*[.E25]" office:value-type="currency" office:currency="RUB" office:value="0" calcext:value-type="currency">
            <text:p>0,00 ₽</text:p>
          </table:table-cell>
          <table:table-cell table:style-name="ce107" office:value-type="string" calcext:value-type="string">
            <text:p><text:a xlink:href="https://krepcom.ru/catalog/bolty-razdel/bolt_vint_s_vnutrennim_shestigrannikom_i_tsilindricheskoy_golovkoy_din_912_2_5kh8_nerzhaveyka_a4.htm" xlink:type="simple">krepcom</text:a></text:p>
          </table:table-cell>
          <table:table-cell table:style-name="ce105" office:value-type="string" calcext:value-type="string">
            <text:p><text:a xlink:href="https://krep-shop.ru/katalog/bolty_i_vinty/din_912/2_5kh8_v_sh_nerzh_a2_din_912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9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5">
          <table:covered-table-cell table:style-name="ce92"/>
          <table:covered-table-cell table:style-name="ce107"/>
          <table:table-cell table:style-name="ce93" office:value-type="string" calcext:value-type="string">
            <text:p>М3х8</text:p>
          </table:table-cell>
          <table:table-cell table:style-name="ce102" office:value-type="currency" office:currency="RUB" office:value="2" calcext:value-type="currency">
            <text:p>2,00 ₽</text:p>
          </table:table-cell>
          <table:table-cell table:style-name="ce93" table:formula="of:=[.J26]*[.$J$3]+[.K26]*[.$K$3]+[.L26]*[.$L$3]+[.M26]*[.$M$3]+[.N26]*[.$N$3]+[.O26]*[.$O$3]+[.P26]*[.$P$3]+[.Q26]*[.$Q$3]+[.R26]*[.$R$3]+[.S26]*[.$S$3]+[.T26]*[.$T$3]+[.U26]*[.$U$3]+[.V26]*[.$V$3]+[.W26]*[.$W$3]+[.X26]*[.$X$3]+[.Y26]*[.$Y$3]+[.Z26]*[.$Z$3]+[.AA26]*[.$AA$3]+[.AB26]*[.$AB$3]+[.AC26]*[.$AC$3]+[.AD26]*[.$AD$3]+[.AE26]*[.$AE$3]+[.AF26]*[.$AF$3]+[.AG26]*[.$AG$3]+[.AH26]*[.$AH$3]+[.AI26]*[.$AI$3]+[.AJ26]*[.$AJ$3]+[.AK26]*[.$AK$3]+[.AL26]*[.$AL$3]+[.AM26]*[.$AM$3]+[.AN26]*[.$AN$3]+[.AO26]*[.$AO$3]+[.AP26]*[.$AP$3]+[.AQ26]*[.$AQ$3]+[.AR26]*[.$AR$3]+[.AS26]*[.$AS$3]+[.AT26]*[.$AT$3]" office:value-type="float" office:value="56" calcext:value-type="float">
            <text:p>56</text:p>
          </table:table-cell>
          <table:table-cell table:style-name="ce102" table:formula="of:=[.D26]*[.E26]" office:value-type="currency" office:currency="RUB" office:value="112" calcext:value-type="currency">
            <text:p>112,00 ₽</text:p>
          </table:table-cell>
          <table:table-cell table:style-name="ce107" office:value-type="string" calcext:value-type="string">
            <text:p><text:a xlink:href="https://krepcom.ru/catalog/vinty-razdel/vint_s_vnutrennim_shestigrannikom_3kh8_din_912_klass_10_9_otsinkovannyy.htm" xlink:type="simple">krepcom</text:a></text:p>
          </table:table-cell>
          <table:table-cell table:style-name="ce105" office:value-type="string" calcext:value-type="string">
            <text:p><text:a xlink:href="https://krep-shop.ru/katalog/bolty_i_vinty/din_912/3kh8_v_sh_nerzh_a2_din_912/" xlink:type="simple">krep-shop</text:a></text:p>
          </table:table-cell>
          <table:covered-table-cell table:style-name="ce107"/>
          <table:table-cell table:style-name="ce133"/>
          <table:table-cell table:style-name="ce133" table:formula="of:=FLOOR([$'Покупные изделия'.D31]/30;1)*2" office:value-type="float" office:value="20" calcext:value-type="float">
            <text:p>20</text:p>
          </table:table-cell>
          <table:table-cell table:style-name="ce133" table:formula="of:=CEILING([$'Покупные изделия'.D25]/20;1)" office:value-type="float" office:value="26" calcext:value-type="float">
            <text:p>26</text:p>
          </table:table-cell>
          <table:table-cell table:style-name="ce133"/>
          <table:table-cell table:style-name="ce134" table:number-columns-repeated="9"/>
          <table:table-cell table:style-name="ce133" table:number-columns-repeated="4"/>
          <table:table-cell table:style-name="ce134"/>
          <table:table-cell table:style-name="ce134" office:value-type="float" office:value="4" calcext:value-type="float">
            <text:p>4</text:p>
          </table:table-cell>
          <table:table-cell table:style-name="ce133"/>
          <table:table-cell table:style-name="ce134" table:number-columns-repeated="2"/>
          <table:table-cell table:style-name="ce133" office:value-type="float" office:value="2" calcext:value-type="float">
            <text:p>2</text:p>
          </table:table-cell>
          <table:table-cell table:style-name="ce133" table:number-columns-repeated="14"/>
          <table:table-cell table:number-columns-repeated="969"/>
        </table:table-row>
        <table:table-row table:style-name="ro15">
          <table:covered-table-cell table:style-name="ce92"/>
          <table:covered-table-cell table:style-name="ce107"/>
          <table:table-cell table:style-name="ce93" office:value-type="string" calcext:value-type="string">
            <text:p>М3х20</text:p>
          </table:table-cell>
          <table:table-cell table:style-name="ce102" office:value-type="currency" office:currency="RUB" office:value="5" calcext:value-type="currency">
            <text:p>5,00 ₽</text:p>
          </table:table-cell>
          <table:table-cell table:style-name="ce93" table:formula="of:=[.J27]*[.$J$3]+[.K27]*[.$K$3]+[.L27]*[.$L$3]+[.M27]*[.$M$3]+[.N27]*[.$N$3]+[.O27]*[.$O$3]+[.P27]*[.$P$3]+[.Q27]*[.$Q$3]+[.R27]*[.$R$3]+[.S27]*[.$S$3]+[.T27]*[.$T$3]+[.U27]*[.$U$3]+[.V27]*[.$V$3]+[.W27]*[.$W$3]+[.X27]*[.$X$3]+[.Y27]*[.$Y$3]+[.Z27]*[.$Z$3]+[.AA27]*[.$AA$3]+[.AB27]*[.$AB$3]+[.AC27]*[.$AC$3]+[.AD27]*[.$AD$3]+[.AE27]*[.$AE$3]+[.AF27]*[.$AF$3]+[.AG27]*[.$AG$3]+[.AH27]*[.$AH$3]+[.AI27]*[.$AI$3]+[.AJ27]*[.$AJ$3]+[.AK27]*[.$AK$3]+[.AL27]*[.$AL$3]+[.AM27]*[.$AM$3]+[.AN27]*[.$AN$3]+[.AO27]*[.$AO$3]+[.AP27]*[.$AP$3]+[.AQ27]*[.$AQ$3]+[.AR27]*[.$AR$3]+[.AS27]*[.$AS$3]+[.AT27]*[.$AT$3]" office:value-type="float" office:value="8" calcext:value-type="float">
            <text:p>8</text:p>
          </table:table-cell>
          <table:table-cell table:style-name="ce102" table:formula="of:=[.D27]*[.E27]" office:value-type="currency" office:currency="RUB" office:value="40" calcext:value-type="currency">
            <text:p>40,00 ₽</text:p>
          </table:table-cell>
          <table:table-cell table:style-name="ce107" office:value-type="string" calcext:value-type="string">
            <text:p><text:a xlink:href="https://krepcom.ru/catalog/bolty-razdel/bolt_imbus_3h20_nerj_DIN_912__stal__a2.htm" xlink:type="simple">krepcom</text:a></text:p>
          </table:table-cell>
          <table:table-cell table:style-name="ce105" office:value-type="string" calcext:value-type="string">
            <text:p><text:a xlink:href="https://krep-shop.ru/katalog/bolty_i_vinty/din_912/3kh20_v_sh_nerzh_a2_din_912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2"/>
          <table:table-cell table:style-name="ce134" office:value-type="float" office:value="2" calcext:value-type="float">
            <text:p>2</text:p>
          </table:table-cell>
          <table:table-cell table:style-name="ce134" table:number-columns-repeated="4"/>
          <table:table-cell table:style-name="ce134" office:value-type="float" office:value="2" calcext:value-type="float">
            <text:p>2</text:p>
          </table:table-cell>
          <table:table-cell table:style-name="ce134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5">
          <table:covered-table-cell table:style-name="ce92"/>
          <table:covered-table-cell table:style-name="ce107"/>
          <table:table-cell table:style-name="ce93" office:value-type="string" calcext:value-type="string">
            <text:p>М3х40</text:p>
          </table:table-cell>
          <table:table-cell table:style-name="ce102" office:value-type="currency" office:currency="RUB" office:value="8" calcext:value-type="currency">
            <text:p>8,00 ₽</text:p>
          </table:table-cell>
          <table:table-cell table:style-name="ce93" table:formula="of:=[.J28]*[.$J$3]+[.K28]*[.$K$3]+[.L28]*[.$L$3]+[.M28]*[.$M$3]+[.N28]*[.$N$3]+[.O28]*[.$O$3]+[.P28]*[.$P$3]+[.Q28]*[.$Q$3]+[.R28]*[.$R$3]+[.S28]*[.$S$3]+[.T28]*[.$T$3]+[.U28]*[.$U$3]+[.V28]*[.$V$3]+[.W28]*[.$W$3]+[.X28]*[.$X$3]+[.Y28]*[.$Y$3]+[.Z28]*[.$Z$3]+[.AA28]*[.$AA$3]+[.AB28]*[.$AB$3]+[.AC28]*[.$AC$3]+[.AD28]*[.$AD$3]+[.AE28]*[.$AE$3]+[.AF28]*[.$AF$3]+[.AG28]*[.$AG$3]+[.AH28]*[.$AH$3]+[.AI28]*[.$AI$3]+[.AJ28]*[.$AJ$3]+[.AK28]*[.$AK$3]+[.AL28]*[.$AL$3]+[.AM28]*[.$AM$3]+[.AN28]*[.$AN$3]+[.AO28]*[.$AO$3]+[.AP28]*[.$AP$3]+[.AQ28]*[.$AQ$3]+[.AR28]*[.$AR$3]+[.AS28]*[.$AS$3]+[.AT28]*[.$AT$3]" office:value-type="float" office:value="0" calcext:value-type="float">
            <text:p>0</text:p>
          </table:table-cell>
          <table:table-cell table:style-name="ce102" table:formula="of:=[.D28]*[.E28]" office:value-type="currency" office:currency="RUB" office:value="0" calcext:value-type="currency">
            <text:p>0,00 ₽</text:p>
          </table:table-cell>
          <table:table-cell table:style-name="ce107" office:value-type="string" calcext:value-type="string">
            <text:p><text:a xlink:href="https://krepcom.ru/catalog/vysokoprochnyy_krepezh_12_9/vint_s_tsilindricheskoy_golovkoy_i_vnutrennim_shestigrannikom_din_912_3x40_vysokoprochnyy_12_9.htm" xlink:type="simple">krepcom</text:a></text:p>
          </table:table-cell>
          <table:table-cell table:style-name="ce105" office:value-type="string" calcext:value-type="string">
            <text:p><text:a xlink:href="https://krep-shop.ru/katalog/bolty_i_vinty/din_912/3kh40_v_sh_nerzh_a2_din_912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/>
          <table:table-cell table:style-name="ce134" office:value-type="float" office:value="3" calcext:value-type="float">
            <text:p>3</text:p>
          </table:table-cell>
          <table:table-cell table:style-name="ce134" table:number-columns-repeated="7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5">
          <table:covered-table-cell table:style-name="ce92"/>
          <table:covered-table-cell table:style-name="ce107"/>
          <table:table-cell table:style-name="ce93" office:value-type="string" calcext:value-type="string">
            <text:p>М5х16</text:p>
          </table:table-cell>
          <table:table-cell table:style-name="ce102" office:value-type="currency" office:currency="RUB" office:value="4" calcext:value-type="currency">
            <text:p>4,00 ₽</text:p>
          </table:table-cell>
          <table:table-cell table:style-name="ce93" table:formula="of:=[.J29]*[.$J$3]+[.K29]*[.$K$3]+[.L29]*[.$L$3]+[.M29]*[.$M$3]+[.N29]*[.$N$3]+[.O29]*[.$O$3]+[.P29]*[.$P$3]+[.Q29]*[.$Q$3]+[.R29]*[.$R$3]+[.S29]*[.$S$3]+[.T29]*[.$T$3]+[.U29]*[.$U$3]+[.V29]*[.$V$3]+[.W29]*[.$W$3]+[.X29]*[.$X$3]+[.Y29]*[.$Y$3]+[.Z29]*[.$Z$3]+[.AA29]*[.$AA$3]+[.AB29]*[.$AB$3]+[.AC29]*[.$AC$3]+[.AD29]*[.$AD$3]+[.AE29]*[.$AE$3]+[.AF29]*[.$AF$3]+[.AG29]*[.$AG$3]+[.AH29]*[.$AH$3]+[.AI29]*[.$AI$3]+[.AJ29]*[.$AJ$3]+[.AK29]*[.$AK$3]+[.AL29]*[.$AL$3]+[.AM29]*[.$AM$3]+[.AN29]*[.$AN$3]+[.AO29]*[.$AO$3]+[.AP29]*[.$AP$3]+[.AQ29]*[.$AQ$3]+[.AR29]*[.$AR$3]+[.AS29]*[.$AS$3]+[.AT29]*[.$AT$3]" office:value-type="float" office:value="2" calcext:value-type="float">
            <text:p>2</text:p>
          </table:table-cell>
          <table:table-cell table:style-name="ce102" table:formula="of:=[.D29]*[.E29]" office:value-type="currency" office:currency="RUB" office:value="8" calcext:value-type="currency">
            <text:p>8,00 ₽</text:p>
          </table:table-cell>
          <table:table-cell table:style-name="ce107" office:value-type="string" calcext:value-type="string">
            <text:p><text:a xlink:href="https://krepcom.ru/catalog/bolty-razdel/vint_bolt_din_912_m5kh16_klass_prochnosti_8_8.htm" xlink:type="simple">krepcom</text:a></text:p>
          </table:table-cell>
          <table:table-cell table:style-name="ce105" office:value-type="string" calcext:value-type="string">
            <text:p><text:a xlink:href="https://krep-shop.ru/katalog/bolty_i_vinty/din_912/5kh16_v_sh_nerzh_a2_din_912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7"/>
          <table:table-cell table:style-name="ce134" office:value-type="float" office:value="1" calcext:value-type="float">
            <text:p>1</text:p>
          </table:table-cell>
          <table:table-cell table:style-name="ce134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5">
          <table:table-cell table:style-name="ce92" office:value-type="string" calcext:value-type="string">
            <text:p>Болт</text:p>
          </table:table-cell>
          <table:table-cell table:style-name="ce107" office:value-type="string" calcext:value-type="string">
            <text:p>DIN 933</text:p>
          </table:table-cell>
          <table:table-cell table:style-name="ce93" office:value-type="string" calcext:value-type="string">
            <text:p>М5х50</text:p>
          </table:table-cell>
          <table:table-cell table:style-name="ce102" office:value-type="currency" office:currency="RUB" office:value="4" calcext:value-type="currency">
            <text:p>4,00 ₽</text:p>
          </table:table-cell>
          <table:table-cell table:style-name="ce93" table:formula="of:=[.J30]*[.$J$3]+[.K30]*[.$K$3]+[.L30]*[.$L$3]+[.M30]*[.$M$3]+[.N30]*[.$N$3]+[.O30]*[.$O$3]+[.P30]*[.$P$3]+[.Q30]*[.$Q$3]+[.R30]*[.$R$3]+[.S30]*[.$S$3]+[.T30]*[.$T$3]+[.U30]*[.$U$3]+[.V30]*[.$V$3]+[.W30]*[.$W$3]+[.X30]*[.$X$3]+[.Y30]*[.$Y$3]+[.Z30]*[.$Z$3]+[.AA30]*[.$AA$3]+[.AB30]*[.$AB$3]+[.AC30]*[.$AC$3]+[.AD30]*[.$AD$3]+[.AE30]*[.$AE$3]+[.AF30]*[.$AF$3]+[.AG30]*[.$AG$3]+[.AH30]*[.$AH$3]+[.AI30]*[.$AI$3]+[.AJ30]*[.$AJ$3]+[.AK30]*[.$AK$3]+[.AL30]*[.$AL$3]+[.AM30]*[.$AM$3]+[.AN30]*[.$AN$3]+[.AO30]*[.$AO$3]+[.AP30]*[.$AP$3]+[.AQ30]*[.$AQ$3]+[.AR30]*[.$AR$3]+[.AS30]*[.$AS$3]+[.AT30]*[.$AT$3]" office:value-type="float" office:value="4" calcext:value-type="float">
            <text:p>4</text:p>
          </table:table-cell>
          <table:table-cell table:style-name="ce102" table:formula="of:=[.D30]*[.E30]" office:value-type="currency" office:currency="RUB" office:value="16" calcext:value-type="currency">
            <text:p>16,00 ₽</text:p>
          </table:table-cell>
          <table:table-cell table:style-name="ce107" office:value-type="string" calcext:value-type="string">
            <text:p><text:a xlink:href="https://krepcom.ru/catalog/bolty-razdel/bolt_shestigrannyy_5kh50_din_933_klass_prochnosti_8_8_otsinkovannyy.htm" xlink:type="simple">krepcom</text:a></text:p>
          </table:table-cell>
          <table:table-cell table:style-name="ce105" office:value-type="string" calcext:value-type="string">
            <text:p><text:a xlink:href="https://krep-shop.ru/katalog/bolty_i_vinty/din_933/5kh50_nerzh_a2_din_933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6"/>
          <table:table-cell table:number-columns-repeated="2" table:style-name="ce134" office:value-type="float" office:value="1" calcext:value-type="float">
            <text:p>1</text:p>
          </table:table-cell>
          <table:table-cell table:style-name="ce134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5">
          <table:table-cell table:style-name="ce92" office:value-type="string" calcext:value-type="string" table:number-columns-spanned="1" table:number-rows-spanned="3">
            <text:p>Гайка шестигранная</text:p>
          </table:table-cell>
          <table:table-cell table:style-name="ce107" office:value-type="string" calcext:value-type="string" table:number-columns-spanned="1" table:number-rows-spanned="3">
            <text:p>DIN 934</text:p>
          </table:table-cell>
          <table:table-cell table:style-name="ce93" office:value-type="string" calcext:value-type="string">
            <text:p>М3</text:p>
          </table:table-cell>
          <table:table-cell table:style-name="ce102" office:value-type="currency" office:currency="RUB" office:value="2" calcext:value-type="currency">
            <text:p>2,00 ₽</text:p>
          </table:table-cell>
          <table:table-cell table:style-name="ce93" table:formula="of:=[.J31]*[.$J$3]+[.K31]*[.$K$3]+[.L31]*[.$L$3]+[.M31]*[.$M$3]+[.N31]*[.$N$3]+[.O31]*[.$O$3]+[.P31]*[.$P$3]+[.Q31]*[.$Q$3]+[.R31]*[.$R$3]+[.S31]*[.$S$3]+[.T31]*[.$T$3]+[.U31]*[.$U$3]+[.V31]*[.$V$3]+[.W31]*[.$W$3]+[.X31]*[.$X$3]+[.Y31]*[.$Y$3]+[.Z31]*[.$Z$3]+[.AA31]*[.$AA$3]+[.AB31]*[.$AB$3]+[.AC31]*[.$AC$3]+[.AD31]*[.$AD$3]+[.AE31]*[.$AE$3]+[.AF31]*[.$AF$3]+[.AG31]*[.$AG$3]+[.AH31]*[.$AH$3]+[.AI31]*[.$AI$3]+[.AJ31]*[.$AJ$3]+[.AK31]*[.$AK$3]+[.AL31]*[.$AL$3]+[.AM31]*[.$AM$3]+[.AN31]*[.$AN$3]+[.AO31]*[.$AO$3]+[.AP31]*[.$AP$3]+[.AQ31]*[.$AQ$3]+[.AR31]*[.$AR$3]+[.AS31]*[.$AS$3]+[.AT31]*[.$AT$3]" office:value-type="float" office:value="60" calcext:value-type="float">
            <text:p>60</text:p>
          </table:table-cell>
          <table:table-cell table:style-name="ce102" table:formula="of:=[.D31]*[.E31]" office:value-type="currency" office:currency="RUB" office:value="120" calcext:value-type="currency">
            <text:p>120,00 ₽</text:p>
          </table:table-cell>
          <table:table-cell table:style-name="ce107" office:value-type="string" calcext:value-type="string">
            <text:p><text:a xlink:href="https://krepcom.ru/catalog/gayki-razdel/gayka_sh_gr_m_3_DIN_934_ots.htm" xlink:type="simple">krepcom</text:a></text:p>
          </table:table-cell>
          <table:table-cell table:style-name="ce105" office:value-type="string" calcext:value-type="string">
            <text:p><text:a xlink:href="https://krep-shop.ru/katalog/gaiki/din_934/m3_nerzh_a_2_din_934/" xlink:type="simple">krep-shop</text:a></text:p>
          </table:table-cell>
          <table:covered-table-cell table:style-name="ce107"/>
          <table:table-cell table:style-name="ce133" table:number-columns-repeated="3"/>
          <table:table-cell table:style-name="ce133" office:value-type="float" office:value="4" calcext:value-type="float">
            <text:p>4</text:p>
          </table:table-cell>
          <table:table-cell table:style-name="ce134"/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2" calcext:value-type="float">
            <text:p>2</text:p>
          </table:table-cell>
          <table:table-cell table:style-name="ce134" table:number-columns-repeated="5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/>
          <table:table-cell table:style-name="ce134" table:formula="of:=[$Настройки.$B$10]" office:value-type="float" office:value="6" calcext:value-type="float">
            <text:p>6</text:p>
          </table:table-cell>
          <table:table-cell table:style-name="ce133" table:number-columns-repeated="5"/>
          <table:table-cell table:number-columns-repeated="2" table:style-name="ce133" office:value-type="float" office:value="4" calcext:value-type="float">
            <text:p>4</text:p>
          </table:table-cell>
          <table:table-cell table:style-name="ce133" table:number-columns-repeated="7"/>
          <table:table-cell table:style-name="ce133" office:value-type="float" office:value="5" calcext:value-type="float">
            <text:p>5</text:p>
          </table:table-cell>
          <table:table-cell table:number-columns-repeated="969"/>
        </table:table-row>
        <table:table-row table:style-name="ro15">
          <table:covered-table-cell table:style-name="ce92"/>
          <table:covered-table-cell table:style-name="ce107"/>
          <table:table-cell table:style-name="ce93" office:value-type="string" calcext:value-type="string">
            <text:p>М4</text:p>
          </table:table-cell>
          <table:table-cell table:style-name="ce102" office:value-type="currency" office:currency="RUB" office:value="2" calcext:value-type="currency">
            <text:p>2,00 ₽</text:p>
          </table:table-cell>
          <table:table-cell table:style-name="ce93" table:formula="of:=[.J32]*[.$J$3]+[.K32]*[.$K$3]+[.L32]*[.$L$3]+[.M32]*[.$M$3]+[.N32]*[.$N$3]+[.O32]*[.$O$3]+[.P32]*[.$P$3]+[.Q32]*[.$Q$3]+[.R32]*[.$R$3]+[.S32]*[.$S$3]+[.T32]*[.$T$3]+[.U32]*[.$U$3]+[.V32]*[.$V$3]+[.W32]*[.$W$3]+[.X32]*[.$X$3]+[.Y32]*[.$Y$3]+[.Z32]*[.$Z$3]+[.AA32]*[.$AA$3]+[.AB32]*[.$AB$3]+[.AC32]*[.$AC$3]+[.AD32]*[.$AD$3]+[.AE32]*[.$AE$3]+[.AF32]*[.$AF$3]+[.AG32]*[.$AG$3]+[.AH32]*[.$AH$3]+[.AI32]*[.$AI$3]+[.AJ32]*[.$AJ$3]+[.AK32]*[.$AK$3]+[.AL32]*[.$AL$3]+[.AM32]*[.$AM$3]+[.AN32]*[.$AN$3]+[.AO32]*[.$AO$3]+[.AP32]*[.$AP$3]+[.AQ32]*[.$AQ$3]+[.AR32]*[.$AR$3]+[.AS32]*[.$AS$3]+[.AT32]*[.$AT$3]" office:value-type="float" office:value="6" calcext:value-type="float">
            <text:p>6</text:p>
          </table:table-cell>
          <table:table-cell table:style-name="ce102" table:formula="of:=[.D32]*[.E32]" office:value-type="currency" office:currency="RUB" office:value="12" calcext:value-type="currency">
            <text:p>12,00 ₽</text:p>
          </table:table-cell>
          <table:table-cell table:style-name="ce107" office:value-type="string" calcext:value-type="string">
            <text:p><text:a xlink:href="https://krepcom.ru/catalog/gayki-razdel/gayka_sh_gr_m_4_DIN_934_ots.htm" xlink:type="simple">krepcom</text:a></text:p>
          </table:table-cell>
          <table:table-cell table:style-name="ce105" office:value-type="string" calcext:value-type="string">
            <text:p><text:a xlink:href="https://krep-shop.ru/katalog/gaiki/din_934/m4_nerzh_a_2_din_934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9"/>
          <table:table-cell table:style-name="ce133" table:number-columns-repeated="4"/>
          <table:table-cell table:style-name="ce134" office:value-type="float" office:value="3" calcext:value-type="float">
            <text:p>3</text:p>
          </table:table-cell>
          <table:table-cell table:style-name="ce134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5">
          <table:covered-table-cell table:style-name="ce92"/>
          <table:covered-table-cell table:style-name="ce107"/>
          <table:table-cell table:style-name="ce93" office:value-type="string" calcext:value-type="string">
            <text:p>М5</text:p>
          </table:table-cell>
          <table:table-cell table:style-name="ce102" office:value-type="currency" office:currency="RUB" office:value="2" calcext:value-type="currency">
            <text:p>2,00 ₽</text:p>
          </table:table-cell>
          <table:table-cell table:style-name="ce93" table:formula="of:=[.J33]*[.$J$3]+[.K33]*[.$K$3]+[.L33]*[.$L$3]+[.M33]*[.$M$3]+[.N33]*[.$N$3]+[.O33]*[.$O$3]+[.P33]*[.$P$3]+[.Q33]*[.$Q$3]+[.R33]*[.$R$3]+[.S33]*[.$S$3]+[.T33]*[.$T$3]+[.U33]*[.$U$3]+[.V33]*[.$V$3]+[.W33]*[.$W$3]+[.X33]*[.$X$3]+[.Y33]*[.$Y$3]+[.Z33]*[.$Z$3]+[.AA33]*[.$AA$3]+[.AB33]*[.$AB$3]+[.AC33]*[.$AC$3]+[.AD33]*[.$AD$3]+[.AE33]*[.$AE$3]+[.AF33]*[.$AF$3]+[.AG33]*[.$AG$3]+[.AH33]*[.$AH$3]+[.AI33]*[.$AI$3]+[.AJ33]*[.$AJ$3]+[.AK33]*[.$AK$3]+[.AL33]*[.$AL$3]+[.AM33]*[.$AM$3]+[.AN33]*[.$AN$3]+[.AO33]*[.$AO$3]+[.AP33]*[.$AP$3]+[.AQ33]*[.$AQ$3]+[.AR33]*[.$AR$3]+[.AS33]*[.$AS$3]+[.AT33]*[.$AT$3]" office:value-type="float" office:value="4" calcext:value-type="float">
            <text:p>4</text:p>
          </table:table-cell>
          <table:table-cell table:style-name="ce102" table:formula="of:=[.D33]*[.E33]" office:value-type="currency" office:currency="RUB" office:value="8" calcext:value-type="currency">
            <text:p>8,00 ₽</text:p>
          </table:table-cell>
          <table:table-cell table:style-name="ce107" office:value-type="string" calcext:value-type="string">
            <text:p><text:a xlink:href="https://krepcom.ru/catalog/gayki-razdel/gayka_vysokoprochnaya_m5_din_934_klass_10_otsinkovannaya.htm" xlink:type="simple">krepcom</text:a></text:p>
          </table:table-cell>
          <table:table-cell table:style-name="ce105" office:value-type="string" calcext:value-type="string">
            <text:p><text:a xlink:href="https://krep-shop.ru/katalog/gaiki/din_934/m5_nerzh_a_2_din_934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6"/>
          <table:table-cell table:number-columns-repeated="2" table:style-name="ce134" office:value-type="float" office:value="1" calcext:value-type="float">
            <text:p>1</text:p>
          </table:table-cell>
          <table:table-cell table:style-name="ce134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5">
          <table:table-cell table:style-name="ce95" office:value-type="string" calcext:value-type="string" table:number-columns-spanned="1" table:number-rows-spanned="2">
            <text:p>Т-гайка с шариком</text:p>
          </table:table-cell>
          <table:table-cell table:style-name="ce107" table:number-columns-spanned="1" table:number-rows-spanned="2"/>
          <table:table-cell table:style-name="ce93" office:value-type="string" calcext:value-type="string">
            <text:p>М3</text:p>
          </table:table-cell>
          <table:table-cell table:style-name="ce102" office:value-type="currency" office:currency="RUB" office:value="7.6" calcext:value-type="currency">
            <text:p>7,60 ₽</text:p>
          </table:table-cell>
          <table:table-cell table:style-name="ce93" table:formula="of:=[.J34]*[.$J$3]+[.K34]*[.$K$3]+[.L34]*[.$L$3]+[.M34]*[.$M$3]+[.N34]*[.$N$3]+[.O34]*[.$O$3]+[.P34]*[.$P$3]+[.Q34]*[.$Q$3]+[.R34]*[.$R$3]+[.S34]*[.$S$3]+[.T34]*[.$T$3]+[.U34]*[.$U$3]+[.V34]*[.$V$3]+[.W34]*[.$W$3]+[.X34]*[.$X$3]+[.Y34]*[.$Y$3]+[.Z34]*[.$Z$3]+[.AA34]*[.$AA$3]+[.AB34]*[.$AB$3]+[.AC34]*[.$AC$3]+[.AD34]*[.$AD$3]+[.AE34]*[.$AE$3]+[.AF34]*[.$AF$3]+[.AG34]*[.$AG$3]+[.AH34]*[.$AH$3]+[.AI34]*[.$AI$3]+[.AJ34]*[.$AJ$3]+[.AK34]*[.$AK$3]+[.AL34]*[.$AL$3]+[.AM34]*[.$AM$3]+[.AN34]*[.$AN$3]+[.AO34]*[.$AO$3]+[.AP34]*[.$AP$3]+[.AQ34]*[.$AQ$3]+[.AR34]*[.$AR$3]+[.AS34]*[.$AS$3]+[.AT34]*[.$AT$3]" office:value-type="float" office:value="46" calcext:value-type="float">
            <text:p>46</text:p>
          </table:table-cell>
          <table:table-cell table:style-name="ce102" table:formula="of:=[.D34]*[.E34]" office:value-type="currency" office:currency="RUB" office:value="349.6" calcext:value-type="currency">
            <text:p>349,60 ₽</text:p>
          </table:table-cell>
          <table:table-cell table:style-name="ce107"/>
          <table:table-cell table:style-name="ce105" office:value-type="string" calcext:value-type="string">
            <text:p><text:a xlink:href="https://alli.pub/6jzhxh" xlink:type="simple">AE</text:a></text:p>
          </table:table-cell>
          <table:covered-table-cell table:style-name="ce107"/>
          <table:table-cell table:style-name="ce133"/>
          <table:table-cell table:style-name="ce133" table:formula="of:=[.K26]" office:value-type="float" office:value="20" calcext:value-type="float">
            <text:p>20</text:p>
          </table:table-cell>
          <table:table-cell table:style-name="ce133" table:formula="of:=[.L26]" office:value-type="float" office:value="26" calcext:value-type="float">
            <text:p>26</text:p>
          </table:table-cell>
          <table:table-cell table:style-name="ce133"/>
          <table:table-cell table:style-name="ce134" table:number-columns-repeated="9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5">
          <table:covered-table-cell table:style-name="ce95"/>
          <table:covered-table-cell table:style-name="ce107"/>
          <table:table-cell table:style-name="ce93" office:value-type="string" calcext:value-type="string">
            <text:p>М4</text:p>
          </table:table-cell>
          <table:table-cell table:style-name="ce102" office:value-type="currency" office:currency="RUB" office:value="7.6" calcext:value-type="currency">
            <text:p>7,60 ₽</text:p>
          </table:table-cell>
          <table:table-cell table:style-name="ce93" table:formula="of:=[.J35]*[.$J$3]+[.K35]*[.$K$3]+[.L35]*[.$L$3]+[.M35]*[.$M$3]+[.N35]*[.$N$3]+[.O35]*[.$O$3]+[.P35]*[.$P$3]+[.Q35]*[.$Q$3]+[.R35]*[.$R$3]+[.S35]*[.$S$3]+[.T35]*[.$T$3]+[.U35]*[.$U$3]+[.V35]*[.$V$3]+[.W35]*[.$W$3]+[.X35]*[.$X$3]+[.Y35]*[.$Y$3]+[.Z35]*[.$Z$3]+[.AA35]*[.$AA$3]+[.AB35]*[.$AB$3]+[.AC35]*[.$AC$3]+[.AD35]*[.$AD$3]+[.AE35]*[.$AE$3]+[.AF35]*[.$AF$3]+[.AG35]*[.$AG$3]+[.AH35]*[.$AH$3]+[.AI35]*[.$AI$3]+[.AJ35]*[.$AJ$3]+[.AK35]*[.$AK$3]+[.AL35]*[.$AL$3]+[.AM35]*[.$AM$3]+[.AN35]*[.$AN$3]+[.AO35]*[.$AO$3]+[.AP35]*[.$AP$3]+[.AQ35]*[.$AQ$3]+[.AR35]*[.$AR$3]+[.AS35]*[.$AS$3]+[.AT35]*[.$AT$3]" office:value-type="float" office:value="288" calcext:value-type="float">
            <text:p>288</text:p>
          </table:table-cell>
          <table:table-cell table:style-name="ce102" table:formula="of:=[.D35]*[.E35]" office:value-type="currency" office:currency="RUB" office:value="2188.8" calcext:value-type="currency">
            <text:p>2 188,80 ₽</text:p>
          </table:table-cell>
          <table:table-cell table:style-name="ce107"/>
          <table:table-cell table:style-name="ce105" office:value-type="string" calcext:value-type="string">
            <text:p><text:a xlink:href="https://alli.pub/6jzhxh" xlink:type="simple">AE</text:a></text:p>
          </table:table-cell>
          <table:covered-table-cell table:style-name="ce107"/>
          <table:table-cell table:style-name="ce133" table:number-columns-repeated="3"/>
          <table:table-cell table:style-name="ce133" table:formula="of:=[.M8]+[.M9]+[.M11]+[.M21]+[.M22]-[.M32]" office:value-type="float" office:value="2" calcext:value-type="float">
            <text:p>2</text:p>
          </table:table-cell>
          <table:table-cell table:style-name="ce133" table:number-columns-repeated="3"/>
          <table:table-cell table:style-name="ce133" table:formula="of:=[.Q8]+[.Q9]+[.Q11]+[.Q21]+[.Q22]-[.Q32]" office:value-type="float" office:value="6" calcext:value-type="float">
            <text:p>6</text:p>
          </table:table-cell>
          <table:table-cell table:style-name="ce133" table:formula="of:=[.R8]+[.R9]+[.R11]+[.R21]+[.R22]-[.R32]" office:value-type="float" office:value="10" calcext:value-type="float">
            <text:p>10</text:p>
          </table:table-cell>
          <table:table-cell table:style-name="ce133" table:formula="of:=[.S8]+[.S9]+[.S11]+[.S21]+[.S22]-[.S32]" office:value-type="float" office:value="4" calcext:value-type="float">
            <text:p>4</text:p>
          </table:table-cell>
          <table:table-cell table:style-name="ce133" table:number-columns-repeated="2"/>
          <table:table-cell table:style-name="ce133" table:formula="of:=[.V8]+[.V9]+[.V11]+[.V21]+[.V22]-[.V32]" office:value-type="float" office:value="4" calcext:value-type="float">
            <text:p>4</text:p>
          </table:table-cell>
          <table:table-cell table:style-name="ce133" table:formula="of:=[.W8]+[.W9]+[.W11]+[.W21]+[.W22]-[.W32]" office:value-type="float" office:value="2" calcext:value-type="float">
            <text:p>2</text:p>
          </table:table-cell>
          <table:table-cell table:style-name="ce133" table:formula="of:=[.X8]+[.X9]+[.X11]+[.X21]+[.X22]-[.X32]" office:value-type="float" office:value="1" calcext:value-type="float">
            <text:p>1</text:p>
          </table:table-cell>
          <table:table-cell table:style-name="ce133" table:number-columns-repeated="2"/>
          <table:table-cell table:style-name="ce133" table:formula="of:=[.AA8]+[.AA9]+[.AA11]+[.AA21]+[.AA22]-[.AA32]" office:value-type="float" office:value="6" calcext:value-type="float">
            <text:p>6</text:p>
          </table:table-cell>
          <table:table-cell table:style-name="ce133" table:formula="of:=[.AB8]+[.AB9]+[.AB11]+[.AB21]+[.AB22]-[.AB32]" office:value-type="float" office:value="4" calcext:value-type="float">
            <text:p>4</text:p>
          </table:table-cell>
          <table:table-cell table:style-name="ce133"/>
          <table:table-cell table:style-name="ce133" table:formula="of:=[.AD8]+[.AD9]+[.AD11]+[.AD21]+[.AD22]-[.AD32]" office:value-type="float" office:value="8" calcext:value-type="float">
            <text:p>8</text:p>
          </table:table-cell>
          <table:table-cell table:style-name="ce133"/>
          <table:table-cell table:style-name="ce133" table:formula="of:=[.AF8]+[.AF9]+[.AF11]+[.AF21]+[.AF22]-[.AF32]" office:value-type="float" office:value="3" calcext:value-type="float">
            <text:p>3</text:p>
          </table:table-cell>
          <table:table-cell table:style-name="ce133"/>
          <table:table-cell table:style-name="ce133" table:formula="of:=[.AH8]+[.AH9]+[.AH11]+[.AH21]+[.AH22]-[.AH32]" office:value-type="float" office:value="4" calcext:value-type="float">
            <text:p>4</text:p>
          </table:table-cell>
          <table:table-cell table:style-name="ce133" table:formula="of:=[.AI8]+[.AI9]+[.AI11]+[.AI21]+[.AI22]-[.AI32]" office:value-type="float" office:value="188" calcext:value-type="float">
            <text:p>188</text:p>
          </table:table-cell>
          <table:table-cell table:style-name="ce133" table:number-columns-repeated="5"/>
          <table:table-cell table:style-name="ce133" table:formula="of:=[.AO8]+[.AO9]+[.AO11]+[.AO21]+[.AO22]-[.AO32]" office:value-type="float" office:value="2" calcext:value-type="float">
            <text:p>2</text:p>
          </table:table-cell>
          <table:table-cell table:style-name="ce133"/>
          <table:table-cell table:style-name="ce133" table:formula="of:=[.AQ8]+[.AQ9]+[.AQ11]+[.AQ21]+[.AQ22]-[.AQ32]" office:value-type="float" office:value="4" calcext:value-type="float">
            <text:p>4</text:p>
          </table:table-cell>
          <table:table-cell table:style-name="ce133"/>
          <table:table-cell table:style-name="ce133" table:formula="of:=[.AS8]+[.AS9]+[.AS11]+[.AS21]+[.AS22]-[.AS32]" office:value-type="float" office:value="2" calcext:value-type="float">
            <text:p>2</text:p>
          </table:table-cell>
          <table:table-cell table:style-name="ce133"/>
          <table:table-cell table:number-columns-repeated="969"/>
        </table:table-row>
        <table:table-row table:style-name="ro15">
          <table:table-cell table:style-name="ce92" office:value-type="string" calcext:value-type="string" table:number-columns-spanned="1" table:number-rows-spanned="2">
            <text:p>Резьбовая вставка</text:p>
          </table:table-cell>
          <table:table-cell table:style-name="ce107" table:number-columns-spanned="1" table:number-rows-spanned="2"/>
          <table:table-cell table:style-name="ce93" office:value-type="string" calcext:value-type="string">
            <text:p>М3х3</text:p>
          </table:table-cell>
          <table:table-cell table:style-name="ce102" office:value-type="currency" office:currency="RUB" office:value="1.02" calcext:value-type="currency">
            <text:p>1,02 ₽</text:p>
          </table:table-cell>
          <table:table-cell table:style-name="ce93" table:formula="of:=[.J36]*[.$J$3]+[.K36]*[.$K$3]+[.L36]*[.$L$3]+[.M36]*[.$M$3]+[.N36]*[.$N$3]+[.O36]*[.$O$3]+[.P36]*[.$P$3]+[.Q36]*[.$Q$3]+[.R36]*[.$R$3]+[.S36]*[.$S$3]+[.T36]*[.$T$3]+[.U36]*[.$U$3]+[.V36]*[.$V$3]+[.W36]*[.$W$3]+[.X36]*[.$X$3]+[.Y36]*[.$Y$3]+[.Z36]*[.$Z$3]+[.AA36]*[.$AA$3]+[.AB36]*[.$AB$3]+[.AC36]*[.$AC$3]+[.AD36]*[.$AD$3]+[.AE36]*[.$AE$3]+[.AF36]*[.$AF$3]+[.AG36]*[.$AG$3]+[.AH36]*[.$AH$3]+[.AI36]*[.$AI$3]+[.AJ36]*[.$AJ$3]+[.AK36]*[.$AK$3]+[.AL36]*[.$AL$3]+[.AM36]*[.$AM$3]+[.AN36]*[.$AN$3]+[.AO36]*[.$AO$3]+[.AP36]*[.$AP$3]+[.AQ36]*[.$AQ$3]+[.AR36]*[.$AR$3]+[.AS36]*[.$AS$3]+[.AT36]*[.$AT$3]" office:value-type="float" office:value="8" calcext:value-type="float">
            <text:p>8</text:p>
          </table:table-cell>
          <table:table-cell table:style-name="ce102" table:formula="of:=[.D36]*[.E36]" office:value-type="currency" office:currency="RUB" office:value="8.16" calcext:value-type="currency">
            <text:p>8,16 ₽</text:p>
          </table:table-cell>
          <table:table-cell table:style-name="ce107"/>
          <table:table-cell table:style-name="ce105" office:value-type="string" calcext:value-type="string">
            <text:p><text:a xlink:href="https://aliclick.shop/s/wmicc9" xlink:type="simple">AE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2"/>
          <table:table-cell table:style-name="ce134" office:value-type="float" office:value="4" calcext:value-type="float">
            <text:p>4</text:p>
          </table:table-cell>
          <table:table-cell table:style-name="ce134" table:number-columns-repeated="6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5">
          <table:covered-table-cell table:style-name="ce92"/>
          <table:covered-table-cell table:style-name="ce107"/>
          <table:table-cell table:style-name="ce93" office:value-type="string" calcext:value-type="string">
            <text:p>М3х5</text:p>
          </table:table-cell>
          <table:table-cell table:style-name="ce102" office:value-type="currency" office:currency="RUB" office:value="2.23" calcext:value-type="currency">
            <text:p>2,23 ₽</text:p>
          </table:table-cell>
          <table:table-cell table:style-name="ce93" table:formula="of:=[.J37]*[.$J$3]+[.K37]*[.$K$3]+[.L37]*[.$L$3]+[.M37]*[.$M$3]+[.N37]*[.$N$3]+[.O37]*[.$O$3]+[.P37]*[.$P$3]+[.Q37]*[.$Q$3]+[.R37]*[.$R$3]+[.S37]*[.$S$3]+[.T37]*[.$T$3]+[.U37]*[.$U$3]+[.V37]*[.$V$3]+[.W37]*[.$W$3]+[.X37]*[.$X$3]+[.Y37]*[.$Y$3]+[.Z37]*[.$Z$3]+[.AA37]*[.$AA$3]+[.AB37]*[.$AB$3]+[.AC37]*[.$AC$3]+[.AD37]*[.$AD$3]+[.AE37]*[.$AE$3]+[.AF37]*[.$AF$3]+[.AG37]*[.$AG$3]+[.AH37]*[.$AH$3]+[.AI37]*[.$AI$3]+[.AJ37]*[.$AJ$3]+[.AK37]*[.$AK$3]+[.AL37]*[.$AL$3]+[.AM37]*[.$AM$3]+[.AN37]*[.$AN$3]+[.AO37]*[.$AO$3]+[.AP37]*[.$AP$3]+[.AQ37]*[.$AQ$3]+[.AR37]*[.$AR$3]+[.AS37]*[.$AS$3]+[.AT37]*[.$AT$3]" office:value-type="float" office:value="10" calcext:value-type="float">
            <text:p>10</text:p>
          </table:table-cell>
          <table:table-cell table:style-name="ce102" table:formula="of:=[.D37]*[.E37]" office:value-type="currency" office:currency="RUB" office:value="22.3" calcext:value-type="currency">
            <text:p>22,30 ₽</text:p>
          </table:table-cell>
          <table:table-cell table:style-name="ce107"/>
          <table:table-cell table:style-name="ce105" office:value-type="string" calcext:value-type="string">
            <text:p><text:a xlink:href="https://aliclick.shop/s/wmicc9" xlink:type="simple">AE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2"/>
          <table:table-cell table:style-name="ce134" office:value-type="float" office:value="2" calcext:value-type="float">
            <text:p>2</text:p>
          </table:table-cell>
          <table:table-cell table:style-name="ce134" table:number-columns-repeated="6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/>
          <table:table-cell table:style-name="ce134" table:formula="of:=[$Настройки.$B$10]" office:value-type="float" office:value="6" calcext:value-type="float">
            <text:p>6</text:p>
          </table:table-cell>
          <table:table-cell table:style-name="ce133" table:number-columns-repeated="15"/>
          <table:table-cell table:number-columns-repeated="969"/>
        </table:table-row>
        <table:table-row table:style-name="ro15">
          <table:table-cell table:style-name="ce92" office:value-type="string" calcext:value-type="string" table:number-columns-spanned="1" table:number-rows-spanned="3">
            <text:p>Шайба</text:p>
          </table:table-cell>
          <table:table-cell table:style-name="ce107" office:value-type="string" calcext:value-type="string" table:number-columns-spanned="1" table:number-rows-spanned="3">
            <text:p>DIN 125</text:p>
          </table:table-cell>
          <table:table-cell table:style-name="ce93" office:value-type="string" calcext:value-type="string">
            <text:p>М3</text:p>
          </table:table-cell>
          <table:table-cell table:style-name="ce102" office:value-type="currency" office:currency="RUB" office:value="2" calcext:value-type="currency">
            <text:p>2,00 ₽</text:p>
          </table:table-cell>
          <table:table-cell table:style-name="ce93" table:formula="of:=[.J38]*[.$J$3]+[.K38]*[.$K$3]+[.L38]*[.$L$3]+[.M38]*[.$M$3]+[.N38]*[.$N$3]+[.O38]*[.$O$3]+[.P38]*[.$P$3]+[.Q38]*[.$Q$3]+[.R38]*[.$R$3]+[.S38]*[.$S$3]+[.T38]*[.$T$3]+[.U38]*[.$U$3]+[.V38]*[.$V$3]+[.W38]*[.$W$3]+[.X38]*[.$X$3]+[.Y38]*[.$Y$3]+[.Z38]*[.$Z$3]+[.AA38]*[.$AA$3]+[.AB38]*[.$AB$3]+[.AC38]*[.$AC$3]+[.AD38]*[.$AD$3]+[.AE38]*[.$AE$3]+[.AF38]*[.$AF$3]+[.AG38]*[.$AG$3]+[.AH38]*[.$AH$3]+[.AI38]*[.$AI$3]+[.AJ38]*[.$AJ$3]+[.AK38]*[.$AK$3]+[.AL38]*[.$AL$3]+[.AM38]*[.$AM$3]+[.AN38]*[.$AN$3]+[.AO38]*[.$AO$3]+[.AP38]*[.$AP$3]+[.AQ38]*[.$AQ$3]+[.AR38]*[.$AR$3]+[.AS38]*[.$AS$3]+[.AT38]*[.$AT$3]" office:value-type="float" office:value="0" calcext:value-type="float">
            <text:p>0</text:p>
          </table:table-cell>
          <table:table-cell table:style-name="ce102" table:formula="of:=[.D38]*[.E38]" office:value-type="currency" office:currency="RUB" office:value="0" calcext:value-type="currency">
            <text:p>0,00 ₽</text:p>
          </table:table-cell>
          <table:table-cell table:style-name="ce107" office:value-type="string" calcext:value-type="string">
            <text:p><text:a xlink:href="https://krepcom.ru/catalog/shayby/shayba-ploskaya-m3-din-125a-stal-nikelirovannaya.htm" xlink:type="simple">krepcom</text:a></text:p>
          </table:table-cell>
          <table:table-cell table:style-name="ce105" office:value-type="string" calcext:value-type="string">
            <text:p><text:a xlink:href="https://krep-shop.ru/katalog/shaiby/din_125/f3_2_m3_pl_nerzh_a2_din_125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9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5">
          <table:covered-table-cell table:style-name="ce92"/>
          <table:covered-table-cell table:style-name="ce107"/>
          <table:table-cell table:style-name="ce93" office:value-type="string" calcext:value-type="string">
            <text:p>М4</text:p>
          </table:table-cell>
          <table:table-cell table:style-name="ce102" office:value-type="currency" office:currency="RUB" office:value="2" calcext:value-type="currency">
            <text:p>2,00 ₽</text:p>
          </table:table-cell>
          <table:table-cell table:style-name="ce93" table:formula="of:=[.J39]*[.$J$3]+[.K39]*[.$K$3]+[.L39]*[.$L$3]+[.M39]*[.$M$3]+[.N39]*[.$N$3]+[.O39]*[.$O$3]+[.P39]*[.$P$3]+[.Q39]*[.$Q$3]+[.R39]*[.$R$3]+[.S39]*[.$S$3]+[.T39]*[.$T$3]+[.U39]*[.$U$3]+[.V39]*[.$V$3]+[.W39]*[.$W$3]+[.X39]*[.$X$3]+[.Y39]*[.$Y$3]+[.Z39]*[.$Z$3]+[.AA39]*[.$AA$3]+[.AB39]*[.$AB$3]+[.AC39]*[.$AC$3]+[.AD39]*[.$AD$3]+[.AE39]*[.$AE$3]+[.AF39]*[.$AF$3]+[.AG39]*[.$AG$3]+[.AH39]*[.$AH$3]+[.AI39]*[.$AI$3]+[.AJ39]*[.$AJ$3]+[.AK39]*[.$AK$3]+[.AL39]*[.$AL$3]+[.AM39]*[.$AM$3]+[.AN39]*[.$AN$3]+[.AO39]*[.$AO$3]+[.AP39]*[.$AP$3]+[.AQ39]*[.$AQ$3]+[.AR39]*[.$AR$3]+[.AS39]*[.$AS$3]+[.AT39]*[.$AT$3]" office:value-type="float" office:value="6" calcext:value-type="float">
            <text:p>6</text:p>
          </table:table-cell>
          <table:table-cell table:style-name="ce102" table:formula="of:=[.D39]*[.E39]" office:value-type="currency" office:currency="RUB" office:value="12" calcext:value-type="currency">
            <text:p>12,00 ₽</text:p>
          </table:table-cell>
          <table:table-cell table:style-name="ce107" office:value-type="string" calcext:value-type="string">
            <text:p><text:a xlink:href="https://krepcom.ru/catalog/shayby/shayba-ploskaya-m4-din-125a-stal-nikelirovannaya.htm" xlink:type="simple">krepcom</text:a></text:p>
          </table:table-cell>
          <table:table-cell table:style-name="ce105" office:value-type="string" calcext:value-type="string">
            <text:p><text:a xlink:href="https://krep-shop.ru/katalog/shaiby/din_125/f4_3_m4_pl_nerzh_a2_din_125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9"/>
          <table:table-cell table:style-name="ce133" table:number-columns-repeated="4"/>
          <table:table-cell table:style-name="ce134" office:value-type="float" office:value="3" calcext:value-type="float">
            <text:p>3</text:p>
          </table:table-cell>
          <table:table-cell table:style-name="ce134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5">
          <table:covered-table-cell table:style-name="ce92"/>
          <table:covered-table-cell table:style-name="ce107"/>
          <table:table-cell table:style-name="ce93" office:value-type="string" calcext:value-type="string">
            <text:p>М8</text:p>
          </table:table-cell>
          <table:table-cell table:style-name="ce102" office:value-type="currency" office:currency="RUB" office:value="2" calcext:value-type="currency">
            <text:p>2,00 ₽</text:p>
          </table:table-cell>
          <table:table-cell table:style-name="ce93" table:formula="of:=[.J40]*[.$J$3]+[.K40]*[.$K$3]+[.L40]*[.$L$3]+[.M40]*[.$M$3]+[.N40]*[.$N$3]+[.O40]*[.$O$3]+[.P40]*[.$P$3]+[.Q40]*[.$Q$3]+[.R40]*[.$R$3]+[.S40]*[.$S$3]+[.T40]*[.$T$3]+[.U40]*[.$U$3]+[.V40]*[.$V$3]+[.W40]*[.$W$3]+[.X40]*[.$X$3]+[.Y40]*[.$Y$3]+[.Z40]*[.$Z$3]+[.AA40]*[.$AA$3]+[.AB40]*[.$AB$3]+[.AC40]*[.$AC$3]+[.AD40]*[.$AD$3]+[.AE40]*[.$AE$3]+[.AF40]*[.$AF$3]+[.AG40]*[.$AG$3]+[.AH40]*[.$AH$3]+[.AI40]*[.$AI$3]+[.AJ40]*[.$AJ$3]+[.AK40]*[.$AK$3]+[.AL40]*[.$AL$3]+[.AM40]*[.$AM$3]+[.AN40]*[.$AN$3]+[.AO40]*[.$AO$3]+[.AP40]*[.$AP$3]+[.AQ40]*[.$AQ$3]+[.AR40]*[.$AR$3]+[.AS40]*[.$AS$3]+[.AT40]*[.$AT$3]" office:value-type="float" office:value="0" calcext:value-type="float">
            <text:p>0</text:p>
          </table:table-cell>
          <table:table-cell table:style-name="ce102" table:formula="of:=[.D40]*[.E40]" office:value-type="currency" office:currency="RUB" office:value="0" calcext:value-type="currency">
            <text:p>0,00 ₽</text:p>
          </table:table-cell>
          <table:table-cell table:style-name="ce107" office:value-type="string" calcext:value-type="string">
            <text:p><text:a xlink:href="https://krepcom.ru/catalog/shayby/shayba_m__8_prostaya_DIN_125_ots.htm" xlink:type="simple">krepcom</text:a></text:p>
          </table:table-cell>
          <table:table-cell table:style-name="ce105" office:value-type="string" calcext:value-type="string">
            <text:p><text:a xlink:href="https://krep-shop.ru/katalog/shaiby/din_125/f8_4_m8_pl_nerzh_a2_din_125/" xlink:type="simple">krep-shop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9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5">
          <table:table-cell table:style-name="ce92" office:value-type="string" calcext:value-type="string" table:number-columns-spanned="1" table:number-rows-spanned="3">
            <text:p>Подшипник</text:p>
          </table:table-cell>
          <table:table-cell table:style-name="ce95" office:value-type="string" calcext:value-type="string" table:number-columns-spanned="2" table:number-rows-spanned="1">
            <text:p>623 (zz или rs)</text:p>
          </table:table-cell>
          <table:covered-table-cell table:style-name="ce95"/>
          <table:table-cell table:style-name="ce102" office:value-type="currency" office:currency="RUB" office:value="33.5" calcext:value-type="currency">
            <text:p>33,50 ₽</text:p>
          </table:table-cell>
          <table:table-cell table:style-name="ce93" table:formula="of:=[.J41]*[.$J$3]+[.K41]*[.$K$3]+[.L41]*[.$L$3]+[.M41]*[.$M$3]+[.N41]*[.$N$3]+[.O41]*[.$O$3]+[.P41]*[.$P$3]+[.Q41]*[.$Q$3]+[.R41]*[.$R$3]+[.S41]*[.$S$3]+[.T41]*[.$T$3]+[.U41]*[.$U$3]+[.V41]*[.$V$3]+[.W41]*[.$W$3]+[.X41]*[.$X$3]+[.Y41]*[.$Y$3]+[.Z41]*[.$Z$3]+[.AA41]*[.$AA$3]+[.AB41]*[.$AB$3]+[.AC41]*[.$AC$3]+[.AD41]*[.$AD$3]+[.AE41]*[.$AE$3]+[.AF41]*[.$AF$3]+[.AG41]*[.$AG$3]+[.AH41]*[.$AH$3]+[.AI41]*[.$AI$3]+[.AJ41]*[.$AJ$3]+[.AK41]*[.$AK$3]+[.AL41]*[.$AL$3]+[.AM41]*[.$AM$3]+[.AN41]*[.$AN$3]+[.AO41]*[.$AO$3]+[.AP41]*[.$AP$3]+[.AQ41]*[.$AQ$3]+[.AR41]*[.$AR$3]+[.AS41]*[.$AS$3]+[.AT41]*[.$AT$3]" office:value-type="float" office:value="19" calcext:value-type="float">
            <text:p>19</text:p>
          </table:table-cell>
          <table:table-cell table:style-name="ce102" table:formula="of:=[.D41]*[.E41]" office:value-type="currency" office:currency="RUB" office:value="636.5" calcext:value-type="currency">
            <text:p>636,50 ₽</text:p>
          </table:table-cell>
          <table:table-cell table:style-name="ce107"/>
          <table:table-cell table:style-name="ce105" office:value-type="string" calcext:value-type="string">
            <text:p><text:a xlink:href="https://aliclick.shop/s/ynp7je" xlink:type="simple">AE</text:a></text:p>
          </table:table-cell>
          <table:covered-table-cell table:style-name="ce107"/>
          <table:table-cell table:style-name="ce133" table:number-columns-repeated="4"/>
          <table:table-cell table:style-name="ce134" office:value-type="float" office:value="1" calcext:value-type="float">
            <text:p>1</text:p>
          </table:table-cell>
          <table:table-cell table:style-name="ce134" table:number-columns-repeated="8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5">
          <table:covered-table-cell table:style-name="ce92"/>
          <table:table-cell table:style-name="ce95" office:value-type="string" calcext:value-type="string" table:number-columns-spanned="2" table:number-rows-spanned="1">
            <text:p>F623 (zz или rs)</text:p>
          </table:table-cell>
          <table:covered-table-cell table:style-name="ce95"/>
          <table:table-cell table:style-name="ce102" office:value-type="currency" office:currency="RUB" office:value="31.1" calcext:value-type="currency">
            <text:p>31,10 ₽</text:p>
          </table:table-cell>
          <table:table-cell table:style-name="ce93" table:formula="of:=[.J42]*[.$J$3]+[.K42]*[.$K$3]+[.L42]*[.$L$3]+[.M42]*[.$M$3]+[.N42]*[.$N$3]+[.O42]*[.$O$3]+[.P42]*[.$P$3]+[.Q42]*[.$Q$3]+[.R42]*[.$R$3]+[.S42]*[.$S$3]+[.T42]*[.$T$3]+[.U42]*[.$U$3]+[.V42]*[.$V$3]+[.W42]*[.$W$3]+[.X42]*[.$X$3]+[.Y42]*[.$Y$3]+[.Z42]*[.$Z$3]+[.AA42]*[.$AA$3]+[.AB42]*[.$AB$3]+[.AC42]*[.$AC$3]+[.AD42]*[.$AD$3]+[.AE42]*[.$AE$3]+[.AF42]*[.$AF$3]+[.AG42]*[.$AG$3]+[.AH42]*[.$AH$3]+[.AI42]*[.$AI$3]+[.AJ42]*[.$AJ$3]+[.AK42]*[.$AK$3]+[.AL42]*[.$AL$3]+[.AM42]*[.$AM$3]+[.AN42]*[.$AN$3]+[.AO42]*[.$AO$3]+[.AP42]*[.$AP$3]+[.AQ42]*[.$AQ$3]+[.AR42]*[.$AR$3]+[.AS42]*[.$AS$3]+[.AT42]*[.$AT$3]" office:value-type="float" office:value="38" calcext:value-type="float">
            <text:p>38</text:p>
          </table:table-cell>
          <table:table-cell table:style-name="ce102" table:formula="of:=[.D42]*[.E42]" office:value-type="currency" office:currency="RUB" office:value="1181.8" calcext:value-type="currency">
            <text:p>1 181,80 ₽</text:p>
          </table:table-cell>
          <table:table-cell table:style-name="ce107"/>
          <table:table-cell table:style-name="ce105" office:value-type="string" calcext:value-type="string">
            <text:p><text:a xlink:href="https://aliclick.shop/s/fcdz1a" xlink:type="simple">AE</text:a></text:p>
          </table:table-cell>
          <table:covered-table-cell table:style-name="ce107"/>
          <table:table-cell table:style-name="ce133" table:number-columns-repeated="4"/>
          <table:table-cell table:style-name="ce134" office:value-type="float" office:value="2" calcext:value-type="float">
            <text:p>2</text:p>
          </table:table-cell>
          <table:table-cell table:style-name="ce134" table:number-columns-repeated="8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5"/>
          <table:table-cell table:number-columns-repeated="969"/>
        </table:table-row>
        <table:table-row table:style-name="ro15">
          <table:covered-table-cell table:style-name="ce92"/>
          <table:table-cell table:style-name="ce95" office:value-type="string" calcext:value-type="string" table:number-columns-spanned="2" table:number-rows-spanned="1">
            <text:p>F695 (zz или rs)</text:p>
          </table:table-cell>
          <table:covered-table-cell table:style-name="ce95"/>
          <table:table-cell table:style-name="ce102" office:value-type="currency" office:currency="RUB" office:value="31.3" calcext:value-type="currency">
            <text:p>31,30 ₽</text:p>
          </table:table-cell>
          <table:table-cell table:style-name="ce93" table:formula="of:=[.J43]*[.$J$3]+[.K43]*[.$K$3]+[.L43]*[.$L$3]+[.M43]*[.$M$3]+[.N43]*[.$N$3]+[.O43]*[.$O$3]+[.P43]*[.$P$3]+[.Q43]*[.$Q$3]+[.R43]*[.$R$3]+[.S43]*[.$S$3]+[.T43]*[.$T$3]+[.U43]*[.$U$3]+[.V43]*[.$V$3]+[.W43]*[.$W$3]+[.X43]*[.$X$3]+[.Y43]*[.$Y$3]+[.Z43]*[.$Z$3]+[.AA43]*[.$AA$3]+[.AB43]*[.$AB$3]+[.AC43]*[.$AC$3]+[.AD43]*[.$AD$3]+[.AE43]*[.$AE$3]+[.AF43]*[.$AF$3]+[.AG43]*[.$AG$3]+[.AH43]*[.$AH$3]+[.AI43]*[.$AI$3]+[.AJ43]*[.$AJ$3]+[.AK43]*[.$AK$3]+[.AL43]*[.$AL$3]+[.AM43]*[.$AM$3]+[.AN43]*[.$AN$3]+[.AO43]*[.$AO$3]+[.AP43]*[.$AP$3]+[.AQ43]*[.$AQ$3]+[.AR43]*[.$AR$3]+[.AS43]*[.$AS$3]+[.AT43]*[.$AT$3]" office:value-type="float" office:value="24" calcext:value-type="float">
            <text:p>24</text:p>
          </table:table-cell>
          <table:table-cell table:style-name="ce102" table:formula="of:=[.D43]*[.E43]" office:value-type="currency" office:currency="RUB" office:value="751.2" calcext:value-type="currency">
            <text:p>751,20 ₽</text:p>
          </table:table-cell>
          <table:table-cell table:style-name="ce107"/>
          <table:table-cell table:style-name="ce105" office:value-type="string" calcext:value-type="string">
            <text:p><text:a xlink:href="https://aliclick.shop/s/nh5fvo" xlink:type="simple">AE</text:a></text:p>
          </table:table-cell>
          <table:covered-table-cell table:style-name="ce107"/>
          <table:table-cell table:style-name="ce133" table:number-columns-repeated="4"/>
          <table:table-cell table:style-name="ce134" table:number-columns-repeated="9"/>
          <table:table-cell table:style-name="ce133" table:number-columns-repeated="4"/>
          <table:table-cell table:style-name="ce134" table:number-columns-repeated="2"/>
          <table:table-cell table:style-name="ce133"/>
          <table:table-cell table:style-name="ce134" table:number-columns-repeated="2"/>
          <table:table-cell table:style-name="ce133" table:number-columns-repeated="12"/>
          <table:table-cell table:style-name="ce133" office:value-type="float" office:value="6" calcext:value-type="float">
            <text:p>6</text:p>
          </table:table-cell>
          <table:table-cell table:style-name="ce133" table:number-columns-repeated="2"/>
          <table:table-cell table:number-columns-repeated="969"/>
        </table:table-row>
        <table:table-row table:style-name="ro6">
          <table:table-cell table:style-name="ce94" office:value-type="string" calcext:value-type="string" table:number-columns-spanned="5" table:number-rows-spanned="1">
            <text:p>Итого:</text:p>
          </table:table-cell>
          <table:covered-table-cell table:style-name="ce107"/>
          <table:covered-table-cell table:style-name="ce95"/>
          <table:covered-table-cell table:number-columns-repeated="2" table:style-name="ce107"/>
          <table:table-cell table:style-name="ce103" table:formula="of:=SUM([.F5:.F43])" office:value-type="currency" office:currency="RUB" office:value="7902.36" calcext:value-type="currency">
            <text:p>7 902,36 ₽</text:p>
          </table:table-cell>
          <table:table-cell table:number-columns-repeated="1009"/>
        </table:table-row>
        <table:table-row table:style-name="ro6" table:number-rows-repeated="2">
          <table:table-cell table:number-columns-repeated="2"/>
          <table:table-cell table:style-name="ce101"/>
          <table:table-cell table:number-columns-repeated="1012"/>
        </table:table-row>
        <table:table-row table:style-name="ro16">
          <table:table-cell table:number-columns-repeated="2"/>
          <table:table-cell table:style-name="ce101"/>
          <table:table-cell table:number-columns-repeated="1012"/>
        </table:table-row>
        <table:table-row table:style-name="ro6">
          <table:table-cell/>
          <table:table-cell table:style-name="ce357" table:number-columns-repeated="7"/>
          <table:table-cell table:number-columns-repeated="1007"/>
        </table:table-row>
        <table:table-row table:style-name="ro6" table:number-rows-repeated="29">
          <table:table-cell table:number-columns-repeated="2"/>
          <table:table-cell table:style-name="ce101"/>
          <table:table-cell table:number-columns-repeated="1012"/>
        </table:table-row>
        <table:table-row table:style-name="ro6" table:number-rows-repeated="1048498">
          <table:table-cell table:number-columns-repeated="1015"/>
        </table:table-row>
        <table:table-row table:style-name="ro6">
          <table:table-cell table:number-columns-repeated="1015"/>
        </table:table-row>
      </table:table>
      <table:table table:name="Профиль алюминиевый" table:style-name="ta1">
        <office:forms form:automatic-focus="false" form:apply-design-mode="false"/>
        <table:table-column table:style-name="co18" table:default-cell-style-name="ce242"/>
        <table:table-column table:style-name="co19" table:default-cell-style-name="ce242"/>
        <table:table-column table:style-name="co4" table:default-cell-style-name="ce242"/>
        <table:table-column table:style-name="co20" table:default-cell-style-name="ce242"/>
        <table:table-column table:style-name="co21" table:number-columns-repeated="2" table:default-cell-style-name="ce242"/>
        <table:table-column table:style-name="co21" table:default-cell-style-name="ce200"/>
        <table:table-column table:style-name="co4" table:number-columns-repeated="1016" table:default-cell-style-name="ce242"/>
        <table:table-row table:style-name="ro17">
          <table:table-cell table:style-name="ce109" office:value-type="string" calcext:value-type="string" table:number-columns-spanned="7" table:number-rows-spanned="1">
            <text:p><text:span text:style-name="T3">На данном листе производится расчёт параметров алюминиевого профиля. </text:span></text:p>
            <text:p/>
            <text:p>Цены считаются для облегченного профиля. Теоретически, полнотелый профиль должен давать больше жесткости раме, но на практике, при наличии зашивки, жесткости хватает с избытком. Так что можно сэкономить поставив облегченный профиль. <text:span text:style-name="T4">В случае, если вы хотите собрать раму на полнотелом профиле, профиль для балки оси Х всё равно возьмите облегченный.</text:span></text:p>
            <text:p/>
            <text:p>Автор не сотрудничает с магазинами, предоставляющими профиль, все ссылки указаны для ознакомления. Тем не менее, при сборке на профиле от другого производителя (не соберизавод), крайне рекомендуется уточнить в чате, подходят ли Т-гайки к нему.</text:p>
          </table:table-cell>
          <table:covered-table-cell table:number-columns-repeated="6" table:style-name="Default"/>
          <table:table-cell table:style-name="Default" table:number-columns-repeated="1016"/>
        </table:table-row>
        <table:table-row table:style-name="ro2">
          <table:table-cell table:style-name="ce1" office:value-type="string" calcext:value-type="string">
            <text:p>Наименование детали</text:p>
          </table:table-cell>
          <table:table-cell table:style-name="ce1" office:value-type="string" calcext:value-type="string">
            <text:p>Тип профиля</text:p>
          </table:table-cell>
          <table:table-cell table:style-name="ce1" office:value-type="string" calcext:value-type="string">
            <text:p>Длина</text:p>
          </table:table-cell>
          <table:table-cell table:style-name="ce1" office:value-type="string" calcext:value-type="string">
            <text:p>Количество</text:p>
          </table:table-cell>
          <table:table-cell table:style-name="ce1" office:value-type="string" calcext:value-type="string">
            <text:p>Цена профиля</text:p>
            <text:p>[руб/мм]</text:p>
          </table:table-cell>
          <table:table-cell table:style-name="ce1" office:value-type="string" calcext:value-type="string">
            <text:p>Цена реза</text:p>
            <text:p>[руб]</text:p>
          </table:table-cell>
          <table:table-cell table:style-name="ce144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6">
          <table:table-cell table:style-name="ce1" office:value-type="string" calcext:value-type="string" table:number-columns-spanned="7" table:number-rows-spanned="1">
            <text:p>Портал</text:p>
          </table:table-cell>
          <table:covered-table-cell table:number-columns-repeated="5" table:style-name="ce1"/>
          <table:covered-table-cell table:style-name="ce144"/>
          <table:table-cell table:number-columns-repeated="1016"/>
        </table:table-row>
        <table:table-row table:style-name="ro6">
          <table:table-cell table:style-name="ce137" office:value-type="string" calcext:value-type="string">
            <text:p>Продольная балка портала</text:p>
          </table:table-cell>
          <table:table-cell table:style-name="ce137" table:content-validation-name="val14" office:value-type="string" calcext:value-type="string">
            <text:p>2060 T-slot</text:p>
          </table:table-cell>
          <table:table-cell table:style-name="ce333" table:formula="of:=[$Расчёты.B22]-40" office:value-type="float" office:value="450" calcext:value-type="float">
            <text:p>45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4]=&quot;2020 T-slot&quot;;415;[.B4]=&quot;2040 T-slot&quot;;765;[.B4]=&quot;2060 T-slot&quot;;1148;[.B4]=&quot;2020 V-slot&quot;;375;[.B4]=&quot;2040 V-slot&quot;;665;[.B4]=&quot;2060 V-slot&quot;;1393)/1000" office:value-type="currency" office:currency="RUB" office:value="1.148" calcext:value-type="currency">
            <text:p>1,15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4]*[.D4]*[.E4]+[.F4]*[.D4]" office:value-type="currency" office:currency="RUB" office:value="1073.2" calcext:value-type="currency">
            <text:p>1 073,20 ₽</text:p>
          </table:table-cell>
          <table:table-cell table:number-columns-repeated="1016"/>
        </table:table-row>
        <table:table-row table:style-name="ro6">
          <table:table-cell table:style-name="ce137" office:value-type="string" calcext:value-type="string">
            <text:p>Поперечная балка портала</text:p>
          </table:table-cell>
          <table:table-cell table:style-name="ce137" table:content-validation-name="val14" office:value-type="string" calcext:value-type="string">
            <text:p>2020 T-slot</text:p>
          </table:table-cell>
          <table:table-cell table:style-name="ce333" table:formula="of:=[$Расчёты.B21]" office:value-type="float" office:value="670" calcext:value-type="float">
            <text:p>67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5]=&quot;2020 T-slot&quot;;415;[.B5]=&quot;2040 T-slot&quot;;765;[.B5]=&quot;2060 T-slot&quot;;1148;[.B5]=&quot;2020 V-slot&quot;;375;[.B5]=&quot;2040 V-slot&quot;;665;[.B5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5]*[.D5]*[.E5]+[.F5]*[.D5]" office:value-type="currency" office:currency="RUB" office:value="596.1" calcext:value-type="currency">
            <text:p>596,10 ₽</text:p>
          </table:table-cell>
          <table:table-cell table:number-columns-repeated="1016"/>
        </table:table-row>
        <table:table-row table:style-name="ro6">
          <table:table-cell table:style-name="ce137" office:value-type="string" calcext:value-type="string">
            <text:p>Вспомогательная балка портала</text:p>
          </table:table-cell>
          <table:table-cell table:style-name="ce137" table:content-validation-name="val14" office:value-type="string" calcext:value-type="string">
            <text:p>2020 T-slot</text:p>
          </table:table-cell>
          <table:table-cell table:style-name="ce333" table:formula="of:=[$Расчёты.B21]-120" office:value-type="float" office:value="550" calcext:value-type="float">
            <text:p>55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6]=&quot;2020 T-slot&quot;;415;[.B6]=&quot;2040 T-slot&quot;;765;[.B6]=&quot;2060 T-slot&quot;;1148;[.B6]=&quot;2020 V-slot&quot;;375;[.B6]=&quot;2040 V-slot&quot;;665;[.B6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6]*[.D6]*[.E6]+[.F6]*[.D6]" office:value-type="currency" office:currency="RUB" office:value="248.25" calcext:value-type="currency">
            <text:p>248,25 ₽</text:p>
          </table:table-cell>
          <table:table-cell table:number-columns-repeated="1016"/>
        </table:table-row>
        <table:table-row table:style-name="ro6">
          <table:table-cell table:style-name="ce137" office:value-type="string" calcext:value-type="string">
            <text:p>Балка оси X</text:p>
          </table:table-cell>
          <table:table-cell table:style-name="ce137" table:content-validation-name="val14" office:value-type="string" calcext:value-type="string">
            <text:p>2020 T-slot</text:p>
          </table:table-cell>
          <table:table-cell table:style-name="ce333" table:formula="of:=[$Расчёты.B18]" office:value-type="float" office:value="520" calcext:value-type="float">
            <text:p>52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7]=&quot;2020 T-slot&quot;;415;[.B7]=&quot;2040 T-slot&quot;;765;[.B7]=&quot;2060 T-slot&quot;;1148;[.B7]=&quot;2020 V-slot&quot;;375;[.B7]=&quot;2040 V-slot&quot;;665;[.B7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7]*[.D7]*[.E7]+[.F7]*[.D7]" office:value-type="currency" office:currency="RUB" office:value="235.8" calcext:value-type="currency">
            <text:p>235,80 ₽</text:p>
          </table:table-cell>
          <table:table-cell table:number-columns-repeated="1016"/>
        </table:table-row>
        <table:table-row table:style-name="ro6">
          <table:table-cell table:style-name="ce1" office:value-type="string" calcext:value-type="string" table:number-columns-spanned="7" table:number-rows-spanned="1">
            <text:p>Нижняя часть рамы</text:p>
          </table:table-cell>
          <table:covered-table-cell table:style-name="ce188"/>
          <table:covered-table-cell table:style-name="ce333"/>
          <table:covered-table-cell table:style-name="ce1"/>
          <table:covered-table-cell table:style-name="ce123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string" office:string-value="" calcext:value-type="error">
            <text:p>#Н/Д</text:p>
          </table:covered-table-cell>
          <table:covered-table-cell table:style-name="ce123" office:value-type="currency" office:currency="RUB" office:value="20" calcext:value-type="currency">
            <text:p>20,00 ₽</text:p>
          </table:covered-table-cell>
          <table:covered-table-cell table:style-name="ce123" table:formula="of:=[.C8]*[.D8]*[.E8]+[.F8]*[.D8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37" office:value-type="string" calcext:value-type="string">
            <text:p>Угловая стойка</text:p>
          </table:table-cell>
          <table:table-cell table:style-name="ce137" table:content-validation-name="val14" office:value-type="string" calcext:value-type="string">
            <text:p>2020 T-slot</text:p>
          </table:table-cell>
          <table:table-cell table:style-name="ce333" table:formula="of:=[$Расчёты.B23]-20+[$Расчёты.B24]" office:value-type="float" office:value="440" calcext:value-type="float">
            <text:p>440 мм</text:p>
          </table:table-cell>
          <table:table-cell table:style-name="ce362" office:value-type="float" office:value="4" calcext:value-type="float">
            <text:p>4</text:p>
          </table:table-cell>
          <table:table-cell table:style-name="ce232" table:formula="of:=COM.MICROSOFT.IFS([.B9]=&quot;2020 T-slot&quot;;415;[.B9]=&quot;2040 T-slot&quot;;765;[.B9]=&quot;2060 T-slot&quot;;1148;[.B9]=&quot;2020 V-slot&quot;;375;[.B9]=&quot;2040 V-slot&quot;;665;[.B9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9]*[.D9]*[.E9]+[.F9]*[.D9]" office:value-type="currency" office:currency="RUB" office:value="810.4" calcext:value-type="currency">
            <text:p>810,40 ₽</text:p>
          </table:table-cell>
          <table:table-cell table:number-columns-repeated="1016"/>
        </table:table-row>
        <table:table-row table:style-name="ro6">
          <table:table-cell table:style-name="ce137" office:value-type="string" calcext:value-type="string">
            <text:p>Вспомогательная стойка</text:p>
          </table:table-cell>
          <table:table-cell table:style-name="ce137" table:content-validation-name="val14" office:value-type="string" calcext:value-type="string">
            <text:p>2020 T-slot</text:p>
          </table:table-cell>
          <table:table-cell table:style-name="ce333" table:formula="of:=[$Расчёты.B23]-40" office:value-type="float" office:value="390" calcext:value-type="float">
            <text:p>39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0]=&quot;2020 T-slot&quot;;415;[.B10]=&quot;2040 T-slot&quot;;765;[.B10]=&quot;2060 T-slot&quot;;1148;[.B10]=&quot;2020 V-slot&quot;;375;[.B10]=&quot;2040 V-slot&quot;;665;[.B10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0]*[.D10]*[.E10]+[.F10]*[.D10]" office:value-type="currency" office:currency="RUB" office:value="363.7" calcext:value-type="currency">
            <text:p>363,70 ₽</text:p>
          </table:table-cell>
          <table:table-cell table:number-columns-repeated="1016"/>
        </table:table-row>
        <table:table-row table:style-name="ro6">
          <table:table-cell table:style-name="ce137" office:value-type="string" calcext:value-type="string">
            <text:p>Вспомогательная поперечина</text:p>
          </table:table-cell>
          <table:table-cell table:style-name="ce137" table:content-validation-name="val14" office:value-type="string" calcext:value-type="string">
            <text:p>2020 T-slot</text:p>
          </table:table-cell>
          <table:table-cell table:style-name="ce333" table:formula="of:=[$Расчёты.B21]-40" office:value-type="float" office:value="630" calcext:value-type="float">
            <text:p>63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11]=&quot;2020 T-slot&quot;;415;[.B11]=&quot;2040 T-slot&quot;;765;[.B11]=&quot;2060 T-slot&quot;;1148;[.B11]=&quot;2020 V-slot&quot;;375;[.B11]=&quot;2040 V-slot&quot;;665;[.B11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1]*[.D11]*[.E11]+[.F11]*[.D11]" office:value-type="currency" office:currency="RUB" office:value="281.45" calcext:value-type="currency">
            <text:p>281,45 ₽</text:p>
          </table:table-cell>
          <table:table-cell table:number-columns-repeated="1016"/>
        </table:table-row>
        <table:table-row table:style-name="ro6">
          <table:table-cell table:style-name="ce137" office:value-type="string" calcext:value-type="string">
            <text:p>Поперечная балка основания</text:p>
          </table:table-cell>
          <table:table-cell table:style-name="ce137" table:content-validation-name="val14" office:value-type="string" calcext:value-type="string">
            <text:p>2020 T-slot</text:p>
          </table:table-cell>
          <table:table-cell table:style-name="ce333" table:formula="of:=[$Расчёты.B21]-40" office:value-type="float" office:value="630" calcext:value-type="float">
            <text:p>63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2]=&quot;2020 T-slot&quot;;415;[.B12]=&quot;2040 T-slot&quot;;765;[.B12]=&quot;2060 T-slot&quot;;1148;[.B12]=&quot;2020 V-slot&quot;;375;[.B12]=&quot;2040 V-slot&quot;;665;[.B12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2]*[.D12]*[.E12]+[.F12]*[.D12]" office:value-type="currency" office:currency="RUB" office:value="562.9" calcext:value-type="currency">
            <text:p>562,90 ₽</text:p>
          </table:table-cell>
          <table:table-cell table:number-columns-repeated="1016"/>
        </table:table-row>
        <table:table-row table:style-name="ro6">
          <table:table-cell table:style-name="ce137" office:value-type="string" calcext:value-type="string">
            <text:p>Продольная балка основания</text:p>
          </table:table-cell>
          <table:table-cell table:style-name="ce137" table:content-validation-name="val14" office:value-type="string" calcext:value-type="string">
            <text:p>2020 T-slot</text:p>
          </table:table-cell>
          <table:table-cell table:style-name="ce333" table:formula="of:=[$Расчёты.B22]-40" office:value-type="float" office:value="450" calcext:value-type="float">
            <text:p>45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3]=&quot;2020 T-slot&quot;;415;[.B13]=&quot;2040 T-slot&quot;;765;[.B13]=&quot;2060 T-slot&quot;;1148;[.B13]=&quot;2020 V-slot&quot;;375;[.B13]=&quot;2040 V-slot&quot;;665;[.B13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3]*[.D13]*[.E13]+[.F13]*[.D13]" office:value-type="currency" office:currency="RUB" office:value="413.5" calcext:value-type="currency">
            <text:p>413,50 ₽</text:p>
          </table:table-cell>
          <table:table-cell table:number-columns-repeated="1016"/>
        </table:table-row>
        <table:table-row table:style-name="ro6">
          <table:table-cell table:style-name="ce1" office:value-type="string" calcext:value-type="string" table:number-columns-spanned="7" table:number-rows-spanned="1">
            <text:p>Ось Z</text:p>
          </table:table-cell>
          <table:covered-table-cell table:style-name="ce188"/>
          <table:covered-table-cell table:style-name="ce333"/>
          <table:covered-table-cell table:style-name="ce1"/>
          <table:covered-table-cell table:style-name="ce123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string" office:string-value="" calcext:value-type="error">
            <text:p>#Н/Д</text:p>
          </table:covered-table-cell>
          <table:covered-table-cell table:style-name="ce123" office:value-type="currency" office:currency="RUB" office:value="20" calcext:value-type="currency">
            <text:p>20,00 ₽</text:p>
          </table:covered-table-cell>
          <table:covered-table-cell table:style-name="ce123" table:formula="of:=[.C14]*[.D14]*[.E14]+[.F14]*[.D14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37" office:value-type="string" calcext:value-type="string">
            <text:p>Стойка оси Z</text:p>
          </table:table-cell>
          <table:table-cell table:style-name="ce137" table:content-validation-name="val14" office:value-type="string" calcext:value-type="string">
            <text:p>2020 V-slot</text:p>
          </table:table-cell>
          <table:table-cell table:style-name="ce333" table:formula="of:=[$Расчёты.B23]-40" office:value-type="float" office:value="390" calcext:value-type="float">
            <text:p>390 мм</text:p>
          </table:table-cell>
          <table:table-cell table:style-name="ce362" table:formula="of:=[$Настройки.B11]" office:value-type="float" office:value="2" calcext:value-type="float">
            <text:p>2</text:p>
          </table:table-cell>
          <table:table-cell table:style-name="ce232" table:formula="of:=COM.MICROSOFT.IFS([.B15]=&quot;2020 T-slot&quot;;415;[.B15]=&quot;2040 T-slot&quot;;765;[.B15]=&quot;2060 T-slot&quot;;1148;[.B15]=&quot;2020 V-slot&quot;;375;[.B15]=&quot;2040 V-slot&quot;;665;[.B15]=&quot;2060 V-slot&quot;;1393)/1000" office:value-type="currency" office:currency="RUB" office:value="0.375" calcext:value-type="currency">
            <text:p>0,38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5]*[.D15]*[.E15]+[.F15]*[.D15]" office:value-type="currency" office:currency="RUB" office:value="332.5" calcext:value-type="currency">
            <text:p>332,50 ₽</text:p>
          </table:table-cell>
          <table:table-cell table:number-columns-repeated="1016"/>
        </table:table-row>
        <table:table-row table:style-name="ro6">
          <table:table-cell table:style-name="ce137" office:value-type="string" calcext:value-type="string">
            <text:p>Поперечная балка рамы стола</text:p>
          </table:table-cell>
          <table:table-cell table:style-name="ce137" table:content-validation-name="val14" office:value-type="string" calcext:value-type="string">
            <text:p>2060 T-slot</text:p>
          </table:table-cell>
          <table:table-cell table:style-name="ce333" table:formula="of:=[$Расчёты.B19]" office:value-type="float" office:value="520" calcext:value-type="float">
            <text:p>520 мм</text:p>
          </table:table-cell>
          <table:table-cell table:style-name="ce362" table:formula="of:=IF([$Настройки.B11]=2;1;0)" office:value-type="float" office:value="1" calcext:value-type="float">
            <text:p>1</text:p>
          </table:table-cell>
          <table:table-cell table:style-name="ce232" table:formula="of:=COM.MICROSOFT.IFS([.B16]=&quot;2020 T-slot&quot;;415;[.B16]=&quot;2040 T-slot&quot;;765;[.B16]=&quot;2060 T-slot&quot;;1148;[.B16]=&quot;2020 V-slot&quot;;375;[.B16]=&quot;2040 V-slot&quot;;665;[.B16]=&quot;2060 V-slot&quot;;1393)/1000" office:value-type="currency" office:currency="RUB" office:value="1.148" calcext:value-type="currency">
            <text:p>1,15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6]*[.D16]*[.E16]+[.F16]*[.D16]" office:value-type="currency" office:currency="RUB" office:value="616.96" calcext:value-type="currency">
            <text:p>616,96 ₽</text:p>
          </table:table-cell>
          <table:table-cell table:number-columns-repeated="1016"/>
        </table:table-row>
        <table:table-row table:style-name="ro6">
          <table:table-cell table:style-name="ce137" office:value-type="string" calcext:value-type="string">
            <text:p>Поперечная балка рамы стола</text:p>
          </table:table-cell>
          <table:table-cell table:style-name="ce137" table:content-validation-name="val14" office:value-type="string" calcext:value-type="string">
            <text:p>2020 T-slot</text:p>
          </table:table-cell>
          <table:table-cell table:style-name="ce333" table:formula="of:=[$Расчёты.B19]" office:value-type="float" office:value="520" calcext:value-type="float">
            <text:p>520 мм</text:p>
          </table:table-cell>
          <table:table-cell table:style-name="ce362" table:formula="of:=IF([$Настройки.B11]=4;2;0)" office:value-type="float" office:value="0" calcext:value-type="float">
            <text:p>0</text:p>
          </table:table-cell>
          <table:table-cell table:style-name="ce232" table:formula="of:=COM.MICROSOFT.IFS([.B17]=&quot;2020 T-slot&quot;;415;[.B17]=&quot;2040 T-slot&quot;;765;[.B17]=&quot;2060 T-slot&quot;;1148;[.B17]=&quot;2020 V-slot&quot;;375;[.B17]=&quot;2040 V-slot&quot;;665;[.B17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7]*[.D17]*[.E17]+[.F17]*[.D17]" office:value-type="currency" office:currency="RUB" office:value="0" calcext:value-type="currency">
            <text:p>0,00 ₽</text:p>
          </table:table-cell>
          <table:table-cell table:number-columns-repeated="1016"/>
        </table:table-row>
        <table:table-row table:style-name="ro6">
          <table:table-cell table:style-name="ce137" office:value-type="string" calcext:value-type="string">
            <text:p>Продольная балка рамы стола</text:p>
          </table:table-cell>
          <table:table-cell table:style-name="ce137" table:content-validation-name="val14" office:value-type="string" calcext:value-type="string">
            <text:p>2020 T-slot</text:p>
          </table:table-cell>
          <table:table-cell table:style-name="ce333" table:formula="of:=[$Настройки.B8]-80" office:value-type="float" office:value="170" calcext:value-type="float">
            <text:p>170 мм</text:p>
          </table:table-cell>
          <table:table-cell table:style-name="ce362" table:formula="of:=[.D17]" office:value-type="float" office:value="0" calcext:value-type="float">
            <text:p>0</text:p>
          </table:table-cell>
          <table:table-cell table:style-name="ce232" table:formula="of:=COM.MICROSOFT.IFS([.B18]=&quot;2020 T-slot&quot;;415;[.B18]=&quot;2040 T-slot&quot;;765;[.B18]=&quot;2060 T-slot&quot;;1148;[.B18]=&quot;2020 V-slot&quot;;375;[.B18]=&quot;2040 V-slot&quot;;665;[.B18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8]*[.D18]*[.E18]+[.F18]*[.D18]" office:value-type="currency" office:currency="RUB" office:value="0" calcext:value-type="currency">
            <text:p>0,00 ₽</text:p>
          </table:table-cell>
          <table:table-cell table:number-columns-repeated="1016"/>
        </table:table-row>
        <table:table-row table:style-name="ro6">
          <table:table-cell table:style-name="ce137" office:value-type="string" calcext:value-type="string">
            <text:p>Плечо рамы стола</text:p>
          </table:table-cell>
          <table:table-cell table:style-name="ce137" table:content-validation-name="val14" office:value-type="string" calcext:value-type="string">
            <text:p>2020 T-slot</text:p>
          </table:table-cell>
          <table:table-cell table:style-name="ce333" table:formula="of:=[$Расчёты.B20]" office:value-type="float" office:value="320" calcext:value-type="float">
            <text:p>320 мм</text:p>
          </table:table-cell>
          <table:table-cell table:style-name="ce362" table:formula="of:=[$'Стандартные изделия'.AD3]" office:value-type="float" office:value="3" calcext:value-type="float">
            <text:p>3</text:p>
          </table:table-cell>
          <table:table-cell table:style-name="ce232" table:formula="of:=COM.MICROSOFT.IFS([.B19]=&quot;2020 T-slot&quot;;415;[.B19]=&quot;2040 T-slot&quot;;765;[.B19]=&quot;2060 T-slot&quot;;1148;[.B19]=&quot;2020 V-slot&quot;;375;[.B19]=&quot;2040 V-slot&quot;;665;[.B19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9]*[.D19]*[.E19]+[.F19]*[.D19]" office:value-type="currency" office:currency="RUB" office:value="458.4" calcext:value-type="currency">
            <text:p>458,40 ₽</text:p>
          </table:table-cell>
          <table:table-cell table:number-columns-repeated="1016"/>
        </table:table-row>
        <table:table-row table:style-name="ro18">
          <table:table-cell table:style-name="ce291" office:value-type="string" calcext:value-type="string" table:number-columns-spanned="6" table:number-rows-spanned="1">
            <text:p>Итого: </text:p>
          </table:table-cell>
          <table:covered-table-cell table:style-name="ce171" table:content-validation-name="val15"/>
          <table:covered-table-cell table:number-columns-repeated="2" table:style-name="ce160"/>
          <table:covered-table-cell table:number-columns-repeated="2" table:style-name="ce120"/>
          <table:table-cell table:style-name="ce71" table:formula="of:=SUM([.G4:.G7];[.G9:.G13];[.G15:.G19])" office:value-type="currency" office:currency="RUB" office:value="5993.16" calcext:value-type="currency">
            <text:p>5 993,16 ₽</text:p>
          </table:table-cell>
          <table:table-cell table:number-columns-repeated="1016"/>
        </table:table-row>
        <table:table-row table:style-name="ro6">
          <table:table-cell/>
          <table:table-cell table:content-validation-name="val15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2">
          <table:table-cell table:style-name="ce112" office:value-type="string" calcext:value-type="string" table:number-columns-spanned="2" table:number-rows-spanned="1">
            <text:p>Ссылки на профиль</text:p>
          </table:table-cell>
          <table:covered-table-cell table:style-name="ce115" table:content-validation-name="val15"/>
          <table:table-cell table:style-name="ce148" table:number-columns-repeated="2"/>
          <table:table-cell table:style-name="ce122" table:number-columns-repeated="3"/>
          <table:table-cell table:number-columns-repeated="1016"/>
        </table:table-row>
        <table:table-row table:style-name="ro10">
          <table:table-cell table:style-name="ce1" office:value-type="string" calcext:value-type="string">
            <text:p>Наименование</text:p>
          </table:table-cell>
          <table:table-cell table:style-name="ce144" office:value-type="string" calcext:value-type="string">
            <text:p>Ссылка</text:p>
          </table:table-cell>
          <table:table-cell table:style-name="ce148" table:number-columns-repeated="2"/>
          <table:table-cell table:style-name="Default"/>
          <table:table-cell table:style-name="ce122" table:number-columns-repeated="2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T-slot облегченный</text:p>
          </table:table-cell>
          <table:table-cell table:style-name="ce286" table:content-validation-name="val5" office:value-type="string" calcext:value-type="string">
            <text:p><text:a xlink:href="https://www.soberizavod.ru/catalog/seriya_20_obychnyy_paz_anodirovannyj/profil_konstruktsionnyy_20kh2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T-slot полнотелый</text:p>
          </table:table-cell>
          <table:table-cell table:style-name="ce286" table:content-validation-name="val5" office:value-type="string" calcext:value-type="string">
            <text:p><text:a xlink:href="https://www.soberizavod.ru/catalog/seriya_20_obychnyy_paz_anodirovannyj/profil_konstruktsionnyy_20kh2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V-slot облегченный</text:p>
          </table:table-cell>
          <table:table-cell table:style-name="ce286" table:content-validation-name="val5" office:value-type="string" calcext:value-type="string">
            <text:p><text:a xlink:href="https://www.soberizavod.ru/catalog/seriya_20_v_paz_anodirovannyj/profil_konstruktsionnyy_v20kh2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V-slot полнотелый</text:p>
          </table:table-cell>
          <table:table-cell table:style-name="ce286" table:content-validation-name="val5" office:value-type="string" calcext:value-type="string">
            <text:p><text:a xlink:href="https://www.soberizavod.ru/catalog/seriya_20_v_paz_anodirovannyj/profil_konstruktsionnyy_v20kh20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40 T-slot облегченный</text:p>
          </table:table-cell>
          <table:table-cell table:style-name="ce286" table:content-validation-name="val5" office:value-type="string" calcext:value-type="string">
            <text:p><text:a xlink:href="https://www.soberizavod.ru/catalog/seriya_20_obychnyy_paz_anodirovannyj/profil_konstruktsionnyy_20kh4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40 T-slot полнотелый</text:p>
          </table:table-cell>
          <table:table-cell table:style-name="ce286" table:content-validation-name="val5" office:value-type="string" calcext:value-type="string">
            <text:p><text:a xlink:href="https://www.soberizavod.ru/catalog/seriya_20_obychnyy_paz_anodirovannyj/profil_konstruktsionnyy_20kh4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60 T-slot облегченный</text:p>
          </table:table-cell>
          <table:table-cell table:style-name="ce286" table:content-validation-name="val5" office:value-type="string" calcext:value-type="string">
            <text:p><text:a xlink:href="https://www.soberizavod.ru/catalog/seriya_20_obychnyy_paz_anodirovannyj/profil_konstruktsionnyy_20kh6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60 T-slot полнотелый</text:p>
          </table:table-cell>
          <table:table-cell table:style-name="ce286" table:content-validation-name="val5" office:value-type="string" calcext:value-type="string">
            <text:p><text:a xlink:href="https://www.soberizavod.ru/catalog/seriya_20_obychnyy_paz_anodirovannyj/profil_konstruktsionnyy_20kh6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6" table:number-rows-repeated="9">
          <table:table-cell/>
          <table:table-cell table:content-validation-name="val5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6" table:number-rows-repeated="13">
          <table:table-cell/>
          <table:table-cell table:content-validation-name="val15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200" table:number-columns-repeated="2"/>
          <table:table-cell table:number-columns-repeated="1017"/>
        </table:table-row>
        <table:table-row table:style-name="ro6">
          <table:table-cell table:number-columns-repeated="5"/>
          <table:table-cell table:style-name="ce200"/>
          <table:table-cell table:number-columns-repeated="1017"/>
        </table:table-row>
        <table:table-row table:style-name="ro6" table:number-rows-repeated="1048519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Сверление профилей" table:style-name="ta1">
        <office:forms form:automatic-focus="false" form:apply-design-mode="false"/>
        <table:table-column table:style-name="co22" table:number-columns-repeated="36" table:default-cell-style-name="Default"/>
        <table:table-column table:style-name="co23" table:default-cell-style-name="ce429"/>
        <table:table-row table:style-name="ro19">
          <table:table-cell table:style-name="ce403" office:value-type="string" calcext:value-type="string" table:number-columns-spanned="36" table:number-rows-spanned="1">
            <text:p>На данном листе производится расчёт расстояний для сверления отверстий под blind joint’ы в профиле. </text:p>
            <text:p/>
            <text:p><text:span text:style-name="T5">Все отверстия сверлятся диаметром 6мм. Если сверлите на станке или от руки, то обязательно кернить перед сверлением, так как увод сверла в сторону может обернуться невозможностью получить доступ ключом до винта. Если вы сверлите не на сверлильном станке, то желательно использовать печатный кондуктор, который можно найти</text:span><text:span text:style-name="T6"> &gt;</text:span><text:span text:style-name="T6"><text:a xlink:href="https://k3d.tech/vostok/tools/" xlink:type="simple">здесь</text:a></text:span><text:span text:style-name="T6">&lt;.</text:span></text:p>
            <text:p/>
            <text:p><text:span text:style-name="T6">Показаны только те профили, которые должны иметь отверстия. Если какого-то профиля тут нет, то не надо его сверлить.</text:span></text:p>
            <text:p/>
            <text:p><text:span text:style-name="T6">Если расстояние между отверстиями указано 0 мм, то это одно отверстие.</text:span></text:p>
            <text:p/>
            <text:p><text:span text:style-name="T6">Все размеры указаны в миллиметрах</text:span></text:p>
          </table:table-cell>
          <table:covered-table-cell table:number-columns-repeated="35"/>
          <table:table-cell/>
        </table:table-row>
        <table:table-row table:style-name="ro20">
          <table:table-cell table:style-name="ce158" table:number-columns-repeated="36"/>
          <table:table-cell/>
        </table:table-row>
        <table:table-row table:style-name="ro20">
          <table:table-cell table:style-name="ce159" office:value-type="string" calcext:value-type="string" table:number-columns-spanned="36" table:number-rows-spanned="1">
            <text:p>Продольная балка портала (2060 T-slot)</text:p>
          </table:table-cell>
          <table:covered-table-cell table:number-columns-repeated="7" table:style-name="ce158"/>
          <table:covered-table-cell table:style-name="ce168"/>
          <table:covered-table-cell table:number-columns-repeated="27" table:style-name="ce158"/>
          <table:table-cell/>
        </table:table-row>
        <table:table-row table:style-name="ro20">
          <table:table-cell table:style-name="ce158" table:number-columns-repeated="3"/>
          <table:table-cell table:style-name="ce158" table:formula="of:=IF([$Настройки.B11]=2;22+([$Настройки.B8]+50)/2;([$Настройки.B8]-100)/2+22)" office:value-type="float" office:value="172" calcext:value-type="float" table:number-columns-spanned="2" table:number-rows-spanned="1">
            <text:p>172</text:p>
          </table:table-cell>
          <table:covered-table-cell table:style-name="ce158"/>
          <table:table-cell table:style-name="ce158" table:number-columns-repeated="7"/>
          <table:table-cell table:style-name="ce158" table:formula="of:=IF([$Настройки.B11]=2;0;[$Настройки.B8]-10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58"/>
          <table:table-cell table:style-name="ce158" table:number-columns-repeated="8"/>
          <table:table-cell table:style-name="ce158" table:formula="of:=[$'Профиль алюминиевый'.C4]-[.D4]-[.M4]-[.AF4]" office:value-type="float" office:value="216" calcext:value-type="float" table:number-columns-spanned="2" table:number-rows-spanned="1">
            <text:p>216</text:p>
          </table:table-cell>
          <table:covered-table-cell table:style-name="ce158"/>
          <table:table-cell table:style-name="ce158" table:number-columns-repeated="6"/>
          <table:table-cell table:style-name="ce158" office:value-type="float" office:value="62" calcext:value-type="float" table:number-columns-spanned="2" table:number-rows-spanned="1">
            <text:p>62</text:p>
          </table:table-cell>
          <table:covered-table-cell table:style-name="ce158"/>
          <table:table-cell table:style-name="ce158" table:number-columns-repeated="3"/>
          <table:table-cell/>
        </table:table-row>
        <table:table-row table:style-name="ro20"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/>
        </table:table-row>
        <table:table-row table:style-name="ro20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20">
          <table:table-cell table:style-name="ce413" office:value-type="string" calcext:value-type="string">
            <text:p>|</text:p>
          </table:table-cell>
          <table:table-cell table:number-columns-repeated="6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11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6" table:style-name="ce425" office:value-type="string" calcext:value-type="string">
            <text:p>=</text:p>
          </table:table-cell>
          <table:table-cell table:style-name="ce407" office:value-type="string" calcext:value-type="string">
            <text:p>=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6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/>
        </table:table-row>
        <table:table-row table:style-name="ro20">
          <table:table-cell table:style-name="ce413" office:value-type="string" calcext:value-type="string">
            <text:p>|</text:p>
          </table:table-cell>
          <table:table-cell table:number-columns-repeated="34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20">
          <table:table-cell table:style-name="ce413" office:value-type="string" calcext:value-type="string">
            <text:p>|</text:p>
          </table:table-cell>
          <table:table-cell table:number-columns-repeated="34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/>
        </table:table-row>
        <table:table-row table:style-name="ro20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20">
          <table:table-cell table:style-name="ce406"/>
          <table:table-cell table:style-name="ce158" table:number-columns-repeated="6"/>
          <table:table-cell table:style-name="ce406"/>
          <table:table-cell table:style-name="ce158" table:number-columns-repeated="11"/>
          <table:table-cell table:style-name="ce406"/>
          <table:table-cell table:style-name="ce158" table:number-columns-repeated="8"/>
          <table:table-cell table:style-name="ce406" office:value-type="string" calcext:value-type="string">
            <text:p>|</text:p>
          </table:table-cell>
          <table:table-cell table:style-name="ce158" table:number-columns-repeated="6"/>
          <table:table-cell table:style-name="ce406"/>
          <table:table-cell/>
        </table:table-row>
        <table:table-row table:style-name="ro20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20">
          <table:table-cell table:style-name="ce413" office:value-type="string" calcext:value-type="string">
            <text:p>|</text:p>
          </table:table-cell>
          <table:table-cell table:number-columns-repeated="27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6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20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20">
          <table:table-cell table:style-name="ce158" table:number-columns-repeated="36"/>
          <table:table-cell/>
        </table:table-row>
        <table:table-row table:style-name="ro20">
          <table:table-cell table:style-name="ce159" office:value-type="string" calcext:value-type="string" table:number-columns-spanned="36" table:number-rows-spanned="1">
            <text:p>Поперечная балка портала (2020 T-slot)</text:p>
          </table:table-cell>
          <table:covered-table-cell table:number-columns-repeated="7" table:style-name="ce158"/>
          <table:covered-table-cell table:style-name="ce168"/>
          <table:covered-table-cell table:number-columns-repeated="27" table:style-name="ce158"/>
          <table:table-cell/>
        </table:table-row>
        <table:table-row table:style-name="ro20">
          <table:table-cell table:style-name="ce158"/>
          <table:table-cell table:style-name="ce158" office:value-type="float" office:value="10" calcext:value-type="float">
            <text:p>10</text:p>
          </table:table-cell>
          <table:table-cell table:style-name="ce158"/>
          <table:table-cell table:style-name="ce158" office:value-type="float" office:value="20" calcext:value-type="float">
            <text:p>20</text:p>
          </table:table-cell>
          <table:table-cell table:style-name="ce158"/>
          <table:table-cell table:style-name="ce158" office:value-type="float" office:value="20" calcext:value-type="float">
            <text:p>20</text:p>
          </table:table-cell>
          <table:table-cell table:style-name="ce158" table:number-columns-repeated="11"/>
          <table:table-cell table:style-name="ce158" table:formula="of:=[$'Профиль алюминиевый'.C5]-100" office:value-type="float" office:value="570" calcext:value-type="float" table:number-columns-spanned="2" table:number-rows-spanned="1">
            <text:p>570</text:p>
          </table:table-cell>
          <table:covered-table-cell table:style-name="ce158"/>
          <table:table-cell table:style-name="ce158" table:number-columns-repeated="11"/>
          <table:table-cell table:style-name="ce158" office:value-type="float" office:value="20" calcext:value-type="float">
            <text:p>20</text:p>
          </table:table-cell>
          <table:table-cell table:style-name="ce158"/>
          <table:table-cell table:style-name="ce158" office:value-type="float" office:value="20" calcext:value-type="float">
            <text:p>20</text:p>
          </table:table-cell>
          <table:table-cell table:style-name="ce158"/>
          <table:table-cell table:style-name="ce158" office:value-type="float" office:value="10" calcext:value-type="float">
            <text:p>10</text:p>
          </table:table-cell>
          <table:table-cell table:style-name="ce158"/>
          <table:table-cell/>
        </table:table-row>
        <table:table-row table:style-name="ro20">
          <table:table-cell table:style-name="ce406" office:value-type="string" calcext:value-type="string">
            <text:p><text:span text:style-name="T7">|◄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06" office:value-type="string" calcext:value-type="string">
            <text:p>|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06" office:value-type="string" calcext:value-type="string">
            <text:p>|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06" office:value-type="string" calcext:value-type="string">
            <text:p>|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06" office:value-type="string" calcext:value-type="string">
            <text:p>|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06" office:value-type="string" calcext:value-type="string">
            <text:p>|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06" office:value-type="string" calcext:value-type="string">
            <text:p>|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06" office:value-type="string" calcext:value-type="string">
            <text:p><text:span text:style-name="T7">►</text:span>|</text:p>
          </table:table-cell>
          <table:table-cell/>
        </table:table-row>
        <table:table-row table:style-name="ro20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20">
          <table:table-cell table:style-name="ce413" office:value-type="string" calcext:value-type="string">
            <text:p>|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22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20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20">
          <table:table-cell table:style-name="ce406"/>
          <table:table-cell table:style-name="ce158"/>
          <table:table-cell table:style-name="ce406" office:value-type="string" calcext:value-type="string">
            <text:p>|</text:p>
          </table:table-cell>
          <table:table-cell table:style-name="ce158"/>
          <table:table-cell table:style-name="ce406"/>
          <table:table-cell table:style-name="ce158"/>
          <table:table-cell table:style-name="ce406"/>
          <table:table-cell table:style-name="ce158" table:number-columns-repeated="22"/>
          <table:table-cell table:style-name="ce406"/>
          <table:table-cell table:style-name="ce158"/>
          <table:table-cell table:style-name="ce406"/>
          <table:table-cell table:style-name="ce158"/>
          <table:table-cell table:style-name="ce406" office:value-type="string" calcext:value-type="string">
            <text:p>|</text:p>
          </table:table-cell>
          <table:table-cell table:style-name="ce158"/>
          <table:table-cell table:style-name="ce406"/>
          <table:table-cell/>
        </table:table-row>
        <table:table-row table:style-name="ro20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20">
          <table:table-cell table:style-name="ce413" office:value-type="string" calcext:value-type="string">
            <text:p>|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30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20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20">
          <table:table-cell table:style-name="ce158" table:number-columns-repeated="36"/>
          <table:table-cell/>
        </table:table-row>
        <table:table-row table:style-name="ro20">
          <table:table-cell table:style-name="ce159" office:value-type="string" calcext:value-type="string" table:number-columns-spanned="36" table:number-rows-spanned="1">
            <text:p>Угловая стойка (2020 T-slot)</text:p>
          </table:table-cell>
          <table:covered-table-cell table:number-columns-repeated="7" table:style-name="ce158"/>
          <table:covered-table-cell table:style-name="ce168"/>
          <table:covered-table-cell table:number-columns-repeated="27" table:style-name="ce158"/>
          <table:table-cell/>
        </table:table-row>
        <table:table-row table:style-name="ro20">
          <table:table-cell table:style-name="ce158" table:number-columns-repeated="2"/>
          <table:table-cell/>
          <table:table-cell table:style-name="ce158" office:value-type="float" office:value="40" calcext:value-type="float">
            <text:p>40</text:p>
          </table:table-cell>
          <table:table-cell table:style-name="ce158" table:number-columns-repeated="15"/>
          <table:table-cell table:style-name="ce158" table:formula="of:=[$'Профиль алюминиевый'.C9]-[.D28]" office:value-type="float" office:value="400" calcext:value-type="float" table:number-columns-spanned="2" table:number-rows-spanned="1">
            <text:p>400</text:p>
          </table:table-cell>
          <table:covered-table-cell table:style-name="ce158"/>
          <table:table-cell table:style-name="ce158" table:number-columns-repeated="15"/>
          <table:table-cell/>
        </table:table-row>
        <table:table-row table:style-name="ro20"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/>
        </table:table-row>
        <table:table-row table:style-name="ro20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20">
          <table:table-cell table:style-name="ce413" office:value-type="string" calcext:value-type="string">
            <text:p>|</text:p>
          </table:table-cell>
          <table:table-cell table:number-columns-repeated="5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28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20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20"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 table:number-columns-repeated="22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/>
        </table:table-row>
        <table:table-row table:style-name="ro20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20">
          <table:table-cell table:style-name="ce413" office:value-type="string" calcext:value-type="string">
            <text:p>|</text:p>
          </table:table-cell>
          <table:table-cell table:number-columns-repeated="5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28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20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20">
          <table:table-cell table:number-columns-repeated="37"/>
        </table:table-row>
        <table:table-row table:style-name="ro20">
          <table:table-cell table:style-name="ce159" office:value-type="string" calcext:value-type="string" table:number-columns-spanned="36" table:number-rows-spanned="1">
            <text:p>Вспомогательная стойка (2020 T-slot)</text:p>
          </table:table-cell>
          <table:covered-table-cell table:number-columns-repeated="7" table:style-name="ce158"/>
          <table:covered-table-cell table:style-name="ce168"/>
          <table:covered-table-cell table:number-columns-repeated="27" table:style-name="ce158"/>
          <table:table-cell/>
        </table:table-row>
        <table:table-row table:style-name="ro20">
          <table:table-cell table:style-name="ce158" table:number-columns-repeated="2"/>
          <table:table-cell table:style-name="ce158" table:formula="of:=10+[$Настройки.B23]" office:value-type="float" office:value="14" calcext:value-type="float">
            <text:p>14</text:p>
          </table:table-cell>
          <table:table-cell table:style-name="ce158" table:number-columns-repeated="16"/>
          <table:table-cell table:style-name="ce158" table:formula="of:=[$'Профиль алюминиевый'.C10]-[.C39]" office:value-type="float" office:value="376" calcext:value-type="float" table:number-columns-spanned="2" table:number-rows-spanned="1">
            <text:p>376</text:p>
          </table:table-cell>
          <table:covered-table-cell table:style-name="ce158"/>
          <table:table-cell table:style-name="ce158" table:number-columns-repeated="15"/>
          <table:table-cell/>
        </table:table-row>
        <table:table-row table:style-name="ro20"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/>
        </table:table-row>
        <table:table-row table:style-name="ro20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20">
          <table:table-cell table:style-name="ce413" office:value-type="string" calcext:value-type="string">
            <text:p>|</text:p>
          </table:table-cell>
          <table:table-cell table:number-columns-repeated="3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30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20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20"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 table:number-columns-repeated="22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/>
        </table:table-row>
        <table:table-row table:style-name="ro20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20">
          <table:table-cell table:style-name="ce413" office:value-type="string" calcext:value-type="string">
            <text:p>|</text:p>
          </table:table-cell>
          <table:table-cell table:number-columns-repeated="34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20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20">
          <table:table-cell table:number-columns-repeated="37"/>
        </table:table-row>
        <table:table-row table:style-name="ro20">
          <table:table-cell table:style-name="ce159" office:value-type="string" calcext:value-type="string" table:number-columns-spanned="36" table:number-rows-spanned="1">
            <text:p>Продольная балка основания (2020 T-slot)</text:p>
          </table:table-cell>
          <table:covered-table-cell table:number-columns-repeated="7" table:style-name="ce158"/>
          <table:covered-table-cell table:style-name="ce168"/>
          <table:covered-table-cell table:number-columns-repeated="27" table:style-name="ce158"/>
          <table:table-cell/>
        </table:table-row>
        <table:table-row table:style-name="ro20">
          <table:table-cell table:style-name="ce158" table:number-columns-repeated="3"/>
          <table:table-cell table:style-name="ce158" table:formula="of:=[.D4]" office:value-type="float" office:value="172" calcext:value-type="float" table:number-columns-spanned="2" table:number-rows-spanned="1">
            <text:p>172</text:p>
          </table:table-cell>
          <table:covered-table-cell table:style-name="ce158"/>
          <table:table-cell table:style-name="ce158" table:number-columns-repeated="7"/>
          <table:table-cell table:style-name="ce158" table:formula="of:=[.M4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58"/>
          <table:table-cell table:style-name="ce158" table:number-columns-repeated="8"/>
          <table:table-cell table:style-name="ce158" table:formula="of:=[.X4]" office:value-type="float" office:value="216" calcext:value-type="float" table:number-columns-spanned="2" table:number-rows-spanned="1">
            <text:p>216</text:p>
          </table:table-cell>
          <table:covered-table-cell table:style-name="ce158"/>
          <table:table-cell table:style-name="ce158" table:number-columns-repeated="6"/>
          <table:table-cell table:style-name="ce158" table:formula="of:=[.AF4]" office:value-type="float" office:value="62" calcext:value-type="float" table:number-columns-spanned="2" table:number-rows-spanned="1">
            <text:p>62</text:p>
          </table:table-cell>
          <table:covered-table-cell table:style-name="ce158"/>
          <table:table-cell table:style-name="ce158" table:number-columns-repeated="3"/>
          <table:table-cell/>
        </table:table-row>
        <table:table-row table:style-name="ro20"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/>
        </table:table-row>
        <table:table-row table:style-name="ro20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20">
          <table:table-cell table:style-name="ce413" office:value-type="string" calcext:value-type="string">
            <text:p>|</text:p>
          </table:table-cell>
          <table:table-cell table:number-columns-repeated="3" table:style-name="ce425" office:value-type="string" calcext:value-type="string">
            <text:p>=</text:p>
          </table:table-cell>
          <table:table-cell table:style-name="ce427" office:value-type="string" calcext:value-type="string">
            <text:p>=</text:p>
          </table:table-cell>
          <table:table-cell table:number-columns-repeated="2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11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8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6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20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20"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 table:number-columns-repeated="22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/>
        </table:table-row>
        <table:table-row table:style-name="ro20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20">
          <table:table-cell table:style-name="ce413" office:value-type="string" calcext:value-type="string">
            <text:p>|</text:p>
          </table:table-cell>
          <table:table-cell table:number-columns-repeated="34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20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20">
          <table:table-cell table:number-columns-repeated="37"/>
        </table:table-row>
        <table:table-row table:style-name="ro20">
          <table:table-cell table:style-name="ce159"/>
          <table:table-cell table:style-name="ce158" table:number-columns-repeated="7"/>
          <table:table-cell table:style-name="ce168"/>
          <table:table-cell table:style-name="ce158" table:number-columns-repeated="27"/>
          <table:table-cell/>
        </table:table-row>
        <table:table-row table:style-name="ro20" table:number-rows-repeated="69">
          <table:table-cell table:number-columns-repeated="37"/>
        </table:table-row>
        <table:table-row table:style-name="ro21" table:number-rows-repeated="1048446">
          <table:table-cell table:number-columns-repeated="37"/>
        </table:table-row>
        <table:table-row table:style-name="ro21">
          <table:table-cell table:number-columns-repeated="37"/>
        </table:table-row>
      </table:table>
      <table:table table:name="Расчёт крепежа для зашивки" table:style-name="ta2">
        <table:table-column table:style-name="co24" table:default-cell-style-name="ce158"/>
        <table:table-column table:style-name="co25" table:default-cell-style-name="ce158"/>
        <table:table-column table:style-name="co26" table:default-cell-style-name="ce173"/>
        <table:table-column table:style-name="co27" table:visibility="collapse" table:default-cell-style-name="ce173"/>
        <table:table-column table:style-name="co28" table:visibility="collapse" table:default-cell-style-name="ce173"/>
        <table:table-column table:style-name="co29" table:visibility="collapse" table:default-cell-style-name="ce173"/>
        <table:table-column table:style-name="co30" table:default-cell-style-name="ce173"/>
        <table:table-column table:style-name="co31" table:visibility="collapse" table:default-cell-style-name="ce173"/>
        <table:table-column table:style-name="co4" table:visibility="collapse" table:default-cell-style-name="ce173"/>
        <table:table-column table:style-name="co4" table:number-columns-repeated="2" table:default-cell-style-name="ce173"/>
        <table:table-column table:style-name="co22" table:number-columns-repeated="69" table:default-cell-style-name="ce173"/>
        <table:table-column table:style-name="co4" table:number-columns-repeated="16304" table:default-cell-style-name="ce173"/>
        <table:table-row table:style-name="ro22">
          <table:table-cell table:style-name="ce170" office:value-type="string" calcext:value-type="string">
            <text:p>Длина профиля</text:p>
          </table:table-cell>
          <table:table-cell table:style-name="ce170" office:value-type="string" calcext:value-type="string">
            <text:p>Кол-во профилей</text:p>
          </table:table-cell>
          <table:table-cell table:style-name="ce170" office:value-type="string" calcext:value-type="string">
            <text:p>Паз</text:p>
          </table:table-cell>
          <table:table-cell table:style-name="ce170" office:value-type="string" calcext:value-type="string">
            <text:p>Количество статических крепежных точек</text:p>
          </table:table-cell>
          <table:table-cell table:style-name="ce170" office:value-type="string" calcext:value-type="string">
            <text:p>Расстояние для статических крепежных точек</text:p>
          </table:table-cell>
          <table:table-cell table:style-name="ce170" office:value-type="string" calcext:value-type="string">
            <text:p>Расстояние для динамических крепежных точек</text:p>
          </table:table-cell>
          <table:table-cell table:style-name="ce170" office:value-type="string" calcext:value-type="string">
            <text:p>Промежуток</text:p>
          </table:table-cell>
          <table:table-cell table:style-name="ce170" office:value-type="string" calcext:value-type="string">
            <text:p>Кол-во динамических крепежных точек</text:p>
          </table:table-cell>
          <table:table-cell table:style-name="ce170" office:value-type="string" calcext:value-type="string">
            <text:p>-\\- после корректировки</text:p>
          </table:table-cell>
          <table:table-cell table:style-name="ce170" office:value-type="string" calcext:value-type="string">
            <text:p>Итого крепежных точек на паз</text:p>
          </table:table-cell>
          <table:table-cell table:style-name="ce170" office:value-type="string" calcext:value-type="string">
            <text:p>Итого крепежных точек на профиль</text:p>
          </table:table-cell>
          <table:table-cell table:number-columns-repeated="16373"/>
        </table:table-row>
        <table:table-row table:style-name="ro20">
          <table:table-cell table:style-name="ce170" office:value-type="string" calcext:value-type="string" table:number-columns-spanned="11" table:number-rows-spanned="1">
            <text:p>Продольная балка портала 2060 T-slot</text:p>
          </table:table-cell>
          <table:covered-table-cell table:number-columns-repeated="9" table:style-name="ce170"/>
          <table:covered-table-cell/>
          <table:table-cell table:number-columns-repeated="16373"/>
        </table:table-row>
        <table:table-row table:style-name="ro20">
          <table:table-cell table:style-name="ce172" table:formula="of:=[$'Профиль алюминиевый'.$C$4]" office:value-type="float" office:value="450" calcext:value-type="float">
            <text:p>450 мм</text:p>
          </table:table-cell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74" table:formula="of:=-10+62" office:value-type="float" office:value="52" calcext:value-type="float">
            <text:p>52 мм</text:p>
          </table:table-cell>
          <table:table-cell table:style-name="ce174" table:formula="of:=[.A3]-[.E3]" office:value-type="float" office:value="398" calcext:value-type="float">
            <text:p>398 мм</text:p>
          </table:table-cell>
          <table:table-cell office:value-type="float" office:value="110" calcext:value-type="float">
            <text:p>110</text:p>
          </table:table-cell>
          <table:table-cell table:formula="of:=ROUND([.F3]/[.G3];0)-1" office:value-type="float" office:value="3" calcext:value-type="float">
            <text:p>3</text:p>
          </table:table-cell>
          <table:table-cell table:formula="of:=IF([.H3]&lt;0;0;[.H3])" office:value-type="float" office:value="3" calcext:value-type="float">
            <text:p>3</text:p>
          </table:table-cell>
          <table:table-cell table:formula="of:=[.I3]+[.D3]" office:value-type="float" office:value="4" calcext:value-type="float">
            <text:p>4</text:p>
          </table:table-cell>
          <table:table-cell table:formula="of:=[.J3]*[.B3]" office:value-type="float" office:value="8" calcext:value-type="float">
            <text:p>8</text:p>
          </table:table-cell>
          <table:table-cell table:style-name="ce178" table:number-columns-repeated="3"/>
          <table:table-cell table:style-name="ce238"/>
          <table:table-cell table:style-name="ce238" office:value-type="string" calcext:value-type="string" table:number-columns-spanned="48" table:number-rows-spanned="1">
            <text:p>Схема для: продольных балок портала</text:p>
          </table:table-cell>
          <table:covered-table-cell table:number-columns-repeated="2" table:style-name="ce238"/>
          <table:covered-table-cell/>
          <table:covered-table-cell table:number-columns-repeated="6" table:style-name="ce238"/>
          <table:covered-table-cell/>
          <table:covered-table-cell table:number-columns-repeated="6" table:style-name="ce238"/>
          <table:covered-table-cell/>
          <table:covered-table-cell table:number-columns-repeated="4" table:style-name="ce238"/>
          <table:covered-table-cell table:number-columns-repeated="3"/>
          <table:covered-table-cell table:number-columns-repeated="5" table:style-name="ce238"/>
          <table:covered-table-cell/>
          <table:covered-table-cell table:number-columns-repeated="6" table:style-name="ce238"/>
          <table:covered-table-cell/>
          <table:covered-table-cell table:number-columns-repeated="6" table:style-name="ce238"/>
          <table:covered-table-cell/>
          <table:covered-table-cell table:number-columns-repeated="3" table:style-name="ce238"/>
          <table:table-cell table:style-name="ce238" table:number-columns-repeated="2"/>
          <table:table-cell table:number-columns-repeated="16319"/>
        </table:table-row>
        <table:table-row table:style-name="ro20">
          <table:table-cell table:style-name="ce172" table:formula="of:=[.$A$3]" office:value-type="float" office:value="450" calcext:value-type="float">
            <text:p>450 мм</text:p>
          </table:table-cell>
          <table:table-cell table:formula="of:=[.$B$3]" office:value-type="float" office:value="2" calcext:value-type="float">
            <text:p>2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4]" office:value-type="float" office:value="450" calcext:value-type="float">
            <text:p>450 мм</text:p>
          </table:table-cell>
          <table:table-cell table:style-name="ce174" table:formula="of:=[.A4]-[.E4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4]/[.G4];0)-1" office:value-type="float" office:value="-1" calcext:value-type="float">
            <text:p>-1</text:p>
          </table:table-cell>
          <table:table-cell table:formula="of:=IF([.H4]&lt;0;0;[.H4])" office:value-type="float" office:value="0" calcext:value-type="float">
            <text:p>0</text:p>
          </table:table-cell>
          <table:table-cell table:formula="of:=[.I4]+[.D4]" office:value-type="float" office:value="0" calcext:value-type="float">
            <text:p>0</text:p>
          </table:table-cell>
          <table:table-cell table:formula="of:=[.J4]*[.B4]" office:value-type="float" office:value="0" calcext:value-type="float">
            <text:p>0</text:p>
          </table:table-cell>
          <table:table-cell table:style-name="ce178" table:number-columns-repeated="3"/>
          <table:table-cell table:style-name="ce238" table:number-columns-repeated="4"/>
          <table:table-cell table:style-name="ce238" office:value-type="string" calcext:value-type="string">
            <text:p>A</text:p>
          </table:table-cell>
          <table:table-cell table:style-name="ce238" table:number-columns-repeated="6"/>
          <table:table-cell table:style-name="ce238" office:value-type="string" calcext:value-type="string">
            <text:p>B</text:p>
          </table:table-cell>
          <table:table-cell table:style-name="ce238" table:number-columns-repeated="6"/>
          <table:table-cell table:style-name="ce238" office:value-type="string" calcext:value-type="string">
            <text:p>C</text:p>
          </table:table-cell>
          <table:table-cell table:style-name="ce238" table:number-columns-repeated="4"/>
          <table:table-cell table:number-columns-repeated="3"/>
          <table:table-cell table:style-name="ce238" table:number-columns-repeated="5"/>
          <table:table-cell table:style-name="ce238" office:value-type="string" calcext:value-type="string">
            <text:p>C</text:p>
          </table:table-cell>
          <table:table-cell table:style-name="ce238" table:number-columns-repeated="6"/>
          <table:table-cell table:style-name="ce238" office:value-type="string" calcext:value-type="string">
            <text:p>B</text:p>
          </table:table-cell>
          <table:table-cell table:style-name="ce238" table:number-columns-repeated="6"/>
          <table:table-cell table:style-name="ce238" office:value-type="string" calcext:value-type="string">
            <text:p>A</text:p>
          </table:table-cell>
          <table:table-cell table:style-name="ce238" table:number-columns-repeated="5"/>
          <table:table-cell table:number-columns-repeated="16319"/>
        </table:table-row>
        <table:table-row table:style-name="ro20">
          <table:table-cell table:style-name="ce172" table:formula="of:=[.$A$3]" office:value-type="float" office:value="450" calcext:value-type="float">
            <text:p>450 мм</text:p>
          </table:table-cell>
          <table:table-cell table:formula="of:=[.$B$3]" office:value-type="float" office:value="2" calcext:value-type="float">
            <text:p>2</text:p>
          </table:table-cell>
          <table:table-cell table:style-name="ce158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74" table:formula="of:=[.E3]" office:value-type="float" office:value="52" calcext:value-type="float">
            <text:p>52 мм</text:p>
          </table:table-cell>
          <table:table-cell table:style-name="ce174" table:formula="of:=[.A5]-[.E5]" office:value-type="float" office:value="398" calcext:value-type="float">
            <text:p>398 мм</text:p>
          </table:table-cell>
          <table:table-cell office:value-type="float" office:value="110" calcext:value-type="float">
            <text:p>110</text:p>
          </table:table-cell>
          <table:table-cell table:formula="of:=ROUND([.F5]/[.G5];0)-1" office:value-type="float" office:value="3" calcext:value-type="float">
            <text:p>3</text:p>
          </table:table-cell>
          <table:table-cell table:formula="of:=IF([.H5]&lt;0;0;[.H5])" office:value-type="float" office:value="3" calcext:value-type="float">
            <text:p>3</text:p>
          </table:table-cell>
          <table:table-cell table:formula="of:=[.I5]+[.D5]" office:value-type="float" office:value="4" calcext:value-type="float">
            <text:p>4</text:p>
          </table:table-cell>
          <table:table-cell table:formula="of:=[.J5]*[.B5]" office:value-type="float" office:value="8" calcext:value-type="float">
            <text:p>8</text:p>
          </table:table-cell>
          <table:table-cell table:style-name="ce178" table:number-columns-repeated="3"/>
          <table:table-cell table:style-name="ce238"/>
          <table:table-cell table:style-name="ce184"/>
          <table:table-cell table:style-name="ce190"/>
          <table:table-cell table:style-name="ce198"/>
          <table:table-cell table:style-name="ce238"/>
          <table:table-cell table:style-name="ce201"/>
          <table:table-cell table:style-name="ce190" table:number-columns-repeated="4"/>
          <table:table-cell table:style-name="ce198"/>
          <table:table-cell table:style-name="ce238"/>
          <table:table-cell table:style-name="ce201"/>
          <table:table-cell table:style-name="ce190" table:number-columns-repeated="4"/>
          <table:table-cell table:style-name="ce198"/>
          <table:table-cell table:style-name="ce238"/>
          <table:table-cell table:style-name="ce201"/>
          <table:table-cell table:style-name="ce190"/>
          <table:table-cell table:style-name="ce203"/>
          <table:table-cell table:style-name="ce238"/>
          <table:table-cell table:number-columns-repeated="3"/>
          <table:table-cell table:style-name="ce238" table:number-columns-repeated="2"/>
          <table:table-cell table:style-name="ce184"/>
          <table:table-cell table:style-name="ce190"/>
          <table:table-cell table:style-name="ce198"/>
          <table:table-cell table:style-name="ce238"/>
          <table:table-cell table:style-name="ce201"/>
          <table:table-cell table:style-name="ce190" table:number-columns-repeated="4"/>
          <table:table-cell table:style-name="ce198"/>
          <table:table-cell table:style-name="ce238"/>
          <table:table-cell table:style-name="ce201"/>
          <table:table-cell table:style-name="ce190" table:number-columns-repeated="4"/>
          <table:table-cell table:style-name="ce198"/>
          <table:table-cell table:style-name="ce238"/>
          <table:table-cell table:style-name="ce201"/>
          <table:table-cell table:style-name="ce190"/>
          <table:table-cell table:style-name="ce203"/>
          <table:table-cell table:style-name="ce238" table:number-columns-repeated="2"/>
          <table:table-cell table:number-columns-repeated="16319"/>
        </table:table-row>
        <table:table-row table:style-name="ro20">
          <table:table-cell table:style-name="ce172" table:formula="of:=[.$A$3]" office:value-type="float" office:value="450" calcext:value-type="float">
            <text:p>450 мм</text:p>
          </table:table-cell>
          <table:table-cell table:formula="of:=[.$B$3]" office:value-type="float" office:value="2" calcext:value-type="float">
            <text:p>2</text:p>
          </table:table-cell>
          <table:table-cell table:style-name="ce158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style-name="ce174" table:formula="of:=[.A6]" office:value-type="float" office:value="450" calcext:value-type="float">
            <text:p>450 мм</text:p>
          </table:table-cell>
          <table:table-cell table:style-name="ce174" table:formula="of:=[.A6]-[.E6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6]/[.G6];0)-1" office:value-type="float" office:value="-1" calcext:value-type="float">
            <text:p>-1</text:p>
          </table:table-cell>
          <table:table-cell table:formula="of:=IF([.H6]&lt;0;0;[.H6])" office:value-type="float" office:value="0" calcext:value-type="float">
            <text:p>0</text:p>
          </table:table-cell>
          <table:table-cell table:formula="of:=[.I6]+[.D6]" office:value-type="float" office:value="0" calcext:value-type="float">
            <text:p>0</text:p>
          </table:table-cell>
          <table:table-cell table:formula="of:=[.J6]*[.B6]" office:value-type="float" office:value="0" calcext:value-type="float">
            <text:p>0</text:p>
          </table:table-cell>
          <table:table-cell table:style-name="ce178" table:number-columns-repeated="3"/>
          <table:table-cell table:style-name="ce238"/>
          <table:table-cell table:style-name="ce185"/>
          <table:table-cell table:style-name="ce238"/>
          <table:table-cell table:style-name="ce186"/>
          <table:table-cell table:style-name="ce196"/>
          <table:table-cell table:style-name="ce187"/>
          <table:table-cell table:style-name="ce238" table:number-columns-repeated="4"/>
          <table:table-cell table:style-name="ce186"/>
          <table:table-cell table:style-name="ce196"/>
          <table:table-cell table:style-name="ce187"/>
          <table:table-cell table:style-name="ce238" table:number-columns-repeated="4"/>
          <table:table-cell table:style-name="ce186"/>
          <table:table-cell table:style-name="ce196"/>
          <table:table-cell table:style-name="ce187"/>
          <table:table-cell table:style-name="ce238"/>
          <table:table-cell table:style-name="ce192"/>
          <table:table-cell table:style-name="ce238"/>
          <table:table-cell table:style-name="ce238" office:value-type="string" calcext:value-type="string">
            <text:p>Z</text:p>
          </table:table-cell>
          <table:table-cell table:style-name="ce227"/>
          <table:table-cell table:style-name="ce229"/>
          <table:table-cell table:style-name="ce238" table:number-columns-repeated="2"/>
          <table:table-cell table:style-name="ce185"/>
          <table:table-cell table:style-name="ce238"/>
          <table:table-cell table:style-name="ce186"/>
          <table:table-cell table:style-name="ce196"/>
          <table:table-cell table:style-name="ce187"/>
          <table:table-cell table:style-name="ce238" table:number-columns-repeated="4"/>
          <table:table-cell table:style-name="ce186"/>
          <table:table-cell table:style-name="ce196"/>
          <table:table-cell table:style-name="ce187"/>
          <table:table-cell table:style-name="ce238" table:number-columns-repeated="4"/>
          <table:table-cell table:style-name="ce186"/>
          <table:table-cell table:style-name="ce196"/>
          <table:table-cell table:style-name="ce187"/>
          <table:table-cell table:style-name="ce238"/>
          <table:table-cell table:style-name="ce192"/>
          <table:table-cell table:style-name="ce238" table:number-columns-repeated="2"/>
          <table:table-cell table:number-columns-repeated="16319"/>
        </table:table-row>
        <table:table-row table:style-name="ro20">
          <table:table-cell table:style-name="ce172" table:formula="of:=[.$A$3]" office:value-type="float" office:value="450" calcext:value-type="float">
            <text:p>450 мм</text:p>
          </table:table-cell>
          <table:table-cell table:formula="of:=[.$B$3]" office:value-type="float" office:value="2" calcext:value-type="float">
            <text:p>2</text:p>
          </table:table-cell>
          <table:table-cell table:style-name="ce158"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style-name="ce174" table:formula="of:=[.A7]" office:value-type="float" office:value="450" calcext:value-type="float">
            <text:p>450 мм</text:p>
          </table:table-cell>
          <table:table-cell table:style-name="ce174" table:formula="of:=[.A7]-[.E7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7]/[.G7];0)-1" office:value-type="float" office:value="-1" calcext:value-type="float">
            <text:p>-1</text:p>
          </table:table-cell>
          <table:table-cell table:formula="of:=IF([.H7]&lt;0;0;[.H7])" office:value-type="float" office:value="0" calcext:value-type="float">
            <text:p>0</text:p>
          </table:table-cell>
          <table:table-cell table:formula="of:=[.I7]+[.D7]" office:value-type="float" office:value="0" calcext:value-type="float">
            <text:p>0</text:p>
          </table:table-cell>
          <table:table-cell table:formula="of:=[.J7]*[.B7]" office:value-type="float" office:value="0" calcext:value-type="float">
            <text:p>0</text:p>
          </table:table-cell>
          <table:table-cell table:style-name="ce178" table:number-columns-repeated="3"/>
          <table:table-cell table:style-name="ce238"/>
          <table:table-cell table:style-name="ce186"/>
          <table:table-cell table:style-name="ce191"/>
          <table:table-cell table:style-name="ce238" table:number-columns-repeated="3"/>
          <table:table-cell table:style-name="ce187"/>
          <table:table-cell table:style-name="ce190" table:number-columns-repeated="2"/>
          <table:table-cell table:style-name="ce186"/>
          <table:table-cell table:style-name="ce238" table:number-columns-repeated="3"/>
          <table:table-cell table:style-name="ce187"/>
          <table:table-cell table:style-name="ce190" table:number-columns-repeated="2"/>
          <table:table-cell table:style-name="ce186"/>
          <table:table-cell table:style-name="ce238" table:number-columns-repeated="3"/>
          <table:table-cell table:style-name="ce187"/>
          <table:table-cell table:style-name="ce193"/>
          <table:table-cell table:style-name="ce238" table:number-columns-repeated="2"/>
          <table:table-cell table:style-name="ce228"/>
          <table:table-cell/>
          <table:table-cell table:style-name="ce238" table:number-columns-repeated="2"/>
          <table:table-cell table:style-name="ce186"/>
          <table:table-cell table:style-name="ce191"/>
          <table:table-cell table:style-name="ce238" table:number-columns-repeated="3"/>
          <table:table-cell table:style-name="ce187"/>
          <table:table-cell table:style-name="ce190" table:number-columns-repeated="2"/>
          <table:table-cell table:style-name="ce186"/>
          <table:table-cell table:style-name="ce238" table:number-columns-repeated="3"/>
          <table:table-cell table:style-name="ce187"/>
          <table:table-cell table:style-name="ce190" table:number-columns-repeated="2"/>
          <table:table-cell table:style-name="ce186"/>
          <table:table-cell table:style-name="ce238" table:number-columns-repeated="3"/>
          <table:table-cell table:style-name="ce187"/>
          <table:table-cell table:style-name="ce193"/>
          <table:table-cell table:style-name="ce238" table:number-columns-repeated="2"/>
          <table:table-cell table:number-columns-repeated="16319"/>
        </table:table-row>
        <table:table-row table:style-name="ro20">
          <table:table-cell table:style-name="ce172" table:formula="of:=[.$A$3]" office:value-type="float" office:value="450" calcext:value-type="float">
            <text:p>450 мм</text:p>
          </table:table-cell>
          <table:table-cell table:formula="of:=[.$B$3]" office:value-type="float" office:value="2" calcext:value-type="float">
            <text:p>2</text:p>
          </table:table-cell>
          <table:table-cell table:style-name="ce158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174" table:formula="of:=[.A8]" office:value-type="float" office:value="450" calcext:value-type="float">
            <text:p>450 мм</text:p>
          </table:table-cell>
          <table:table-cell table:style-name="ce174" table:formula="of:=[.A8]-[.E8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8]/[.G8];0)-1" office:value-type="float" office:value="-1" calcext:value-type="float">
            <text:p>-1</text:p>
          </table:table-cell>
          <table:table-cell table:formula="of:=IF([.H8]&lt;0;0;[.H8])" office:value-type="float" office:value="0" calcext:value-type="float">
            <text:p>0</text:p>
          </table:table-cell>
          <table:table-cell table:formula="of:=[.I8]+[.D8]" office:value-type="float" office:value="0" calcext:value-type="float">
            <text:p>0</text:p>
          </table:table-cell>
          <table:table-cell table:formula="of:=[.J8]*[.B8]" office:value-type="float" office:value="0" calcext:value-type="float">
            <text:p>0</text:p>
          </table:table-cell>
          <table:table-cell table:style-name="ce179" table:number-columns-repeated="3"/>
          <table:table-cell table:style-name="ce238" office:value-type="string" calcext:value-type="string">
            <text:p>H</text:p>
          </table:table-cell>
          <table:table-cell table:style-name="ce238"/>
          <table:table-cell table:style-name="ce192"/>
          <table:table-cell table:style-name="ce238"/>
          <table:table-cell table:style-name="ce238" office:value-type="string" calcext:value-type="string">
            <text:p>О</text:p>
          </table:table-cell>
          <table:table-cell table:style-name="ce238"/>
          <table:table-cell table:style-name="ce185"/>
          <table:table-cell table:style-name="ce238" table:number-columns-repeated="2"/>
          <table:table-cell table:style-name="ce192"/>
          <table:table-cell table:style-name="ce238"/>
          <table:table-cell table:style-name="ce238" office:value-type="string" calcext:value-type="string">
            <text:p>О</text:p>
          </table:table-cell>
          <table:table-cell table:style-name="ce238"/>
          <table:table-cell table:style-name="ce185"/>
          <table:table-cell table:style-name="ce238" table:number-columns-repeated="2"/>
          <table:table-cell table:style-name="ce192"/>
          <table:table-cell table:style-name="ce238"/>
          <table:table-cell table:style-name="ce238" office:value-type="string" calcext:value-type="string">
            <text:p>О</text:p>
          </table:table-cell>
          <table:table-cell table:style-name="ce238"/>
          <table:table-cell table:style-name="ce185"/>
          <table:table-cell table:style-name="ce238"/>
          <table:table-cell table:style-name="ce238" office:value-type="string" calcext:value-type="string">
            <text:p>D</text:p>
          </table:table-cell>
          <table:table-cell table:style-name="ce238"/>
          <table:table-cell table:style-name="ce228"/>
          <table:table-cell table:number-columns-repeated="2"/>
          <table:table-cell table:style-name="ce238" office:value-type="string" calcext:value-type="string">
            <text:p>D</text:p>
          </table:table-cell>
          <table:table-cell table:style-name="ce238"/>
          <table:table-cell table:style-name="ce192"/>
          <table:table-cell table:style-name="ce238"/>
          <table:table-cell table:style-name="ce238" office:value-type="string" calcext:value-type="string">
            <text:p>О</text:p>
          </table:table-cell>
          <table:table-cell table:style-name="ce238"/>
          <table:table-cell table:style-name="ce185"/>
          <table:table-cell table:style-name="ce238" table:number-columns-repeated="2"/>
          <table:table-cell table:style-name="ce192"/>
          <table:table-cell table:style-name="ce238"/>
          <table:table-cell table:style-name="ce238" office:value-type="string" calcext:value-type="string">
            <text:p>О</text:p>
          </table:table-cell>
          <table:table-cell table:style-name="ce238"/>
          <table:table-cell table:style-name="ce185"/>
          <table:table-cell table:style-name="ce238" table:number-columns-repeated="2"/>
          <table:table-cell table:style-name="ce192"/>
          <table:table-cell table:style-name="ce238"/>
          <table:table-cell table:style-name="ce238" office:value-type="string" calcext:value-type="string">
            <text:p>О</text:p>
          </table:table-cell>
          <table:table-cell table:style-name="ce238"/>
          <table:table-cell table:style-name="ce185"/>
          <table:table-cell table:style-name="ce238"/>
          <table:table-cell table:style-name="ce238" office:value-type="string" calcext:value-type="string">
            <text:p>H</text:p>
          </table:table-cell>
          <table:table-cell table:number-columns-repeated="16320"/>
        </table:table-row>
        <table:table-row table:style-name="ro20">
          <table:table-cell table:style-name="ce172" table:formula="of:=[.$A$3]" office:value-type="float" office:value="450" calcext:value-type="float">
            <text:p>450 мм</text:p>
          </table:table-cell>
          <table:table-cell table:formula="of:=[.$B$3]" office:value-type="float" office:value="2" calcext:value-type="float">
            <text:p>2</text:p>
          </table:table-cell>
          <table:table-cell table:style-name="ce158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style-name="ce174" table:formula="of:=[.A9]" office:value-type="float" office:value="450" calcext:value-type="float">
            <text:p>450 мм</text:p>
          </table:table-cell>
          <table:table-cell table:style-name="ce174" table:formula="of:=[.A9]-[.E9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9]/[.G9];0)-1" office:value-type="float" office:value="-1" calcext:value-type="float">
            <text:p>-1</text:p>
          </table:table-cell>
          <table:table-cell table:formula="of:=IF([.H9]&lt;0;0;[.H9])" office:value-type="float" office:value="0" calcext:value-type="float">
            <text:p>0</text:p>
          </table:table-cell>
          <table:table-cell table:formula="of:=[.I9]+[.D9]" office:value-type="float" office:value="0" calcext:value-type="float">
            <text:p>0</text:p>
          </table:table-cell>
          <table:table-cell table:formula="of:=[.J9]*[.B9]" office:value-type="float" office:value="0" calcext:value-type="float">
            <text:p>0</text:p>
          </table:table-cell>
          <table:table-cell table:style-name="ce178" table:number-columns-repeated="3"/>
          <table:table-cell table:style-name="ce238"/>
          <table:table-cell table:style-name="ce187"/>
          <table:table-cell table:style-name="ce193"/>
          <table:table-cell table:style-name="ce238" table:number-columns-repeated="3"/>
          <table:table-cell table:style-name="ce186"/>
          <table:table-cell table:style-name="ce196" table:number-columns-repeated="2"/>
          <table:table-cell table:style-name="ce187"/>
          <table:table-cell table:style-name="ce238" table:number-columns-repeated="3"/>
          <table:table-cell table:style-name="ce186"/>
          <table:table-cell table:style-name="ce196" table:number-columns-repeated="2"/>
          <table:table-cell table:style-name="ce187"/>
          <table:table-cell table:style-name="ce238" table:number-columns-repeated="3"/>
          <table:table-cell table:style-name="ce202"/>
          <table:table-cell table:style-name="ce186"/>
          <table:table-cell table:style-name="ce238" table:number-columns-repeated="2"/>
          <table:table-cell table:style-name="ce228"/>
          <table:table-cell/>
          <table:table-cell table:style-name="ce238" table:number-columns-repeated="2"/>
          <table:table-cell table:style-name="ce187"/>
          <table:table-cell table:style-name="ce193"/>
          <table:table-cell table:style-name="ce238" table:number-columns-repeated="3"/>
          <table:table-cell table:style-name="ce186"/>
          <table:table-cell table:style-name="ce196" table:number-columns-repeated="2"/>
          <table:table-cell table:style-name="ce187"/>
          <table:table-cell table:style-name="ce238" table:number-columns-repeated="3"/>
          <table:table-cell table:style-name="ce186"/>
          <table:table-cell table:style-name="ce196" table:number-columns-repeated="2"/>
          <table:table-cell table:style-name="ce187"/>
          <table:table-cell table:style-name="ce238" table:number-columns-repeated="3"/>
          <table:table-cell table:style-name="ce202"/>
          <table:table-cell table:style-name="ce186"/>
          <table:table-cell table:style-name="ce238" table:number-columns-repeated="2"/>
          <table:table-cell table:number-columns-repeated="16319"/>
        </table:table-row>
        <table:table-row table:style-name="ro20">
          <table:table-cell table:style-name="ce172" table:formula="of:=[.$A$3]" office:value-type="float" office:value="450" calcext:value-type="float">
            <text:p>450 мм</text:p>
          </table:table-cell>
          <table:table-cell table:formula="of:=[.$B$3]" office:value-type="float" office:value="2" calcext:value-type="float">
            <text:p>2</text:p>
          </table:table-cell>
          <table:table-cell table:style-name="ce158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style-name="ce174" office:value-type="float" office:value="52" calcext:value-type="float">
            <text:p>52 мм</text:p>
          </table:table-cell>
          <table:table-cell table:style-name="ce174" table:formula="of:=[.A10]-[.E10]" office:value-type="float" office:value="398" calcext:value-type="float">
            <text:p>398 мм</text:p>
          </table:table-cell>
          <table:table-cell office:value-type="float" office:value="110" calcext:value-type="float">
            <text:p>110</text:p>
          </table:table-cell>
          <table:table-cell table:formula="of:=ROUND([.F10]/[.G10];0)-1" office:value-type="float" office:value="3" calcext:value-type="float">
            <text:p>3</text:p>
          </table:table-cell>
          <table:table-cell table:formula="of:=IF([.H10]&lt;0;0;[.H10])" office:value-type="float" office:value="3" calcext:value-type="float">
            <text:p>3</text:p>
          </table:table-cell>
          <table:table-cell table:formula="of:=[.I10]+[.D10]" office:value-type="float" office:value="4" calcext:value-type="float">
            <text:p>4</text:p>
          </table:table-cell>
          <table:table-cell table:formula="of:=[.J10]*[.B10]" office:value-type="float" office:value="8" calcext:value-type="float">
            <text:p>8</text:p>
          </table:table-cell>
          <table:table-cell table:style-name="ce178" table:number-columns-repeated="3"/>
          <table:table-cell table:style-name="ce238"/>
          <table:table-cell table:style-name="ce185"/>
          <table:table-cell table:style-name="ce238"/>
          <table:table-cell table:style-name="ce187"/>
          <table:table-cell table:style-name="ce190"/>
          <table:table-cell table:style-name="ce198"/>
          <table:table-cell table:style-name="ce238" table:number-columns-repeated="4"/>
          <table:table-cell table:style-name="ce187"/>
          <table:table-cell table:style-name="ce190"/>
          <table:table-cell table:style-name="ce198"/>
          <table:table-cell table:style-name="ce238" table:number-columns-repeated="4"/>
          <table:table-cell table:style-name="ce187"/>
          <table:table-cell table:style-name="ce190"/>
          <table:table-cell table:style-name="ce198"/>
          <table:table-cell table:style-name="ce238"/>
          <table:table-cell table:style-name="ce192"/>
          <table:table-cell table:style-name="ce238" table:number-columns-repeated="2"/>
          <table:table-cell table:number-columns-repeated="2"/>
          <table:table-cell table:style-name="ce238" table:number-columns-repeated="2"/>
          <table:table-cell table:style-name="ce185"/>
          <table:table-cell table:style-name="ce238"/>
          <table:table-cell table:style-name="ce187"/>
          <table:table-cell table:style-name="ce190"/>
          <table:table-cell table:style-name="ce198"/>
          <table:table-cell table:style-name="ce238" table:number-columns-repeated="4"/>
          <table:table-cell table:style-name="ce187"/>
          <table:table-cell table:style-name="ce190"/>
          <table:table-cell table:style-name="ce198"/>
          <table:table-cell table:style-name="ce238" table:number-columns-repeated="4"/>
          <table:table-cell table:style-name="ce187"/>
          <table:table-cell table:style-name="ce190"/>
          <table:table-cell table:style-name="ce198"/>
          <table:table-cell table:style-name="ce238"/>
          <table:table-cell table:style-name="ce192"/>
          <table:table-cell table:style-name="ce238" table:number-columns-repeated="2"/>
          <table:table-cell table:number-columns-repeated="16319"/>
        </table:table-row>
        <table:table-row table:style-name="ro20">
          <table:table-cell table:style-name="ce170" office:value-type="string" calcext:value-type="string" table:number-columns-spanned="11" table:number-rows-spanned="1">
            <text:p>Передняя поперечная балка портала 2020 T-slot</text:p>
          </table:table-cell>
          <table:covered-table-cell table:number-columns-repeated="3" table:style-name="ce170"/>
          <table:covered-table-cell table:number-columns-repeated="2" table:style-name="ce175"/>
          <table:covered-table-cell table:number-columns-repeated="4" table:style-name="ce170"/>
          <table:covered-table-cell/>
          <table:table-cell table:style-name="ce178" table:number-columns-repeated="3"/>
          <table:table-cell table:style-name="ce238"/>
          <table:table-cell table:style-name="ce189"/>
          <table:table-cell table:style-name="ce196"/>
          <table:table-cell table:style-name="ce199"/>
          <table:table-cell table:style-name="ce238"/>
          <table:table-cell table:style-name="ce186"/>
          <table:table-cell table:style-name="ce196" table:number-columns-repeated="4"/>
          <table:table-cell table:style-name="ce199"/>
          <table:table-cell table:style-name="ce238"/>
          <table:table-cell table:style-name="ce186"/>
          <table:table-cell table:style-name="ce196" table:number-columns-repeated="4"/>
          <table:table-cell table:style-name="ce199"/>
          <table:table-cell table:style-name="ce238"/>
          <table:table-cell table:style-name="ce186"/>
          <table:table-cell table:style-name="ce196"/>
          <table:table-cell table:style-name="ce204"/>
          <table:table-cell table:style-name="ce238" table:number-columns-repeated="2"/>
          <table:table-cell table:number-columns-repeated="2"/>
          <table:table-cell table:style-name="ce238" table:number-columns-repeated="2"/>
          <table:table-cell table:style-name="ce189"/>
          <table:table-cell table:style-name="ce196"/>
          <table:table-cell table:style-name="ce199"/>
          <table:table-cell table:style-name="ce238"/>
          <table:table-cell table:style-name="ce186"/>
          <table:table-cell table:style-name="ce196" table:number-columns-repeated="4"/>
          <table:table-cell table:style-name="ce199"/>
          <table:table-cell table:style-name="ce238"/>
          <table:table-cell table:style-name="ce186"/>
          <table:table-cell table:style-name="ce196" table:number-columns-repeated="4"/>
          <table:table-cell table:style-name="ce199"/>
          <table:table-cell table:style-name="ce238"/>
          <table:table-cell table:style-name="ce186"/>
          <table:table-cell table:style-name="ce196"/>
          <table:table-cell table:style-name="ce204"/>
          <table:table-cell table:style-name="ce238" table:number-columns-repeated="2"/>
          <table:table-cell table:number-columns-repeated="16319"/>
        </table:table-row>
        <table:table-row table:style-name="ro20">
          <table:table-cell table:style-name="ce172" table:formula="of:=[$'Профиль алюминиевый'.$C$5]" office:value-type="float" office:value="670" calcext:value-type="float">
            <text:p>670 мм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style-name="ce174" office:value-type="float" office:value="180" calcext:value-type="float">
            <text:p>180 мм</text:p>
          </table:table-cell>
          <table:table-cell table:style-name="ce174" table:formula="of:=[.A12]-[.E12]" office:value-type="float" office:value="490" calcext:value-type="float">
            <text:p>490 мм</text:p>
          </table:table-cell>
          <table:table-cell office:value-type="float" office:value="110" calcext:value-type="float">
            <text:p>110</text:p>
          </table:table-cell>
          <table:table-cell table:formula="of:=ROUND([.F12]/[.G12];0)-1" office:value-type="float" office:value="3" calcext:value-type="float">
            <text:p>3</text:p>
          </table:table-cell>
          <table:table-cell table:formula="of:=IF([.H12]&lt;0;0;[.H12])+IF(ISEVEN([.H12]);1;0)" office:value-type="float" office:value="3" calcext:value-type="float">
            <text:p>3</text:p>
          </table:table-cell>
          <table:table-cell table:formula="of:=[.D12]+[.I12]" office:value-type="float" office:value="9" calcext:value-type="float">
            <text:p>9</text:p>
          </table:table-cell>
          <table:table-cell table:formula="of:=[.J12]*[.B12]" office:value-type="float" office:value="9" calcext:value-type="float">
            <text:p>9</text:p>
          </table:table-cell>
          <table:table-cell table:style-name="ce178" table:number-columns-repeated="3"/>
          <table:table-cell table:style-name="ce238" table:number-columns-repeated="4"/>
          <table:table-cell table:style-name="ce238" office:value-type="string" calcext:value-type="string">
            <text:p>G</text:p>
          </table:table-cell>
          <table:table-cell table:style-name="ce238" table:number-columns-repeated="6"/>
          <table:table-cell table:style-name="ce238" office:value-type="string" calcext:value-type="string">
            <text:p>F</text:p>
          </table:table-cell>
          <table:table-cell table:style-name="ce238" table:number-columns-repeated="6"/>
          <table:table-cell table:style-name="ce238" office:value-type="string" calcext:value-type="string">
            <text:p>E</text:p>
          </table:table-cell>
          <table:table-cell table:style-name="ce238" table:number-columns-repeated="5"/>
          <table:table-cell table:number-columns-repeated="2"/>
          <table:table-cell table:style-name="ce238" table:number-columns-repeated="5"/>
          <table:table-cell table:style-name="ce238" office:value-type="string" calcext:value-type="string">
            <text:p>E</text:p>
          </table:table-cell>
          <table:table-cell table:style-name="ce238" table:number-columns-repeated="6"/>
          <table:table-cell table:style-name="ce238" office:value-type="string" calcext:value-type="string">
            <text:p>F</text:p>
          </table:table-cell>
          <table:table-cell table:style-name="ce238" table:number-columns-repeated="6"/>
          <table:table-cell table:style-name="ce238" office:value-type="string" calcext:value-type="string">
            <text:p>G</text:p>
          </table:table-cell>
          <table:table-cell table:style-name="ce238" table:number-columns-repeated="5"/>
          <table:table-cell table:number-columns-repeated="16319"/>
        </table:table-row>
        <table:table-row table:style-name="ro20">
          <table:table-cell table:style-name="ce172" table:formula="of:=[.$A$12]" office:value-type="float" office:value="670" calcext:value-type="float">
            <text:p>670 мм</text:p>
          </table:table-cell>
          <table:table-cell table:formula="of:=[.$B$12]" office:value-type="float" office:value="1" calcext:value-type="float">
            <text:p>1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13]" office:value-type="float" office:value="670" calcext:value-type="float">
            <text:p>670 мм</text:p>
          </table:table-cell>
          <table:table-cell table:style-name="ce174" table:formula="of:=[.A13]-[.E13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13]/[.G13];0)-1" office:value-type="float" office:value="-1" calcext:value-type="float">
            <text:p>-1</text:p>
          </table:table-cell>
          <table:table-cell table:formula="of:=IF([.H13]&lt;0;0;[.H13])" office:value-type="float" office:value="0" calcext:value-type="float">
            <text:p>0</text:p>
          </table:table-cell>
          <table:table-cell table:formula="of:=[.D13]+[.I13]" office:value-type="float" office:value="0" calcext:value-type="float">
            <text:p>0</text:p>
          </table:table-cell>
          <table:table-cell table:formula="of:=[.J13]*[.B13]" office:value-type="float" office:value="0" calcext:value-type="float">
            <text:p>0</text:p>
          </table:table-cell>
          <table:table-cell table:style-name="ce179" table:number-columns-repeated="3"/>
          <table:table-cell/>
          <table:table-cell table:style-name="ce239" office:value-type="string" calcext:value-type="string" table:number-columns-spanned="21" table:number-rows-spanned="3">
            <text:p><text:span text:style-name="T9">Схема для: </text:span>вспомогательной балки портала, вспомогательной поперечины, поперечных балок портала и основания</text:p>
          </table:table-cell>
          <table:covered-table-cell table:number-columns-repeated="20"/>
          <table:table-cell table:number-columns-repeated="16348"/>
        </table:table-row>
        <table:table-row table:style-name="ro20">
          <table:table-cell table:style-name="ce172" table:formula="of:=[.$A$12]" office:value-type="float" office:value="670" calcext:value-type="float">
            <text:p>670 мм</text:p>
          </table:table-cell>
          <table:table-cell table:formula="of:=[.$B$12]" office:value-type="float" office:value="1" calcext:value-type="float">
            <text:p>1</text:p>
          </table:table-cell>
          <table:table-cell table:style-name="ce15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74" table:formula="of:=[.A14]" office:value-type="float" office:value="670" calcext:value-type="float">
            <text:p>670 мм</text:p>
          </table:table-cell>
          <table:table-cell table:style-name="ce174" table:formula="of:=[.A14]-[.E14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14]/[.G14];0)-1" office:value-type="float" office:value="-1" calcext:value-type="float">
            <text:p>-1</text:p>
          </table:table-cell>
          <table:table-cell table:formula="of:=IF([.H14]&lt;0;0;[.H14])" office:value-type="float" office:value="0" calcext:value-type="float">
            <text:p>0</text:p>
          </table:table-cell>
          <table:table-cell table:formula="of:=[.D14]+[.I14]" office:value-type="float" office:value="0" calcext:value-type="float">
            <text:p>0</text:p>
          </table:table-cell>
          <table:table-cell table:formula="of:=[.J14]*[.B14]" office:value-type="float" office:value="0" calcext:value-type="float">
            <text:p>0</text:p>
          </table:table-cell>
          <table:table-cell table:style-name="ce179" table:number-columns-repeated="3"/>
          <table:table-cell/>
          <table:covered-table-cell table:style-name="Default"/>
          <table:covered-table-cell table:number-columns-repeated="2" table:style-name="ce238"/>
          <table:covered-table-cell/>
          <table:covered-table-cell table:number-columns-repeated="6" table:style-name="ce238"/>
          <table:covered-table-cell/>
          <table:covered-table-cell table:number-columns-repeated="6" table:style-name="ce238"/>
          <table:covered-table-cell/>
          <table:covered-table-cell table:number-columns-repeated="3" table:style-name="ce238"/>
          <table:table-cell table:style-name="ce238"/>
          <table:table-cell table:number-columns-repeated="3"/>
          <table:table-cell table:style-name="ce238" table:number-columns-repeated="5"/>
          <table:table-cell/>
          <table:table-cell table:style-name="ce238" table:number-columns-repeated="6"/>
          <table:table-cell/>
          <table:table-cell table:style-name="ce238" table:number-columns-repeated="6"/>
          <table:table-cell/>
          <table:table-cell table:style-name="ce238" table:number-columns-repeated="3"/>
          <table:table-cell table:number-columns-repeated="16321"/>
        </table:table-row>
        <table:table-row table:style-name="ro20">
          <table:table-cell table:style-name="ce172" table:formula="of:=[.$A$12]" office:value-type="float" office:value="670" calcext:value-type="float">
            <text:p>670 мм</text:p>
          </table:table-cell>
          <table:table-cell table:formula="of:=[.$B$12]" office:value-type="float" office:value="1" calcext:value-type="float">
            <text:p>1</text:p>
          </table:table-cell>
          <table:table-cell table:style-name="ce158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174" office:value-type="float" office:value="180" calcext:value-type="float">
            <text:p>180 мм</text:p>
          </table:table-cell>
          <table:table-cell table:style-name="ce174" table:formula="of:=[.A15]-[.E15]" office:value-type="float" office:value="490" calcext:value-type="float">
            <text:p>490 мм</text:p>
          </table:table-cell>
          <table:table-cell office:value-type="float" office:value="110" calcext:value-type="float">
            <text:p>110</text:p>
          </table:table-cell>
          <table:table-cell table:formula="of:=ROUND([.F15]/[.G15];0)-1" office:value-type="float" office:value="3" calcext:value-type="float">
            <text:p>3</text:p>
          </table:table-cell>
          <table:table-cell table:formula="of:=IF([.H15]&lt;0;0;[.H15])" office:value-type="float" office:value="3" calcext:value-type="float">
            <text:p>3</text:p>
          </table:table-cell>
          <table:table-cell table:formula="of:=[.D15]+[.I15]" office:value-type="float" office:value="9" calcext:value-type="float">
            <text:p>9</text:p>
          </table:table-cell>
          <table:table-cell table:formula="of:=[.J15]*[.B15]" office:value-type="float" office:value="9" calcext:value-type="float">
            <text:p>9</text:p>
          </table:table-cell>
          <table:table-cell table:style-name="ce179" table:number-columns-repeated="3"/>
          <table:table-cell/>
          <table:covered-table-cell table:number-columns-repeated="21"/>
          <table:table-cell table:number-columns-repeated="16348"/>
        </table:table-row>
        <table:table-row table:style-name="ro20">
          <table:table-cell table:style-name="ce170" office:value-type="string" calcext:value-type="string" table:number-columns-spanned="11" table:number-rows-spanned="1">
            <text:p>Задняя поперечная балка портала 2020 T-slot</text:p>
          </table:table-cell>
          <table:covered-table-cell table:number-columns-repeated="3" table:style-name="ce170"/>
          <table:covered-table-cell table:number-columns-repeated="2" table:style-name="ce175"/>
          <table:covered-table-cell table:number-columns-repeated="4" table:style-name="ce170"/>
          <table:covered-table-cell/>
          <table:table-cell table:style-name="ce180"/>
          <table:table-cell table:style-name="ce179"/>
          <table:table-cell table:number-columns-repeated="5"/>
          <table:table-cell table:style-name="ce238" office:value-type="string" calcext:value-type="string">
            <text:p>A</text:p>
          </table:table-cell>
          <table:table-cell table:number-columns-repeated="16365"/>
        </table:table-row>
        <table:table-row table:style-name="ro20">
          <table:table-cell table:style-name="ce172" table:formula="of:=[.A12]" office:value-type="float" office:value="670" calcext:value-type="float">
            <text:p>670 мм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style-name="ce174" table:formula="of:=207.5*2" office:value-type="float" office:value="415" calcext:value-type="float">
            <text:p>415 мм</text:p>
          </table:table-cell>
          <table:table-cell table:style-name="ce174" table:formula="of:=[.A17]-[.E17]" office:value-type="float" office:value="255" calcext:value-type="float">
            <text:p>255 мм</text:p>
          </table:table-cell>
          <table:table-cell office:value-type="float" office:value="110" calcext:value-type="float">
            <text:p>110</text:p>
          </table:table-cell>
          <table:table-cell table:formula="of:=ROUND([.F17]/[.G17];0)-1" office:value-type="float" office:value="1" calcext:value-type="float">
            <text:p>1</text:p>
          </table:table-cell>
          <table:table-cell table:formula="of:=IF([.H17]&lt;0;0;[.H17])+IF(ISEVEN([.H17]);1;0)" office:value-type="float" office:value="1" calcext:value-type="float">
            <text:p>1</text:p>
          </table:table-cell>
          <table:table-cell table:formula="of:=[.D17]+[.I17]" office:value-type="float" office:value="9" calcext:value-type="float">
            <text:p>9</text:p>
          </table:table-cell>
          <table:table-cell table:formula="of:=[.J17]*[.B17]" office:value-type="float" office:value="9" calcext:value-type="float">
            <text:p>9</text:p>
          </table:table-cell>
          <table:table-cell table:style-name="ce180"/>
          <table:table-cell table:style-name="ce179"/>
          <table:table-cell table:number-columns-repeated="2"/>
          <table:table-cell table:style-name="ce184"/>
          <table:table-cell table:style-name="ce190"/>
          <table:table-cell table:style-name="ce198"/>
          <table:table-cell table:style-name="ce238"/>
          <table:table-cell table:style-name="ce201"/>
          <table:table-cell table:style-name="ce190"/>
          <table:table-cell table:style-name="ce203"/>
          <table:table-cell table:number-columns-repeated="16362"/>
        </table:table-row>
        <table:table-row table:style-name="ro20">
          <table:table-cell table:style-name="ce172" table:formula="of:=[.$A$12]" office:value-type="float" office:value="670" calcext:value-type="float">
            <text:p>670 мм</text:p>
          </table:table-cell>
          <table:table-cell table:formula="of:=[.$B$12]" office:value-type="float" office:value="1" calcext:value-type="float">
            <text:p>1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18]" office:value-type="float" office:value="670" calcext:value-type="float">
            <text:p>670 мм</text:p>
          </table:table-cell>
          <table:table-cell table:style-name="ce174" table:formula="of:=[.A18]-[.E18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18]/[.G18];0)-1" office:value-type="float" office:value="-1" calcext:value-type="float">
            <text:p>-1</text:p>
          </table:table-cell>
          <table:table-cell table:formula="of:=IF([.H18]&lt;0;0;[.H18])" office:value-type="float" office:value="0" calcext:value-type="float">
            <text:p>0</text:p>
          </table:table-cell>
          <table:table-cell table:formula="of:=[.D18]+[.I18]" office:value-type="float" office:value="0" calcext:value-type="float">
            <text:p>0</text:p>
          </table:table-cell>
          <table:table-cell table:formula="of:=[.J18]*[.B18]" office:value-type="float" office:value="0" calcext:value-type="float">
            <text:p>0</text:p>
          </table:table-cell>
          <table:table-cell table:style-name="ce180"/>
          <table:table-cell table:style-name="ce179"/>
          <table:table-cell table:number-columns-repeated="2"/>
          <table:table-cell table:style-name="ce185"/>
          <table:table-cell table:style-name="ce238"/>
          <table:table-cell table:style-name="ce186"/>
          <table:table-cell table:style-name="ce196"/>
          <table:table-cell table:style-name="ce187"/>
          <table:table-cell table:style-name="ce238"/>
          <table:table-cell table:style-name="ce192"/>
          <table:table-cell table:number-columns-repeated="2"/>
          <table:table-cell table:style-name="ce205"/>
          <table:table-cell table:style-name="ce208"/>
          <table:table-cell table:style-name="ce238" office:value-type="string" calcext:value-type="string">
            <text:p>Z</text:p>
          </table:table-cell>
          <table:table-cell table:number-columns-repeated="16357"/>
        </table:table-row>
        <table:table-row table:style-name="ro20">
          <table:table-cell table:style-name="ce172" table:formula="of:=[.$A$12]" office:value-type="float" office:value="670" calcext:value-type="float">
            <text:p>670 мм</text:p>
          </table:table-cell>
          <table:table-cell table:formula="of:=[.$B$12]" office:value-type="float" office:value="1" calcext:value-type="float">
            <text:p>1</text:p>
          </table:table-cell>
          <table:table-cell table:style-name="ce15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74" table:formula="of:=[.A19]" office:value-type="float" office:value="670" calcext:value-type="float">
            <text:p>670 мм</text:p>
          </table:table-cell>
          <table:table-cell table:style-name="ce174" table:formula="of:=[.A19]-[.E19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19]/[.G19];0)-1" office:value-type="float" office:value="-1" calcext:value-type="float">
            <text:p>-1</text:p>
          </table:table-cell>
          <table:table-cell table:formula="of:=IF([.H19]&lt;0;0;[.H19])" office:value-type="float" office:value="0" calcext:value-type="float">
            <text:p>0</text:p>
          </table:table-cell>
          <table:table-cell table:formula="of:=[.D19]+[.I19]" office:value-type="float" office:value="0" calcext:value-type="float">
            <text:p>0</text:p>
          </table:table-cell>
          <table:table-cell table:formula="of:=[.J19]*[.B19]" office:value-type="float" office:value="0" calcext:value-type="float">
            <text:p>0</text:p>
          </table:table-cell>
          <table:table-cell table:style-name="ce180"/>
          <table:table-cell table:style-name="ce179"/>
          <table:table-cell table:number-columns-repeated="2"/>
          <table:table-cell table:style-name="ce186"/>
          <table:table-cell table:style-name="ce191"/>
          <table:table-cell table:style-name="ce238" table:number-columns-repeated="3"/>
          <table:table-cell table:style-name="ce187"/>
          <table:table-cell table:style-name="ce193"/>
          <table:table-cell table:number-columns-repeated="3"/>
          <table:table-cell table:style-name="ce210"/>
          <table:table-cell table:number-columns-repeated="16358"/>
        </table:table-row>
        <table:table-row table:style-name="ro20">
          <table:table-cell table:style-name="ce172" table:formula="of:=[.$A$12]" office:value-type="float" office:value="670" calcext:value-type="float">
            <text:p>670 мм</text:p>
          </table:table-cell>
          <table:table-cell table:formula="of:=[.$B$12]" office:value-type="float" office:value="1" calcext:value-type="float">
            <text:p>1</text:p>
          </table:table-cell>
          <table:table-cell table:style-name="ce158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174" office:value-type="float" office:value="180" calcext:value-type="float">
            <text:p>180 мм</text:p>
          </table:table-cell>
          <table:table-cell table:style-name="ce174" table:formula="of:=[.A20]-[.E20]" office:value-type="float" office:value="490" calcext:value-type="float">
            <text:p>490 мм</text:p>
          </table:table-cell>
          <table:table-cell office:value-type="float" office:value="110" calcext:value-type="float">
            <text:p>110</text:p>
          </table:table-cell>
          <table:table-cell table:formula="of:=ROUND([.F20]/[.G20];0)-1" office:value-type="float" office:value="3" calcext:value-type="float">
            <text:p>3</text:p>
          </table:table-cell>
          <table:table-cell table:formula="of:=IF([.H20]&lt;0;0;[.H20])" office:value-type="float" office:value="3" calcext:value-type="float">
            <text:p>3</text:p>
          </table:table-cell>
          <table:table-cell table:formula="of:=[.D20]+[.I20]" office:value-type="float" office:value="9" calcext:value-type="float">
            <text:p>9</text:p>
          </table:table-cell>
          <table:table-cell table:formula="of:=[.J20]*[.B20]" office:value-type="float" office:value="9" calcext:value-type="float">
            <text:p>9</text:p>
          </table:table-cell>
          <table:table-cell table:style-name="ce180"/>
          <table:table-cell table:style-name="ce179"/>
          <table:table-cell/>
          <table:table-cell table:style-name="ce238" office:value-type="string" calcext:value-type="string">
            <text:p>D</text:p>
          </table:table-cell>
          <table:table-cell table:style-name="ce238"/>
          <table:table-cell table:style-name="ce192"/>
          <table:table-cell table:style-name="ce238"/>
          <table:table-cell table:style-name="ce238" office:value-type="string" calcext:value-type="string">
            <text:p>О</text:p>
          </table:table-cell>
          <table:table-cell table:style-name="ce238"/>
          <table:table-cell table:style-name="ce185"/>
          <table:table-cell table:style-name="ce238"/>
          <table:table-cell table:style-name="ce238" office:value-type="string" calcext:value-type="string">
            <text:p>B</text:p>
          </table:table-cell>
          <table:table-cell table:number-columns-repeated="2"/>
          <table:table-cell table:style-name="ce210"/>
          <table:table-cell table:number-columns-repeated="16358"/>
        </table:table-row>
        <table:table-row table:style-name="ro20">
          <table:table-cell table:style-name="ce170" office:value-type="string" calcext:value-type="string" table:number-columns-spanned="11" table:number-rows-spanned="1">
            <text:p>Вспомогательная поперечина портала 2020 T-slot</text:p>
          </table:table-cell>
          <table:covered-table-cell table:number-columns-repeated="3" table:style-name="ce170"/>
          <table:covered-table-cell table:number-columns-repeated="2" table:style-name="ce175"/>
          <table:covered-table-cell table:number-columns-repeated="4" table:style-name="ce170"/>
          <table:covered-table-cell/>
          <table:table-cell table:style-name="ce179" table:number-columns-repeated="2"/>
          <table:table-cell table:number-columns-repeated="2"/>
          <table:table-cell table:style-name="ce187"/>
          <table:table-cell table:style-name="ce193"/>
          <table:table-cell table:style-name="ce238" table:number-columns-repeated="3"/>
          <table:table-cell table:style-name="ce202"/>
          <table:table-cell table:style-name="ce186"/>
          <table:table-cell table:number-columns-repeated="3"/>
          <table:table-cell table:style-name="ce210"/>
          <table:table-cell table:number-columns-repeated="3"/>
          <table:table-cell table:style-name="ce238" office:value-type="string" calcext:value-type="string">
            <text:p>Y</text:p>
          </table:table-cell>
          <table:table-cell table:number-columns-repeated="16354"/>
        </table:table-row>
        <table:table-row table:style-name="ro20">
          <table:table-cell table:style-name="ce172" table:formula="of:=[$'Профиль алюминиевый'.C6]" office:value-type="float" office:value="550" calcext:value-type="float">
            <text:p>550 мм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style-name="ce174" table:formula="of:=147.5*2" office:value-type="float" office:value="295" calcext:value-type="float">
            <text:p>295 мм</text:p>
          </table:table-cell>
          <table:table-cell table:style-name="ce174" table:formula="of:=[.A22]-[.E22]" office:value-type="float" office:value="255" calcext:value-type="float">
            <text:p>255 мм</text:p>
          </table:table-cell>
          <table:table-cell office:value-type="float" office:value="110" calcext:value-type="float">
            <text:p>110</text:p>
          </table:table-cell>
          <table:table-cell table:formula="of:=ROUND([.F22]/[.G22];0)-1" office:value-type="float" office:value="1" calcext:value-type="float">
            <text:p>1</text:p>
          </table:table-cell>
          <table:table-cell table:formula="of:=IF([.H22]&lt;0;0;[.H22])" office:value-type="float" office:value="1" calcext:value-type="float">
            <text:p>1</text:p>
          </table:table-cell>
          <table:table-cell table:formula="of:=[.D22]+[.I22]" office:value-type="float" office:value="5" calcext:value-type="float">
            <text:p>5</text:p>
          </table:table-cell>
          <table:table-cell table:formula="of:=[.J22]*[.B22]" office:value-type="float" office:value="5" calcext:value-type="float">
            <text:p>5</text:p>
          </table:table-cell>
          <table:table-cell table:style-name="ce179" table:number-columns-repeated="2"/>
          <table:table-cell table:number-columns-repeated="2"/>
          <table:table-cell table:style-name="ce185"/>
          <table:table-cell table:style-name="ce238"/>
          <table:table-cell table:style-name="ce187"/>
          <table:table-cell table:style-name="ce190"/>
          <table:table-cell table:style-name="ce198"/>
          <table:table-cell table:style-name="ce238"/>
          <table:table-cell table:style-name="ce192"/>
          <table:table-cell table:number-columns-repeated="3"/>
          <table:table-cell table:style-name="ce211"/>
          <table:table-cell table:style-name="ce212" table:number-columns-repeated="3"/>
          <table:table-cell table:style-name="ce224"/>
          <table:table-cell table:number-columns-repeated="16354"/>
        </table:table-row>
        <table:table-row table:style-name="ro20">
          <table:table-cell table:style-name="ce172" table:formula="of:=[.$A$22]" office:value-type="float" office:value="550" calcext:value-type="float">
            <text:p>550 мм</text:p>
          </table:table-cell>
          <table:table-cell table:formula="of:=[.$B$22]" office:value-type="float" office:value="1" calcext:value-type="float">
            <text:p>1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23]" office:value-type="float" office:value="550" calcext:value-type="float">
            <text:p>550 мм</text:p>
          </table:table-cell>
          <table:table-cell table:style-name="ce174" table:formula="of:=[.A23]-[.E23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23]/[.G23];0)-1" office:value-type="float" office:value="-1" calcext:value-type="float">
            <text:p>-1</text:p>
          </table:table-cell>
          <table:table-cell table:formula="of:=IF([.H23]&lt;0;0;[.H23])" office:value-type="float" office:value="0" calcext:value-type="float">
            <text:p>0</text:p>
          </table:table-cell>
          <table:table-cell table:formula="of:=[.D23]+[.I23]" office:value-type="float" office:value="0" calcext:value-type="float">
            <text:p>0</text:p>
          </table:table-cell>
          <table:table-cell table:formula="of:=[.J23]*[.B23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2"/>
          <table:table-cell table:style-name="ce189"/>
          <table:table-cell table:style-name="ce196"/>
          <table:table-cell table:style-name="ce199"/>
          <table:table-cell table:style-name="ce238"/>
          <table:table-cell table:style-name="ce186"/>
          <table:table-cell table:style-name="ce196"/>
          <table:table-cell table:style-name="ce204"/>
          <table:table-cell table:number-columns-repeated="7"/>
          <table:table-cell table:style-name="ce205"/>
          <table:table-cell table:number-columns-repeated="16354"/>
        </table:table-row>
        <table:table-row table:style-name="ro20">
          <table:table-cell table:style-name="ce172" table:formula="of:=[.$A$22]" office:value-type="float" office:value="550" calcext:value-type="float">
            <text:p>550 мм</text:p>
          </table:table-cell>
          <table:table-cell table:formula="of:=[.$B$22]" office:value-type="float" office:value="1" calcext:value-type="float">
            <text:p>1</text:p>
          </table:table-cell>
          <table:table-cell table:style-name="ce15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74" table:formula="of:=[.A24]" office:value-type="float" office:value="550" calcext:value-type="float">
            <text:p>550 мм</text:p>
          </table:table-cell>
          <table:table-cell table:style-name="ce174" table:formula="of:=[.A24]-[.E24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24]/[.G24];0)-1" office:value-type="float" office:value="-1" calcext:value-type="float">
            <text:p>-1</text:p>
          </table:table-cell>
          <table:table-cell table:formula="of:=IF([.H24]&lt;0;0;[.H24])" office:value-type="float" office:value="0" calcext:value-type="float">
            <text:p>0</text:p>
          </table:table-cell>
          <table:table-cell table:formula="of:=[.D24]+[.I24]" office:value-type="float" office:value="0" calcext:value-type="float">
            <text:p>0</text:p>
          </table:table-cell>
          <table:table-cell table:formula="of:=[.J24]*[.B24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5"/>
          <table:table-cell table:style-name="ce238" office:value-type="string" calcext:value-type="string">
            <text:p>C</text:p>
          </table:table-cell>
          <table:table-cell table:number-columns-repeated="16365"/>
        </table:table-row>
        <table:table-row table:style-name="ro20">
          <table:table-cell table:style-name="ce172" table:formula="of:=[.$A$22]" office:value-type="float" office:value="550" calcext:value-type="float">
            <text:p>550 мм</text:p>
          </table:table-cell>
          <table:table-cell table:formula="of:=[.$B$22]" office:value-type="float" office:value="1" calcext:value-type="float">
            <text:p>1</text:p>
          </table:table-cell>
          <table:table-cell table:style-name="ce158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74" office:value-type="float" office:value="60" calcext:value-type="float">
            <text:p>60 мм</text:p>
          </table:table-cell>
          <table:table-cell table:style-name="ce174" table:formula="of:=[.A25]-[.E25]" office:value-type="float" office:value="490" calcext:value-type="float">
            <text:p>490 мм</text:p>
          </table:table-cell>
          <table:table-cell office:value-type="float" office:value="110" calcext:value-type="float">
            <text:p>110</text:p>
          </table:table-cell>
          <table:table-cell table:formula="of:=ROUND([.F25]/[.G25];0)-1" office:value-type="float" office:value="3" calcext:value-type="float">
            <text:p>3</text:p>
          </table:table-cell>
          <table:table-cell table:formula="of:=IF([.H25]&lt;0;0;[.H25])" office:value-type="float" office:value="3" calcext:value-type="float">
            <text:p>3</text:p>
          </table:table-cell>
          <table:table-cell table:formula="of:=[.D25]+[.I25]" office:value-type="float" office:value="5" calcext:value-type="float">
            <text:p>5</text:p>
          </table:table-cell>
          <table:table-cell table:formula="of:=[.J25]*[.B25]" office:value-type="float" office:value="5" calcext:value-type="float">
            <text:p>5</text:p>
          </table:table-cell>
          <table:table-cell table:style-name="ce179" table:number-columns-repeated="2"/>
          <table:table-cell table:number-columns-repeated="40"/>
          <table:table-cell table:style-name="ce238" table:number-columns-repeated="6"/>
          <table:table-cell/>
          <table:table-cell table:style-name="ce238" table:number-columns-repeated="3"/>
          <table:table-cell table:number-columns-repeated="16321"/>
        </table:table-row>
        <table:table-row table:style-name="ro20">
          <table:table-cell table:style-name="ce170" office:value-type="string" calcext:value-type="string" table:number-columns-spanned="11" table:number-rows-spanned="1">
            <text:p>Угловая стойка 2020 T-slot</text:p>
          </table:table-cell>
          <table:covered-table-cell table:number-columns-repeated="3" table:style-name="ce170"/>
          <table:covered-table-cell table:number-columns-repeated="2" table:style-name="ce175"/>
          <table:covered-table-cell table:number-columns-repeated="4" table:style-name="ce170"/>
          <table:covered-table-cell/>
          <table:table-cell table:style-name="ce179" table:number-columns-repeated="2"/>
          <table:table-cell table:number-columns-repeated="2"/>
          <table:table-cell table:style-name="ce239" office:value-type="string" calcext:value-type="string" table:number-columns-spanned="24" table:number-rows-spanned="1">
            <text:p><text:span text:style-name="T9">Схема для: </text:span>угловых стоек, стоек оси Z когда их 4шт.</text:p>
          </table:table-cell>
          <table:covered-table-cell table:number-columns-repeated="2" table:style-name="ce238"/>
          <table:covered-table-cell/>
          <table:covered-table-cell table:number-columns-repeated="6" table:style-name="ce238"/>
          <table:covered-table-cell/>
          <table:covered-table-cell table:number-columns-repeated="6" table:style-name="ce238"/>
          <table:covered-table-cell/>
          <table:covered-table-cell table:number-columns-repeated="4" table:style-name="ce238"/>
          <table:covered-table-cell table:number-columns-repeated="2"/>
          <table:table-cell/>
          <table:table-cell table:style-name="ce238" table:number-columns-repeated="5"/>
          <table:table-cell/>
          <table:table-cell table:style-name="ce238" table:number-columns-repeated="6"/>
          <table:table-cell table:number-columns-repeated="16332"/>
        </table:table-row>
        <table:table-row table:style-name="ro20">
          <table:table-cell table:style-name="ce172" table:formula="of:=[$'Профиль алюминиевый'.C9]" office:value-type="float" office:value="440" calcext:value-type="float">
            <text:p>440 мм</text:p>
          </table:table-cell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174" table:formula="of:=[.A27]" office:value-type="float" office:value="440" calcext:value-type="float">
            <text:p>440 мм</text:p>
          </table:table-cell>
          <table:table-cell table:style-name="ce174" table:formula="of:=[.A27]-[.E27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27]/[.G27];0)-1" office:value-type="float" office:value="-1" calcext:value-type="float">
            <text:p>-1</text:p>
          </table:table-cell>
          <table:table-cell table:formula="of:=IF([.H27]&lt;0;0;[.H27])" office:value-type="float" office:value="0" calcext:value-type="float">
            <text:p>0</text:p>
          </table:table-cell>
          <table:table-cell table:formula="of:=[.D27]+[.I27]" office:value-type="float" office:value="0" calcext:value-type="float">
            <text:p>0</text:p>
          </table:table-cell>
          <table:table-cell table:formula="of:=[.J27]*[.B27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18"/>
          <table:table-cell table:style-name="ce225" table:number-columns-repeated="4"/>
          <table:table-cell table:style-name="ce226"/>
          <table:table-cell table:style-name="ce225" table:number-columns-repeated="4"/>
          <table:table-cell table:number-columns-repeated="16344"/>
        </table:table-row>
        <table:table-row table:style-name="ro20">
          <table:table-cell table:style-name="ce172" table:formula="of:=[.$A$27]" office:value-type="float" office:value="440" calcext:value-type="float">
            <text:p>440 мм</text:p>
          </table:table-cell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28]" office:value-type="float" office:value="440" calcext:value-type="float">
            <text:p>440 мм</text:p>
          </table:table-cell>
          <table:table-cell table:style-name="ce174" table:formula="of:=[.A28]-[.E28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28]/[.G28];0)-1" office:value-type="float" office:value="-1" calcext:value-type="float">
            <text:p>-1</text:p>
          </table:table-cell>
          <table:table-cell table:formula="of:=IF([.H28]&lt;0;0;[.H28])" office:value-type="float" office:value="0" calcext:value-type="float">
            <text:p>0</text:p>
          </table:table-cell>
          <table:table-cell table:formula="of:=[.D28]+[.I28]" office:value-type="float" office:value="0" calcext:value-type="float">
            <text:p>0</text:p>
          </table:table-cell>
          <table:table-cell table:formula="of:=[.J28]*[.B28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5"/>
          <table:table-cell table:style-name="ce238" office:value-type="string" calcext:value-type="string">
            <text:p>C</text:p>
          </table:table-cell>
          <table:table-cell table:number-columns-repeated="16"/>
          <table:table-cell table:style-name="ce238" office:value-type="string" calcext:value-type="string">
            <text:p>C</text:p>
          </table:table-cell>
          <table:table-cell table:number-columns-repeated="16348"/>
        </table:table-row>
        <table:table-row table:style-name="ro20">
          <table:table-cell table:style-name="ce172" table:formula="of:=[.$A$27]" office:value-type="float" office:value="440" calcext:value-type="float">
            <text:p>440 мм</text:p>
          </table:table-cell>
          <table:table-cell table:formula="of:=[.$B$27]" office:value-type="float" office:value="4" calcext:value-type="float">
            <text:p>4</text:p>
          </table:table-cell>
          <table:table-cell table:style-name="ce158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style-name="ce174" table:formula="of:=120+74" office:value-type="float" office:value="194" calcext:value-type="float">
            <text:p>194 мм</text:p>
          </table:table-cell>
          <table:table-cell table:style-name="ce174" table:formula="of:=[.A29]-[.E29]" office:value-type="float" office:value="246" calcext:value-type="float">
            <text:p>246 мм</text:p>
          </table:table-cell>
          <table:table-cell office:value-type="float" office:value="110" calcext:value-type="float">
            <text:p>110</text:p>
          </table:table-cell>
          <table:table-cell table:formula="of:=ROUND([.F29]/[.G29];0)-1" office:value-type="float" office:value="1" calcext:value-type="float">
            <text:p>1</text:p>
          </table:table-cell>
          <table:table-cell table:formula="of:=IF([.H29]&lt;0;0;[.H29])" office:value-type="float" office:value="1" calcext:value-type="float">
            <text:p>1</text:p>
          </table:table-cell>
          <table:table-cell table:formula="of:=[.D29]+[.I29]" office:value-type="float" office:value="6" calcext:value-type="float">
            <text:p>6</text:p>
          </table:table-cell>
          <table:table-cell table:formula="of:=[.J29]*[.B29]" office:value-type="float" office:value="24" calcext:value-type="float">
            <text:p>24</text:p>
          </table:table-cell>
          <table:table-cell table:style-name="ce179" table:number-columns-repeated="2"/>
          <table:table-cell table:number-columns-repeated="2"/>
          <table:table-cell table:style-name="ce184"/>
          <table:table-cell table:style-name="ce190"/>
          <table:table-cell table:style-name="ce198"/>
          <table:table-cell table:style-name="ce238"/>
          <table:table-cell table:style-name="ce201"/>
          <table:table-cell table:style-name="ce190"/>
          <table:table-cell table:style-name="ce203"/>
          <table:table-cell table:number-columns-repeated="10"/>
          <table:table-cell table:style-name="ce184"/>
          <table:table-cell table:style-name="ce190"/>
          <table:table-cell table:style-name="ce198"/>
          <table:table-cell table:style-name="ce238"/>
          <table:table-cell table:style-name="ce201"/>
          <table:table-cell table:style-name="ce190"/>
          <table:table-cell table:style-name="ce203"/>
          <table:table-cell table:number-columns-repeated="16345"/>
        </table:table-row>
        <table:table-row table:style-name="ro20">
          <table:table-cell table:style-name="ce172" table:formula="of:=[.$A$27]" office:value-type="float" office:value="440" calcext:value-type="float">
            <text:p>440 мм</text:p>
          </table:table-cell>
          <table:table-cell table:formula="of:=[.$B$27]" office:value-type="float" office:value="4" calcext:value-type="float">
            <text:p>4</text:p>
          </table:table-cell>
          <table:table-cell table:style-name="ce158" office:value-type="string" calcext:value-type="string">
            <text:p>D</text:p>
          </table:table-cell>
          <table:table-cell table:formula="of:=[.D29]" office:value-type="float" office:value="5" calcext:value-type="float">
            <text:p>5</text:p>
          </table:table-cell>
          <table:table-cell table:style-name="ce174" table:formula="of:=[.E29]" office:value-type="float" office:value="194" calcext:value-type="float">
            <text:p>194 мм</text:p>
          </table:table-cell>
          <table:table-cell table:style-name="ce174" table:formula="of:=[.A30]-[.E30]" office:value-type="float" office:value="246" calcext:value-type="float">
            <text:p>246 мм</text:p>
          </table:table-cell>
          <table:table-cell office:value-type="float" office:value="110" calcext:value-type="float">
            <text:p>110</text:p>
          </table:table-cell>
          <table:table-cell table:formula="of:=ROUND([.F30]/[.G30];0)-1" office:value-type="float" office:value="1" calcext:value-type="float">
            <text:p>1</text:p>
          </table:table-cell>
          <table:table-cell table:formula="of:=IF([.H30]&lt;0;0;[.H30])" office:value-type="float" office:value="1" calcext:value-type="float">
            <text:p>1</text:p>
          </table:table-cell>
          <table:table-cell table:formula="of:=[.D30]+[.I30]" office:value-type="float" office:value="6" calcext:value-type="float">
            <text:p>6</text:p>
          </table:table-cell>
          <table:table-cell table:formula="of:=[.J30]*[.B30]" office:value-type="float" office:value="24" calcext:value-type="float">
            <text:p>24</text:p>
          </table:table-cell>
          <table:table-cell table:style-name="ce179" table:number-columns-repeated="2"/>
          <table:table-cell table:number-columns-repeated="2"/>
          <table:table-cell table:style-name="ce185"/>
          <table:table-cell table:style-name="ce238"/>
          <table:table-cell table:style-name="ce186"/>
          <table:table-cell table:style-name="ce196"/>
          <table:table-cell table:style-name="ce187"/>
          <table:table-cell table:style-name="ce238"/>
          <table:table-cell table:style-name="ce192"/>
          <table:table-cell table:number-columns-repeated="10"/>
          <table:table-cell table:style-name="ce185"/>
          <table:table-cell table:style-name="ce238"/>
          <table:table-cell table:style-name="ce186"/>
          <table:table-cell table:style-name="ce196"/>
          <table:table-cell table:style-name="ce187"/>
          <table:table-cell table:style-name="ce238"/>
          <table:table-cell table:style-name="ce192"/>
          <table:table-cell table:number-columns-repeated="16345"/>
        </table:table-row>
        <table:table-row table:style-name="ro20">
          <table:table-cell table:style-name="ce170" office:value-type="string" calcext:value-type="string" table:number-columns-spanned="11" table:number-rows-spanned="1">
            <text:p>Стойка оси Z 2020 V-slot</text:p>
          </table:table-cell>
          <table:covered-table-cell table:number-columns-repeated="3" table:style-name="ce170"/>
          <table:covered-table-cell table:number-columns-repeated="2" table:style-name="ce175"/>
          <table:covered-table-cell table:number-columns-repeated="4" table:style-name="ce170"/>
          <table:covered-table-cell/>
          <table:table-cell table:style-name="ce179" table:number-columns-repeated="2"/>
          <table:table-cell table:number-columns-repeated="2"/>
          <table:table-cell table:style-name="ce186"/>
          <table:table-cell table:style-name="ce191"/>
          <table:table-cell table:style-name="ce238" table:number-columns-repeated="3"/>
          <table:table-cell table:style-name="ce187"/>
          <table:table-cell table:style-name="ce193"/>
          <table:table-cell table:number-columns-repeated="10"/>
          <table:table-cell table:style-name="ce186"/>
          <table:table-cell table:style-name="ce191"/>
          <table:table-cell table:style-name="ce238" table:number-columns-repeated="3"/>
          <table:table-cell table:style-name="ce187"/>
          <table:table-cell table:style-name="ce193"/>
          <table:table-cell table:number-columns-repeated="16345"/>
        </table:table-row>
        <table:table-row table:style-name="ro20">
          <table:table-cell table:style-name="ce172" table:formula="of:=[$'Профиль алюминиевый'.C15]" office:value-type="float" office:value="390" calcext:value-type="float">
            <text:p>390 мм</text:p>
          </table:table-cell>
          <table:table-cell table:formula="of:=[$'Профиль алюминиевый'.D15]" office:value-type="float" office:value="2" calcext:value-type="float">
            <text:p>2</text:p>
          </table:table-cell>
          <table:table-cell table:style-name="ce158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176" table:formula="of:=[.A32]" office:value-type="float" office:value="390" calcext:value-type="float">
            <text:p>390 мм</text:p>
          </table:table-cell>
          <table:table-cell table:formula="of:=[.A32]-[.E32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32]/[.G32];0)-1" office:value-type="float" office:value="-1" calcext:value-type="float">
            <text:p>-1</text:p>
          </table:table-cell>
          <table:table-cell table:formula="of:=IF([.H32]&lt;0;0;[.H32])" office:value-type="float" office:value="0" calcext:value-type="float">
            <text:p>0</text:p>
          </table:table-cell>
          <table:table-cell table:formula="of:=[.D32]+[.I32]" office:value-type="float" office:value="0" calcext:value-type="float">
            <text:p>0</text:p>
          </table:table-cell>
          <table:table-cell table:formula="of:=[.J32]*[.B32]" office:value-type="float" office:value="0" calcext:value-type="float">
            <text:p>0</text:p>
          </table:table-cell>
          <table:table-cell table:style-name="ce179" table:number-columns-repeated="2"/>
          <table:table-cell/>
          <table:table-cell table:style-name="ce238" office:value-type="string" calcext:value-type="string">
            <text:p>D</text:p>
          </table:table-cell>
          <table:table-cell table:style-name="ce238"/>
          <table:table-cell table:style-name="ce192"/>
          <table:table-cell table:style-name="ce238"/>
          <table:table-cell table:style-name="ce238" office:value-type="string" calcext:value-type="string">
            <text:p>О</text:p>
          </table:table-cell>
          <table:table-cell table:style-name="ce238"/>
          <table:table-cell table:style-name="ce185"/>
          <table:table-cell table:style-name="ce238"/>
          <table:table-cell table:style-name="ce238" office:value-type="string" calcext:value-type="string">
            <text:p>B</text:p>
          </table:table-cell>
          <table:table-cell table:number-columns-repeated="8"/>
          <table:table-cell table:style-name="ce238" office:value-type="string" calcext:value-type="string">
            <text:p>B</text:p>
          </table:table-cell>
          <table:table-cell table:style-name="ce238"/>
          <table:table-cell table:style-name="ce192"/>
          <table:table-cell table:style-name="ce238"/>
          <table:table-cell table:style-name="ce238" office:value-type="string" calcext:value-type="string">
            <text:p>О</text:p>
          </table:table-cell>
          <table:table-cell table:style-name="ce238"/>
          <table:table-cell table:style-name="ce185"/>
          <table:table-cell table:style-name="ce238"/>
          <table:table-cell table:style-name="ce238" office:value-type="string" calcext:value-type="string">
            <text:p>D</text:p>
          </table:table-cell>
          <table:table-cell table:number-columns-repeated="16344"/>
        </table:table-row>
        <table:table-row table:style-name="ro20">
          <table:table-cell table:style-name="ce172" table:formula="of:=[.$A$32]" office:value-type="float" office:value="390" calcext:value-type="float">
            <text:p>390 мм</text:p>
          </table:table-cell>
          <table:table-cell table:formula="of:=[.$B$32]" office:value-type="float" office:value="2" calcext:value-type="float">
            <text:p>2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6" table:formula="of:=[.A33]" office:value-type="float" office:value="390" calcext:value-type="float">
            <text:p>390 мм</text:p>
          </table:table-cell>
          <table:table-cell table:formula="of:=[.A33]-[.E33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33]/[.G33];0)-1" office:value-type="float" office:value="-1" calcext:value-type="float">
            <text:p>-1</text:p>
          </table:table-cell>
          <table:table-cell table:formula="of:=IF([.H33]&lt;0;0;[.H33])" office:value-type="float" office:value="0" calcext:value-type="float">
            <text:p>0</text:p>
          </table:table-cell>
          <table:table-cell table:formula="of:=[.D33]+[.I33]" office:value-type="float" office:value="0" calcext:value-type="float">
            <text:p>0</text:p>
          </table:table-cell>
          <table:table-cell table:formula="of:=[.J33]*[.B33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2"/>
          <table:table-cell table:style-name="ce187"/>
          <table:table-cell table:style-name="ce193"/>
          <table:table-cell table:style-name="ce238" table:number-columns-repeated="3"/>
          <table:table-cell table:style-name="ce202"/>
          <table:table-cell table:style-name="ce186"/>
          <table:table-cell table:number-columns-repeated="10"/>
          <table:table-cell table:style-name="ce187"/>
          <table:table-cell table:style-name="ce193"/>
          <table:table-cell table:style-name="ce238" table:number-columns-repeated="3"/>
          <table:table-cell table:style-name="ce202"/>
          <table:table-cell table:style-name="ce186"/>
          <table:table-cell table:number-columns-repeated="16345"/>
        </table:table-row>
        <table:table-row table:style-name="ro20">
          <table:table-cell table:style-name="ce172" table:formula="of:=[.$A$32]" office:value-type="float" office:value="390" calcext:value-type="float">
            <text:p>390 мм</text:p>
          </table:table-cell>
          <table:table-cell table:formula="of:=[.$B$32]" office:value-type="float" office:value="2" calcext:value-type="float">
            <text:p>2</text:p>
          </table:table-cell>
          <table:table-cell table:style-name="ce15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74" table:formula="of:=[.A34]" office:value-type="float" office:value="390" calcext:value-type="float">
            <text:p>390 мм</text:p>
          </table:table-cell>
          <table:table-cell table:formula="of:=[.A34]-[.E34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34]/[.G34];0)-1" office:value-type="float" office:value="-1" calcext:value-type="float">
            <text:p>-1</text:p>
          </table:table-cell>
          <table:table-cell table:formula="of:=IF([.H34]&lt;0;0;[.H34])" office:value-type="float" office:value="0" calcext:value-type="float">
            <text:p>0</text:p>
          </table:table-cell>
          <table:table-cell table:formula="of:=[.D34]+[.I34]" office:value-type="float" office:value="0" calcext:value-type="float">
            <text:p>0</text:p>
          </table:table-cell>
          <table:table-cell table:formula="of:=[.J34]*[.B34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2"/>
          <table:table-cell table:style-name="ce185"/>
          <table:table-cell table:style-name="ce238"/>
          <table:table-cell table:style-name="ce187"/>
          <table:table-cell table:style-name="ce190"/>
          <table:table-cell table:style-name="ce198"/>
          <table:table-cell table:style-name="ce238"/>
          <table:table-cell table:style-name="ce192"/>
          <table:table-cell table:number-columns-repeated="10"/>
          <table:table-cell table:style-name="ce185"/>
          <table:table-cell table:style-name="ce238"/>
          <table:table-cell table:style-name="ce187"/>
          <table:table-cell table:style-name="ce190"/>
          <table:table-cell table:style-name="ce198"/>
          <table:table-cell table:style-name="ce238"/>
          <table:table-cell table:style-name="ce192"/>
          <table:table-cell table:number-columns-repeated="16345"/>
        </table:table-row>
        <table:table-row table:style-name="ro20">
          <table:table-cell table:style-name="ce172" table:formula="of:=[.$A$32]" office:value-type="float" office:value="390" calcext:value-type="float">
            <text:p>390 мм</text:p>
          </table:table-cell>
          <table:table-cell table:formula="of:=[.$B$32]" office:value-type="float" office:value="2" calcext:value-type="float">
            <text:p>2</text:p>
          </table:table-cell>
          <table:table-cell table:style-name="ce15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35]-[.E35]"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table:formula="of:=ROUND([.F35]/[.G35];0)-1" office:value-type="float" office:value="1" calcext:value-type="float">
            <text:p>1</text:p>
          </table:table-cell>
          <table:table-cell table:formula="of:=IF([.H35]&lt;0;0;[.H35])" office:value-type="float" office:value="1" calcext:value-type="float">
            <text:p>1</text:p>
          </table:table-cell>
          <table:table-cell table:formula="of:=[.D35]+[.I35]" office:value-type="float" office:value="5" calcext:value-type="float">
            <text:p>5</text:p>
          </table:table-cell>
          <table:table-cell table:formula="of:=[.J35]*[.B35]" office:value-type="float" office:value="10" calcext:value-type="float">
            <text:p>10</text:p>
          </table:table-cell>
          <table:table-cell table:style-name="ce179" table:number-columns-repeated="2"/>
          <table:table-cell table:number-columns-repeated="2"/>
          <table:table-cell table:style-name="ce189"/>
          <table:table-cell table:style-name="ce196"/>
          <table:table-cell table:style-name="ce199"/>
          <table:table-cell table:style-name="ce238"/>
          <table:table-cell table:style-name="ce186"/>
          <table:table-cell table:style-name="ce196"/>
          <table:table-cell table:style-name="ce204"/>
          <table:table-cell table:number-columns-repeated="2"/>
          <table:table-cell table:style-name="ce205"/>
          <table:table-cell table:style-name="ce208"/>
          <table:table-cell table:style-name="ce238" office:value-type="string" calcext:value-type="string">
            <text:p>Y</text:p>
          </table:table-cell>
          <table:table-cell table:number-columns-repeated="5"/>
          <table:table-cell table:style-name="ce189"/>
          <table:table-cell table:style-name="ce196"/>
          <table:table-cell table:style-name="ce199"/>
          <table:table-cell table:style-name="ce238"/>
          <table:table-cell table:style-name="ce186"/>
          <table:table-cell table:style-name="ce196"/>
          <table:table-cell table:style-name="ce204"/>
          <table:table-cell table:number-columns-repeated="16345"/>
        </table:table-row>
        <table:table-row table:style-name="ro20">
          <table:table-cell table:style-name="ce170" office:value-type="string" calcext:value-type="string" table:number-columns-spanned="11" table:number-rows-spanned="1">
            <text:p>Вспомогательная стойка 2020 T-slot</text:p>
          </table:table-cell>
          <table:covered-table-cell table:number-columns-repeated="3" table:style-name="ce170"/>
          <table:covered-table-cell table:number-columns-repeated="2" table:style-name="ce175"/>
          <table:covered-table-cell table:number-columns-repeated="4" table:style-name="ce170"/>
          <table:covered-table-cell/>
          <table:table-cell table:style-name="ce179" table:number-columns-repeated="2"/>
          <table:table-cell table:number-columns-repeated="5"/>
          <table:table-cell table:style-name="ce238" office:value-type="string" calcext:value-type="string">
            <text:p>A</text:p>
          </table:table-cell>
          <table:table-cell table:number-columns-repeated="6"/>
          <table:table-cell table:style-name="ce210"/>
          <table:table-cell table:number-columns-repeated="9"/>
          <table:table-cell table:style-name="ce238" office:value-type="string" calcext:value-type="string">
            <text:p>A</text:p>
          </table:table-cell>
          <table:table-cell table:number-columns-repeated="16348"/>
        </table:table-row>
        <table:table-row table:style-name="ro20">
          <table:table-cell table:style-name="ce172" table:formula="of:=[$'Профиль алюминиевый'.C10]" office:value-type="float" office:value="390" calcext:value-type="float">
            <text:p>390 мм</text:p>
          </table:table-cell>
          <table:table-cell table:formula="of:=[$'Профиль алюминиевый'.D10]" office:value-type="float" office:value="2" calcext:value-type="float">
            <text:p>2</text:p>
          </table:table-cell>
          <table:table-cell table:style-name="ce158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176" table:formula="of:=[.A37]" office:value-type="float" office:value="390" calcext:value-type="float">
            <text:p>390 мм</text:p>
          </table:table-cell>
          <table:table-cell table:formula="of:=[.A37]-[.E37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37]/[.G37];0)-1" office:value-type="float" office:value="-1" calcext:value-type="float">
            <text:p>-1</text:p>
          </table:table-cell>
          <table:table-cell table:formula="of:=IF([.H37]&lt;0;0;[.H37])" office:value-type="float" office:value="0" calcext:value-type="float">
            <text:p>0</text:p>
          </table:table-cell>
          <table:table-cell table:formula="of:=[.D37]+[.I37]" office:value-type="float" office:value="0" calcext:value-type="float">
            <text:p>0</text:p>
          </table:table-cell>
          <table:table-cell table:formula="of:=[.J37]*[.B37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12"/>
          <table:table-cell table:style-name="ce210"/>
          <table:table-cell table:number-columns-repeated="16358"/>
        </table:table-row>
        <table:table-row table:style-name="ro20">
          <table:table-cell table:style-name="ce172" table:formula="of:=[.A37]" office:value-type="float" office:value="390" calcext:value-type="float">
            <text:p>390 мм</text:p>
          </table:table-cell>
          <table:table-cell table:formula="of:=[.B37]" office:value-type="float" office:value="2" calcext:value-type="float">
            <text:p>2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6" table:formula="of:=[.A38]" office:value-type="float" office:value="390" calcext:value-type="float">
            <text:p>390 мм</text:p>
          </table:table-cell>
          <table:table-cell table:formula="of:=[.A38]-[.E38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38]/[.G38];0)-1" office:value-type="float" office:value="-1" calcext:value-type="float">
            <text:p>-1</text:p>
          </table:table-cell>
          <table:table-cell table:formula="of:=IF([.H38]&lt;0;0;[.H38])" office:value-type="float" office:value="0" calcext:value-type="float">
            <text:p>0</text:p>
          </table:table-cell>
          <table:table-cell table:formula="of:=[.D38]+[.I38]" office:value-type="float" office:value="0" calcext:value-type="float">
            <text:p>0</text:p>
          </table:table-cell>
          <table:table-cell table:formula="of:=[.J38]*[.B38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5"/>
          <table:table-cell table:style-name="ce238" office:value-type="string" calcext:value-type="string">
            <text:p>A</text:p>
          </table:table-cell>
          <table:table-cell table:number-columns-repeated="6"/>
          <table:table-cell table:style-name="ce210"/>
          <table:table-cell table:number-columns-repeated="3"/>
          <table:table-cell table:style-name="ce238" office:value-type="string" calcext:value-type="string">
            <text:p>X</text:p>
          </table:table-cell>
          <table:table-cell table:number-columns-repeated="5"/>
          <table:table-cell table:style-name="ce238" office:value-type="string" calcext:value-type="string">
            <text:p>A</text:p>
          </table:table-cell>
          <table:table-cell table:number-columns-repeated="16348"/>
        </table:table-row>
        <table:table-row table:style-name="ro20">
          <table:table-cell table:style-name="ce172" table:formula="of:=[.A38]" office:value-type="float" office:value="390" calcext:value-type="float">
            <text:p>390 мм</text:p>
          </table:table-cell>
          <table:table-cell table:formula="of:=[.B38]" office:value-type="float" office:value="2" calcext:value-type="float">
            <text:p>2</text:p>
          </table:table-cell>
          <table:table-cell table:style-name="ce158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style-name="ce176" table:formula="of:=57+14" office:value-type="float" office:value="71" calcext:value-type="float">
            <text:p>71 мм</text:p>
          </table:table-cell>
          <table:table-cell table:formula="of:=[.A39]-[.E39]" office:value-type="float" office:value="319" calcext:value-type="float">
            <text:p>319</text:p>
          </table:table-cell>
          <table:table-cell office:value-type="float" office:value="110" calcext:value-type="float">
            <text:p>110</text:p>
          </table:table-cell>
          <table:table-cell table:formula="of:=ROUND([.F39]/[.G39];0)-1" office:value-type="float" office:value="2" calcext:value-type="float">
            <text:p>2</text:p>
          </table:table-cell>
          <table:table-cell table:formula="of:=IF([.H39]&lt;0;0;[.H39])" office:value-type="float" office:value="2" calcext:value-type="float">
            <text:p>2</text:p>
          </table:table-cell>
          <table:table-cell table:formula="of:=[.D39]+[.I39]" office:value-type="float" office:value="4" calcext:value-type="float">
            <text:p>4</text:p>
          </table:table-cell>
          <table:table-cell table:formula="of:=[.J39]*[.B39]" office:value-type="float" office:value="8" calcext:value-type="float">
            <text:p>8</text:p>
          </table:table-cell>
          <table:table-cell table:style-name="ce179" table:number-columns-repeated="2"/>
          <table:table-cell table:number-columns-repeated="2"/>
          <table:table-cell table:style-name="ce184"/>
          <table:table-cell table:style-name="ce190"/>
          <table:table-cell table:style-name="ce198"/>
          <table:table-cell table:style-name="ce238"/>
          <table:table-cell table:style-name="ce201"/>
          <table:table-cell table:style-name="ce190"/>
          <table:table-cell table:style-name="ce203"/>
          <table:table-cell table:number-columns-repeated="3"/>
          <table:table-cell table:style-name="ce211"/>
          <table:table-cell table:style-name="ce212" table:number-columns-repeated="3"/>
          <table:table-cell table:style-name="ce224"/>
          <table:table-cell table:number-columns-repeated="2"/>
          <table:table-cell table:style-name="ce184"/>
          <table:table-cell table:style-name="ce190"/>
          <table:table-cell table:style-name="ce198"/>
          <table:table-cell table:style-name="ce238"/>
          <table:table-cell table:style-name="ce201"/>
          <table:table-cell table:style-name="ce190"/>
          <table:table-cell table:style-name="ce203"/>
          <table:table-cell table:number-columns-repeated="16345"/>
        </table:table-row>
        <table:table-row table:style-name="ro20">
          <table:table-cell table:style-name="ce172" table:formula="of:=[.A39]" office:value-type="float" office:value="390" calcext:value-type="float">
            <text:p>390 мм</text:p>
          </table:table-cell>
          <table:table-cell table:formula="of:=[.B39]" office:value-type="float" office:value="2" calcext:value-type="float">
            <text:p>2</text:p>
          </table:table-cell>
          <table:table-cell table:style-name="ce15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40]-[.E40]"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table:formula="of:=ROUND([.F40]/[.G40];0)-1" office:value-type="float" office:value="1" calcext:value-type="float">
            <text:p>1</text:p>
          </table:table-cell>
          <table:table-cell table:formula="of:=IF([.H40]&lt;0;0;[.H40])" office:value-type="float" office:value="1" calcext:value-type="float">
            <text:p>1</text:p>
          </table:table-cell>
          <table:table-cell table:formula="of:=[.D40]+[.I40]" office:value-type="float" office:value="5" calcext:value-type="float">
            <text:p>5</text:p>
          </table:table-cell>
          <table:table-cell table:formula="of:=[.J40]*[.B40]" office:value-type="float" office:value="10" calcext:value-type="float">
            <text:p>10</text:p>
          </table:table-cell>
          <table:table-cell table:style-name="ce179" table:number-columns-repeated="2"/>
          <table:table-cell table:number-columns-repeated="2"/>
          <table:table-cell table:style-name="ce185"/>
          <table:table-cell table:style-name="ce238"/>
          <table:table-cell table:style-name="ce186"/>
          <table:table-cell table:style-name="ce196"/>
          <table:table-cell table:style-name="ce187"/>
          <table:table-cell table:style-name="ce238"/>
          <table:table-cell table:style-name="ce192"/>
          <table:table-cell table:number-columns-repeated="7"/>
          <table:table-cell table:style-name="ce205"/>
          <table:table-cell table:number-columns-repeated="2"/>
          <table:table-cell table:style-name="ce185"/>
          <table:table-cell table:style-name="ce238"/>
          <table:table-cell table:style-name="ce186"/>
          <table:table-cell table:style-name="ce196"/>
          <table:table-cell table:style-name="ce187"/>
          <table:table-cell table:style-name="ce238"/>
          <table:table-cell table:style-name="ce192"/>
          <table:table-cell table:number-columns-repeated="16345"/>
        </table:table-row>
        <table:table-row table:style-name="ro20">
          <table:table-cell table:style-name="ce170" office:value-type="string" calcext:value-type="string" table:number-columns-spanned="11" table:number-rows-spanned="1">
            <text:p>Вспомогательная поперечина 2020 T-slot</text:p>
          </table:table-cell>
          <table:covered-table-cell table:number-columns-repeated="3" table:style-name="ce170"/>
          <table:covered-table-cell table:number-columns-repeated="2" table:style-name="ce175"/>
          <table:covered-table-cell table:number-columns-repeated="4" table:style-name="ce170"/>
          <table:covered-table-cell/>
          <table:table-cell table:style-name="ce179" table:number-columns-repeated="2"/>
          <table:table-cell table:number-columns-repeated="2"/>
          <table:table-cell table:style-name="ce186"/>
          <table:table-cell table:style-name="ce191"/>
          <table:table-cell table:style-name="ce238" table:number-columns-repeated="3"/>
          <table:table-cell table:style-name="ce187"/>
          <table:table-cell table:style-name="ce193"/>
          <table:table-cell table:number-columns-repeated="10"/>
          <table:table-cell table:style-name="ce186"/>
          <table:table-cell table:style-name="ce191"/>
          <table:table-cell table:style-name="ce238" table:number-columns-repeated="3"/>
          <table:table-cell table:style-name="ce187"/>
          <table:table-cell table:style-name="ce193"/>
          <table:table-cell table:number-columns-repeated="16345"/>
        </table:table-row>
        <table:table-row table:style-name="ro20">
          <table:table-cell table:style-name="ce172" table:formula="of:=[$'Профиль алюминиевый'.C11]" office:value-type="float" office:value="630" calcext:value-type="float">
            <text:p>630 мм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174" table:formula="of:=[.A42]" office:value-type="float" office:value="630" calcext:value-type="float">
            <text:p>630 мм</text:p>
          </table:table-cell>
          <table:table-cell table:formula="of:=[.A42]-[.E42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42]/[.G42];0)-1" office:value-type="float" office:value="-1" calcext:value-type="float">
            <text:p>-1</text:p>
          </table:table-cell>
          <table:table-cell table:formula="of:=IF([.H42]&lt;0;0;[.H42])" office:value-type="float" office:value="0" calcext:value-type="float">
            <text:p>0</text:p>
          </table:table-cell>
          <table:table-cell table:formula="of:=[.D42]+[.I42]" office:value-type="float" office:value="0" calcext:value-type="float">
            <text:p>0</text:p>
          </table:table-cell>
          <table:table-cell table:formula="of:=[.J42]*[.B42]" office:value-type="float" office:value="0" calcext:value-type="float">
            <text:p>0</text:p>
          </table:table-cell>
          <table:table-cell table:style-name="ce179" table:number-columns-repeated="2"/>
          <table:table-cell/>
          <table:table-cell table:style-name="ce238" office:value-type="string" calcext:value-type="string">
            <text:p>D</text:p>
          </table:table-cell>
          <table:table-cell table:style-name="ce238"/>
          <table:table-cell table:style-name="ce192"/>
          <table:table-cell table:style-name="ce238"/>
          <table:table-cell table:style-name="ce238" office:value-type="string" calcext:value-type="string">
            <text:p>О</text:p>
          </table:table-cell>
          <table:table-cell table:style-name="ce238"/>
          <table:table-cell table:style-name="ce185"/>
          <table:table-cell table:style-name="ce238"/>
          <table:table-cell table:style-name="ce238" office:value-type="string" calcext:value-type="string">
            <text:p>B</text:p>
          </table:table-cell>
          <table:table-cell table:number-columns-repeated="8"/>
          <table:table-cell table:style-name="ce238" office:value-type="string" calcext:value-type="string">
            <text:p>B</text:p>
          </table:table-cell>
          <table:table-cell table:style-name="ce238"/>
          <table:table-cell table:style-name="ce192"/>
          <table:table-cell table:style-name="ce238"/>
          <table:table-cell table:style-name="ce238" office:value-type="string" calcext:value-type="string">
            <text:p>О</text:p>
          </table:table-cell>
          <table:table-cell table:style-name="ce238"/>
          <table:table-cell table:style-name="ce185"/>
          <table:table-cell table:style-name="ce238"/>
          <table:table-cell table:style-name="ce238" office:value-type="string" calcext:value-type="string">
            <text:p>D</text:p>
          </table:table-cell>
          <table:table-cell table:number-columns-repeated="16344"/>
        </table:table-row>
        <table:table-row table:style-name="ro20">
          <table:table-cell table:style-name="ce172" table:formula="of:=[.$A$42]" office:value-type="float" office:value="630" calcext:value-type="float">
            <text:p>630 мм</text:p>
          </table:table-cell>
          <table:table-cell table:formula="of:=[.$B$42]" office:value-type="float" office:value="1" calcext:value-type="float">
            <text:p>1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43]" office:value-type="float" office:value="630" calcext:value-type="float">
            <text:p>630 мм</text:p>
          </table:table-cell>
          <table:table-cell table:formula="of:=[.A43]-[.E43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43]/[.G43];0)-1" office:value-type="float" office:value="-1" calcext:value-type="float">
            <text:p>-1</text:p>
          </table:table-cell>
          <table:table-cell table:formula="of:=IF([.H43]&lt;0;0;[.H43])" office:value-type="float" office:value="0" calcext:value-type="float">
            <text:p>0</text:p>
          </table:table-cell>
          <table:table-cell table:formula="of:=[.D43]+[.I43]" office:value-type="float" office:value="0" calcext:value-type="float">
            <text:p>0</text:p>
          </table:table-cell>
          <table:table-cell table:formula="of:=[.J43]*[.B43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2"/>
          <table:table-cell table:style-name="ce187"/>
          <table:table-cell table:style-name="ce193"/>
          <table:table-cell table:style-name="ce238" table:number-columns-repeated="3"/>
          <table:table-cell table:style-name="ce202"/>
          <table:table-cell table:style-name="ce186"/>
          <table:table-cell table:number-columns-repeated="10"/>
          <table:table-cell table:style-name="ce187"/>
          <table:table-cell table:style-name="ce193"/>
          <table:table-cell table:style-name="ce238" table:number-columns-repeated="3"/>
          <table:table-cell table:style-name="ce202"/>
          <table:table-cell table:style-name="ce186"/>
          <table:table-cell table:number-columns-repeated="16345"/>
        </table:table-row>
        <table:table-row table:style-name="ro20">
          <table:table-cell table:style-name="ce172" table:formula="of:=[.$A$42]" office:value-type="float" office:value="630" calcext:value-type="float">
            <text:p>630 мм</text:p>
          </table:table-cell>
          <table:table-cell table:formula="of:=[.$B$42]" office:value-type="float" office:value="1" calcext:value-type="float">
            <text:p>1</text:p>
          </table:table-cell>
          <table:table-cell table:style-name="ce158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44]-[.E44]"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table:formula="of:=ROUND([.F44]/[.G44];0)-1" office:value-type="float" office:value="3" calcext:value-type="float">
            <text:p>3</text:p>
          </table:table-cell>
          <table:table-cell table:formula="of:=IF([.H44]&lt;0;0;[.H44])" office:value-type="float" office:value="3" calcext:value-type="float">
            <text:p>3</text:p>
          </table:table-cell>
          <table:table-cell table:formula="of:=[.D44]+[.I44]" office:value-type="float" office:value="7" calcext:value-type="float">
            <text:p>7</text:p>
          </table:table-cell>
          <table:table-cell table:formula="of:=[.J44]*[.B44]" office:value-type="float" office:value="7" calcext:value-type="float">
            <text:p>7</text:p>
          </table:table-cell>
          <table:table-cell table:style-name="ce179" table:number-columns-repeated="2"/>
          <table:table-cell table:number-columns-repeated="2"/>
          <table:table-cell table:style-name="ce185"/>
          <table:table-cell table:style-name="ce238"/>
          <table:table-cell table:style-name="ce187"/>
          <table:table-cell table:style-name="ce190"/>
          <table:table-cell table:style-name="ce198"/>
          <table:table-cell table:style-name="ce238"/>
          <table:table-cell table:style-name="ce192"/>
          <table:table-cell table:number-columns-repeated="10"/>
          <table:table-cell table:style-name="ce185"/>
          <table:table-cell table:style-name="ce238"/>
          <table:table-cell table:style-name="ce187"/>
          <table:table-cell table:style-name="ce190"/>
          <table:table-cell table:style-name="ce198"/>
          <table:table-cell table:style-name="ce238"/>
          <table:table-cell table:style-name="ce192"/>
          <table:table-cell table:number-columns-repeated="16345"/>
        </table:table-row>
        <table:table-row table:style-name="ro20">
          <table:table-cell table:style-name="ce172" table:formula="of:=[.$A$42]" office:value-type="float" office:value="630" calcext:value-type="float">
            <text:p>630 мм</text:p>
          </table:table-cell>
          <table:table-cell table:formula="of:=[.$B$42]" office:value-type="float" office:value="1" calcext:value-type="float">
            <text:p>1</text:p>
          </table:table-cell>
          <table:table-cell table:style-name="ce158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45]-[.E45]"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table:formula="of:=ROUND([.F45]/[.G45];0)-1" office:value-type="float" office:value="3" calcext:value-type="float">
            <text:p>3</text:p>
          </table:table-cell>
          <table:table-cell table:formula="of:=IF([.H45]&lt;0;0;[.H45])" office:value-type="float" office:value="3" calcext:value-type="float">
            <text:p>3</text:p>
          </table:table-cell>
          <table:table-cell table:formula="of:=[.D45]+[.I45]" office:value-type="float" office:value="5" calcext:value-type="float">
            <text:p>5</text:p>
          </table:table-cell>
          <table:table-cell table:formula="of:=[.J45]*[.B45]" office:value-type="float" office:value="5" calcext:value-type="float">
            <text:p>5</text:p>
          </table:table-cell>
          <table:table-cell table:style-name="ce179" table:number-columns-repeated="2"/>
          <table:table-cell table:number-columns-repeated="2"/>
          <table:table-cell table:style-name="ce189"/>
          <table:table-cell table:style-name="ce196"/>
          <table:table-cell table:style-name="ce199"/>
          <table:table-cell table:style-name="ce238"/>
          <table:table-cell table:style-name="ce186"/>
          <table:table-cell table:style-name="ce196"/>
          <table:table-cell table:style-name="ce204"/>
          <table:table-cell table:number-columns-repeated="10"/>
          <table:table-cell table:style-name="ce189"/>
          <table:table-cell table:style-name="ce196"/>
          <table:table-cell table:style-name="ce199"/>
          <table:table-cell table:style-name="ce238"/>
          <table:table-cell table:style-name="ce186"/>
          <table:table-cell table:style-name="ce196"/>
          <table:table-cell table:style-name="ce204"/>
          <table:table-cell table:number-columns-repeated="16345"/>
        </table:table-row>
        <table:table-row table:style-name="ro20">
          <table:table-cell table:style-name="ce170" office:value-type="string" calcext:value-type="string" table:number-columns-spanned="11" table:number-rows-spanned="1">
            <text:p>Передняя поперечная балка основания 2020 T-slot</text:p>
          </table:table-cell>
          <table:covered-table-cell table:number-columns-repeated="3" table:style-name="ce170"/>
          <table:covered-table-cell table:number-columns-repeated="2" table:style-name="ce175"/>
          <table:covered-table-cell table:number-columns-repeated="4" table:style-name="ce170"/>
          <table:covered-table-cell/>
          <table:table-cell table:style-name="ce179" table:number-columns-repeated="2"/>
          <table:table-cell table:number-columns-repeated="5"/>
          <table:table-cell table:style-name="ce238" office:value-type="string" calcext:value-type="string">
            <text:p>C</text:p>
          </table:table-cell>
          <table:table-cell table:number-columns-repeated="16"/>
          <table:table-cell table:style-name="ce238" office:value-type="string" calcext:value-type="string">
            <text:p>C</text:p>
          </table:table-cell>
          <table:table-cell table:number-columns-repeated="16348"/>
        </table:table-row>
        <table:table-row table:style-name="ro20">
          <table:table-cell table:style-name="ce172" table:formula="of:=[$'Профиль алюминиевый'.C12]" office:value-type="float" office:value="630" calcext:value-type="float">
            <text:p>630 мм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47]-[.E47]"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table:formula="of:=ROUND([.F47]/[.G47];0)-1" office:value-type="float" office:value="3" calcext:value-type="float">
            <text:p>3</text:p>
          </table:table-cell>
          <table:table-cell table:formula="of:=IF([.H47]&lt;0;0;[.H47])" office:value-type="float" office:value="3" calcext:value-type="float">
            <text:p>3</text:p>
          </table:table-cell>
          <table:table-cell table:formula="of:=[.D47]+[.I47]" office:value-type="float" office:value="7" calcext:value-type="float">
            <text:p>7</text:p>
          </table:table-cell>
          <table:table-cell table:formula="of:=[.J47]*[.B47]" office:value-type="float" office:value="7" calcext:value-type="float">
            <text:p>7</text:p>
          </table:table-cell>
          <table:table-cell table:style-name="ce179" table:number-columns-repeated="2"/>
          <table:table-cell table:number-columns-repeated="16371"/>
        </table:table-row>
        <table:table-row table:style-name="ro20">
          <table:table-cell table:style-name="ce172" table:formula="of:=[.$A$47]" office:value-type="float" office:value="630" calcext:value-type="float">
            <text:p>630 мм</text:p>
          </table:table-cell>
          <table:table-cell table:formula="of:=[.B47]" office:value-type="float" office:value="1" calcext:value-type="float">
            <text:p>1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48]" office:value-type="float" office:value="630" calcext:value-type="float">
            <text:p>630 мм</text:p>
          </table:table-cell>
          <table:table-cell table:formula="of:=[.A48]-[.E48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48]/[.G48];0)-1" office:value-type="float" office:value="-1" calcext:value-type="float">
            <text:p>-1</text:p>
          </table:table-cell>
          <table:table-cell table:formula="of:=IF([.H48]&lt;0;0;[.H48])" office:value-type="float" office:value="0" calcext:value-type="float">
            <text:p>0</text:p>
          </table:table-cell>
          <table:table-cell table:formula="of:=[.D48]+[.I48]" office:value-type="float" office:value="0" calcext:value-type="float">
            <text:p>0</text:p>
          </table:table-cell>
          <table:table-cell table:formula="of:=[.J48]*[.B48]" office:value-type="float" office:value="0" calcext:value-type="float">
            <text:p>0</text:p>
          </table:table-cell>
          <table:table-cell table:style-name="ce179" table:number-columns-repeated="2"/>
          <table:table-cell/>
          <table:table-cell table:style-name="ce239" office:value-type="string" calcext:value-type="string" table:number-columns-spanned="27" table:number-rows-spanned="1">
            <text:p><text:span text:style-name="T9">Схема для: </text:span>вспомогательных стоек, стоек оси Z когда их 2шт.</text:p>
          </table:table-cell>
          <table:covered-table-cell table:number-columns-repeated="2" table:style-name="ce238"/>
          <table:covered-table-cell/>
          <table:covered-table-cell table:number-columns-repeated="6" table:style-name="ce238"/>
          <table:covered-table-cell/>
          <table:covered-table-cell table:number-columns-repeated="6" table:style-name="ce238"/>
          <table:covered-table-cell/>
          <table:covered-table-cell table:number-columns-repeated="4" table:style-name="ce238"/>
          <table:covered-table-cell table:number-columns-repeated="5"/>
          <table:table-cell table:number-columns-repeated="16343"/>
        </table:table-row>
        <table:table-row table:style-name="ro20">
          <table:table-cell table:style-name="ce172" table:formula="of:=[.$A$47]" office:value-type="float" office:value="630" calcext:value-type="float">
            <text:p>630 мм</text:p>
          </table:table-cell>
          <table:table-cell table:formula="of:=[.B48]" office:value-type="float" office:value="1" calcext:value-type="float">
            <text:p>1</text:p>
          </table:table-cell>
          <table:table-cell table:style-name="ce15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74" table:formula="of:=[.A49]" office:value-type="float" office:value="630" calcext:value-type="float">
            <text:p>630 мм</text:p>
          </table:table-cell>
          <table:table-cell table:formula="of:=[.A49]-[.E49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49]/[.G49];0)-1" office:value-type="float" office:value="-1" calcext:value-type="float">
            <text:p>-1</text:p>
          </table:table-cell>
          <table:table-cell table:formula="of:=IF([.H49]&lt;0;0;[.H49])" office:value-type="float" office:value="0" calcext:value-type="float">
            <text:p>0</text:p>
          </table:table-cell>
          <table:table-cell table:formula="of:=[.D49]+[.I49]" office:value-type="float" office:value="0" calcext:value-type="float">
            <text:p>0</text:p>
          </table:table-cell>
          <table:table-cell table:formula="of:=[.J49]*[.B49]" office:value-type="float" office:value="0" calcext:value-type="float">
            <text:p>0</text:p>
          </table:table-cell>
          <table:table-cell table:style-name="ce179" table:number-columns-repeated="2"/>
          <table:table-cell/>
          <table:table-cell table:style-name="ce239"/>
          <table:table-cell table:style-name="ce238" table:number-columns-repeated="2"/>
          <table:table-cell/>
          <table:table-cell table:style-name="ce238" table:number-columns-repeated="6"/>
          <table:table-cell/>
          <table:table-cell table:style-name="ce238" table:number-columns-repeated="6"/>
          <table:table-cell/>
          <table:table-cell table:style-name="ce238" table:number-columns-repeated="4"/>
          <table:table-cell table:number-columns-repeated="16348"/>
        </table:table-row>
        <table:table-row table:style-name="ro20">
          <table:table-cell table:style-name="ce172" table:formula="of:=[.$A$47]" office:value-type="float" office:value="630" calcext:value-type="float">
            <text:p>630 мм</text:p>
          </table:table-cell>
          <table:table-cell table:formula="of:=[.B49]" office:value-type="float" office:value="1" calcext:value-type="float">
            <text:p>1</text:p>
          </table:table-cell>
          <table:table-cell table:style-name="ce15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50]-[.E50]"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table:formula="of:=ROUND([.F50]/[.G50];0)-1" office:value-type="float" office:value="3" calcext:value-type="float">
            <text:p>3</text:p>
          </table:table-cell>
          <table:table-cell table:formula="of:=IF([.H50]&lt;0;0;[.H50])" office:value-type="float" office:value="3" calcext:value-type="float">
            <text:p>3</text:p>
          </table:table-cell>
          <table:table-cell table:formula="of:=[.D50]+[.I50]" office:value-type="float" office:value="7" calcext:value-type="float">
            <text:p>7</text:p>
          </table:table-cell>
          <table:table-cell table:formula="of:=[.J50]*[.B50]" office:value-type="float" office:value="7" calcext:value-type="float">
            <text:p>7</text:p>
          </table:table-cell>
          <table:table-cell table:style-name="ce179" table:number-columns-repeated="2"/>
          <table:table-cell table:number-columns-repeated="16371"/>
        </table:table-row>
        <table:table-row table:style-name="ro20">
          <table:table-cell table:style-name="ce170" office:value-type="string" calcext:value-type="string" table:number-columns-spanned="11" table:number-rows-spanned="1">
            <text:p>Задняя поперечная балка основания 2020 T-slot</text:p>
          </table:table-cell>
          <table:covered-table-cell table:number-columns-repeated="3" table:style-name="ce170"/>
          <table:covered-table-cell table:number-columns-repeated="2" table:style-name="ce175"/>
          <table:covered-table-cell table:number-columns-repeated="4" table:style-name="ce170"/>
          <table:covered-table-cell/>
          <table:table-cell table:style-name="ce179" table:number-columns-repeated="2"/>
          <table:table-cell table:number-columns-repeated="5"/>
          <table:table-cell table:style-name="ce238" office:value-type="string" calcext:value-type="string">
            <text:p>A</text:p>
          </table:table-cell>
          <table:table-cell table:number-columns-repeated="16"/>
          <table:table-cell table:style-name="ce238" office:value-type="string" calcext:value-type="string">
            <text:p>A</text:p>
          </table:table-cell>
          <table:table-cell table:number-columns-repeated="16348"/>
        </table:table-row>
        <table:table-row table:style-name="ro20">
          <table:table-cell table:style-name="ce172" table:formula="of:=[.A47]" office:value-type="float" office:value="630" calcext:value-type="float">
            <text:p>630 мм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52]-[.E52]"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table:formula="of:=ROUND([.F52]/[.G52];0)-1" office:value-type="float" office:value="3" calcext:value-type="float">
            <text:p>3</text:p>
          </table:table-cell>
          <table:table-cell table:formula="of:=IF([.H52]&lt;0;0;[.H52])" office:value-type="float" office:value="3" calcext:value-type="float">
            <text:p>3</text:p>
          </table:table-cell>
          <table:table-cell table:formula="of:=[.D52]+[.I52]" office:value-type="float" office:value="5" calcext:value-type="float">
            <text:p>5</text:p>
          </table:table-cell>
          <table:table-cell table:formula="of:=[.J52]*[.B52]" office:value-type="float" office:value="5" calcext:value-type="float">
            <text:p>5</text:p>
          </table:table-cell>
          <table:table-cell table:style-name="ce179" table:number-columns-repeated="2"/>
          <table:table-cell table:number-columns-repeated="2"/>
          <table:table-cell table:style-name="ce184"/>
          <table:table-cell table:style-name="ce190"/>
          <table:table-cell table:style-name="ce198"/>
          <table:table-cell table:style-name="ce238"/>
          <table:table-cell table:style-name="ce201"/>
          <table:table-cell table:style-name="ce190"/>
          <table:table-cell table:style-name="ce203"/>
          <table:table-cell table:number-columns-repeated="2"/>
          <table:table-cell table:style-name="ce205"/>
          <table:table-cell table:style-name="ce208"/>
          <table:table-cell table:style-name="ce238" office:value-type="string" calcext:value-type="string">
            <text:p>Y</text:p>
          </table:table-cell>
          <table:table-cell table:number-columns-repeated="5"/>
          <table:table-cell table:style-name="ce184"/>
          <table:table-cell table:style-name="ce190"/>
          <table:table-cell table:style-name="ce198"/>
          <table:table-cell table:style-name="ce238"/>
          <table:table-cell table:style-name="ce201"/>
          <table:table-cell table:style-name="ce190"/>
          <table:table-cell table:style-name="ce203"/>
          <table:table-cell table:number-columns-repeated="16345"/>
        </table:table-row>
        <table:table-row table:style-name="ro20">
          <table:table-cell table:style-name="ce172" table:formula="of:=[.$A$47]" office:value-type="float" office:value="630" calcext:value-type="float">
            <text:p>630 мм</text:p>
          </table:table-cell>
          <table:table-cell table:formula="of:=[.B52]" office:value-type="float" office:value="1" calcext:value-type="float">
            <text:p>1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53]" office:value-type="float" office:value="630" calcext:value-type="float">
            <text:p>630 мм</text:p>
          </table:table-cell>
          <table:table-cell table:formula="of:=[.A53]-[.E53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53]/[.G53];0)-1" office:value-type="float" office:value="-1" calcext:value-type="float">
            <text:p>-1</text:p>
          </table:table-cell>
          <table:table-cell table:formula="of:=IF([.H53]&lt;0;0;[.H53])" office:value-type="float" office:value="0" calcext:value-type="float">
            <text:p>0</text:p>
          </table:table-cell>
          <table:table-cell table:formula="of:=[.D53]+[.I53]" office:value-type="float" office:value="0" calcext:value-type="float">
            <text:p>0</text:p>
          </table:table-cell>
          <table:table-cell table:formula="of:=[.J53]*[.B53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2"/>
          <table:table-cell table:style-name="ce185"/>
          <table:table-cell table:style-name="ce238"/>
          <table:table-cell table:style-name="ce186"/>
          <table:table-cell table:style-name="ce196"/>
          <table:table-cell table:style-name="ce187"/>
          <table:table-cell table:style-name="ce238"/>
          <table:table-cell table:style-name="ce192"/>
          <table:table-cell table:number-columns-repeated="3"/>
          <table:table-cell table:style-name="ce210"/>
          <table:table-cell table:number-columns-repeated="6"/>
          <table:table-cell table:style-name="ce185"/>
          <table:table-cell table:style-name="ce238"/>
          <table:table-cell table:style-name="ce186"/>
          <table:table-cell table:style-name="ce196"/>
          <table:table-cell table:style-name="ce187"/>
          <table:table-cell table:style-name="ce238"/>
          <table:table-cell table:style-name="ce192"/>
          <table:table-cell table:number-columns-repeated="16345"/>
        </table:table-row>
        <table:table-row table:style-name="ro20">
          <table:table-cell table:style-name="ce172" table:formula="of:=[.$A$47]" office:value-type="float" office:value="630" calcext:value-type="float">
            <text:p>630 мм</text:p>
          </table:table-cell>
          <table:table-cell table:formula="of:=[.B53]" office:value-type="float" office:value="1" calcext:value-type="float">
            <text:p>1</text:p>
          </table:table-cell>
          <table:table-cell table:style-name="ce15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74" table:formula="of:=[.A54]" office:value-type="float" office:value="630" calcext:value-type="float">
            <text:p>630 мм</text:p>
          </table:table-cell>
          <table:table-cell table:formula="of:=[.A54]-[.E54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54]/[.G54];0)-1" office:value-type="float" office:value="-1" calcext:value-type="float">
            <text:p>-1</text:p>
          </table:table-cell>
          <table:table-cell table:formula="of:=IF([.H54]&lt;0;0;[.H54])" office:value-type="float" office:value="0" calcext:value-type="float">
            <text:p>0</text:p>
          </table:table-cell>
          <table:table-cell table:formula="of:=[.D54]+[.I54]" office:value-type="float" office:value="0" calcext:value-type="float">
            <text:p>0</text:p>
          </table:table-cell>
          <table:table-cell table:formula="of:=[.J54]*[.B54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2"/>
          <table:table-cell table:style-name="ce186"/>
          <table:table-cell table:style-name="ce191"/>
          <table:table-cell table:style-name="ce238" table:number-columns-repeated="3"/>
          <table:table-cell table:style-name="ce187"/>
          <table:table-cell table:style-name="ce193"/>
          <table:table-cell table:number-columns-repeated="3"/>
          <table:table-cell table:style-name="ce210"/>
          <table:table-cell table:number-columns-repeated="6"/>
          <table:table-cell table:style-name="ce186"/>
          <table:table-cell table:style-name="ce191"/>
          <table:table-cell table:style-name="ce238" table:number-columns-repeated="3"/>
          <table:table-cell table:style-name="ce187"/>
          <table:table-cell table:style-name="ce193"/>
          <table:table-cell table:number-columns-repeated="16345"/>
        </table:table-row>
        <table:table-row table:style-name="ro20">
          <table:table-cell table:style-name="ce172" table:formula="of:=[.$A$47]" office:value-type="float" office:value="630" calcext:value-type="float">
            <text:p>630 мм</text:p>
          </table:table-cell>
          <table:table-cell table:formula="of:=[.B54]" office:value-type="float" office:value="1" calcext:value-type="float">
            <text:p>1</text:p>
          </table:table-cell>
          <table:table-cell table:style-name="ce15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55]-[.E55]"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table:formula="of:=ROUND([.F55]/[.G55];0)-1" office:value-type="float" office:value="3" calcext:value-type="float">
            <text:p>3</text:p>
          </table:table-cell>
          <table:table-cell table:formula="of:=IF([.H55]&lt;0;0;[.H55])" office:value-type="float" office:value="3" calcext:value-type="float">
            <text:p>3</text:p>
          </table:table-cell>
          <table:table-cell table:formula="of:=[.D55]+[.I55]" office:value-type="float" office:value="7" calcext:value-type="float">
            <text:p>7</text:p>
          </table:table-cell>
          <table:table-cell table:formula="of:=[.J55]*[.B55]" office:value-type="float" office:value="7" calcext:value-type="float">
            <text:p>7</text:p>
          </table:table-cell>
          <table:table-cell table:style-name="ce179" table:number-columns-repeated="2"/>
          <table:table-cell/>
          <table:table-cell table:style-name="ce238" office:value-type="string" calcext:value-type="string">
            <text:p>D</text:p>
          </table:table-cell>
          <table:table-cell table:style-name="ce238"/>
          <table:table-cell table:style-name="ce192"/>
          <table:table-cell table:style-name="ce238"/>
          <table:table-cell table:style-name="ce238" office:value-type="string" calcext:value-type="string">
            <text:p>О</text:p>
          </table:table-cell>
          <table:table-cell table:style-name="ce238"/>
          <table:table-cell table:style-name="ce185"/>
          <table:table-cell table:style-name="ce238"/>
          <table:table-cell table:style-name="ce238" office:value-type="string" calcext:value-type="string">
            <text:p>B</text:p>
          </table:table-cell>
          <table:table-cell table:number-columns-repeated="2"/>
          <table:table-cell table:style-name="ce210"/>
          <table:table-cell table:number-columns-repeated="3"/>
          <table:table-cell table:style-name="ce238" office:value-type="string" calcext:value-type="string">
            <text:p>X</text:p>
          </table:table-cell>
          <table:table-cell/>
          <table:table-cell table:style-name="ce238" office:value-type="string" calcext:value-type="string">
            <text:p>B</text:p>
          </table:table-cell>
          <table:table-cell table:style-name="ce238"/>
          <table:table-cell table:style-name="ce192"/>
          <table:table-cell table:style-name="ce238"/>
          <table:table-cell table:style-name="ce238" office:value-type="string" calcext:value-type="string">
            <text:p>О</text:p>
          </table:table-cell>
          <table:table-cell table:style-name="ce238"/>
          <table:table-cell table:style-name="ce185"/>
          <table:table-cell table:style-name="ce238"/>
          <table:table-cell table:style-name="ce238" office:value-type="string" calcext:value-type="string">
            <text:p>D</text:p>
          </table:table-cell>
          <table:table-cell table:number-columns-repeated="16344"/>
        </table:table-row>
        <table:table-row table:style-name="ro20">
          <table:table-cell table:style-name="ce170" office:value-type="string" calcext:value-type="string" table:number-columns-spanned="11" table:number-rows-spanned="1">
            <text:p>Продольная балка основания 2020 T-slot</text:p>
          </table:table-cell>
          <table:covered-table-cell table:number-columns-repeated="3" table:style-name="ce170"/>
          <table:covered-table-cell table:number-columns-repeated="2" table:style-name="ce175"/>
          <table:covered-table-cell table:number-columns-repeated="4" table:style-name="ce170"/>
          <table:covered-table-cell/>
          <table:table-cell table:style-name="ce179" table:number-columns-repeated="2"/>
          <table:table-cell table:number-columns-repeated="2"/>
          <table:table-cell table:style-name="ce187"/>
          <table:table-cell table:style-name="ce193"/>
          <table:table-cell table:style-name="ce238" table:number-columns-repeated="3"/>
          <table:table-cell table:style-name="ce202"/>
          <table:table-cell table:style-name="ce186"/>
          <table:table-cell table:number-columns-repeated="3"/>
          <table:table-cell table:style-name="ce211"/>
          <table:table-cell table:style-name="ce212" table:number-columns-repeated="3"/>
          <table:table-cell table:style-name="ce224"/>
          <table:table-cell table:number-columns-repeated="2"/>
          <table:table-cell table:style-name="ce187"/>
          <table:table-cell table:style-name="ce193"/>
          <table:table-cell table:style-name="ce238" table:number-columns-repeated="3"/>
          <table:table-cell table:style-name="ce202"/>
          <table:table-cell table:style-name="ce186"/>
          <table:table-cell table:number-columns-repeated="16345"/>
        </table:table-row>
        <table:table-row table:style-name="ro20">
          <table:table-cell table:style-name="ce172" table:formula="of:=COM.MICROSOFT.IFS(AND([$Настройки.$B$11]=2;[Настройки.$B$12]=2);[$Расчёты.B42];AND([Настройки.$B$11]=4;[Настройки.$B$12]=2);[$Расчёты.B56];AND([Настройки.$B$11]=4;[Настройки.$B$12]=4);[$Расчёты.B69])" office:value-type="float" office:value="162" calcext:value-type="float">
            <text:p>162 мм</text:p>
          </table:table-cell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A1</text:p>
          </table:table-cell>
          <table:table-cell table:formula="of:=COM.MICROSOFT.IFS(AND([$Настройки.$B$11]=2;[Настройки.$B$12]=2);[$Расчёты.B46];AND([Настройки.$B$11]=4;[Настройки.$B$12]=2);[$Расчёты.B60];AND([Настройки.$B$11]=4;[Настройки.$B$12]=4);[$Расчёты.B73])" office:value-type="float" office:value="2" calcext:value-type="float">
            <text:p>2</text:p>
          </table:table-cell>
          <table:table-cell table:style-name="ce176" table:formula="of:=COM.MICROSOFT.IFS(AND([$Настройки.$B$11]=2;[Настройки.$B$12]=2);[$Расчёты.B50];AND([Настройки.$B$11]=4;[Настройки.$B$12]=2);[$Расчёты.B64];AND([Настройки.$B$11]=4;[Настройки.$B$12]=4);[$Расчёты.B77])" office:value-type="float" office:value="33" calcext:value-type="float">
            <text:p>33 мм</text:p>
          </table:table-cell>
          <table:table-cell table:formula="of:=[.A57]-[.E57]"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table:formula="of:=ROUND([.F57]/[.G57];0)-1" office:value-type="float" office:value="0" calcext:value-type="float">
            <text:p>0</text:p>
          </table:table-cell>
          <table:table-cell table:formula="of:=IF([.H57]&lt;0;0;[.H57])" office:value-type="float" office:value="0" calcext:value-type="float">
            <text:p>0</text:p>
          </table:table-cell>
          <table:table-cell table:formula="of:=[.D57]+[.I57]" office:value-type="float" office:value="2" calcext:value-type="float">
            <text:p>2</text:p>
          </table:table-cell>
          <table:table-cell table:formula="of:=[.J57]*[.B57]" office:value-type="float" office:value="4" calcext:value-type="float">
            <text:p>4</text:p>
          </table:table-cell>
          <table:table-cell table:style-name="ce179" table:number-columns-repeated="2"/>
          <table:table-cell table:number-columns-repeated="2"/>
          <table:table-cell table:style-name="ce185"/>
          <table:table-cell table:style-name="ce238"/>
          <table:table-cell table:style-name="ce187"/>
          <table:table-cell table:style-name="ce190"/>
          <table:table-cell table:style-name="ce198"/>
          <table:table-cell table:style-name="ce238"/>
          <table:table-cell table:style-name="ce192"/>
          <table:table-cell table:number-columns-repeated="7"/>
          <table:table-cell table:style-name="ce205"/>
          <table:table-cell table:number-columns-repeated="2"/>
          <table:table-cell table:style-name="ce185"/>
          <table:table-cell table:style-name="ce238"/>
          <table:table-cell table:style-name="ce187"/>
          <table:table-cell table:style-name="ce190"/>
          <table:table-cell table:style-name="ce198"/>
          <table:table-cell table:style-name="ce238"/>
          <table:table-cell table:style-name="ce192"/>
          <table:table-cell table:number-columns-repeated="16345"/>
        </table:table-row>
        <table:table-row table:style-name="ro20">
          <table:table-cell table:style-name="ce172" table:formula="of:=COM.MICROSOFT.IFS(AND([$Настройки.$B$11]=2;[Настройки.$B$12]=2);[$Расчёты.B43];AND([Настройки.$B$11]=4;[Настройки.$B$12]=2);[$Расчёты.B57];AND([Настройки.$B$11]=4;[Настройки.$B$12]=4);[$Расчёты.B70])" office:value-type="float" office:value="196" calcext:value-type="float">
            <text:p>196 мм</text:p>
          </table:table-cell>
          <table:table-cell table:formula="of:=[.B57]" office:value-type="float" office:value="2" calcext:value-type="float">
            <text:p>2</text:p>
          </table:table-cell>
          <table:table-cell table:style-name="ce158" office:value-type="string" calcext:value-type="string">
            <text:p>A2</text:p>
          </table:table-cell>
          <table:table-cell table:formula="of:=COM.MICROSOFT.IFS(AND([$Настройки.$B$11]=2;[Настройки.$B$12]=2);[$Расчёты.B47];AND([Настройки.$B$11]=4;[Настройки.$B$12]=2);[$Расчёты.B61];AND([Настройки.$B$11]=4;[Настройки.$B$12]=4);[$Расчёты.B74])" office:value-type="float" office:value="2" calcext:value-type="float">
            <text:p>2</text:p>
          </table:table-cell>
          <table:table-cell table:style-name="ce176" table:formula="of:=COM.MICROSOFT.IFS(AND([$Настройки.$B$11]=2;[Настройки.$B$12]=2);[$Расчёты.B51];AND([Настройки.$B$11]=4;[Настройки.$B$12]=2);[$Расчёты.B65];AND([Настройки.$B$11]=4;[Настройки.$B$12]=4);[$Расчёты.B78])" office:value-type="float" office:value="33" calcext:value-type="float">
            <text:p>33 мм</text:p>
          </table:table-cell>
          <table:table-cell table:formula="of:=[.A58]-[.E58]" office:value-type="float" office:value="163" calcext:value-type="float">
            <text:p>163</text:p>
          </table:table-cell>
          <table:table-cell office:value-type="float" office:value="110" calcext:value-type="float">
            <text:p>110</text:p>
          </table:table-cell>
          <table:table-cell table:formula="of:=ROUND([.F58]/[.G58];0)-1" office:value-type="float" office:value="0" calcext:value-type="float">
            <text:p>0</text:p>
          </table:table-cell>
          <table:table-cell table:formula="of:=IF([.H58]&lt;0;0;[.H58])" office:value-type="float" office:value="0" calcext:value-type="float">
            <text:p>0</text:p>
          </table:table-cell>
          <table:table-cell table:formula="of:=[.D58]+[.I58]" office:value-type="float" office:value="2" calcext:value-type="float">
            <text:p>2</text:p>
          </table:table-cell>
          <table:table-cell table:formula="of:=[.J58]*[.B58]" office:value-type="float" office:value="4" calcext:value-type="float">
            <text:p>4</text:p>
          </table:table-cell>
          <table:table-cell table:style-name="ce179" table:number-columns-repeated="2"/>
          <table:table-cell table:number-columns-repeated="2"/>
          <table:table-cell table:style-name="ce189"/>
          <table:table-cell table:style-name="ce196"/>
          <table:table-cell table:style-name="ce199"/>
          <table:table-cell table:style-name="ce238"/>
          <table:table-cell table:style-name="ce186"/>
          <table:table-cell table:style-name="ce196"/>
          <table:table-cell table:style-name="ce204"/>
          <table:table-cell table:number-columns-repeated="10"/>
          <table:table-cell table:style-name="ce189"/>
          <table:table-cell table:style-name="ce196"/>
          <table:table-cell table:style-name="ce199"/>
          <table:table-cell table:style-name="ce238"/>
          <table:table-cell table:style-name="ce186"/>
          <table:table-cell table:style-name="ce196"/>
          <table:table-cell table:style-name="ce204"/>
          <table:table-cell table:number-columns-repeated="16345"/>
        </table:table-row>
        <table:table-row table:style-name="ro20">
          <table:table-cell table:style-name="ce172" table:formula="of:=COM.MICROSOFT.IFS(AND([$Настройки.$B$11]=2;[Настройки.$B$12]=2);[$Расчёты.B44];AND([Настройки.$B$11]=4;[Настройки.$B$12]=2);[$Расчёты.B58];AND([Настройки.$B$11]=4;[Настройки.$B$12]=4);[$Расчёты.B71])" office:value-type="float" office:value="0" calcext:value-type="float">
            <text:p><text:s/>мм</text:p>
          </table:table-cell>
          <table:table-cell table:formula="of:=[.B58]" office:value-type="float" office:value="2" calcext:value-type="float">
            <text:p>2</text:p>
          </table:table-cell>
          <table:table-cell table:style-name="ce158" office:value-type="string" calcext:value-type="string">
            <text:p>A3</text:p>
          </table:table-cell>
          <table:table-cell table:formula="of:=COM.MICROSOFT.IFS(AND([$Настройки.$B$11]=2;[Настройки.$B$12]=2);[$Расчёты.B48];AND([Настройки.$B$11]=4;[Настройки.$B$12]=2);[$Расчёты.B62];AND([Настройки.$B$11]=4;[Настройки.$B$12]=4);[$Расчёты.B75])" office:value-type="float" office:value="0" calcext:value-type="float">
            <text:p>0</text:p>
          </table:table-cell>
          <table:table-cell table:style-name="ce176" table:formula="of:=COM.MICROSOFT.IFS(AND([$Настройки.$B$11]=2;[Настройки.$B$12]=2);[$Расчёты.B52];AND([Настройки.$B$11]=4;[Настройки.$B$12]=2);[$Расчёты.B66];AND([Настройки.$B$11]=4;[Настройки.$B$12]=4);[$Расчёты.B79])" office:value-type="float" office:value="0" calcext:value-type="float">
            <text:p><text:s/>мм</text:p>
          </table:table-cell>
          <table:table-cell table:formula="of:=[.A59]-[.E59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59]/[.G59];0)-1" office:value-type="float" office:value="-1" calcext:value-type="float">
            <text:p>-1</text:p>
          </table:table-cell>
          <table:table-cell table:formula="of:=IF([.H59]&lt;0;0;[.H59])" office:value-type="float" office:value="0" calcext:value-type="float">
            <text:p>0</text:p>
          </table:table-cell>
          <table:table-cell table:formula="of:=[.D59]+[.I59]" office:value-type="float" office:value="0" calcext:value-type="float">
            <text:p>0</text:p>
          </table:table-cell>
          <table:table-cell table:formula="of:=[.J59]*[.B59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5"/>
          <table:table-cell table:style-name="ce238" office:value-type="string" calcext:value-type="string">
            <text:p>C</text:p>
          </table:table-cell>
          <table:table-cell table:number-columns-repeated="16"/>
          <table:table-cell table:style-name="ce238" office:value-type="string" calcext:value-type="string">
            <text:p>C</text:p>
          </table:table-cell>
          <table:table-cell table:number-columns-repeated="16348"/>
        </table:table-row>
        <table:table-row table:style-name="ro20">
          <table:table-cell table:style-name="ce172" table:formula="of:=COM.MICROSOFT.IFS(AND([$Настройки.$B$11]=2;[Настройки.$B$12]=2);[$Расчёты.B45];AND([Настройки.$B$11]=4;[Настройки.$B$12]=2);[$Расчёты.B59];AND([Настройки.$B$11]=4;[Настройки.$B$12]=4);[$Расчёты.B72])" office:value-type="float" office:value="0" calcext:value-type="float">
            <text:p><text:s/>мм</text:p>
          </table:table-cell>
          <table:table-cell table:formula="of:=[.B59]" office:value-type="float" office:value="2" calcext:value-type="float">
            <text:p>2</text:p>
          </table:table-cell>
          <table:table-cell table:style-name="ce158" office:value-type="string" calcext:value-type="string">
            <text:p>A4</text:p>
          </table:table-cell>
          <table:table-cell table:formula="of:=COM.MICROSOFT.IFS(AND([$Настройки.$B$11]=2;[Настройки.$B$12]=2);[$Расчёты.B49];AND([Настройки.$B$11]=4;[Настройки.$B$12]=2);[$Расчёты.B63];AND([Настройки.$B$11]=4;[Настройки.$B$12]=4);[$Расчёты.B76])" office:value-type="float" office:value="0" calcext:value-type="float">
            <text:p>0</text:p>
          </table:table-cell>
          <table:table-cell table:style-name="ce176" table:formula="of:=COM.MICROSOFT.IFS(AND([$Настройки.$B$11]=2;[Настройки.$B$12]=2);[$Расчёты.B53];AND([Настройки.$B$11]=4;[Настройки.$B$12]=2);[$Расчёты.B67];AND([Настройки.$B$11]=4;[Настройки.$B$12]=4);[$Расчёты.B80])" office:value-type="float" office:value="0" calcext:value-type="float">
            <text:p><text:s/>мм</text:p>
          </table:table-cell>
          <table:table-cell table:formula="of:=[.A60]-[.E60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60]/[.G60];0)-1" office:value-type="float" office:value="-1" calcext:value-type="float">
            <text:p>-1</text:p>
          </table:table-cell>
          <table:table-cell table:formula="of:=IF([.H60]&lt;0;0;[.H60])" office:value-type="float" office:value="0" calcext:value-type="float">
            <text:p>0</text:p>
          </table:table-cell>
          <table:table-cell table:formula="of:=[.D60]+[.I60]" office:value-type="float" office:value="0" calcext:value-type="float">
            <text:p>0</text:p>
          </table:table-cell>
          <table:table-cell table:formula="of:=[.J60]*[.B60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16371"/>
        </table:table-row>
        <table:table-row table:style-name="ro20">
          <table:table-cell table:style-name="ce172" table:formula="of:=[$'Профиль алюминиевый'.C13]" office:value-type="float" office:value="450" calcext:value-type="float">
            <text:p>450 мм</text:p>
          </table:table-cell>
          <table:table-cell table:formula="of:=[.B60]" office:value-type="float" office:value="2" calcext:value-type="float">
            <text:p>2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6" table:formula="of:=[.A61]" office:value-type="float" office:value="450" calcext:value-type="float">
            <text:p>450 мм</text:p>
          </table:table-cell>
          <table:table-cell table:formula="of:=[.A61]-[.E61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61]/[.G61];0)-1" office:value-type="float" office:value="-1" calcext:value-type="float">
            <text:p>-1</text:p>
          </table:table-cell>
          <table:table-cell table:formula="of:=IF([.H61]&lt;0;0;[.H61])" office:value-type="float" office:value="0" calcext:value-type="float">
            <text:p>0</text:p>
          </table:table-cell>
          <table:table-cell table:formula="of:=[.D61]+[.I61]" office:value-type="float" office:value="0" calcext:value-type="float">
            <text:p>0</text:p>
          </table:table-cell>
          <table:table-cell table:formula="of:=[.J61]*[.B61]" office:value-type="float" office:value="0" calcext:value-type="float">
            <text:p>0</text:p>
          </table:table-cell>
          <table:table-cell table:style-name="ce179" table:number-columns-repeated="2"/>
          <table:table-cell/>
          <table:table-cell table:style-name="ce238" office:value-type="string" calcext:value-type="string" table:number-columns-spanned="27" table:number-rows-spanned="1">
            <text:p>Схема для: продольных балок основания</text:p>
          </table:table-cell>
          <table:covered-table-cell table:number-columns-repeated="2" table:style-name="ce238"/>
          <table:covered-table-cell/>
          <table:covered-table-cell table:number-columns-repeated="6" table:style-name="ce238"/>
          <table:covered-table-cell/>
          <table:covered-table-cell table:number-columns-repeated="5" table:style-name="ce238"/>
          <table:covered-table-cell table:number-columns-repeated="11"/>
          <table:table-cell table:number-columns-repeated="16343"/>
        </table:table-row>
        <table:table-row table:style-name="ro20">
          <table:table-cell table:style-name="ce172" table:formula="of:=[.A61]" office:value-type="float" office:value="450" calcext:value-type="float">
            <text:p>450 мм</text:p>
          </table:table-cell>
          <table:table-cell table:formula="of:=[.B61]" office:value-type="float" office:value="2" calcext:value-type="float">
            <text:p>2</text:p>
          </table:table-cell>
          <table:table-cell table:style-name="ce15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76" table:formula="of:=[.A62]" office:value-type="float" office:value="450" calcext:value-type="float">
            <text:p>450 мм</text:p>
          </table:table-cell>
          <table:table-cell table:formula="of:=[.A62]-[.E62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62]/[.G62];0)-1" office:value-type="float" office:value="-1" calcext:value-type="float">
            <text:p>-1</text:p>
          </table:table-cell>
          <table:table-cell table:formula="of:=IF([.H62]&lt;0;0;[.H62])" office:value-type="float" office:value="0" calcext:value-type="float">
            <text:p>0</text:p>
          </table:table-cell>
          <table:table-cell table:formula="of:=[.D62]+[.I62]" office:value-type="float" office:value="0" calcext:value-type="float">
            <text:p>0</text:p>
          </table:table-cell>
          <table:table-cell table:formula="of:=[.J62]*[.B62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5"/>
          <table:table-cell table:style-name="ce238" office:value-type="string" calcext:value-type="string">
            <text:p>A</text:p>
          </table:table-cell>
          <table:table-cell table:number-columns-repeated="16"/>
          <table:table-cell table:style-name="ce238" office:value-type="string" calcext:value-type="string">
            <text:p>A</text:p>
          </table:table-cell>
          <table:table-cell table:number-columns-repeated="16348"/>
        </table:table-row>
        <table:table-row table:style-name="ro20">
          <table:table-cell table:style-name="ce172" table:formula="of:=[.A62]" office:value-type="float" office:value="450" calcext:value-type="float">
            <text:p>450 мм</text:p>
          </table:table-cell>
          <table:table-cell table:formula="of:=[.B62]" office:value-type="float" office:value="2" calcext:value-type="float">
            <text:p>2</text:p>
          </table:table-cell>
          <table:table-cell table:style-name="ce158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176" office:value-type="float" office:value="52" calcext:value-type="float">
            <text:p>52 мм</text:p>
          </table:table-cell>
          <table:table-cell table:formula="of:=[.A63]-[.E63]" office:value-type="float" office:value="398" calcext:value-type="float">
            <text:p>398</text:p>
          </table:table-cell>
          <table:table-cell office:value-type="float" office:value="110" calcext:value-type="float">
            <text:p>110</text:p>
          </table:table-cell>
          <table:table-cell table:formula="of:=ROUND([.F63]/[.G63];0)-1" office:value-type="float" office:value="3" calcext:value-type="float">
            <text:p>3</text:p>
          </table:table-cell>
          <table:table-cell table:formula="of:=IF([.H63]&lt;0;0;[.H63])" office:value-type="float" office:value="3" calcext:value-type="float">
            <text:p>3</text:p>
          </table:table-cell>
          <table:table-cell table:formula="of:=[.D63]+[.I63]" office:value-type="float" office:value="4" calcext:value-type="float">
            <text:p>4</text:p>
          </table:table-cell>
          <table:table-cell table:formula="of:=[.J63]*[.B63]" office:value-type="float" office:value="8" calcext:value-type="float">
            <text:p>8</text:p>
          </table:table-cell>
          <table:table-cell table:style-name="ce179" table:number-columns-repeated="2"/>
          <table:table-cell table:number-columns-repeated="2"/>
          <table:table-cell table:style-name="ce184"/>
          <table:table-cell table:style-name="ce190"/>
          <table:table-cell table:style-name="ce198"/>
          <table:table-cell table:style-name="ce238"/>
          <table:table-cell table:style-name="ce201"/>
          <table:table-cell table:style-name="ce190"/>
          <table:table-cell table:style-name="ce203"/>
          <table:table-cell table:number-columns-repeated="10"/>
          <table:table-cell table:style-name="ce184"/>
          <table:table-cell table:style-name="ce190"/>
          <table:table-cell table:style-name="ce198"/>
          <table:table-cell table:style-name="ce238"/>
          <table:table-cell table:style-name="ce201"/>
          <table:table-cell table:style-name="ce190"/>
          <table:table-cell table:style-name="ce203"/>
          <table:table-cell table:number-columns-repeated="16345"/>
        </table:table-row>
        <table:table-row table:style-name="ro20">
          <table:table-cell table:number-columns-repeated="4"/>
          <table:table-cell table:style-name="ce174" table:number-columns-repeated="2"/>
          <table:table-cell table:number-columns-repeated="9"/>
          <table:table-cell table:style-name="ce185"/>
          <table:table-cell table:style-name="ce238"/>
          <table:table-cell table:style-name="ce186"/>
          <table:table-cell table:style-name="ce196"/>
          <table:table-cell table:style-name="ce187"/>
          <table:table-cell table:style-name="ce238"/>
          <table:table-cell table:style-name="ce192"/>
          <table:table-cell table:number-columns-repeated="2"/>
          <table:table-cell table:style-name="ce205"/>
          <table:table-cell table:style-name="ce208"/>
          <table:table-cell table:style-name="ce238" office:value-type="string" calcext:value-type="string">
            <text:p>Z</text:p>
          </table:table-cell>
          <table:table-cell table:number-columns-repeated="5"/>
          <table:table-cell table:style-name="ce185"/>
          <table:table-cell table:style-name="ce238"/>
          <table:table-cell table:style-name="ce186"/>
          <table:table-cell table:style-name="ce196"/>
          <table:table-cell table:style-name="ce187"/>
          <table:table-cell table:style-name="ce238"/>
          <table:table-cell table:style-name="ce192"/>
          <table:table-cell table:number-columns-repeated="16345"/>
        </table:table-row>
        <table:table-row table:style-name="ro20">
          <table:table-cell table:number-columns-repeated="4"/>
          <table:table-cell table:style-name="ce174" table:number-columns-repeated="2"/>
          <table:table-cell table:number-columns-repeated="3"/>
          <table:table-cell table:style-name="ce177" office:value-type="string" calcext:value-type="string">
            <text:p>Итого:</text:p>
          </table:table-cell>
          <table:table-cell table:formula="of:=SUM([.K3:.K63])" office:value-type="float" office:value="200" calcext:value-type="float">
            <text:p>200</text:p>
          </table:table-cell>
          <table:table-cell table:number-columns-repeated="4"/>
          <table:table-cell table:style-name="ce186"/>
          <table:table-cell table:style-name="ce191"/>
          <table:table-cell table:style-name="ce238" table:number-columns-repeated="3"/>
          <table:table-cell table:style-name="ce187"/>
          <table:table-cell table:style-name="ce193"/>
          <table:table-cell table:number-columns-repeated="3"/>
          <table:table-cell table:style-name="ce210"/>
          <table:table-cell table:number-columns-repeated="6"/>
          <table:table-cell table:style-name="ce186"/>
          <table:table-cell table:style-name="ce191"/>
          <table:table-cell table:style-name="ce238" table:number-columns-repeated="3"/>
          <table:table-cell table:style-name="ce187"/>
          <table:table-cell table:style-name="ce193"/>
          <table:table-cell table:number-columns-repeated="16345"/>
        </table:table-row>
        <table:table-row table:style-name="ro20">
          <table:table-cell table:number-columns-repeated="4"/>
          <table:table-cell table:style-name="ce174" table:number-columns-repeated="2"/>
          <table:table-cell table:number-columns-repeated="8"/>
          <table:table-cell table:style-name="ce238" office:value-type="string" calcext:value-type="string">
            <text:p>D</text:p>
          </table:table-cell>
          <table:table-cell table:style-name="ce238"/>
          <table:table-cell table:style-name="ce192"/>
          <table:table-cell table:style-name="ce238"/>
          <table:table-cell table:style-name="ce238" office:value-type="string" calcext:value-type="string">
            <text:p>О</text:p>
          </table:table-cell>
          <table:table-cell table:style-name="ce238"/>
          <table:table-cell table:style-name="ce185"/>
          <table:table-cell table:style-name="ce238"/>
          <table:table-cell table:style-name="ce238" office:value-type="string" calcext:value-type="string">
            <text:p>B</text:p>
          </table:table-cell>
          <table:table-cell table:number-columns-repeated="2"/>
          <table:table-cell table:style-name="ce210"/>
          <table:table-cell table:number-columns-repeated="5"/>
          <table:table-cell table:style-name="ce238" office:value-type="string" calcext:value-type="string">
            <text:p>B</text:p>
          </table:table-cell>
          <table:table-cell table:style-name="ce238"/>
          <table:table-cell table:style-name="ce192"/>
          <table:table-cell table:style-name="ce238"/>
          <table:table-cell table:style-name="ce238" office:value-type="string" calcext:value-type="string">
            <text:p>О</text:p>
          </table:table-cell>
          <table:table-cell table:style-name="ce238"/>
          <table:table-cell table:style-name="ce185"/>
          <table:table-cell table:style-name="ce238"/>
          <table:table-cell table:style-name="ce238" office:value-type="string" calcext:value-type="string">
            <text:p>D</text:p>
          </table:table-cell>
          <table:table-cell table:number-columns-repeated="16344"/>
        </table:table-row>
        <table:table-row table:style-name="ro20">
          <table:table-cell table:number-columns-repeated="4"/>
          <table:table-cell table:style-name="ce174" table:number-columns-repeated="2"/>
          <table:table-cell table:number-columns-repeated="9"/>
          <table:table-cell table:style-name="ce187"/>
          <table:table-cell table:style-name="ce193"/>
          <table:table-cell table:style-name="ce238" table:number-columns-repeated="3"/>
          <table:table-cell table:style-name="ce202"/>
          <table:table-cell table:style-name="ce186"/>
          <table:table-cell table:number-columns-repeated="3"/>
          <table:table-cell table:style-name="ce210"/>
          <table:table-cell table:number-columns-repeated="3"/>
          <table:table-cell table:style-name="ce238" office:value-type="string" calcext:value-type="string">
            <text:p>X</text:p>
          </table:table-cell>
          <table:table-cell table:number-columns-repeated="2"/>
          <table:table-cell table:style-name="ce187"/>
          <table:table-cell table:style-name="ce193"/>
          <table:table-cell table:style-name="ce238" table:number-columns-repeated="3"/>
          <table:table-cell table:style-name="ce202"/>
          <table:table-cell table:style-name="ce186"/>
          <table:table-cell table:number-columns-repeated="16345"/>
        </table:table-row>
        <table:table-row table:style-name="ro20">
          <table:table-cell table:number-columns-repeated="4"/>
          <table:table-cell table:style-name="ce174" table:number-columns-repeated="2"/>
          <table:table-cell table:number-columns-repeated="9"/>
          <table:table-cell table:style-name="ce185"/>
          <table:table-cell table:style-name="ce238"/>
          <table:table-cell table:style-name="ce187"/>
          <table:table-cell table:style-name="ce190"/>
          <table:table-cell table:style-name="ce198"/>
          <table:table-cell table:style-name="ce238"/>
          <table:table-cell table:style-name="ce192"/>
          <table:table-cell table:number-columns-repeated="3"/>
          <table:table-cell table:style-name="ce211"/>
          <table:table-cell table:style-name="ce212" table:number-columns-repeated="3"/>
          <table:table-cell table:style-name="ce224"/>
          <table:table-cell table:number-columns-repeated="2"/>
          <table:table-cell table:style-name="ce185"/>
          <table:table-cell table:style-name="ce238"/>
          <table:table-cell table:style-name="ce187"/>
          <table:table-cell table:style-name="ce190"/>
          <table:table-cell table:style-name="ce198"/>
          <table:table-cell table:style-name="ce238"/>
          <table:table-cell table:style-name="ce192"/>
          <table:table-cell table:number-columns-repeated="16345"/>
        </table:table-row>
        <table:table-row table:style-name="ro20">
          <table:table-cell table:number-columns-repeated="4"/>
          <table:table-cell table:style-name="ce174" table:number-columns-repeated="2"/>
          <table:table-cell table:number-columns-repeated="9"/>
          <table:table-cell table:style-name="ce189"/>
          <table:table-cell table:style-name="ce196"/>
          <table:table-cell table:style-name="ce199"/>
          <table:table-cell table:style-name="ce238"/>
          <table:table-cell table:style-name="ce186"/>
          <table:table-cell table:style-name="ce196"/>
          <table:table-cell table:style-name="ce204"/>
          <table:table-cell table:number-columns-repeated="7"/>
          <table:table-cell table:style-name="ce205"/>
          <table:table-cell table:number-columns-repeated="2"/>
          <table:table-cell table:style-name="ce189"/>
          <table:table-cell table:style-name="ce196"/>
          <table:table-cell table:style-name="ce199"/>
          <table:table-cell table:style-name="ce238"/>
          <table:table-cell table:style-name="ce186"/>
          <table:table-cell table:style-name="ce196"/>
          <table:table-cell table:style-name="ce204"/>
          <table:table-cell table:number-columns-repeated="16345"/>
        </table:table-row>
        <table:table-row table:style-name="ro20">
          <table:table-cell table:number-columns-repeated="4"/>
          <table:table-cell table:style-name="ce174" table:number-columns-repeated="2"/>
          <table:table-cell table:number-columns-repeated="12"/>
          <table:table-cell table:style-name="ce238" office:value-type="string" calcext:value-type="string">
            <text:p>C</text:p>
          </table:table-cell>
          <table:table-cell table:number-columns-repeated="16"/>
          <table:table-cell table:style-name="ce238" office:value-type="string" calcext:value-type="string">
            <text:p>C</text:p>
          </table:table-cell>
          <table:table-cell table:number-columns-repeated="16348"/>
        </table:table-row>
        <table:table-row table:style-name="ro20">
          <table:table-cell table:number-columns-repeated="4"/>
          <table:table-cell table:style-name="ce174" table:number-columns-repeated="2"/>
          <table:table-cell table:number-columns-repeated="16378"/>
        </table:table-row>
        <table:table-row table:style-name="ro20" table:number-rows-repeated="10">
          <table:table-cell table:number-columns-repeated="4"/>
          <table:table-cell table:style-name="ce174" table:number-columns-repeated="2"/>
          <table:table-cell table:number-columns-repeated="8"/>
          <table:table-cell table:style-name="Default" table:number-columns-repeated="27"/>
          <table:table-cell table:number-columns-repeated="16343"/>
        </table:table-row>
        <table:table-row table:style-name="ro20" table:number-rows-repeated="35">
          <table:table-cell table:number-columns-repeated="4"/>
          <table:table-cell table:style-name="ce174" table:number-columns-repeated="2"/>
          <table:table-cell table:number-columns-repeated="16378"/>
        </table:table-row>
        <table:table-row table:style-name="ro20" table:number-rows-repeated="51">
          <table:table-cell table:number-columns-repeated="5"/>
          <table:table-cell table:style-name="ce174"/>
          <table:table-cell table:number-columns-repeated="16378"/>
        </table:table-row>
        <table:table-row table:style-name="ro20" table:number-rows-repeated="22">
          <table:table-cell table:number-columns-repeated="16384"/>
        </table:table-row>
        <table:table-row table:style-name="ro21" table:number-rows-repeated="1048386">
          <table:table-cell table:number-columns-repeated="16384"/>
        </table:table-row>
        <table:table-row table:style-name="ro21">
          <table:table-cell table:number-columns-repeated="16384"/>
        </table:table-row>
      </table:table>
      <table:table table:name="Печатные изделия" table:style-name="ta1">
        <office:forms form:automatic-focus="false" form:apply-design-mode="false"/>
        <table:table-column table:style-name="co32" table:default-cell-style-name="ce148"/>
        <table:table-column table:style-name="co33" table:default-cell-style-name="ce148"/>
        <table:table-column table:style-name="co34" table:visibility="collapse" table:default-cell-style-name="ce262"/>
        <table:table-column table:style-name="co35" table:default-cell-style-name="ce320"/>
        <table:table-column table:style-name="co36" table:visibility="collapse" table:default-cell-style-name="ce320"/>
        <table:table-column table:style-name="co36" table:default-cell-style-name="ce320"/>
        <table:table-column table:style-name="co36" table:default-cell-style-name="ce338"/>
        <table:table-column table:style-name="co37" table:default-cell-style-name="ce320"/>
        <table:table-column table:style-name="co38" table:visibility="collapse" table:default-cell-style-name="ce320"/>
        <table:table-column table:style-name="co35" table:visibility="collapse" table:default-cell-style-name="ce320"/>
        <table:table-column table:style-name="co35" table:default-cell-style-name="ce320"/>
        <table:table-column table:style-name="co39" table:default-cell-style-name="ce273"/>
        <table:table-column table:style-name="co4" table:number-columns-repeated="1011" table:default-cell-style-name="ce242"/>
        <table:table-row table:style-name="ro23">
          <table:table-cell table:style-name="ce307" office:value-type="string" calcext:value-type="string" table:number-columns-spanned="12" table:number-rows-spanned="1">
            <text:p><text:span text:style-name="T3">На данном листе производится расчёт параметров печатных деталей</text:span></text:p>
            <text:p/>
            <text:p>Все детали, которые предполагается печатать из обычного, простого пластика, можно распечатать из продвинутого. </text:p>
            <text:p/>
            <text:p><text:span text:style-name="T10">Запечатка — это не процент заполнения!</text:span> Этот параметр считается как объём пластика на деталь делить на объём детали и является очень приблизительным, нужен для общего представления о требовании к прочности только. То есть учитываются еще и периметры. Если запечатка 100%, то следует поставить 3-5 периметров (больше-лучше) и 100% заполнения. Если запечатка меньше 100%, то стоит поставить 5+ периметров и процент заполнения около 30. </text:p>
          </table:table-cell>
          <table:covered-table-cell table:number-columns-repeated="11" table:style-name="Default"/>
          <table:table-cell table:style-name="Default" table:number-columns-repeated="1011"/>
        </table:table-row>
        <table:table-row table:style-name="ro2">
          <table:table-cell table:style-name="ce47" office:value-type="string" calcext:value-type="string">
            <text:p>Обозначение</text:p>
          </table:table-cell>
          <table:table-cell table:style-name="ce47" office:value-type="string" calcext:value-type="string">
            <text:p>Наименование</text:p>
          </table:table-cell>
          <table:table-cell table:style-name="ce290" office:value-type="string" calcext:value-type="string">
            <text:p>Объём</text:p>
          </table:table-cell>
          <table:table-cell table:style-name="ce47" office:value-type="string" calcext:value-type="string">
            <text:p>Пластик</text:p>
          </table:table-cell>
          <table:table-cell table:style-name="ce47" office:value-type="string" calcext:value-type="string">
            <text:p>Плотность</text:p>
          </table:table-cell>
          <table:table-cell table:style-name="ce47" office:value-type="string" calcext:value-type="string">
            <text:p>Запечатка</text:p>
          </table:table-cell>
          <table:table-cell table:style-name="ce62" office:value-type="string" calcext:value-type="string">
            <text:p>Масса единицы</text:p>
          </table:table-cell>
          <table:table-cell table:style-name="ce47" office:value-type="string" calcext:value-type="string">
            <text:p>Количество</text:p>
          </table:table-cell>
          <table:table-cell table:style-name="ce47" office:value-type="string" calcext:value-type="string">
            <text:p>Итого масса</text:p>
          </table:table-cell>
          <table:table-cell table:style-name="ce47" office:value-type="string" calcext:value-type="string">
            <text:p>Удельная стоимость</text:p>
          </table:table-cell>
          <table:table-cell table:style-name="ce47" office:value-type="string" calcext:value-type="string">
            <text:p>Итого стоимость</text:p>
          </table:table-cell>
          <table:table-cell table:style-name="ce47" office:value-type="string" calcext:value-type="string">
            <text:p>Комментарий</text:p>
          </table:table-cell>
          <table:table-cell table:number-columns-repeated="1011"/>
        </table:table-row>
        <table:table-row table:style-name="ro11">
          <table:table-cell table:style-name="ce248" office:value-type="string" calcext:value-type="string" table:number-columns-spanned="12" table:number-rows-spanned="1">
            <text:p>Портал</text:p>
          </table:table-cell>
          <table:covered-table-cell table:style-name="ce47"/>
          <table:covered-table-cell table:style-name="ce290"/>
          <table:covered-table-cell table:number-columns-repeated="3" table:style-name="ce47"/>
          <table:covered-table-cell table:style-name="ce62"/>
          <table:covered-table-cell table:number-columns-repeated="5" table:style-name="ce47"/>
          <table:table-cell table:number-columns-repeated="1011"/>
        </table:table-row>
        <table:table-row table:style-name="ro12">
          <table:table-cell table:style-name="ce283" office:value-type="string" calcext:value-type="string">
            <text:p>V07-01-01-01-01</text:p>
          </table:table-cell>
          <table:table-cell table:style-name="ce283" office:value-type="string" calcext:value-type="string">
            <text:p>Y carriage base (markforged)</text:p>
          </table:table-cell>
          <table:table-cell table:style-name="ce260" office:value-type="float" office:value="32548" calcext:value-type="float">
            <text:p>32 548 мм³</text:p>
          </table:table-cell>
          <table:table-cell table:style-name="ce297" table:content-validation-name="val16" office:value-type="string" calcext:value-type="string">
            <text:p>Продвинутый</text:p>
          </table:table-cell>
          <table:table-cell table:style-name="ce265" table:formula="of:=COM.MICROSOFT.IFS([.D4]=[$БД.$A$36];[$Настройки.$B$18];[.D4]=[$БД.$A$37];[$Настройки.$B$20];[.D4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]*[.E4]*[.F4]/1000" office:value-type="float" office:value="35.15184" calcext:value-type="float">
            <text:p>35,15 г</text:p>
          </table:table-cell>
          <table:table-cell table:style-name="ce346" office:value-type="float" office:value="0" calcext:value-type="float">
            <text:p>0</text:p>
          </table:table-cell>
          <table:table-cell table:style-name="ce267" table:formula="of:=[.G4]*[.H4]" office:value-type="float" office:value="0" calcext:value-type="float">
            <text:p>0,00 г</text:p>
          </table:table-cell>
          <table:table-cell table:style-name="ce194" table:formula="of:=COM.MICROSOFT.IFS([.D4]=[$БД.$A$36];[$Настройки.$B$19];[.D4]=[$БД.$A$37];[$Настройки.$B$21];[.D4]=[$БД.$A$38];1.1)/1000" office:value-type="float" office:value="2.7" calcext:value-type="float">
            <text:p>2,70 р/г</text:p>
          </table:table-cell>
          <table:table-cell table:style-name="ce324" table:formula="of:=[.I4]*[.J4]" office:value-type="currency" office:currency="RUB" office:value="0" calcext:value-type="currency">
            <text:p>0,00 ₽</text:p>
          </table:table-cell>
          <table:table-cell table:style-name="ce317" office:value-type="string" calcext:value-type="string">
            <text:p>Каретка от версии 0.7 оставлена для совместимости с кинематикой Markforged.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3" office:value-type="string" calcext:value-type="string">
            <text:p>V08-01-01-01-01</text:p>
          </table:table-cell>
          <table:table-cell table:style-name="ce283" office:value-type="string" calcext:value-type="string">
            <text:p>Y carriage base (0.5XY)</text:p>
          </table:table-cell>
          <table:table-cell table:style-name="ce260" office:value-type="float" office:value="40576" calcext:value-type="float">
            <text:p>40 576 мм³</text:p>
          </table:table-cell>
          <table:table-cell table:style-name="ce297" table:content-validation-name="val16" office:value-type="string" calcext:value-type="string">
            <text:p>Продвинутый</text:p>
          </table:table-cell>
          <table:table-cell table:style-name="ce265" table:formula="of:=COM.MICROSOFT.IFS([.D5]=[$БД.$A$36];[$Настройки.$B$18];[.D5]=[$БД.$A$37];[$Настройки.$B$20];[.D5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]*[.E5]*[.F5]/1000" office:value-type="float" office:value="43.82208" calcext:value-type="float">
            <text:p>43,82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5]*[.H5]" office:value-type="float" office:value="87.64416" calcext:value-type="float">
            <text:p>87,64 г</text:p>
          </table:table-cell>
          <table:table-cell table:style-name="ce194" table:formula="of:=COM.MICROSOFT.IFS([.D5]=[$БД.$A$36];[$Настройки.$B$19];[.D5]=[$БД.$A$37];[$Настройки.$B$21];[.D5]=[$БД.$A$38];1.1)/1000" office:value-type="float" office:value="2.7" calcext:value-type="float">
            <text:p>2,70 р/г</text:p>
          </table:table-cell>
          <table:table-cell table:style-name="ce324" table:formula="of:=[.I5]*[.J5]" office:value-type="currency" office:currency="RUB" office:value="236.639232" calcext:value-type="currency">
            <text:p>236,64 ₽</text:p>
          </table:table-cell>
          <table:table-cell table:style-name="ce31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3" office:value-type="string" calcext:value-type="string">
            <text:p>V08-01-01-01-02</text:p>
          </table:table-cell>
          <table:table-cell table:style-name="ce283" office:value-type="string" calcext:value-type="string">
            <text:p>Y belt clamp</text:p>
          </table:table-cell>
          <table:table-cell table:style-name="ce260" office:value-type="float" office:value="4836" calcext:value-type="float">
            <text:p>4 836 мм³</text:p>
          </table:table-cell>
          <table:table-cell table:style-name="ce297" table:content-validation-name="val16" office:value-type="string" calcext:value-type="string">
            <text:p>Продвинутый</text:p>
          </table:table-cell>
          <table:table-cell table:style-name="ce265" table:formula="of:=COM.MICROSOFT.IFS([.D6]=[$БД.$A$36];[$Настройки.$B$18];[.D6]=[$БД.$A$37];[$Настройки.$B$20];[.D6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]*[.E6]*[.F6]/1000" office:value-type="float" office:value="5.22288" calcext:value-type="float">
            <text:p>5,22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6]*[.H6]" office:value-type="float" office:value="10.44576" calcext:value-type="float">
            <text:p>10,45 г</text:p>
          </table:table-cell>
          <table:table-cell table:style-name="ce194" table:formula="of:=COM.MICROSOFT.IFS([.D6]=[$БД.$A$36];[$Настройки.$B$19];[.D6]=[$БД.$A$37];[$Настройки.$B$21];[.D6]=[$БД.$A$38];1.1)/1000" office:value-type="float" office:value="2.7" calcext:value-type="float">
            <text:p>2,70 р/г</text:p>
          </table:table-cell>
          <table:table-cell table:style-name="ce324" table:formula="of:=[.I6]*[.J6]" office:value-type="currency" office:currency="RUB" office:value="28.203552" calcext:value-type="currency">
            <text:p>28,20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3" office:value-type="string" calcext:value-type="string">
            <text:p>V05-01-01-01-03</text:p>
          </table:table-cell>
          <table:table-cell table:style-name="ce283" office:value-type="string" calcext:value-type="string">
            <text:p>X axis stopper</text:p>
          </table:table-cell>
          <table:table-cell table:style-name="ce260" office:value-type="float" office:value="1396" calcext:value-type="float">
            <text:p>1 396 мм³</text:p>
          </table:table-cell>
          <table:table-cell table:style-name="ce297" table:content-validation-name="val16" office:value-type="string" calcext:value-type="string">
            <text:p>Продвинутый</text:p>
          </table:table-cell>
          <table:table-cell table:style-name="ce265" table:formula="of:=COM.MICROSOFT.IFS([.D7]=[$БД.$A$36];[$Настройки.$B$18];[.D7]=[$БД.$A$37];[$Настройки.$B$20];[.D7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7]*[.E7]*[.F7]/1000" office:value-type="float" office:value="1.50768" calcext:value-type="float">
            <text:p>1,51 г</text:p>
          </table:table-cell>
          <table:table-cell table:style-name="ce346" table:formula="of:=2-[.H10]" office:value-type="float" office:value="0" calcext:value-type="float">
            <text:p>0</text:p>
          </table:table-cell>
          <table:table-cell table:style-name="ce267" table:formula="of:=[.G7]*[.H7]" office:value-type="float" office:value="0" calcext:value-type="float">
            <text:p>0,00 г</text:p>
          </table:table-cell>
          <table:table-cell table:style-name="ce194" table:formula="of:=COM.MICROSOFT.IFS([.D7]=[$БД.$A$36];[$Настройки.$B$19];[.D7]=[$БД.$A$37];[$Настройки.$B$21];[.D7]=[$БД.$A$38];1.1)/1000" office:value-type="float" office:value="2.7" calcext:value-type="float">
            <text:p>2,70 р/г</text:p>
          </table:table-cell>
          <table:table-cell table:style-name="ce324" table:formula="of:=[.I7]*[.J7]" office:value-type="currency" office:currency="RUB" office:value="0" calcext:value-type="currency">
            <text:p>0,00 ₽</text:p>
          </table:table-cell>
          <table:table-cell table:style-name="ce317" office:value-type="string" calcext:value-type="string">
            <text:p>Не зеркалится. Для LPH не нужен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1-01-01-04</text:p>
          </table:table-cell>
          <table:table-cell table:style-name="ce283" office:value-type="string" calcext:value-type="string">
            <text:p>Roller spacer</text:p>
          </table:table-cell>
          <table:table-cell table:style-name="ce260" office:value-type="float" office:value="532" calcext:value-type="float">
            <text:p>532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8]=[$БД.$A$36];[$Настройки.$B$18];[.D8]=[$БД.$A$37];[$Настройки.$B$20];[.D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8]*[.E8]*[.F8]/1000" office:value-type="float" office:value="0.68096" calcext:value-type="float">
            <text:p>0,68 г</text:p>
          </table:table-cell>
          <table:table-cell table:style-name="ce346" office:value-type="float" office:value="4" calcext:value-type="float">
            <text:p>4</text:p>
          </table:table-cell>
          <table:table-cell table:style-name="ce267" table:formula="of:=[.G8]*[.H8]" office:value-type="float" office:value="2.72384" calcext:value-type="float">
            <text:p>2,72 г</text:p>
          </table:table-cell>
          <table:table-cell table:style-name="ce194" table:formula="of:=COM.MICROSOFT.IFS([.D8]=[$БД.$A$36];[$Настройки.$B$19];[.D8]=[$БД.$A$37];[$Настройки.$B$21];[.D8]=[$БД.$A$38];1.1)/1000" office:value-type="float" office:value="1.2" calcext:value-type="float">
            <text:p>1,20 р/г</text:p>
          </table:table-cell>
          <table:table-cell table:style-name="ce324" table:formula="of:=[.I8]*[.J8]" office:value-type="currency" office:currency="RUB" office:value="3.268608" calcext:value-type="currency">
            <text:p>3,27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1-01-02-04</text:p>
          </table:table-cell>
          <table:table-cell table:style-name="ce283" office:value-type="string" calcext:value-type="string">
            <text:p>0.5XY print head roller spacer</text:p>
          </table:table-cell>
          <table:table-cell table:style-name="ce260" office:value-type="float" office:value="2133" calcext:value-type="float">
            <text:p>2 133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9]=[$БД.$A$36];[$Настройки.$B$18];[.D9]=[$БД.$A$37];[$Настройки.$B$20];[.D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9]*[.E9]*[.F9]/1000" office:value-type="float" office:value="2.73024" calcext:value-type="float">
            <text:p>2,73 г</text:p>
          </table:table-cell>
          <table:table-cell table:style-name="ce346" table:formula="of:=[$Настройки.B3]" office:value-type="float" office:value="2" calcext:value-type="float">
            <text:p>2</text:p>
          </table:table-cell>
          <table:table-cell table:style-name="ce267" table:formula="of:=[.G9]*[.H9]" office:value-type="float" office:value="5.46048" calcext:value-type="float">
            <text:p>5,46 г</text:p>
          </table:table-cell>
          <table:table-cell table:style-name="ce194" table:formula="of:=COM.MICROSOFT.IFS([.D9]=[$БД.$A$36];[$Настройки.$B$19];[.D9]=[$БД.$A$37];[$Настройки.$B$21];[.D9]=[$БД.$A$38];1.1)/1000" office:value-type="float" office:value="1.2" calcext:value-type="float">
            <text:p>1,20 р/г</text:p>
          </table:table-cell>
          <table:table-cell table:style-name="ce324" table:formula="of:=[.I9]*[.J9]" office:value-type="currency" office:currency="RUB" office:value="6.552576" calcext:value-type="currency">
            <text:p>6,55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1-01-04-01</text:p>
          </table:table-cell>
          <table:table-cell table:style-name="ce283" office:value-type="string" calcext:value-type="string">
            <text:p>Lite print head mount</text:p>
          </table:table-cell>
          <table:table-cell table:style-name="ce260" office:value-type="float" office:value="16784" calcext:value-type="float">
            <text:p>16 784 мм³</text:p>
          </table:table-cell>
          <table:table-cell table:style-name="ce297" table:content-validation-name="val16" office:value-type="string" calcext:value-type="string">
            <text:p>Продвинутый</text:p>
          </table:table-cell>
          <table:table-cell table:style-name="ce265" table:formula="of:=COM.MICROSOFT.IFS([.D10]=[$БД.$A$36];[$Настройки.$B$18];[.D10]=[$БД.$A$37];[$Настройки.$B$20];[.D10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0]*[.E10]*[.F10]/1000" office:value-type="float" office:value="18.12672" calcext:value-type="float">
            <text:p>18,13 г</text:p>
          </table:table-cell>
          <table:table-cell table:style-name="ce346" table:formula="of:=[$'Покупные изделия'.E11]" office:value-type="float" office:value="2" calcext:value-type="float">
            <text:p>2</text:p>
          </table:table-cell>
          <table:table-cell table:style-name="ce267" table:formula="of:=[.G10]*[.H10]" office:value-type="float" office:value="36.25344" calcext:value-type="float">
            <text:p>36,25 г</text:p>
          </table:table-cell>
          <table:table-cell table:style-name="ce194" table:formula="of:=COM.MICROSOFT.IFS([.D10]=[$БД.$A$36];[$Настройки.$B$19];[.D10]=[$БД.$A$37];[$Настройки.$B$21];[.D10]=[$БД.$A$38];1.1)/1000" office:value-type="float" office:value="2.7" calcext:value-type="float">
            <text:p>2,70 р/г</text:p>
          </table:table-cell>
          <table:table-cell table:style-name="ce324" table:formula="of:=[.I10]*[.J10]" office:value-type="currency" office:currency="RUB" office:value="97.884288" calcext:value-type="currency">
            <text:p>97,88 ₽</text:p>
          </table:table-cell>
          <table:table-cell table:style-name="ce31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1-01-04-03</text:p>
          </table:table-cell>
          <table:table-cell table:style-name="ce283" office:value-type="string" calcext:value-type="string">
            <text:p>LPH volcano dual 5015 fan duct</text:p>
          </table:table-cell>
          <table:table-cell table:style-name="ce260" office:value-type="float" office:value="16013" calcext:value-type="float">
            <text:p>16 013 мм³</text:p>
          </table:table-cell>
          <table:table-cell table:style-name="ce297" table:content-validation-name="val16" office:value-type="string" calcext:value-type="string">
            <text:p>Продвинутый</text:p>
          </table:table-cell>
          <table:table-cell table:style-name="ce265" table:formula="of:=COM.MICROSOFT.IFS([.D11]=[$БД.$A$36];[$Настройки.$B$18];[.D11]=[$БД.$A$37];[$Настройки.$B$20];[.D11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1]*[.E11]*[.F11]/1000" office:value-type="float" office:value="17.29404" calcext:value-type="float">
            <text:p>17,29 г</text:p>
          </table:table-cell>
          <table:table-cell table:style-name="ce346" table:formula="of:=[$Настройки.B3]" office:value-type="float" office:value="2" calcext:value-type="float">
            <text:p>2</text:p>
          </table:table-cell>
          <table:table-cell table:style-name="ce267" table:formula="of:=[.G11]*[.H11]" office:value-type="float" office:value="34.58808" calcext:value-type="float">
            <text:p>34,59 г</text:p>
          </table:table-cell>
          <table:table-cell table:style-name="ce194" table:formula="of:=COM.MICROSOFT.IFS([.D11]=[$БД.$A$36];[$Настройки.$B$19];[.D11]=[$БД.$A$37];[$Настройки.$B$21];[.D11]=[$БД.$A$38];1.1)/1000" office:value-type="float" office:value="2.7" calcext:value-type="float">
            <text:p>2,70 р/г</text:p>
          </table:table-cell>
          <table:table-cell table:style-name="ce324" table:formula="of:=[.I11]*[.J11]" office:value-type="currency" office:currency="RUB" office:value="93.387816" calcext:value-type="currency">
            <text:p>93,39 ₽</text:p>
          </table:table-cell>
          <table:table-cell table:style-name="ce31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1-01-04-04</text:p>
          </table:table-cell>
          <table:table-cell table:style-name="ce283" office:value-type="string" calcext:value-type="string">
            <text:p>LPH volcano front panel</text:p>
          </table:table-cell>
          <table:table-cell table:style-name="ce260" office:value-type="float" office:value="10217" calcext:value-type="float">
            <text:p>10 217 мм³</text:p>
          </table:table-cell>
          <table:table-cell table:style-name="ce297" table:content-validation-name="val16" office:value-type="string" calcext:value-type="string">
            <text:p>Продвинутый</text:p>
          </table:table-cell>
          <table:table-cell table:style-name="ce265" table:formula="of:=COM.MICROSOFT.IFS([.D12]=[$БД.$A$36];[$Настройки.$B$18];[.D12]=[$БД.$A$37];[$Настройки.$B$20];[.D12]=[$БД.$A$38];1.1)" office:value-type="float" office:value="1.08" calcext:value-type="float">
            <text:p>1,0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12]*[.E12]*[.F12]/1000" office:value-type="float" office:value="8.27577" calcext:value-type="float">
            <text:p>8,28 г</text:p>
          </table:table-cell>
          <table:table-cell table:style-name="ce346" table:formula="of:=[.H11]" office:value-type="float" office:value="2" calcext:value-type="float">
            <text:p>2</text:p>
          </table:table-cell>
          <table:table-cell table:style-name="ce267" table:formula="of:=[.G12]*[.H12]" office:value-type="float" office:value="16.55154" calcext:value-type="float">
            <text:p>16,55 г</text:p>
          </table:table-cell>
          <table:table-cell table:style-name="ce194" table:formula="of:=COM.MICROSOFT.IFS([.D12]=[$БД.$A$36];[$Настройки.$B$19];[.D12]=[$БД.$A$37];[$Настройки.$B$21];[.D12]=[$БД.$A$38];1.1)/1000" office:value-type="float" office:value="2.7" calcext:value-type="float">
            <text:p>2,70 р/г</text:p>
          </table:table-cell>
          <table:table-cell table:style-name="ce324" table:formula="of:=[.I12]*[.J12]" office:value-type="currency" office:currency="RUB" office:value="44.689158" calcext:value-type="currency">
            <text:p>44,69 ₽</text:p>
          </table:table-cell>
          <table:table-cell table:style-name="ce31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1-01-04-05</text:p>
          </table:table-cell>
          <table:table-cell table:style-name="ce283" office:value-type="string" calcext:value-type="string">
            <text:p>LPH back fan mount</text:p>
          </table:table-cell>
          <table:table-cell table:style-name="ce260" office:value-type="float" office:value="4399" calcext:value-type="float">
            <text:p>4 399 мм³</text:p>
          </table:table-cell>
          <table:table-cell table:style-name="ce297" table:content-validation-name="val16" office:value-type="string" calcext:value-type="string">
            <text:p>Продвинутый</text:p>
          </table:table-cell>
          <table:table-cell table:style-name="ce265" table:formula="of:=COM.MICROSOFT.IFS([.D13]=[$БД.$A$36];[$Настройки.$B$18];[.D13]=[$БД.$A$37];[$Настройки.$B$20];[.D13]=[$БД.$A$38];1.1)" office:value-type="float" office:value="1.08" calcext:value-type="float">
            <text:p>1,08 г/см³</text:p>
          </table:table-cell>
          <table:table-cell table:style-name="ce213" office:value-type="percentage" office:value="0.65" calcext:value-type="percentage">
            <text:p>65,00%</text:p>
          </table:table-cell>
          <table:table-cell table:style-name="ce267" table:formula="of:=[.C13]*[.E13]*[.F13]/1000" office:value-type="float" office:value="3.088098" calcext:value-type="float">
            <text:p>3,09 г</text:p>
          </table:table-cell>
          <table:table-cell table:style-name="ce346" table:formula="of:=[.H11]" office:value-type="float" office:value="2" calcext:value-type="float">
            <text:p>2</text:p>
          </table:table-cell>
          <table:table-cell table:style-name="ce267" table:formula="of:=[.G13]*[.H13]" office:value-type="float" office:value="6.176196" calcext:value-type="float">
            <text:p>6,18 г</text:p>
          </table:table-cell>
          <table:table-cell table:style-name="ce194" table:formula="of:=COM.MICROSOFT.IFS([.D13]=[$БД.$A$36];[$Настройки.$B$19];[.D13]=[$БД.$A$37];[$Настройки.$B$21];[.D13]=[$БД.$A$38];1.1)/1000" office:value-type="float" office:value="2.7" calcext:value-type="float">
            <text:p>2,70 р/г</text:p>
          </table:table-cell>
          <table:table-cell table:style-name="ce324" table:formula="of:=[.I13]*[.J13]" office:value-type="currency" office:currency="RUB" office:value="16.6757292" calcext:value-type="currency">
            <text:p>16,68 ₽</text:p>
          </table:table-cell>
          <table:table-cell table:style-name="ce31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1-01-04-06</text:p>
          </table:table-cell>
          <table:table-cell table:style-name="ce283" office:value-type="string" calcext:value-type="string">
            <text:p>Lite print head case (CR-10)</text:p>
          </table:table-cell>
          <table:table-cell table:style-name="ce260" office:value-type="float" office:value="18797" calcext:value-type="float">
            <text:p>18 797 мм³</text:p>
          </table:table-cell>
          <table:table-cell table:style-name="ce297" table:content-validation-name="val16" office:value-type="string" calcext:value-type="string">
            <text:p>Продвинутый</text:p>
          </table:table-cell>
          <table:table-cell table:style-name="ce265" table:formula="of:=COM.MICROSOFT.IFS([.D14]=[$БД.$A$36];[$Настройки.$B$18];[.D14]=[$БД.$A$37];[$Настройки.$B$20];[.D14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4]*[.E14]*[.F14]/1000" office:value-type="float" office:value="20.30076" calcext:value-type="float">
            <text:p>20,30 г</text:p>
          </table:table-cell>
          <table:table-cell table:style-name="ce346" table:formula="of:=[$'Покупные изделия'.E11]" office:value-type="float" office:value="2" calcext:value-type="float">
            <text:p>2</text:p>
          </table:table-cell>
          <table:table-cell table:style-name="ce267" table:formula="of:=[.G14]*[.H14]" office:value-type="float" office:value="40.60152" calcext:value-type="float">
            <text:p>40,60 г</text:p>
          </table:table-cell>
          <table:table-cell table:style-name="ce194" table:formula="of:=COM.MICROSOFT.IFS([.D14]=[$БД.$A$36];[$Настройки.$B$19];[.D14]=[$БД.$A$37];[$Настройки.$B$21];[.D14]=[$БД.$A$38];1.1)/1000" office:value-type="float" office:value="2.7" calcext:value-type="float">
            <text:p>2,70 р/г</text:p>
          </table:table-cell>
          <table:table-cell table:style-name="ce324" table:formula="of:=[.I14]*[.J14]" office:value-type="currency" office:currency="RUB" office:value="109.624104" calcext:value-type="currency">
            <text:p>109,62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313" office:value-type="string" calcext:value-type="string">
            <text:p>V08-01-01-04-08</text:p>
          </table:table-cell>
          <table:table-cell table:style-name="ce283" office:value-type="string" calcext:value-type="string">
            <text:p>LPH volcano front panel logo</text:p>
          </table:table-cell>
          <table:table-cell table:style-name="ce260" office:value-type="float" office:value="233" calcext:value-type="float">
            <text:p>233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15]=[$БД.$A$36];[$Настройки.$B$18];[.D15]=[$БД.$A$37];[$Настройки.$B$20];[.D15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5]*[.E15]*[.F15]/1000" office:value-type="float" office:value="0.29824" calcext:value-type="float">
            <text:p>0,30 г</text:p>
          </table:table-cell>
          <table:table-cell table:style-name="ce346" table:formula="of:=IF([.H11]&gt;0;1;0)" office:value-type="float" office:value="1" calcext:value-type="float">
            <text:p>1</text:p>
          </table:table-cell>
          <table:table-cell table:style-name="ce267" table:formula="of:=[.G15]*[.H15]" office:value-type="float" office:value="0.29824" calcext:value-type="float">
            <text:p>0,30 г</text:p>
          </table:table-cell>
          <table:table-cell table:style-name="ce194" table:formula="of:=COM.MICROSOFT.IFS([.D15]=[$БД.$A$36];[$Настройки.$B$19];[.D15]=[$БД.$A$37];[$Настройки.$B$21];[.D15]=[$БД.$A$38];1.1)/1000" office:value-type="float" office:value="1.2" calcext:value-type="float">
            <text:p>1,20 р/г</text:p>
          </table:table-cell>
          <table:table-cell table:style-name="ce324" table:formula="of:=[.I15]*[.J15]" office:value-type="currency" office:currency="RUB" office:value="0.357888" calcext:value-type="currency">
            <text:p>0,36 ₽</text:p>
          </table:table-cell>
          <table:table-cell table:style-name="ce317"/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1-02-01</text:p>
          </table:table-cell>
          <table:table-cell table:style-name="ce283" office:value-type="string" calcext:value-type="string">
            <text:p>X axis motor mount</text:p>
          </table:table-cell>
          <table:table-cell table:style-name="ce260" office:value-type="float" office:value="50929" calcext:value-type="float">
            <text:p>50 929 мм³</text:p>
          </table:table-cell>
          <table:table-cell table:style-name="ce297" table:content-validation-name="val16" office:value-type="string" calcext:value-type="string">
            <text:p>Продвинутый</text:p>
          </table:table-cell>
          <table:table-cell table:style-name="ce265" table:formula="of:=COM.MICROSOFT.IFS([.D16]=[$БД.$A$36];[$Настройки.$B$18];[.D16]=[$БД.$A$37];[$Настройки.$B$20];[.D16]=[$БД.$A$38];1.1)" office:value-type="float" office:value="1.08" calcext:value-type="float">
            <text:p>1,0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16]*[.E16]*[.F16]/1000" office:value-type="float" office:value="41.25249" calcext:value-type="float">
            <text:p>41,25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16]*[.H16]" office:value-type="float" office:value="82.50498" calcext:value-type="float">
            <text:p>82,50 г</text:p>
          </table:table-cell>
          <table:table-cell table:style-name="ce194" table:formula="of:=COM.MICROSOFT.IFS([.D16]=[$БД.$A$36];[$Настройки.$B$19];[.D16]=[$БД.$A$37];[$Настройки.$B$21];[.D16]=[$БД.$A$38];1.1)/1000" office:value-type="float" office:value="2.7" calcext:value-type="float">
            <text:p>2,70 р/г</text:p>
          </table:table-cell>
          <table:table-cell table:style-name="ce324" table:formula="of:=[.I16]*[.J16]" office:value-type="currency" office:currency="RUB" office:value="222.763446" calcext:value-type="currency">
            <text:p>222,76 ₽</text:p>
          </table:table-cell>
          <table:table-cell table:style-name="ce31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1-02-02</text:p>
          </table:table-cell>
          <table:table-cell table:style-name="ce283" office:value-type="string" calcext:value-type="string">
            <text:p>X axis motor strenghener</text:p>
          </table:table-cell>
          <table:table-cell table:style-name="ce260" office:value-type="float" office:value="11869" calcext:value-type="float">
            <text:p>11 869 мм³</text:p>
          </table:table-cell>
          <table:table-cell table:style-name="ce297" table:content-validation-name="val16" office:value-type="string" calcext:value-type="string">
            <text:p>Продвинутый</text:p>
          </table:table-cell>
          <table:table-cell table:style-name="ce265" table:formula="of:=COM.MICROSOFT.IFS([.D17]=[$БД.$A$36];[$Настройки.$B$18];[.D17]=[$БД.$A$37];[$Настройки.$B$20];[.D17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7]*[.E17]*[.F17]/1000" office:value-type="float" office:value="12.81852" calcext:value-type="float">
            <text:p>12,82 г</text:p>
          </table:table-cell>
          <table:table-cell table:style-name="ce346" office:value-type="float" office:value="0" calcext:value-type="float">
            <text:p>0</text:p>
          </table:table-cell>
          <table:table-cell table:style-name="ce267" table:formula="of:=[.G17]*[.H17]" office:value-type="float" office:value="0" calcext:value-type="float">
            <text:p>0,00 г</text:p>
          </table:table-cell>
          <table:table-cell table:style-name="ce194" table:formula="of:=COM.MICROSOFT.IFS([.D17]=[$БД.$A$36];[$Настройки.$B$19];[.D17]=[$БД.$A$37];[$Настройки.$B$21];[.D17]=[$БД.$A$38];1.1)/1000" office:value-type="float" office:value="2.7" calcext:value-type="float">
            <text:p>2,70 р/г</text:p>
          </table:table-cell>
          <table:table-cell table:style-name="ce324" table:formula="of:=[.I17]*[.J17]" office:value-type="currency" office:currency="RUB" office:value="0" calcext:value-type="currency">
            <text:p>0,00 ₽</text:p>
          </table:table-cell>
          <table:table-cell table:style-name="ce317" office:value-type="string" calcext:value-type="string">
            <text:p>Опциональные детали. Если нужны, вручную измените количество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1-03-01</text:p>
          </table:table-cell>
          <table:table-cell table:style-name="ce283" office:value-type="string" calcext:value-type="string">
            <text:p>Y motor mount</text:p>
          </table:table-cell>
          <table:table-cell table:style-name="ce260" office:value-type="float" office:value="27074" calcext:value-type="float">
            <text:p>27 074 мм³</text:p>
          </table:table-cell>
          <table:table-cell table:style-name="ce297" table:content-validation-name="val16" office:value-type="string" calcext:value-type="string">
            <text:p>Продвинутый</text:p>
          </table:table-cell>
          <table:table-cell table:style-name="ce265" table:formula="of:=COM.MICROSOFT.IFS([.D18]=[$БД.$A$36];[$Настройки.$B$18];[.D18]=[$БД.$A$37];[$Настройки.$B$20];[.D18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8]*[.E18]*[.F18]/1000" office:value-type="float" office:value="29.23992" calcext:value-type="float">
            <text:p>29,24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18]*[.H18]" office:value-type="float" office:value="58.47984" calcext:value-type="float">
            <text:p>58,48 г</text:p>
          </table:table-cell>
          <table:table-cell table:style-name="ce194" table:formula="of:=COM.MICROSOFT.IFS([.D18]=[$БД.$A$36];[$Настройки.$B$19];[.D18]=[$БД.$A$37];[$Настройки.$B$21];[.D18]=[$БД.$A$38];1.1)/1000" office:value-type="float" office:value="2.7" calcext:value-type="float">
            <text:p>2,70 р/г</text:p>
          </table:table-cell>
          <table:table-cell table:style-name="ce324" table:formula="of:=[.I18]*[.J18]" office:value-type="currency" office:currency="RUB" office:value="157.895568" calcext:value-type="currency">
            <text:p>157,90 ₽</text:p>
          </table:table-cell>
          <table:table-cell table:style-name="ce31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1-03-02</text:p>
          </table:table-cell>
          <table:table-cell table:style-name="ce283" office:value-type="string" calcext:value-type="string">
            <text:p>Y motor strengthener</text:p>
          </table:table-cell>
          <table:table-cell table:style-name="ce260" office:value-type="float" office:value="10760" calcext:value-type="float">
            <text:p>10 760 мм³</text:p>
          </table:table-cell>
          <table:table-cell table:style-name="ce297" table:content-validation-name="val16" office:value-type="string" calcext:value-type="string">
            <text:p>Продвинутый</text:p>
          </table:table-cell>
          <table:table-cell table:style-name="ce265" table:formula="of:=COM.MICROSOFT.IFS([.D19]=[$БД.$A$36];[$Настройки.$B$18];[.D19]=[$БД.$A$37];[$Настройки.$B$20];[.D19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9]*[.E19]*[.F19]/1000" office:value-type="float" office:value="11.6208" calcext:value-type="float">
            <text:p>11,62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19]*[.H19]" office:value-type="float" office:value="23.2416" calcext:value-type="float">
            <text:p>23,24 г</text:p>
          </table:table-cell>
          <table:table-cell table:style-name="ce194" table:formula="of:=COM.MICROSOFT.IFS([.D19]=[$БД.$A$36];[$Настройки.$B$19];[.D19]=[$БД.$A$37];[$Настройки.$B$21];[.D19]=[$БД.$A$38];1.1)/1000" office:value-type="float" office:value="2.7" calcext:value-type="float">
            <text:p>2,70 р/г</text:p>
          </table:table-cell>
          <table:table-cell table:style-name="ce324" table:formula="of:=[.I19]*[.J19]" office:value-type="currency" office:currency="RUB" office:value="62.75232" calcext:value-type="currency">
            <text:p>62,75 ₽</text:p>
          </table:table-cell>
          <table:table-cell table:style-name="ce31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6">
          <table:table-cell table:style-name="ce313" office:value-type="string" calcext:value-type="string">
            <text:p>V08-01-04-01</text:p>
          </table:table-cell>
          <table:table-cell table:style-name="ce283" office:value-type="string" calcext:value-type="string">
            <text:p>Left belt tensioner base</text:p>
          </table:table-cell>
          <table:table-cell table:style-name="ce260" office:value-type="float" office:value="89360" calcext:value-type="float">
            <text:p>89 360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20]=[$БД.$A$36];[$Настройки.$B$18];[.D20]=[$БД.$A$37];[$Настройки.$B$20];[.D20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20]*[.E20]*[.F20]/1000" office:value-type="float" office:value="57.1904" calcext:value-type="float">
            <text:p>57,19 г</text:p>
          </table:table-cell>
          <table:table-cell table:style-name="ce346" office:value-type="float" office:value="1" calcext:value-type="float">
            <text:p>1</text:p>
          </table:table-cell>
          <table:table-cell table:style-name="ce267" table:formula="of:=[.G20]*[.H20]" office:value-type="float" office:value="57.1904" calcext:value-type="float">
            <text:p>57,19 г</text:p>
          </table:table-cell>
          <table:table-cell table:style-name="ce194" table:formula="of:=COM.MICROSOFT.IFS([.D20]=[$БД.$A$36];[$Настройки.$B$19];[.D20]=[$БД.$A$37];[$Настройки.$B$21];[.D20]=[$БД.$A$38];1.1)/1000" office:value-type="float" office:value="1.2" calcext:value-type="float">
            <text:p>1,20 р/г</text:p>
          </table:table-cell>
          <table:table-cell table:style-name="ce324" table:formula="of:=[.I20]*[.J20]" office:value-type="currency" office:currency="RUB" office:value="68.62848" calcext:value-type="currency">
            <text:p>68,63 ₽</text:p>
          </table:table-cell>
          <table:table-cell table:style-name="ce317"/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1-04-02-01</text:p>
          </table:table-cell>
          <table:table-cell table:style-name="ce283" office:value-type="string" calcext:value-type="string">
            <text:p><text:span text:style-name="T11">Belt tensioner (roller)</text:span> body</text:p>
          </table:table-cell>
          <table:table-cell table:style-name="ce260" office:value-type="float" office:value="7425" calcext:value-type="float">
            <text:p>7 425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21]=[$БД.$A$36];[$Настройки.$B$18];[.D21]=[$БД.$A$37];[$Настройки.$B$20];[.D2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1]*[.E21]*[.F21]/1000" office:value-type="float" office:value="9.504" calcext:value-type="float">
            <text:p>9,50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21]*[.H21]" office:value-type="float" office:value="19.008" calcext:value-type="float">
            <text:p>19,01 г</text:p>
          </table:table-cell>
          <table:table-cell table:style-name="ce194" table:formula="of:=COM.MICROSOFT.IFS([.D21]=[$БД.$A$36];[$Настройки.$B$19];[.D21]=[$БД.$A$37];[$Настройки.$B$21];[.D21]=[$БД.$A$38];1.1)/1000" office:value-type="float" office:value="1.2" calcext:value-type="float">
            <text:p>1,20 р/г</text:p>
          </table:table-cell>
          <table:table-cell table:style-name="ce324" table:formula="of:=[.I21]*[.J21]" office:value-type="currency" office:currency="RUB" office:value="22.8096" calcext:value-type="currency">
            <text:p>22,81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5-01-04-02-02</text:p>
          </table:table-cell>
          <table:table-cell table:style-name="ce283" office:value-type="string" calcext:value-type="string">
            <text:p>Belt tensioner knob</text:p>
          </table:table-cell>
          <table:table-cell table:style-name="ce260" office:value-type="float" office:value="3291" calcext:value-type="float">
            <text:p>3 291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22]=[$БД.$A$36];[$Настройки.$B$18];[.D22]=[$БД.$A$37];[$Настройки.$B$20];[.D2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2]*[.E22]*[.F22]/1000" office:value-type="float" office:value="4.21248" calcext:value-type="float">
            <text:p>4,21 г</text:p>
          </table:table-cell>
          <table:table-cell table:style-name="ce346" table:formula="of:=[.H21]+[.H24]" office:value-type="float" office:value="4" calcext:value-type="float">
            <text:p>4</text:p>
          </table:table-cell>
          <table:table-cell table:style-name="ce267" table:formula="of:=[.G22]*[.H22]" office:value-type="float" office:value="16.84992" calcext:value-type="float">
            <text:p>16,85 г</text:p>
          </table:table-cell>
          <table:table-cell table:style-name="ce194" table:formula="of:=COM.MICROSOFT.IFS([.D22]=[$БД.$A$36];[$Настройки.$B$19];[.D22]=[$БД.$A$37];[$Настройки.$B$21];[.D22]=[$БД.$A$38];1.1)/1000" office:value-type="float" office:value="1.2" calcext:value-type="float">
            <text:p>1,20 р/г</text:p>
          </table:table-cell>
          <table:table-cell table:style-name="ce324" table:formula="of:=[.I22]*[.J22]" office:value-type="currency" office:currency="RUB" office:value="20.219904" calcext:value-type="currency">
            <text:p>20,22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1-04-02-03</text:p>
          </table:table-cell>
          <table:table-cell table:style-name="ce283" office:value-type="string" calcext:value-type="string">
            <text:p>Belt tensioner knob cap</text:p>
          </table:table-cell>
          <table:table-cell table:style-name="ce260" office:value-type="float" office:value="588" calcext:value-type="float">
            <text:p>588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23]=[$БД.$A$36];[$Настройки.$B$18];[.D23]=[$БД.$A$37];[$Настройки.$B$20];[.D23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3]*[.E23]*[.F23]/1000" office:value-type="float" office:value="0.75264" calcext:value-type="float">
            <text:p>0,75 г</text:p>
          </table:table-cell>
          <table:table-cell table:style-name="ce346" table:formula="of:=[.H22]" office:value-type="float" office:value="4" calcext:value-type="float">
            <text:p>4</text:p>
          </table:table-cell>
          <table:table-cell table:style-name="ce267" table:formula="of:=[.G23]*[.H23]" office:value-type="float" office:value="3.01056" calcext:value-type="float">
            <text:p>3,01 г</text:p>
          </table:table-cell>
          <table:table-cell table:style-name="ce194" table:formula="of:=COM.MICROSOFT.IFS([.D23]=[$БД.$A$36];[$Настройки.$B$19];[.D23]=[$БД.$A$37];[$Настройки.$B$21];[.D23]=[$БД.$A$38];1.1)/1000" office:value-type="float" office:value="1.2" calcext:value-type="float">
            <text:p>1,20 р/г</text:p>
          </table:table-cell>
          <table:table-cell table:style-name="ce324" table:formula="of:=[.I23]*[.J23]" office:value-type="currency" office:currency="RUB" office:value="3.612672" calcext:value-type="currency">
            <text:p>3,61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1-04-03-01</text:p>
          </table:table-cell>
          <table:table-cell table:style-name="ce283" office:value-type="string" calcext:value-type="string">
            <text:p><text:span text:style-name="T11">Belt tensioner (0.5XY)</text:span> body</text:p>
          </table:table-cell>
          <table:table-cell table:style-name="ce260" office:value-type="float" office:value="12224" calcext:value-type="float">
            <text:p>12 224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24]=[$БД.$A$36];[$Настройки.$B$18];[.D24]=[$БД.$A$37];[$Настройки.$B$20];[.D24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4]*[.E24]*[.F24]/1000" office:value-type="float" office:value="15.64672" calcext:value-type="float">
            <text:p>15,65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24]*[.H24]" office:value-type="float" office:value="31.29344" calcext:value-type="float">
            <text:p>31,29 г</text:p>
          </table:table-cell>
          <table:table-cell table:style-name="ce194" table:formula="of:=COM.MICROSOFT.IFS([.D24]=[$БД.$A$36];[$Настройки.$B$19];[.D24]=[$БД.$A$37];[$Настройки.$B$21];[.D24]=[$БД.$A$38];1.1)/1000" office:value-type="float" office:value="1.2" calcext:value-type="float">
            <text:p>1,20 р/г</text:p>
          </table:table-cell>
          <table:table-cell table:style-name="ce324" table:formula="of:=[.I24]*[.J24]" office:value-type="currency" office:currency="RUB" office:value="37.552128" calcext:value-type="currency">
            <text:p>37,55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1-04-03-02</text:p>
          </table:table-cell>
          <table:table-cell table:style-name="ce283" office:value-type="string" calcext:value-type="string">
            <text:p><text:span text:style-name="T11">Belt tensioner (0.5XY)</text:span> plunger</text:p>
          </table:table-cell>
          <table:table-cell table:style-name="ce260" office:value-type="float" office:value="1230" calcext:value-type="float">
            <text:p>1 230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25]=[$БД.$A$36];[$Настройки.$B$18];[.D25]=[$БД.$A$37];[$Настройки.$B$20];[.D25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5]*[.E25]*[.F25]/1000" office:value-type="float" office:value="1.5744" calcext:value-type="float">
            <text:p>1,57 г</text:p>
          </table:table-cell>
          <table:table-cell table:style-name="ce346" table:formula="of:=[.H24]" office:value-type="float" office:value="2" calcext:value-type="float">
            <text:p>2</text:p>
          </table:table-cell>
          <table:table-cell table:style-name="ce267" table:formula="of:=[.G25]*[.H25]" office:value-type="float" office:value="3.1488" calcext:value-type="float">
            <text:p>3,15 г</text:p>
          </table:table-cell>
          <table:table-cell table:style-name="ce194" table:formula="of:=COM.MICROSOFT.IFS([.D25]=[$БД.$A$36];[$Настройки.$B$19];[.D25]=[$БД.$A$37];[$Настройки.$B$21];[.D25]=[$БД.$A$38];1.1)/1000" office:value-type="float" office:value="1.2" calcext:value-type="float">
            <text:p>1,20 р/г</text:p>
          </table:table-cell>
          <table:table-cell table:style-name="ce324" table:formula="of:=[.I25]*[.J25]" office:value-type="currency" office:currency="RUB" office:value="3.77856" calcext:value-type="currency">
            <text:p>3,78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1-04-03-03</text:p>
          </table:table-cell>
          <table:table-cell table:style-name="ce283" office:value-type="string" calcext:value-type="string">
            <text:p><text:span text:style-name="T11">Belt tensioner (0.5XY)</text:span> clamp</text:p>
          </table:table-cell>
          <table:table-cell table:style-name="ce260" office:value-type="float" office:value="1258" calcext:value-type="float">
            <text:p>1 258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26]=[$БД.$A$36];[$Настройки.$B$18];[.D26]=[$БД.$A$37];[$Настройки.$B$20];[.D26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6]*[.E26]*[.F26]/1000" office:value-type="float" office:value="1.61024" calcext:value-type="float">
            <text:p>1,61 г</text:p>
          </table:table-cell>
          <table:table-cell table:style-name="ce346" table:formula="of:=[.H24]" office:value-type="float" office:value="2" calcext:value-type="float">
            <text:p>2</text:p>
          </table:table-cell>
          <table:table-cell table:style-name="ce267" table:formula="of:=[.G26]*[.H26]" office:value-type="float" office:value="3.22048" calcext:value-type="float">
            <text:p>3,22 г</text:p>
          </table:table-cell>
          <table:table-cell table:style-name="ce194" table:formula="of:=COM.MICROSOFT.IFS([.D26]=[$БД.$A$36];[$Настройки.$B$19];[.D26]=[$БД.$A$37];[$Настройки.$B$21];[.D26]=[$БД.$A$38];1.1)/1000" office:value-type="float" office:value="1.2" calcext:value-type="float">
            <text:p>1,20 р/г</text:p>
          </table:table-cell>
          <table:table-cell table:style-name="ce324" table:formula="of:=[.I26]*[.J26]" office:value-type="currency" office:currency="RUB" office:value="3.864576" calcext:value-type="currency">
            <text:p>3,86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313" office:value-type="string" calcext:value-type="string">
            <text:p>V08-01-04-04</text:p>
          </table:table-cell>
          <table:table-cell table:style-name="ce283" office:value-type="string" calcext:value-type="string">
            <text:p>Belt tensioner belt clamp</text:p>
          </table:table-cell>
          <table:table-cell table:style-name="ce260" office:value-type="float" office:value="2257" calcext:value-type="float">
            <text:p>2 257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27]=[$БД.$A$36];[$Настройки.$B$18];[.D27]=[$БД.$A$37];[$Настройки.$B$20];[.D27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7]*[.E27]*[.F27]/1000" office:value-type="float" office:value="2.88896" calcext:value-type="float">
            <text:p>2,89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27]*[.H27]" office:value-type="float" office:value="5.77792" calcext:value-type="float">
            <text:p>5,78 г</text:p>
          </table:table-cell>
          <table:table-cell table:style-name="ce194" table:formula="of:=COM.MICROSOFT.IFS([.D27]=[$БД.$A$36];[$Настройки.$B$19];[.D27]=[$БД.$A$37];[$Настройки.$B$21];[.D27]=[$БД.$A$38];1.1)/1000" office:value-type="float" office:value="1.2" calcext:value-type="float">
            <text:p>1,20 р/г</text:p>
          </table:table-cell>
          <table:table-cell table:style-name="ce324" table:formula="of:=[.I27]*[.J27]" office:value-type="currency" office:currency="RUB" office:value="6.933504" calcext:value-type="currency">
            <text:p>6,93 ₽</text:p>
          </table:table-cell>
          <table:table-cell table:style-name="ce317"/>
          <table:table-cell table:number-columns-repeated="1011"/>
        </table:table-row>
        <table:table-row table:style-name="ro6">
          <table:table-cell table:style-name="ce313" office:value-type="string" calcext:value-type="string">
            <text:p>V08-01-04-05</text:p>
          </table:table-cell>
          <table:table-cell table:style-name="ce283" office:value-type="string" calcext:value-type="string">
            <text:p>Belt tensioner plunger</text:p>
          </table:table-cell>
          <table:table-cell table:style-name="ce260" office:value-type="float" office:value="1934" calcext:value-type="float">
            <text:p>1 934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28]=[$БД.$A$36];[$Настройки.$B$18];[.D28]=[$БД.$A$37];[$Настройки.$B$20];[.D2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8]*[.E28]*[.F28]/1000" office:value-type="float" office:value="2.47552" calcext:value-type="float">
            <text:p>2,48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28]*[.H28]" office:value-type="float" office:value="4.95104" calcext:value-type="float">
            <text:p>4,95 г</text:p>
          </table:table-cell>
          <table:table-cell table:style-name="ce194" table:formula="of:=COM.MICROSOFT.IFS([.D28]=[$БД.$A$36];[$Настройки.$B$19];[.D28]=[$БД.$A$37];[$Настройки.$B$21];[.D28]=[$БД.$A$38];1.1)/1000" office:value-type="float" office:value="1.2" calcext:value-type="float">
            <text:p>1,20 р/г</text:p>
          </table:table-cell>
          <table:table-cell table:style-name="ce324" table:formula="of:=[.I28]*[.J28]" office:value-type="currency" office:currency="RUB" office:value="5.941248" calcext:value-type="currency">
            <text:p>5,94 ₽</text:p>
          </table:table-cell>
          <table:table-cell table:style-name="ce317"/>
          <table:table-cell table:number-columns-repeated="1011"/>
        </table:table-row>
        <table:table-row table:style-name="ro6">
          <table:table-cell table:style-name="ce313" office:value-type="string" calcext:value-type="string">
            <text:p>V08-01-05-01</text:p>
          </table:table-cell>
          <table:table-cell table:style-name="ce283" office:value-type="string" calcext:value-type="string">
            <text:p>Right belt tensioner base</text:p>
          </table:table-cell>
          <table:table-cell table:style-name="ce260" office:value-type="float" office:value="89409" calcext:value-type="float">
            <text:p>89 409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29]=[$БД.$A$36];[$Настройки.$B$18];[.D29]=[$БД.$A$37];[$Настройки.$B$20];[.D29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29]*[.E29]*[.F29]/1000" office:value-type="float" office:value="57.22176" calcext:value-type="float">
            <text:p>57,22 г</text:p>
          </table:table-cell>
          <table:table-cell table:style-name="ce346" office:value-type="float" office:value="1" calcext:value-type="float">
            <text:p>1</text:p>
          </table:table-cell>
          <table:table-cell table:style-name="ce267" table:formula="of:=[.G29]*[.H29]" office:value-type="float" office:value="57.22176" calcext:value-type="float">
            <text:p>57,22 г</text:p>
          </table:table-cell>
          <table:table-cell table:style-name="ce194" table:formula="of:=COM.MICROSOFT.IFS([.D29]=[$БД.$A$36];[$Настройки.$B$19];[.D29]=[$БД.$A$37];[$Настройки.$B$21];[.D29]=[$БД.$A$38];1.1)/1000" office:value-type="float" office:value="1.2" calcext:value-type="float">
            <text:p>1,20 р/г</text:p>
          </table:table-cell>
          <table:table-cell table:style-name="ce324" table:formula="of:=[.I29]*[.J29]" office:value-type="currency" office:currency="RUB" office:value="68.666112" calcext:value-type="currency">
            <text:p>68,67 ₽</text:p>
          </table:table-cell>
          <table:table-cell table:style-name="ce317"/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1-06-01</text:p>
          </table:table-cell>
          <table:table-cell table:style-name="ce283" office:value-type="string" calcext:value-type="string">
            <text:p>X axis mechanical endstop mount</text:p>
          </table:table-cell>
          <table:table-cell table:style-name="ce260" office:value-type="float" office:value="3618" calcext:value-type="float">
            <text:p>3 618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30]=[$БД.$A$36];[$Настройки.$B$18];[.D30]=[$БД.$A$37];[$Настройки.$B$20];[.D30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0]*[.E30]*[.F30]/1000" office:value-type="float" office:value="4.63104" calcext:value-type="float">
            <text:p>4,63 г</text:p>
          </table:table-cell>
          <table:table-cell table:style-name="ce346" table:formula="of:=IF([$Настройки.B3]=2;2;0)" office:value-type="float" office:value="2" calcext:value-type="float">
            <text:p>2</text:p>
          </table:table-cell>
          <table:table-cell table:style-name="ce267" table:formula="of:=[.G30]*[.H30]" office:value-type="float" office:value="9.26208" calcext:value-type="float">
            <text:p>9,26 г</text:p>
          </table:table-cell>
          <table:table-cell table:style-name="ce194" table:formula="of:=COM.MICROSOFT.IFS([.D30]=[$БД.$A$36];[$Настройки.$B$19];[.D30]=[$БД.$A$37];[$Настройки.$B$21];[.D30]=[$БД.$A$38];1.1)/1000" office:value-type="float" office:value="1.2" calcext:value-type="float">
            <text:p>1,20 р/г</text:p>
          </table:table-cell>
          <table:table-cell table:style-name="ce324" table:formula="of:=[.I30]*[.J30]" office:value-type="currency" office:currency="RUB" office:value="11.114496" calcext:value-type="currency">
            <text:p>11,11 ₽</text:p>
          </table:table-cell>
          <table:table-cell table:style-name="ce31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2">
          <table:table-cell table:style-name="ce313" office:value-type="string" calcext:value-type="string">
            <text:p>V08-01-07-01</text:p>
          </table:table-cell>
          <table:table-cell table:style-name="ce283" office:value-type="string" calcext:value-type="string">
            <text:p>Y axis mechanical endstop mount</text:p>
          </table:table-cell>
          <table:table-cell table:style-name="ce260" office:value-type="float" office:value="2251" calcext:value-type="float">
            <text:p>2 251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31]=[$БД.$A$36];[$Настройки.$B$18];[.D31]=[$БД.$A$37];[$Настройки.$B$20];[.D3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1]*[.E31]*[.F31]/1000" office:value-type="float" office:value="2.88128" calcext:value-type="float">
            <text:p>2,88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31]*[.H31]" office:value-type="float" office:value="5.76256" calcext:value-type="float">
            <text:p>5,76 г</text:p>
          </table:table-cell>
          <table:table-cell table:style-name="ce194" table:formula="of:=COM.MICROSOFT.IFS([.D31]=[$БД.$A$36];[$Настройки.$B$19];[.D31]=[$БД.$A$37];[$Настройки.$B$21];[.D31]=[$БД.$A$38];1.1)/1000" office:value-type="float" office:value="1.2" calcext:value-type="float">
            <text:p>1,20 р/г</text:p>
          </table:table-cell>
          <table:table-cell table:style-name="ce324" table:formula="of:=[.I31]*[.J31]" office:value-type="currency" office:currency="RUB" office:value="6.915072" calcext:value-type="currency">
            <text:p>6,92 ₽</text:p>
          </table:table-cell>
          <table:table-cell table:style-name="ce317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Нижняя рама</text:p>
          </table:table-cell>
          <table:covered-table-cell table:style-name="ce251"/>
          <table:covered-table-cell table:style-name="ce255"/>
          <table:covered-table-cell table:style-name="ce298" table:content-validation-name="val16"/>
          <table:covered-table-cell table:style-name="ce275"/>
          <table:covered-table-cell table:style-name="ce298"/>
          <table:covered-table-cell table:style-name="ce278"/>
          <table:covered-table-cell table:style-name="ce280"/>
          <table:covered-table-cell table:style-name="ce278"/>
          <table:covered-table-cell table:style-name="ce195"/>
          <table:covered-table-cell table:style-name="ce197"/>
          <table:covered-table-cell table:style-name="ce285"/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2-01</text:p>
          </table:table-cell>
          <table:table-cell table:style-name="ce283" office:value-type="string" calcext:value-type="string">
            <text:p>Foot</text:p>
          </table:table-cell>
          <table:table-cell table:style-name="ce260" office:value-type="float" office:value="2132" calcext:value-type="float">
            <text:p>2 132 мм³</text:p>
          </table:table-cell>
          <table:table-cell table:style-name="ce297" table:content-validation-name="val16" office:value-type="string" calcext:value-type="string">
            <text:p>Эластомер</text:p>
          </table:table-cell>
          <table:table-cell table:style-name="ce265" table:formula="of:=COM.MICROSOFT.IFS([.D33]=[$БД.$A$36];[$Настройки.$B$18];[.D33]=[$БД.$A$37];[$Настройки.$B$20];[.D33]=[$БД.$A$38];1.1)" office:value-type="float" office:value="1.1" calcext:value-type="float">
            <text:p>1,10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3]*[.E33]*[.F33]/1000" office:value-type="float" office:value="2.3452" calcext:value-type="float">
            <text:p>2,35 г</text:p>
          </table:table-cell>
          <table:table-cell table:style-name="ce346" office:value-type="float" office:value="4" calcext:value-type="float">
            <text:p>4</text:p>
          </table:table-cell>
          <table:table-cell table:style-name="ce267" table:formula="of:=[.G33]*[.H33]" office:value-type="float" office:value="9.3808" calcext:value-type="float">
            <text:p>9,38 г</text:p>
          </table:table-cell>
          <table:table-cell table:style-name="ce194" table:formula="of:=COM.MICROSOFT.IFS([.D33]=[$БД.$A$36];[$Настройки.$B$19];[.D33]=[$БД.$A$37];[$Настройки.$B$21];[.D33]=[$БД.$A$38];1.1)/1000" office:value-type="float" office:value="0.0011" calcext:value-type="float">
            <text:p>0,00 р/г</text:p>
          </table:table-cell>
          <table:table-cell table:style-name="ce324" table:formula="of:=[.I33]*[.J33]" office:value-type="currency" office:currency="RUB" office:value="0.01031888" calcext:value-type="currency">
            <text:p>0,01 ₽</text:p>
          </table:table-cell>
          <table:table-cell table:style-name="ce317" office:value-type="string" calcext:value-type="string">
            <text:p>Можно напечатать из любого эластомера (в том числе из СБС)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Ось Z</text:p>
          </table:table-cell>
          <table:covered-table-cell table:style-name="ce283"/>
          <table:covered-table-cell table:style-name="ce260"/>
          <table:covered-table-cell table:style-name="ce297" table:content-validation-name="val16"/>
          <table:covered-table-cell table:style-name="ce265"/>
          <table:covered-table-cell table:style-name="ce297"/>
          <table:covered-table-cell table:style-name="ce267"/>
          <table:covered-table-cell table:style-name="ce346"/>
          <table:covered-table-cell table:style-name="ce267"/>
          <table:covered-table-cell table:style-name="ce194"/>
          <table:covered-table-cell table:style-name="ce324"/>
          <table:covered-table-cell table:style-name="ce317"/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3-01-01</text:p>
          </table:table-cell>
          <table:table-cell table:style-name="ce283" office:value-type="string" calcext:value-type="string">
            <text:p>Z axis beam mount</text:p>
          </table:table-cell>
          <table:table-cell table:style-name="ce260" office:value-type="float" office:value="99010" calcext:value-type="float">
            <text:p>99 010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35]=[$БД.$A$36];[$Настройки.$B$18];[.D35]=[$БД.$A$37];[$Настройки.$B$20];[.D35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35]*[.E35]*[.F35]/1000" office:value-type="float" office:value="95.0496" calcext:value-type="float">
            <text:p>95,05 г</text:p>
          </table:table-cell>
          <table:table-cell table:style-name="ce346" table:formula="of:=[$Настройки.B11]" office:value-type="float" office:value="2" calcext:value-type="float">
            <text:p>2</text:p>
          </table:table-cell>
          <table:table-cell table:style-name="ce267" table:formula="of:=[.G35]*[.H35]" office:value-type="float" office:value="190.0992" calcext:value-type="float">
            <text:p>190,10 г</text:p>
          </table:table-cell>
          <table:table-cell table:style-name="ce194" table:formula="of:=COM.MICROSOFT.IFS([.D35]=[$БД.$A$36];[$Настройки.$B$19];[.D35]=[$БД.$A$37];[$Настройки.$B$21];[.D35]=[$БД.$A$38];1.1)/1000" office:value-type="float" office:value="1.2" calcext:value-type="float">
            <text:p>1,20 р/г</text:p>
          </table:table-cell>
          <table:table-cell table:style-name="ce324" table:formula="of:=[.I35]*[.J35]" office:value-type="currency" office:currency="RUB" office:value="228.11904" calcext:value-type="currency">
            <text:p>228,12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3-02-01</text:p>
          </table:table-cell>
          <table:table-cell table:style-name="ce283" office:value-type="string" calcext:value-type="string">
            <text:p>Z axis motor mount</text:p>
          </table:table-cell>
          <table:table-cell table:style-name="ce260" office:value-type="float" office:value="36387" calcext:value-type="float">
            <text:p>36 387 мм³</text:p>
          </table:table-cell>
          <table:table-cell table:style-name="ce297" table:content-validation-name="val16" office:value-type="string" calcext:value-type="string">
            <text:p>Продвинутый</text:p>
          </table:table-cell>
          <table:table-cell table:style-name="ce265" table:formula="of:=COM.MICROSOFT.IFS([.D36]=[$БД.$A$36];[$Настройки.$B$18];[.D36]=[$БД.$A$37];[$Настройки.$B$20];[.D36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6]*[.E36]*[.F36]/1000" office:value-type="float" office:value="39.29796" calcext:value-type="float">
            <text:p>39,30 г</text:p>
          </table:table-cell>
          <table:table-cell table:style-name="ce346" table:formula="of:=[$Настройки.B12]" office:value-type="float" office:value="2" calcext:value-type="float">
            <text:p>2</text:p>
          </table:table-cell>
          <table:table-cell table:style-name="ce267" table:formula="of:=[.G36]*[.H36]" office:value-type="float" office:value="78.59592" calcext:value-type="float">
            <text:p>78,60 г</text:p>
          </table:table-cell>
          <table:table-cell table:style-name="ce194" table:formula="of:=COM.MICROSOFT.IFS([.D36]=[$БД.$A$36];[$Настройки.$B$19];[.D36]=[$БД.$A$37];[$Настройки.$B$21];[.D36]=[$БД.$A$38];1.1)/1000" office:value-type="float" office:value="2.7" calcext:value-type="float">
            <text:p>2,70 р/г</text:p>
          </table:table-cell>
          <table:table-cell table:style-name="ce324" table:formula="of:=[.I36]*[.J36]" office:value-type="currency" office:currency="RUB" office:value="212.208984" calcext:value-type="currency">
            <text:p>212,21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5-03-03-01-01</text:p>
          </table:table-cell>
          <table:table-cell table:style-name="ce283" office:value-type="string" calcext:value-type="string">
            <text:p>2020 to 2060 mount</text:p>
          </table:table-cell>
          <table:table-cell table:style-name="ce260" office:value-type="float" office:value="11859" calcext:value-type="float">
            <text:p>11 859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37]=[$БД.$A$36];[$Настройки.$B$18];[.D37]=[$БД.$A$37];[$Настройки.$B$20];[.D37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7]*[.E37]*[.F37]/1000" office:value-type="float" office:value="15.17952" calcext:value-type="float">
            <text:p>15,18 г</text:p>
          </table:table-cell>
          <table:table-cell table:style-name="ce346" table:formula="of:=IF([$Настройки.B12]&gt;=[$Настройки.B11];[$'Профиль алюминиевый'.D19]*2;0)" office:value-type="float" office:value="6" calcext:value-type="float">
            <text:p>6</text:p>
          </table:table-cell>
          <table:table-cell table:style-name="ce267" table:formula="of:=[.G37]*[.H37]" office:value-type="float" office:value="91.07712" calcext:value-type="float">
            <text:p>91,08 г</text:p>
          </table:table-cell>
          <table:table-cell table:style-name="ce194" table:formula="of:=COM.MICROSOFT.IFS([.D37]=[$БД.$A$36];[$Настройки.$B$19];[.D37]=[$БД.$A$37];[$Настройки.$B$21];[.D37]=[$БД.$A$38];1.1)/1000" office:value-type="float" office:value="1.2" calcext:value-type="float">
            <text:p>1,20 р/г</text:p>
          </table:table-cell>
          <table:table-cell table:style-name="ce324" table:formula="of:=[.I37]*[.J37]" office:value-type="currency" office:currency="RUB" office:value="109.292544" calcext:value-type="currency">
            <text:p>109,29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5-03-03-01-02</text:p>
          </table:table-cell>
          <table:table-cell table:style-name="ce283" office:value-type="string" calcext:value-type="string">
            <text:p>Bed arm end</text:p>
          </table:table-cell>
          <table:table-cell table:style-name="ce260" office:value-type="float" office:value="11587" calcext:value-type="float">
            <text:p>11 587 мм³</text:p>
          </table:table-cell>
          <table:table-cell table:style-name="ce297" table:content-validation-name="val16" office:value-type="string" calcext:value-type="string">
            <text:p>Продвинутый</text:p>
          </table:table-cell>
          <table:table-cell table:style-name="ce265" table:formula="of:=COM.MICROSOFT.IFS([.D38]=[$БД.$A$36];[$Настройки.$B$18];[.D38]=[$БД.$A$37];[$Настройки.$B$20];[.D38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8]*[.E38]*[.F38]/1000" office:value-type="float" office:value="12.51396" calcext:value-type="float">
            <text:p>12,51 г</text:p>
          </table:table-cell>
          <table:table-cell table:style-name="ce346" table:formula="of:=[$Настройки.B10]" office:value-type="float" office:value="6" calcext:value-type="float">
            <text:p>6</text:p>
          </table:table-cell>
          <table:table-cell table:style-name="ce267" table:formula="of:=[.G38]*[.H38]" office:value-type="float" office:value="75.08376" calcext:value-type="float">
            <text:p>75,08 г</text:p>
          </table:table-cell>
          <table:table-cell table:style-name="ce194" table:formula="of:=COM.MICROSOFT.IFS([.D38]=[$БД.$A$36];[$Настройки.$B$19];[.D38]=[$БД.$A$37];[$Настройки.$B$21];[.D38]=[$БД.$A$38];1.1)/1000" office:value-type="float" office:value="2.7" calcext:value-type="float">
            <text:p>2,70 р/г</text:p>
          </table:table-cell>
          <table:table-cell table:style-name="ce324" table:formula="of:=[.I38]*[.J38]" office:value-type="currency" office:currency="RUB" office:value="202.726152" calcext:value-type="currency">
            <text:p>202,73 ₽</text:p>
          </table:table-cell>
          <table:table-cell table:style-name="ce317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5-03-03-01-03</text:p>
          </table:table-cell>
          <table:table-cell table:style-name="ce283" office:value-type="string" calcext:value-type="string">
            <text:p>Bed knob</text:p>
          </table:table-cell>
          <table:table-cell table:style-name="ce260" office:value-type="float" office:value="8036" calcext:value-type="float">
            <text:p>8 036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39]=[$БД.$A$36];[$Настройки.$B$18];[.D39]=[$БД.$A$37];[$Настройки.$B$20];[.D3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9]*[.E39]*[.F39]/1000" office:value-type="float" office:value="10.28608" calcext:value-type="float">
            <text:p>10,29 г</text:p>
          </table:table-cell>
          <table:table-cell table:style-name="ce346" table:formula="of:=[.H38]" office:value-type="float" office:value="6" calcext:value-type="float">
            <text:p>6</text:p>
          </table:table-cell>
          <table:table-cell table:style-name="ce267" table:formula="of:=[.G39]*[.H39]" office:value-type="float" office:value="61.71648" calcext:value-type="float">
            <text:p>61,72 г</text:p>
          </table:table-cell>
          <table:table-cell table:style-name="ce194" table:formula="of:=COM.MICROSOFT.IFS([.D39]=[$БД.$A$36];[$Настройки.$B$19];[.D39]=[$БД.$A$37];[$Настройки.$B$21];[.D39]=[$БД.$A$38];1.1)/1000" office:value-type="float" office:value="1.2" calcext:value-type="float">
            <text:p>1,20 р/г</text:p>
          </table:table-cell>
          <table:table-cell table:style-name="ce324" table:formula="of:=[.I39]*[.J39]" office:value-type="currency" office:currency="RUB" office:value="74.059776" calcext:value-type="currency">
            <text:p>74,06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6-03-03-01-04</text:p>
          </table:table-cell>
          <table:table-cell table:style-name="ce283" office:value-type="string" calcext:value-type="string">
            <text:p>2020 to 2020 mount</text:p>
          </table:table-cell>
          <table:table-cell table:style-name="ce260" office:value-type="float" office:value="12295" calcext:value-type="float">
            <text:p>12 295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40]=[$БД.$A$36];[$Настройки.$B$18];[.D40]=[$БД.$A$37];[$Настройки.$B$20];[.D40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0]*[.E40]*[.F40]/1000" office:value-type="float" office:value="15.7376" calcext:value-type="float">
            <text:p>15,74 г</text:p>
          </table:table-cell>
          <table:table-cell table:style-name="ce346" table:formula="of:=IF([$Настройки.B12]&lt;[$Настройки.B11];[$'Профиль алюминиевый'.D19]*2;0)" office:value-type="float" office:value="0" calcext:value-type="float">
            <text:p>0</text:p>
          </table:table-cell>
          <table:table-cell table:style-name="ce267" table:formula="of:=[.G40]*[.H40]" office:value-type="float" office:value="0" calcext:value-type="float">
            <text:p>0,00 г</text:p>
          </table:table-cell>
          <table:table-cell table:style-name="ce194" table:formula="of:=COM.MICROSOFT.IFS([.D40]=[$БД.$A$36];[$Настройки.$B$19];[.D40]=[$БД.$A$37];[$Настройки.$B$21];[.D40]=[$БД.$A$38];1.1)/1000" office:value-type="float" office:value="1.2" calcext:value-type="float">
            <text:p>1,20 р/г</text:p>
          </table:table-cell>
          <table:table-cell table:style-name="ce324" table:formula="of:=[.I40]*[.J40]" office:value-type="currency" office:currency="RUB" office:value="0" calcext:value-type="currency">
            <text:p>0,00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3-05-01</text:p>
          </table:table-cell>
          <table:table-cell table:style-name="ce283" office:value-type="string" calcext:value-type="string">
            <text:p>Optical endstop mount</text:p>
          </table:table-cell>
          <table:table-cell table:style-name="ce260" office:value-type="float" office:value="8969" calcext:value-type="float">
            <text:p>8 969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41]=[$БД.$A$36];[$Настройки.$B$18];[.D41]=[$БД.$A$37];[$Настройки.$B$20];[.D4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1]*[.E41]*[.F41]/1000" office:value-type="float" office:value="11.48032" calcext:value-type="float">
            <text:p>11,48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41]*[.H41]" office:value-type="float" office:value="22.96064" calcext:value-type="float">
            <text:p>22,96 г</text:p>
          </table:table-cell>
          <table:table-cell table:style-name="ce194" table:formula="of:=COM.MICROSOFT.IFS([.D41]=[$БД.$A$36];[$Настройки.$B$19];[.D41]=[$БД.$A$37];[$Настройки.$B$21];[.D41]=[$БД.$A$38];1.1)/1000" office:value-type="float" office:value="1.2" calcext:value-type="float">
            <text:p>1,20 р/г</text:p>
          </table:table-cell>
          <table:table-cell table:style-name="ce324" table:formula="of:=[.I41]*[.J41]" office:value-type="currency" office:currency="RUB" office:value="27.552768" calcext:value-type="currency">
            <text:p>27,55 ₽</text:p>
          </table:table-cell>
          <table:table-cell table:style-name="ce31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3-06</text:p>
          </table:table-cell>
          <table:table-cell table:style-name="ce283" office:value-type="string" calcext:value-type="string">
            <text:p>Optical endstop trigger</text:p>
          </table:table-cell>
          <table:table-cell table:style-name="ce260" office:value-type="float" office:value="650" calcext:value-type="float">
            <text:p>650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42]=[$БД.$A$36];[$Настройки.$B$18];[.D42]=[$БД.$A$37];[$Настройки.$B$20];[.D4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2]*[.E42]*[.F42]/1000" office:value-type="float" office:value="0.832" calcext:value-type="float">
            <text:p>0,83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42]*[.H42]" office:value-type="float" office:value="1.664" calcext:value-type="float">
            <text:p>1,66 г</text:p>
          </table:table-cell>
          <table:table-cell table:style-name="ce194" table:formula="of:=COM.MICROSOFT.IFS([.D42]=[$БД.$A$36];[$Настройки.$B$19];[.D42]=[$БД.$A$37];[$Настройки.$B$21];[.D42]=[$БД.$A$38];1.1)/1000" office:value-type="float" office:value="1.2" calcext:value-type="float">
            <text:p>1,20 р/г</text:p>
          </table:table-cell>
          <table:table-cell table:style-name="ce324" table:formula="of:=[.I42]*[.J42]" office:value-type="currency" office:currency="RUB" office:value="1.9968" calcext:value-type="currency">
            <text:p>2,00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3-07-01</text:p>
          </table:table-cell>
          <table:table-cell table:style-name="ce283" office:value-type="string" calcext:value-type="string">
            <text:p>Quad guide nut mount</text:p>
          </table:table-cell>
          <table:table-cell table:style-name="ce260" office:value-type="float" office:value="29907" calcext:value-type="float">
            <text:p>29 907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43]=[$БД.$A$36];[$Настройки.$B$18];[.D43]=[$БД.$A$37];[$Настройки.$B$20];[.D43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43]*[.E43]*[.F43]/1000" office:value-type="float" office:value="28.71072" calcext:value-type="float">
            <text:p>28,71 г</text:p>
          </table:table-cell>
          <table:table-cell table:style-name="ce346" table:formula="of:=IF([$Настройки.B11]&gt;[$Настройки.B12];2;0)" office:value-type="float" office:value="0" calcext:value-type="float">
            <text:p>0</text:p>
          </table:table-cell>
          <table:table-cell table:style-name="ce267" table:formula="of:=[.G43]*[.H43]" office:value-type="float" office:value="0" calcext:value-type="float">
            <text:p>0,00 г</text:p>
          </table:table-cell>
          <table:table-cell table:style-name="ce194" table:formula="of:=COM.MICROSOFT.IFS([.D43]=[$БД.$A$36];[$Настройки.$B$19];[.D43]=[$БД.$A$37];[$Настройки.$B$21];[.D43]=[$БД.$A$38];1.1)/1000" office:value-type="float" office:value="1.2" calcext:value-type="float">
            <text:p>1,20 р/г</text:p>
          </table:table-cell>
          <table:table-cell table:style-name="ce324" table:formula="of:=[.I43]*[.J43]" office:value-type="currency" office:currency="RUB" office:value="0" calcext:value-type="currency">
            <text:p>0,00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Зашивка</text:p>
          </table:table-cell>
          <table:covered-table-cell table:style-name="ce283"/>
          <table:covered-table-cell table:style-name="ce260"/>
          <table:covered-table-cell table:style-name="ce297" table:content-validation-name="val16"/>
          <table:covered-table-cell table:style-name="ce265"/>
          <table:covered-table-cell table:style-name="ce297"/>
          <table:covered-table-cell table:style-name="ce267"/>
          <table:covered-table-cell table:style-name="ce346"/>
          <table:covered-table-cell table:style-name="ce267"/>
          <table:covered-table-cell table:style-name="ce194"/>
          <table:covered-table-cell table:style-name="ce324"/>
          <table:covered-table-cell table:style-name="ce317"/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4-07-02-01</text:p>
          </table:table-cell>
          <table:table-cell table:style-name="ce283" office:value-type="string" calcext:value-type="string">
            <text:p>Front door hinge part A</text:p>
          </table:table-cell>
          <table:table-cell table:style-name="ce260" office:value-type="float" office:value="1137" calcext:value-type="float">
            <text:p>1 137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45]=[$БД.$A$36];[$Настройки.$B$18];[.D45]=[$БД.$A$37];[$Настройки.$B$20];[.D45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5]*[.E45]*[.F45]/1000" office:value-type="float" office:value="1.45536" calcext:value-type="float">
            <text:p>1,46 г</text:p>
          </table:table-cell>
          <table:table-cell table:style-name="ce346" office:value-type="float" office:value="6" calcext:value-type="float">
            <text:p>6</text:p>
          </table:table-cell>
          <table:table-cell table:style-name="ce267" table:formula="of:=[.G45]*[.H45]" office:value-type="float" office:value="8.73216" calcext:value-type="float">
            <text:p>8,73 г</text:p>
          </table:table-cell>
          <table:table-cell table:style-name="ce194" table:formula="of:=COM.MICROSOFT.IFS([.D45]=[$БД.$A$36];[$Настройки.$B$19];[.D45]=[$БД.$A$37];[$Настройки.$B$21];[.D45]=[$БД.$A$38];1.1)/1000" office:value-type="float" office:value="1.2" calcext:value-type="float">
            <text:p>1,20 р/г</text:p>
          </table:table-cell>
          <table:table-cell table:style-name="ce324" table:formula="of:=[.I45]*[.J45]" office:value-type="currency" office:currency="RUB" office:value="10.478592" calcext:value-type="currency">
            <text:p>10,48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4-07-02-02</text:p>
          </table:table-cell>
          <table:table-cell table:style-name="ce283" office:value-type="string" calcext:value-type="string">
            <text:p>Front door hinge part B</text:p>
          </table:table-cell>
          <table:table-cell table:style-name="ce260" office:value-type="float" office:value="2185" calcext:value-type="float">
            <text:p>2 185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46]=[$БД.$A$36];[$Настройки.$B$18];[.D46]=[$БД.$A$37];[$Настройки.$B$20];[.D46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6]*[.E46]*[.F46]/1000" office:value-type="float" office:value="2.7968" calcext:value-type="float">
            <text:p>2,80 г</text:p>
          </table:table-cell>
          <table:table-cell table:style-name="ce346" office:value-type="float" office:value="6" calcext:value-type="float">
            <text:p>6</text:p>
          </table:table-cell>
          <table:table-cell table:style-name="ce267" table:formula="of:=[.G46]*[.H46]" office:value-type="float" office:value="16.7808" calcext:value-type="float">
            <text:p>16,78 г</text:p>
          </table:table-cell>
          <table:table-cell table:style-name="ce194" table:formula="of:=COM.MICROSOFT.IFS([.D46]=[$БД.$A$36];[$Настройки.$B$19];[.D46]=[$БД.$A$37];[$Настройки.$B$21];[.D46]=[$БД.$A$38];1.1)/1000" office:value-type="float" office:value="1.2" calcext:value-type="float">
            <text:p>1,20 р/г</text:p>
          </table:table-cell>
          <table:table-cell table:style-name="ce324" table:formula="of:=[.I46]*[.J46]" office:value-type="currency" office:currency="RUB" office:value="20.13696" calcext:value-type="currency">
            <text:p>20,14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4-07-03</text:p>
          </table:table-cell>
          <table:table-cell table:style-name="ce283" office:value-type="string" calcext:value-type="string">
            <text:p>Front door handle</text:p>
          </table:table-cell>
          <table:table-cell table:style-name="ce260" office:value-type="float" office:value="2894" calcext:value-type="float">
            <text:p>2 894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47]=[$БД.$A$36];[$Настройки.$B$18];[.D47]=[$БД.$A$37];[$Настройки.$B$20];[.D47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7]*[.E47]*[.F47]/1000" office:value-type="float" office:value="3.70432" calcext:value-type="float">
            <text:p>3,70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47]*[.H47]" office:value-type="float" office:value="7.40864" calcext:value-type="float">
            <text:p>7,41 г</text:p>
          </table:table-cell>
          <table:table-cell table:style-name="ce194" table:formula="of:=COM.MICROSOFT.IFS([.D47]=[$БД.$A$36];[$Настройки.$B$19];[.D47]=[$БД.$A$37];[$Настройки.$B$21];[.D47]=[$БД.$A$38];1.1)/1000" office:value-type="float" office:value="1.2" calcext:value-type="float">
            <text:p>1,20 р/г</text:p>
          </table:table-cell>
          <table:table-cell table:style-name="ce324" table:formula="of:=[.I47]*[.J47]" office:value-type="currency" office:currency="RUB" office:value="8.890368" calcext:value-type="currency">
            <text:p>8,89 ₽</text:p>
          </table:table-cell>
          <table:table-cell table:style-name="ce31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4-08(A)</text:p>
          </table:table-cell>
          <table:table-cell table:style-name="ce283" office:value-type="string" calcext:value-type="string">
            <text:p>Electronics box side grill</text:p>
          </table:table-cell>
          <table:table-cell table:style-name="ce260" office:value-type="float" office:value="13418" calcext:value-type="float">
            <text:p>13 418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48]=[$БД.$A$36];[$Настройки.$B$18];[.D48]=[$БД.$A$37];[$Настройки.$B$20];[.D4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8]*[.E48]*[.F48]/1000" office:value-type="float" office:value="17.17504" calcext:value-type="float">
            <text:p>17,18 г</text:p>
          </table:table-cell>
          <table:table-cell table:style-name="ce346" office:value-type="float" office:value="5" calcext:value-type="float">
            <text:p>5</text:p>
          </table:table-cell>
          <table:table-cell table:style-name="ce267" table:formula="of:=[.G48]*[.H48]" office:value-type="float" office:value="85.8752" calcext:value-type="float">
            <text:p>85,88 г</text:p>
          </table:table-cell>
          <table:table-cell table:style-name="ce194" table:formula="of:=COM.MICROSOFT.IFS([.D48]=[$БД.$A$36];[$Настройки.$B$19];[.D48]=[$БД.$A$37];[$Настройки.$B$21];[.D48]=[$БД.$A$38];1.1)/1000" office:value-type="float" office:value="1.2" calcext:value-type="float">
            <text:p>1,20 р/г</text:p>
          </table:table-cell>
          <table:table-cell table:style-name="ce324" table:formula="of:=[.I48]*[.J48]" office:value-type="currency" office:currency="RUB" office:value="103.05024" calcext:value-type="currency">
            <text:p>103,05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313" office:value-type="string" calcext:value-type="string">
            <text:p>V07-04-08(B)</text:p>
          </table:table-cell>
          <table:table-cell table:style-name="ce283" office:value-type="string" calcext:value-type="string">
            <text:p>Electronics box side grill</text:p>
          </table:table-cell>
          <table:table-cell table:style-name="ce260" office:value-type="float" office:value="15266" calcext:value-type="float">
            <text:p>15 266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49]=[$БД.$A$36];[$Настройки.$B$18];[.D49]=[$БД.$A$37];[$Настройки.$B$20];[.D4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9]*[.E49]*[.F49]/1000" office:value-type="float" office:value="19.54048" calcext:value-type="float">
            <text:p>19,54 г</text:p>
          </table:table-cell>
          <table:table-cell table:style-name="ce346" office:value-type="float" office:value="1" calcext:value-type="float">
            <text:p>1</text:p>
          </table:table-cell>
          <table:table-cell table:style-name="ce267" table:formula="of:=[.G49]*[.H49]" office:value-type="float" office:value="19.54048" calcext:value-type="float">
            <text:p>19,54 г</text:p>
          </table:table-cell>
          <table:table-cell table:style-name="ce194" table:formula="of:=COM.MICROSOFT.IFS([.D49]=[$БД.$A$36];[$Настройки.$B$19];[.D49]=[$БД.$A$37];[$Настройки.$B$21];[.D49]=[$БД.$A$38];1.1)/1000" office:value-type="float" office:value="1.2" calcext:value-type="float">
            <text:p>1,20 р/г</text:p>
          </table:table-cell>
          <table:table-cell table:style-name="ce324" table:formula="of:=[.I49]*[.J49]" office:value-type="currency" office:currency="RUB" office:value="23.448576" calcext:value-type="currency">
            <text:p>23,45 ₽</text:p>
          </table:table-cell>
          <table:table-cell table:style-name="ce317"/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4-10-01</text:p>
          </table:table-cell>
          <table:table-cell table:style-name="ce283" office:value-type="string" calcext:value-type="string">
            <text:p>Back door lock</text:p>
          </table:table-cell>
          <table:table-cell table:style-name="ce260" office:value-type="float" office:value="3973" calcext:value-type="float">
            <text:p>3 973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50]=[$БД.$A$36];[$Настройки.$B$18];[.D50]=[$БД.$A$37];[$Настройки.$B$20];[.D50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0]*[.E50]*[.F50]/1000" office:value-type="float" office:value="5.08544" calcext:value-type="float">
            <text:p>5,09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50]*[.H50]" office:value-type="float" office:value="10.17088" calcext:value-type="float">
            <text:p>10,17 г</text:p>
          </table:table-cell>
          <table:table-cell table:style-name="ce194" table:formula="of:=COM.MICROSOFT.IFS([.D50]=[$БД.$A$36];[$Настройки.$B$19];[.D50]=[$БД.$A$37];[$Настройки.$B$21];[.D50]=[$БД.$A$38];1.1)/1000" office:value-type="float" office:value="1.2" calcext:value-type="float">
            <text:p>1,20 р/г</text:p>
          </table:table-cell>
          <table:table-cell table:style-name="ce324" table:formula="of:=[.I50]*[.J50]" office:value-type="currency" office:currency="RUB" office:value="12.205056" calcext:value-type="currency">
            <text:p>12,21 ₽</text:p>
          </table:table-cell>
          <table:table-cell table:style-name="ce31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4-11</text:p>
          </table:table-cell>
          <table:table-cell table:style-name="ce283" office:value-type="string" calcext:value-type="string">
            <text:p>Print head cable guide</text:p>
          </table:table-cell>
          <table:table-cell table:style-name="ce260" office:value-type="float" office:value="9558" calcext:value-type="float">
            <text:p>9 558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51]=[$БД.$A$36];[$Настройки.$B$18];[.D51]=[$БД.$A$37];[$Настройки.$B$20];[.D5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1]*[.E51]*[.F51]/1000" office:value-type="float" office:value="12.23424" calcext:value-type="float">
            <text:p>12,23 г</text:p>
          </table:table-cell>
          <table:table-cell table:style-name="ce346" table:formula="of:=[$Настройки.B3]" office:value-type="float" office:value="2" calcext:value-type="float">
            <text:p>2</text:p>
          </table:table-cell>
          <table:table-cell table:style-name="ce267" table:formula="of:=[.G51]*[.H51]" office:value-type="float" office:value="24.46848" calcext:value-type="float">
            <text:p>24,47 г</text:p>
          </table:table-cell>
          <table:table-cell table:style-name="ce194" table:formula="of:=COM.MICROSOFT.IFS([.D51]=[$БД.$A$36];[$Настройки.$B$19];[.D51]=[$БД.$A$37];[$Настройки.$B$21];[.D51]=[$БД.$A$38];1.1)/1000" office:value-type="float" office:value="1.2" calcext:value-type="float">
            <text:p>1,20 р/г</text:p>
          </table:table-cell>
          <table:table-cell table:style-name="ce324" table:formula="of:=[.I51]*[.J51]" office:value-type="currency" office:currency="RUB" office:value="29.362176" calcext:value-type="currency">
            <text:p>29,36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4-12</text:p>
          </table:table-cell>
          <table:table-cell table:style-name="ce283" office:value-type="string" calcext:value-type="string">
            <text:p>Print head cable guide nut</text:p>
          </table:table-cell>
          <table:table-cell table:style-name="ce260" office:value-type="float" office:value="6667" calcext:value-type="float">
            <text:p>6 667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52]=[$БД.$A$36];[$Настройки.$B$18];[.D52]=[$БД.$A$37];[$Настройки.$B$20];[.D5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2]*[.E52]*[.F52]/1000" office:value-type="float" office:value="8.53376" calcext:value-type="float">
            <text:p>8,53 г</text:p>
          </table:table-cell>
          <table:table-cell table:style-name="ce346" table:formula="of:=[.H51]" office:value-type="float" office:value="2" calcext:value-type="float">
            <text:p>2</text:p>
          </table:table-cell>
          <table:table-cell table:style-name="ce267" table:formula="of:=[.G52]*[.H52]" office:value-type="float" office:value="17.06752" calcext:value-type="float">
            <text:p>17,07 г</text:p>
          </table:table-cell>
          <table:table-cell table:style-name="ce194" table:formula="of:=COM.MICROSOFT.IFS([.D52]=[$БД.$A$36];[$Настройки.$B$19];[.D52]=[$БД.$A$37];[$Настройки.$B$21];[.D52]=[$БД.$A$38];1.1)/1000" office:value-type="float" office:value="1.2" calcext:value-type="float">
            <text:p>1,20 р/г</text:p>
          </table:table-cell>
          <table:table-cell table:style-name="ce324" table:formula="of:=[.I52]*[.J52]" office:value-type="currency" office:currency="RUB" office:value="20.481024" calcext:value-type="currency">
            <text:p>20,48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Электроника</text:p>
          </table:table-cell>
          <table:covered-table-cell table:style-name="ce283"/>
          <table:covered-table-cell table:style-name="ce260"/>
          <table:covered-table-cell table:style-name="ce297" table:content-validation-name="val16"/>
          <table:covered-table-cell table:style-name="ce265"/>
          <table:covered-table-cell table:style-name="ce297"/>
          <table:covered-table-cell table:style-name="ce267"/>
          <table:covered-table-cell table:style-name="ce346"/>
          <table:covered-table-cell table:style-name="ce267"/>
          <table:covered-table-cell table:style-name="ce194"/>
          <table:covered-table-cell table:style-name="ce324"/>
          <table:covered-table-cell table:style-name="ce317"/>
          <table:table-cell table:number-columns-repeated="1011"/>
        </table:table-row>
        <table:table-row table:style-name="ro6">
          <table:table-cell table:style-name="ce313" office:value-type="string" calcext:value-type="string">
            <text:p>V08-05-01-01</text:p>
          </table:table-cell>
          <table:table-cell table:style-name="ce283" office:value-type="string" calcext:value-type="string">
            <text:p>Fysetc mini 12864 screen front panel</text:p>
          </table:table-cell>
          <table:table-cell table:style-name="ce260" office:value-type="float" office:value="29859" calcext:value-type="float">
            <text:p>29 859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54]=[$БД.$A$36];[$Настройки.$B$18];[.D54]=[$БД.$A$37];[$Настройки.$B$20];[.D54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54]*[.E54]*[.F54]/1000" office:value-type="float" office:value="19.10976" calcext:value-type="float">
            <text:p>19,11 г</text:p>
          </table:table-cell>
          <table:table-cell table:style-name="ce346" table:formula="of:=[$'Покупные изделия'.E60]" office:value-type="float" office:value="1" calcext:value-type="float">
            <text:p>1</text:p>
          </table:table-cell>
          <table:table-cell table:style-name="ce267" table:formula="of:=[.G54]*[.H54]" office:value-type="float" office:value="19.10976" calcext:value-type="float">
            <text:p>19,11 г</text:p>
          </table:table-cell>
          <table:table-cell table:style-name="ce194" table:formula="of:=COM.MICROSOFT.IFS([.D54]=[$БД.$A$36];[$Настройки.$B$19];[.D54]=[$БД.$A$37];[$Настройки.$B$21];[.D54]=[$БД.$A$38];1.1)/1000" office:value-type="float" office:value="1.2" calcext:value-type="float">
            <text:p>1,20 р/г</text:p>
          </table:table-cell>
          <table:table-cell table:style-name="ce324" table:formula="of:=[.I54]*[.J54]" office:value-type="currency" office:currency="RUB" office:value="22.931712" calcext:value-type="currency">
            <text:p>22,93 ₽</text:p>
          </table:table-cell>
          <table:table-cell table:style-name="ce317"/>
          <table:table-cell table:number-columns-repeated="1011"/>
        </table:table-row>
        <table:table-row table:style-name="ro6">
          <table:table-cell table:style-name="ce313" office:value-type="string" calcext:value-type="string">
            <text:p>V08-05-01-02</text:p>
          </table:table-cell>
          <table:table-cell table:style-name="ce283" office:value-type="string" calcext:value-type="string">
            <text:p>Fysetc mini 12864 mount</text:p>
          </table:table-cell>
          <table:table-cell table:style-name="ce260" office:value-type="float" office:value="69876" calcext:value-type="float">
            <text:p>69 876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55]=[$БД.$A$36];[$Настройки.$B$18];[.D55]=[$БД.$A$37];[$Настройки.$B$20];[.D55]=[$БД.$A$38];1.1)" office:value-type="float" office:value="1.28" calcext:value-type="float">
            <text:p>1,28 г/см³</text:p>
          </table:table-cell>
          <table:table-cell table:style-name="ce213" office:value-type="percentage" office:value="0.3" calcext:value-type="percentage">
            <text:p>30,00%</text:p>
          </table:table-cell>
          <table:table-cell table:style-name="ce267" table:formula="of:=[.C55]*[.E55]*[.F55]/1000" office:value-type="float" office:value="26.832384" calcext:value-type="float">
            <text:p>26,83 г</text:p>
          </table:table-cell>
          <table:table-cell table:style-name="ce346" table:formula="of:=[.H54]" office:value-type="float" office:value="1" calcext:value-type="float">
            <text:p>1</text:p>
          </table:table-cell>
          <table:table-cell table:style-name="ce267" table:formula="of:=[.G55]*[.H55]" office:value-type="float" office:value="26.832384" calcext:value-type="float">
            <text:p>26,83 г</text:p>
          </table:table-cell>
          <table:table-cell table:style-name="ce194" table:formula="of:=COM.MICROSOFT.IFS([.D55]=[$БД.$A$36];[$Настройки.$B$19];[.D55]=[$БД.$A$37];[$Настройки.$B$21];[.D55]=[$БД.$A$38];1.1)/1000" office:value-type="float" office:value="1.2" calcext:value-type="float">
            <text:p>1,20 р/г</text:p>
          </table:table-cell>
          <table:table-cell table:style-name="ce324" table:formula="of:=[.I55]*[.J55]" office:value-type="currency" office:currency="RUB" office:value="32.1988608" calcext:value-type="currency">
            <text:p>32,20 ₽</text:p>
          </table:table-cell>
          <table:table-cell table:style-name="ce317"/>
          <table:table-cell table:number-columns-repeated="1011"/>
        </table:table-row>
        <table:table-row table:style-name="ro6">
          <table:table-cell table:style-name="ce313" office:value-type="string" calcext:value-type="string">
            <text:p>V08-05-01-03</text:p>
          </table:table-cell>
          <table:table-cell table:style-name="ce283" office:value-type="string" calcext:value-type="string">
            <text:p>Screen knob</text:p>
          </table:table-cell>
          <table:table-cell table:style-name="ce260" office:value-type="float" office:value="1885" calcext:value-type="float">
            <text:p>1 885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56]=[$БД.$A$36];[$Настройки.$B$18];[.D56]=[$БД.$A$37];[$Настройки.$B$20];[.D56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6]*[.E56]*[.F56]/1000" office:value-type="float" office:value="2.4128" calcext:value-type="float">
            <text:p>2,41 г</text:p>
          </table:table-cell>
          <table:table-cell table:style-name="ce346" table:formula="of:=[.H54]" office:value-type="float" office:value="1" calcext:value-type="float">
            <text:p>1</text:p>
          </table:table-cell>
          <table:table-cell table:style-name="ce267" table:formula="of:=[.G56]*[.H56]" office:value-type="float" office:value="2.4128" calcext:value-type="float">
            <text:p>2,41 г</text:p>
          </table:table-cell>
          <table:table-cell table:style-name="ce194" table:formula="of:=COM.MICROSOFT.IFS([.D56]=[$БД.$A$36];[$Настройки.$B$19];[.D56]=[$БД.$A$37];[$Настройки.$B$21];[.D56]=[$БД.$A$38];1.1)/1000" office:value-type="float" office:value="1.2" calcext:value-type="float">
            <text:p>1,20 р/г</text:p>
          </table:table-cell>
          <table:table-cell table:style-name="ce324" table:formula="of:=[.I56]*[.J56]" office:value-type="currency" office:currency="RUB" office:value="2.89536" calcext:value-type="currency">
            <text:p>2,90 ₽</text:p>
          </table:table-cell>
          <table:table-cell table:style-name="ce317"/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Купол</text:p>
          </table:table-cell>
          <table:covered-table-cell table:style-name="ce283"/>
          <table:covered-table-cell table:style-name="ce260"/>
          <table:covered-table-cell table:style-name="ce297" table:content-validation-name="val16"/>
          <table:covered-table-cell table:style-name="ce265"/>
          <table:covered-table-cell table:style-name="ce297"/>
          <table:covered-table-cell table:style-name="ce267"/>
          <table:covered-table-cell table:style-name="ce346"/>
          <table:covered-table-cell table:style-name="ce267"/>
          <table:covered-table-cell table:style-name="ce194"/>
          <table:covered-table-cell table:style-name="ce324"/>
          <table:covered-table-cell table:style-name="ce317"/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6-01-01-01</text:p>
          </table:table-cell>
          <table:table-cell table:style-name="ce283" office:value-type="string" calcext:value-type="string">
            <text:p>Inner spool holder roller</text:p>
          </table:table-cell>
          <table:table-cell table:style-name="ce260" office:value-type="float" office:value="9307" calcext:value-type="float">
            <text:p>9 307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58]=[$БД.$A$36];[$Настройки.$B$18];[.D58]=[$БД.$A$37];[$Настройки.$B$20];[.D5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8]*[.E58]*[.F58]/1000" office:value-type="float" office:value="11.91296" calcext:value-type="float">
            <text:p>11,91 г</text:p>
          </table:table-cell>
          <table:table-cell table:style-name="ce346" table:formula="of:=[.H59]*2" office:value-type="float" office:value="8" calcext:value-type="float">
            <text:p>8</text:p>
          </table:table-cell>
          <table:table-cell table:style-name="ce267" table:formula="of:=[.G58]*[.H58]" office:value-type="float" office:value="95.30368" calcext:value-type="float">
            <text:p>95,30 г</text:p>
          </table:table-cell>
          <table:table-cell table:style-name="ce194" table:formula="of:=COM.MICROSOFT.IFS([.D58]=[$БД.$A$36];[$Настройки.$B$19];[.D58]=[$БД.$A$37];[$Настройки.$B$21];[.D58]=[$БД.$A$38];1.1)/1000" office:value-type="float" office:value="1.2" calcext:value-type="float">
            <text:p>1,20 р/г</text:p>
          </table:table-cell>
          <table:table-cell table:style-name="ce324" table:formula="of:=[.I58]*[.J58]" office:value-type="currency" office:currency="RUB" office:value="114.364416" calcext:value-type="currency">
            <text:p>114,36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6-01-01-02</text:p>
          </table:table-cell>
          <table:table-cell table:style-name="ce283" office:value-type="string" calcext:value-type="string">
            <text:p>Inner spool holder rocker body</text:p>
          </table:table-cell>
          <table:table-cell table:style-name="ce260" office:value-type="float" office:value="81245" calcext:value-type="float">
            <text:p>81 245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59]=[$БД.$A$36];[$Настройки.$B$18];[.D59]=[$БД.$A$37];[$Настройки.$B$20];[.D59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59]*[.E59]*[.F59]/1000" office:value-type="float" office:value="51.9968" calcext:value-type="float">
            <text:p>52,00 г</text:p>
          </table:table-cell>
          <table:table-cell table:style-name="ce346" office:value-type="float" office:value="4" calcext:value-type="float">
            <text:p>4</text:p>
          </table:table-cell>
          <table:table-cell table:style-name="ce267" table:formula="of:=[.G59]*[.H59]" office:value-type="float" office:value="207.9872" calcext:value-type="float">
            <text:p>207,99 г</text:p>
          </table:table-cell>
          <table:table-cell table:style-name="ce194" table:formula="of:=COM.MICROSOFT.IFS([.D59]=[$БД.$A$36];[$Настройки.$B$19];[.D59]=[$БД.$A$37];[$Настройки.$B$21];[.D59]=[$БД.$A$38];1.1)/1000" office:value-type="float" office:value="1.2" calcext:value-type="float">
            <text:p>1,20 р/г</text:p>
          </table:table-cell>
          <table:table-cell table:style-name="ce324" table:formula="of:=[.I59]*[.J59]" office:value-type="currency" office:currency="RUB" office:value="249.58464" calcext:value-type="currency">
            <text:p>249,58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6-01-02</text:p>
          </table:table-cell>
          <table:table-cell table:style-name="ce283" office:value-type="string" calcext:value-type="string">
            <text:p>Inner spool holder mount part A</text:p>
          </table:table-cell>
          <table:table-cell table:style-name="ce260" office:value-type="float" office:value="31386" calcext:value-type="float">
            <text:p>31 386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60]=[$БД.$A$36];[$Настройки.$B$18];[.D60]=[$БД.$A$37];[$Настройки.$B$20];[.D60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60]*[.E60]*[.F60]/1000" office:value-type="float" office:value="30.13056" calcext:value-type="float">
            <text:p>30,13 г</text:p>
          </table:table-cell>
          <table:table-cell table:style-name="ce346" table:formula="of:=[.H59]/2" office:value-type="float" office:value="2" calcext:value-type="float">
            <text:p>2</text:p>
          </table:table-cell>
          <table:table-cell table:style-name="ce267" table:formula="of:=[.G60]*[.H60]" office:value-type="float" office:value="60.26112" calcext:value-type="float">
            <text:p>60,26 г</text:p>
          </table:table-cell>
          <table:table-cell table:style-name="ce194" table:formula="of:=COM.MICROSOFT.IFS([.D60]=[$БД.$A$36];[$Настройки.$B$19];[.D60]=[$БД.$A$37];[$Настройки.$B$21];[.D60]=[$БД.$A$38];1.1)/1000" office:value-type="float" office:value="1.2" calcext:value-type="float">
            <text:p>1,20 р/г</text:p>
          </table:table-cell>
          <table:table-cell table:style-name="ce324" table:formula="of:=[.I60]*[.J60]" office:value-type="currency" office:currency="RUB" office:value="72.313344" calcext:value-type="currency">
            <text:p>72,31 ₽</text:p>
          </table:table-cell>
          <table:table-cell table:style-name="ce31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6-01-03</text:p>
          </table:table-cell>
          <table:table-cell table:style-name="ce283" office:value-type="string" calcext:value-type="string">
            <text:p>Inner spool holder mount part B</text:p>
          </table:table-cell>
          <table:table-cell table:style-name="ce260" office:value-type="float" office:value="31422" calcext:value-type="float">
            <text:p>31 422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61]=[$БД.$A$36];[$Настройки.$B$18];[.D61]=[$БД.$A$37];[$Настройки.$B$20];[.D61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61]*[.E61]*[.F61]/1000" office:value-type="float" office:value="30.16512" calcext:value-type="float">
            <text:p>30,17 г</text:p>
          </table:table-cell>
          <table:table-cell table:style-name="ce346" table:formula="of:=[.H60]" office:value-type="float" office:value="2" calcext:value-type="float">
            <text:p>2</text:p>
          </table:table-cell>
          <table:table-cell table:style-name="ce267" table:formula="of:=[.G61]*[.H61]" office:value-type="float" office:value="60.33024" calcext:value-type="float">
            <text:p>60,33 г</text:p>
          </table:table-cell>
          <table:table-cell table:style-name="ce194" table:formula="of:=COM.MICROSOFT.IFS([.D61]=[$БД.$A$36];[$Настройки.$B$19];[.D61]=[$БД.$A$37];[$Настройки.$B$21];[.D61]=[$БД.$A$38];1.1)/1000" office:value-type="float" office:value="1.2" calcext:value-type="float">
            <text:p>1,20 р/г</text:p>
          </table:table-cell>
          <table:table-cell table:style-name="ce324" table:formula="of:=[.I61]*[.J61]" office:value-type="currency" office:currency="RUB" office:value="72.396288" calcext:value-type="currency">
            <text:p>72,40 ₽</text:p>
          </table:table-cell>
          <table:table-cell table:style-name="ce31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5-07-01</text:p>
          </table:table-cell>
          <table:table-cell table:style-name="ce283" office:value-type="string" calcext:value-type="string">
            <text:p>Enclosure top corner</text:p>
          </table:table-cell>
          <table:table-cell table:style-name="ce260" office:value-type="float" office:value="7447" calcext:value-type="float">
            <text:p>7 447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62]=[$БД.$A$36];[$Настройки.$B$18];[.D62]=[$БД.$A$37];[$Настройки.$B$20];[.D6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2]*[.E62]*[.F62]/1000" office:value-type="float" office:value="9.53216" calcext:value-type="float">
            <text:p>9,53 г</text:p>
          </table:table-cell>
          <table:table-cell table:style-name="ce346" office:value-type="float" office:value="4" calcext:value-type="float">
            <text:p>4</text:p>
          </table:table-cell>
          <table:table-cell table:style-name="ce267" table:formula="of:=[.G62]*[.H62]" office:value-type="float" office:value="38.12864" calcext:value-type="float">
            <text:p>38,13 г</text:p>
          </table:table-cell>
          <table:table-cell table:style-name="ce194" table:formula="of:=COM.MICROSOFT.IFS([.D62]=[$БД.$A$36];[$Настройки.$B$19];[.D62]=[$БД.$A$37];[$Настройки.$B$21];[.D62]=[$БД.$A$38];1.1)/1000" office:value-type="float" office:value="1.2" calcext:value-type="float">
            <text:p>1,20 р/г</text:p>
          </table:table-cell>
          <table:table-cell table:style-name="ce324" table:formula="of:=[.I62]*[.J62]" office:value-type="currency" office:currency="RUB" office:value="45.754368" calcext:value-type="currency">
            <text:p>45,75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5-07-05</text:p>
          </table:table-cell>
          <table:table-cell table:style-name="ce283" office:value-type="string" calcext:value-type="string">
            <text:p>Enclosure top panel corner</text:p>
          </table:table-cell>
          <table:table-cell table:style-name="ce260" office:value-type="float" office:value="643" calcext:value-type="float">
            <text:p>643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63]=[$БД.$A$36];[$Настройки.$B$18];[.D63]=[$БД.$A$37];[$Настройки.$B$20];[.D63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3]*[.E63]*[.F63]/1000" office:value-type="float" office:value="0.82304" calcext:value-type="float">
            <text:p>0,82 г</text:p>
          </table:table-cell>
          <table:table-cell table:style-name="ce346" office:value-type="float" office:value="22" calcext:value-type="float">
            <text:p>22</text:p>
          </table:table-cell>
          <table:table-cell table:style-name="ce267" table:formula="of:=[.G63]*[.H63]" office:value-type="float" office:value="18.10688" calcext:value-type="float">
            <text:p>18,11 г</text:p>
          </table:table-cell>
          <table:table-cell table:style-name="ce194" table:formula="of:=COM.MICROSOFT.IFS([.D63]=[$БД.$A$36];[$Настройки.$B$19];[.D63]=[$БД.$A$37];[$Настройки.$B$21];[.D63]=[$БД.$A$38];1.1)/1000" office:value-type="float" office:value="1.2" calcext:value-type="float">
            <text:p>1,20 р/г</text:p>
          </table:table-cell>
          <table:table-cell table:style-name="ce324" table:formula="of:=[.I63]*[.J63]" office:value-type="currency" office:currency="RUB" office:value="21.728256" calcext:value-type="currency">
            <text:p>21,73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5-07-06-01</text:p>
          </table:table-cell>
          <table:table-cell table:style-name="ce283" office:value-type="string" calcext:value-type="string">
            <text:p>Enclosure top hinge part A</text:p>
          </table:table-cell>
          <table:table-cell table:style-name="ce260" office:value-type="float" office:value="4991" calcext:value-type="float">
            <text:p>4 991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64]=[$БД.$A$36];[$Настройки.$B$18];[.D64]=[$БД.$A$37];[$Настройки.$B$20];[.D64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4]*[.E64]*[.F64]/1000" office:value-type="float" office:value="6.38848" calcext:value-type="float">
            <text:p>6,39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64]*[.H64]" office:value-type="float" office:value="12.77696" calcext:value-type="float">
            <text:p>12,78 г</text:p>
          </table:table-cell>
          <table:table-cell table:style-name="ce194" table:formula="of:=COM.MICROSOFT.IFS([.D64]=[$БД.$A$36];[$Настройки.$B$19];[.D64]=[$БД.$A$37];[$Настройки.$B$21];[.D64]=[$БД.$A$38];1.1)/1000" office:value-type="float" office:value="1.2" calcext:value-type="float">
            <text:p>1,20 р/г</text:p>
          </table:table-cell>
          <table:table-cell table:style-name="ce324" table:formula="of:=[.I64]*[.J64]" office:value-type="currency" office:currency="RUB" office:value="15.332352" calcext:value-type="currency">
            <text:p>15,33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145" office:value-type="string" calcext:value-type="string">
            <text:p>V05-07-06-02</text:p>
          </table:table-cell>
          <table:table-cell table:style-name="ce145" office:value-type="string" calcext:value-type="string">
            <text:p>Enclosure top hinge part B</text:p>
          </table:table-cell>
          <table:table-cell table:style-name="ce261" office:value-type="float" office:value="4979" calcext:value-type="float">
            <text:p>4 979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65]=[$БД.$A$36];[$Настройки.$B$18];[.D65]=[$БД.$A$37];[$Настройки.$B$20];[.D65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5]*[.E65]*[.F65]/1000" office:value-type="float" office:value="6.37312" calcext:value-type="float">
            <text:p>6,37 г</text:p>
          </table:table-cell>
          <table:table-cell table:style-name="ce286" office:value-type="float" office:value="2" calcext:value-type="float">
            <text:p>2</text:p>
          </table:table-cell>
          <table:table-cell table:style-name="ce267" table:formula="of:=[.G65]*[.H65]" office:value-type="float" office:value="12.74624" calcext:value-type="float">
            <text:p>12,75 г</text:p>
          </table:table-cell>
          <table:table-cell table:style-name="ce194" table:formula="of:=COM.MICROSOFT.IFS([.D65]=[$БД.$A$36];[$Настройки.$B$19];[.D65]=[$БД.$A$37];[$Настройки.$B$21];[.D65]=[$БД.$A$38];1.1)/1000" office:value-type="float" office:value="1.2" calcext:value-type="float">
            <text:p>1,20 р/г</text:p>
          </table:table-cell>
          <table:table-cell table:style-name="ce324" table:formula="of:=[.I65]*[.J65]" office:value-type="currency" office:currency="RUB" office:value="15.295488" calcext:value-type="currency">
            <text:p>15,30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145" office:value-type="string" calcext:value-type="string">
            <text:p>V07-07-07</text:p>
          </table:table-cell>
          <table:table-cell table:style-name="ce145" office:value-type="string" calcext:value-type="string">
            <text:p>Enclosure top mount</text:p>
          </table:table-cell>
          <table:table-cell table:style-name="ce260" office:value-type="float" office:value="132100" calcext:value-type="float">
            <text:p>132 100 мм³</text:p>
          </table:table-cell>
          <table:table-cell table:style-name="ce297" table:content-validation-name="val16" office:value-type="string" calcext:value-type="string">
            <text:p>Простой</text:p>
          </table:table-cell>
          <table:table-cell table:style-name="ce265" table:formula="of:=COM.MICROSOFT.IFS([.D66]=[$БД.$A$36];[$Настройки.$B$18];[.D66]=[$БД.$A$37];[$Настройки.$B$20];[.D66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66]*[.E66]*[.F66]/1000" office:value-type="float" office:value="84.544" calcext:value-type="float">
            <text:p>84,54 г</text:p>
          </table:table-cell>
          <table:table-cell table:style-name="ce286" office:value-type="float" office:value="2" calcext:value-type="float">
            <text:p>2</text:p>
          </table:table-cell>
          <table:table-cell table:style-name="ce267" table:formula="of:=[.G66]*[.H66]" office:value-type="float" office:value="169.088" calcext:value-type="float">
            <text:p>169,09 г</text:p>
          </table:table-cell>
          <table:table-cell table:style-name="ce194" table:formula="of:=COM.MICROSOFT.IFS([.D66]=[$БД.$A$36];[$Настройки.$B$19];[.D66]=[$БД.$A$37];[$Настройки.$B$21];[.D66]=[$БД.$A$38];1.1)/1000" office:value-type="float" office:value="1.2" calcext:value-type="float">
            <text:p>1,20 р/г</text:p>
          </table:table-cell>
          <table:table-cell table:style-name="ce324" table:formula="of:=[.I66]*[.J66]" office:value-type="currency" office:currency="RUB" office:value="202.9056" calcext:value-type="currency">
            <text:p>202,91 ₽</text:p>
          </table:table-cell>
          <table:table-cell table:style-name="ce31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 table:number-columns-spanned="9" table:number-rows-spanned="1">
            <text:p>Итого:</text:p>
          </table:table-cell>
          <table:covered-table-cell table:style-name="ce171"/>
          <table:covered-table-cell table:style-name="ce181"/>
          <table:covered-table-cell table:number-columns-repeated="3" table:style-name="ce299"/>
          <table:covered-table-cell table:style-name="ce329"/>
          <table:covered-table-cell table:number-columns-repeated="2" table:style-name="ce286"/>
          <table:table-cell table:style-name="ce299"/>
          <table:table-cell table:style-name="ce289" table:formula="of:=SUM([.K4:.K66])" office:value-type="currency" office:currency="RUB" office:value="3292.45069688" calcext:value-type="currency">
            <text:p>3 292,45 ₽</text:p>
          </table:table-cell>
          <table:table-cell table:number-columns-repeated="1012"/>
        </table:table-row>
        <table:table-row table:style-name="ro6" table:number-rows-repeated="7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304"/>
          <table:table-cell table:number-columns-repeated="1012"/>
        </table:table-row>
        <table:table-row table:style-name="ro6" table:number-rows-repeated="1048501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Проводка" table:style-name="ta2">
        <table:table-column table:style-name="co40" table:default-cell-style-name="ce328"/>
        <table:table-column table:style-name="co41" table:default-cell-style-name="ce352"/>
        <table:table-column table:style-name="co42" table:default-cell-style-name="ce328"/>
        <table:table-column table:style-name="co21" table:default-cell-style-name="ce352"/>
        <table:table-column table:style-name="co43" table:default-cell-style-name="ce352"/>
        <table:table-column table:style-name="co44" table:default-cell-style-name="ce100"/>
        <table:table-column table:style-name="co45" table:default-cell-style-name="ce328"/>
        <table:table-column table:style-name="co46" table:default-cell-style-name="ce328"/>
        <table:table-column table:style-name="co47" table:default-cell-style-name="ce328"/>
        <table:table-column table:style-name="co4" table:number-columns-repeated="1015" table:default-cell-style-name="ce328"/>
        <table:table-row table:style-name="ro24">
          <table:table-cell table:style-name="ce321" office:value-type="string" calcext:value-type="string" table:number-columns-spanned="9" table:number-rows-spanned="1">
            <text:p><text:span text:style-name="T3">На данном листе производится расчёт параметров проводов и разъёмов </text:span></text:p>
            <text:p/>
            <text:p>Обратите внимание, что все длины указаны от потребителя до центра отсека электроники через кабелеводы. Все провода стоит либо отмерять по месту, либо отрезать с запасом. </text:p>
            <text:p/>
            <text:p>Разъём GX20 встраивается в косу на печатающую голову по желанию собирающего. Распиновку разъёма вы можете посмотреть под основной таблицей.</text:p>
          </table:table-cell>
          <table:covered-table-cell table:number-columns-repeated="6" table:style-name="Default"/>
          <table:covered-table-cell table:number-columns-repeated="2"/>
          <table:table-cell table:number-columns-repeated="2"/>
          <table:table-cell table:style-name="ce220" office:value-type="string" calcext:value-type="string" table:number-columns-spanned="7" table:number-rows-spanned="1">
            <text:p>Расчёт количества разъёмов</text:p>
          </table:table-cell>
          <table:covered-table-cell table:number-columns-repeated="6"/>
          <table:table-cell table:number-columns-repeated="1006"/>
        </table:table-row>
        <table:table-row table:style-name="ro25">
          <table:table-cell table:style-name="ce458" office:value-type="string" calcext:value-type="string">
            <text:p>Источник</text:p>
          </table:table-cell>
          <table:table-cell table:style-name="ce458" office:value-type="string" calcext:value-type="string">
            <text:p>Разъём со стороны источника</text:p>
          </table:table-cell>
          <table:table-cell table:style-name="ce458" office:value-type="string" calcext:value-type="string">
            <text:p>Потребитель</text:p>
          </table:table-cell>
          <table:table-cell table:style-name="ce458" office:value-type="string" calcext:value-type="string">
            <text:p>Разъём со стороны потребителя</text:p>
          </table:table-cell>
          <table:table-cell table:style-name="ce458" office:value-type="string" calcext:value-type="string">
            <text:p>Ток*</text:p>
          </table:table-cell>
          <table:table-cell table:style-name="ce458" office:value-type="string" calcext:value-type="string">
            <text:p>Сечение провода</text:p>
          </table:table-cell>
          <table:table-cell table:style-name="ce458" office:value-type="string" calcext:value-type="string">
            <text:p>Длина кабеля</text:p>
          </table:table-cell>
          <table:table-cell table:style-name="ce458" office:value-type="string" calcext:value-type="string">
            <text:p>Количество проводов в кабеле</text:p>
          </table:table-cell>
          <table:table-cell table:style-name="ce458" office:value-type="string" calcext:value-type="string">
            <text:p>Количество кабелей</text:p>
          </table:table-cell>
          <table:table-cell table:number-columns-repeated="2"/>
          <table:table-cell table:style-name="ce221" office:value-type="string" calcext:value-type="string">
            <text:p>Кол-во клемм</text:p>
          </table:table-cell>
          <table:table-cell table:style-name="ce221" office:value-type="string" calcext:value-type="string">
            <text:p>Кол-во наконечников</text:p>
          </table:table-cell>
          <table:table-cell table:style-name="ce221" office:value-type="string" calcext:value-type="string">
            <text:p>Кол-во xh2.54 2pin</text:p>
          </table:table-cell>
          <table:table-cell table:style-name="ce221" office:value-type="string" calcext:value-type="string">
            <text:p>Кол-во xh2.54 3pin</text:p>
          </table:table-cell>
          <table:table-cell table:style-name="ce221" office:value-type="string" calcext:value-type="string">
            <text:p>Кол-во xh2.54 4pin</text:p>
          </table:table-cell>
          <table:table-cell table:style-name="ce221" office:value-type="string" calcext:value-type="string">
            <text:p>Кол-во ph2.00 6pin</text:p>
          </table:table-cell>
          <table:table-cell table:style-name="ce221" office:value-type="string" calcext:value-type="string">
            <text:p>Кол-во dupont 1pin</text:p>
          </table:table-cell>
          <table:table-cell table:style-name="ce90" table:number-columns-repeated="6"/>
          <table:table-cell table:number-columns-repeated="1000"/>
        </table:table-row>
        <table:table-row table:style-name="ro26">
          <table:table-cell table:style-name="ce206" office:value-type="string" calcext:value-type="string" table:number-columns-spanned="9" table:number-rows-spanned="1">
            <text:p>Основной блок электроники и стол</text:p>
          </table:table-cell>
          <table:covered-table-cell table:style-name="ce209"/>
          <table:covered-table-cell table:style-name="ce353"/>
          <table:covered-table-cell table:number-columns-repeated="2" table:style-name="ce209"/>
          <table:covered-table-cell table:style-name="ce216" table:content-validation-name="val20"/>
          <table:covered-table-cell table:style-name="ce353" table:content-validation-name="val20"/>
          <table:covered-table-cell table:number-columns-repeated="2" table:style-name="ce353"/>
          <table:table-cell table:number-columns-repeated="2"/>
          <table:table-cell table:style-name="ce207" table:number-columns-repeated="7"/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Ввод питания 220в</text:p>
          </table:table-cell>
          <table:table-cell table:style-name="ce335" table:content-validation-name="val18" office:value-type="string" calcext:value-type="string">
            <text:p>Пайка</text:p>
          </table:table-cell>
          <table:table-cell table:style-name="ce326" table:content-validation-name="val5" office:value-type="string" calcext:value-type="string">
            <text:p>Блок питания 24в</text:p>
          </table:table-cell>
          <table:table-cell table:style-name="ce335" table:content-validation-name="val19" office:value-type="string" calcext:value-type="string">
            <text:p>Клемма</text:p>
          </table:table-cell>
          <table:table-cell table:style-name="ce214" table:content-validation-name="val5" table:formula="of:=[$Расчёты.D11]/200" office:value-type="float" office:value="0.84" calcext:value-type="float">
            <text:p>0,84 А</text:p>
          </table:table-cell>
          <table:table-cell table:style-name="ce217" table:content-validation-name="val5" table:formula="of:=COM.MICROSOFT.IFS([.E4]&lt;[$БД.$C$48];[$БД.$A$48];[.E4]&lt;[$БД.$C$47];[$БД.$A$47];[.E4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4]=[$БД.$A$55];1;0)+IF([.D4]=[$БД.$A$55];1;0))*[.I4]*[.H4]" office:value-type="float" office:value="3" calcext:value-type="float">
            <text:p>3</text:p>
          </table:table-cell>
          <table:table-cell table:style-name="ce222" table:formula="of:=(IF([.B4]=[$БД.$A$56];1;0)+IF([.D4]=[$БД.$A$56];1;0))*[.H4]*[.I4]" office:value-type="float" office:value="0" calcext:value-type="float">
            <text:p>0</text:p>
          </table:table-cell>
          <table:table-cell table:style-name="ce207" table:formula="of:=(IF([.B4]=[$БД.$A$60];1;0)+IF([.D4]=[$БД.$A$60];1;0))*[.I4]" office:value-type="float" office:value="0" calcext:value-type="float">
            <text:p>0</text:p>
          </table:table-cell>
          <table:table-cell table:style-name="ce207" table:formula="of:=(IF([.B4]=[$БД.$A$61];1;0)+IF([.D4]=[$БД.$A$61];1;0))*[.I4]" office:value-type="float" office:value="0" calcext:value-type="float">
            <text:p>0</text:p>
          </table:table-cell>
          <table:table-cell table:style-name="ce207" table:formula="of:=(IF([.B4]=[$БД.$A$62];1;0)+IF([.D4]=[$БД.$A$62];1;0))*[.I4]" office:value-type="float" office:value="0" calcext:value-type="float">
            <text:p>0</text:p>
          </table:table-cell>
          <table:table-cell table:style-name="ce207" table:formula="of:=(IF([.B4]=[$БД.$A$63];1;0)+IF([.D4]=[$БД.$A$63];1;0))*[.I4]" office:value-type="float" office:value="0" calcext:value-type="float">
            <text:p>0</text:p>
          </table:table-cell>
          <table:table-cell table:style-name="ce207" table:formula="of:=(IF([.B4]=[$БД.$A$59];1;0)+IF([.D4]=[$БД.$A$59];1;0))*[.H4]*[.I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Ввод питания 220в</text:p>
          </table:table-cell>
          <table:table-cell table:style-name="ce335" table:content-validation-name="val18" office:value-type="string" calcext:value-type="string">
            <text:p>Пайка</text:p>
          </table:table-cell>
          <table:table-cell table:style-name="ce326" table:content-validation-name="val5" office:value-type="string" calcext:value-type="string">
            <text:p>Блок питания 5в</text:p>
          </table:table-cell>
          <table:table-cell table:style-name="ce335" table:content-validation-name="val19" office:value-type="string" calcext:value-type="string">
            <text:p>Клемма</text:p>
          </table:table-cell>
          <table:table-cell table:style-name="ce214" table:content-validation-name="val5" table:formula="of:=[.E7]/200" office:value-type="float" office:value="0.0125" calcext:value-type="float">
            <text:p>0,01 А</text:p>
          </table:table-cell>
          <table:table-cell table:style-name="ce217" table:content-validation-name="val5" table:formula="of:=COM.MICROSOFT.IFS([.E5]&lt;[$БД.$C$48];[$БД.$A$48];[.E5]&lt;[$БД.$C$47];[$БД.$A$47];[.E5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table:formula="of:=[$'Покупные изделия'.E51]" office:value-type="float" office:value="0" calcext:value-type="float">
            <text:p>0</text:p>
          </table:table-cell>
          <table:table-cell table:number-columns-repeated="2"/>
          <table:table-cell table:style-name="ce222" table:formula="of:=(IF([.B5]=[$БД.$A$55];1;0)+IF([.D5]=[$БД.$A$55];1;0))*[.I5]*[.H5]" office:value-type="float" office:value="0" calcext:value-type="float">
            <text:p>0</text:p>
          </table:table-cell>
          <table:table-cell table:style-name="ce222" table:formula="of:=(IF([.B5]=[$БД.$A$56];1;0)+IF([.D5]=[$БД.$A$56];1;0))*[.H5]*[.I5]" office:value-type="float" office:value="0" calcext:value-type="float">
            <text:p>0</text:p>
          </table:table-cell>
          <table:table-cell table:style-name="ce207" table:formula="of:=(IF([.B5]=[$БД.$A$60];1;0)+IF([.D5]=[$БД.$A$60];1;0))*[.I5]" office:value-type="float" office:value="0" calcext:value-type="float">
            <text:p>0</text:p>
          </table:table-cell>
          <table:table-cell table:style-name="ce207" table:formula="of:=(IF([.B5]=[$БД.$A$61];1;0)+IF([.D5]=[$БД.$A$61];1;0))*[.I5]" office:value-type="float" office:value="0" calcext:value-type="float">
            <text:p>0</text:p>
          </table:table-cell>
          <table:table-cell table:style-name="ce207" table:formula="of:=(IF([.B5]=[$БД.$A$62];1;0)+IF([.D5]=[$БД.$A$62];1;0))*[.I5]" office:value-type="float" office:value="0" calcext:value-type="float">
            <text:p>0</text:p>
          </table:table-cell>
          <table:table-cell table:style-name="ce207" table:formula="of:=(IF([.B5]=[$БД.$A$63];1;0)+IF([.D5]=[$БД.$A$63];1;0))*[.I5]" office:value-type="float" office:value="0" calcext:value-type="float">
            <text:p>0</text:p>
          </table:table-cell>
          <table:table-cell table:style-name="ce207" table:formula="of:=(IF([.B5]=[$БД.$A$59];1;0)+IF([.D5]=[$БД.$A$59];1;0))*[.H5]*[.I5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Блок питания 24в</text:p>
          </table:table-cell>
          <table:table-cell table:style-name="ce335" table:content-validation-name="val18" office:value-type="string" calcext:value-type="string">
            <text:p>Клемма</text:p>
          </table:table-cell>
          <table:table-cell table:style-name="ce326" table:content-validation-name="val5" office:value-type="string" calcext:value-type="string">
            <text:p>Материнская плата</text:p>
          </table:table-cell>
          <table:table-cell table:style-name="ce335" table:content-validation-name="val19" office:value-type="string" calcext:value-type="string">
            <text:p>Наконечник</text:p>
          </table:table-cell>
          <table:table-cell table:style-name="ce214" table:content-validation-name="val5" table:formula="of:=[$Расчёты.D11]/24" office:value-type="float" office:value="7" calcext:value-type="float">
            <text:p>7,00 А</text:p>
          </table:table-cell>
          <table:table-cell table:style-name="ce217" table:content-validation-name="val5" table:formula="of:=COM.MICROSOFT.IFS([.E6]&lt;[$БД.$C$48];[$БД.$A$48];[.E6]&lt;[$БД.$C$47];[$БД.$A$47];[.E6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 table:formula="of:=(['Профиль алюминиевый'.$C$5]+['Профиль алюминиевый'.$C$15])/2" office:value-type="float" office:value="530" calcext:value-type="float">
            <text:p>53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6]=[$БД.$A$55];1;0)+IF([.D6]=[$БД.$A$55];1;0))*[.I6]*[.H6]" office:value-type="float" office:value="2" calcext:value-type="float">
            <text:p>2</text:p>
          </table:table-cell>
          <table:table-cell table:style-name="ce222" table:formula="of:=(IF([.B6]=[$БД.$A$56];1;0)+IF([.D6]=[$БД.$A$56];1;0))*[.H6]*[.I6]" office:value-type="float" office:value="2" calcext:value-type="float">
            <text:p>2</text:p>
          </table:table-cell>
          <table:table-cell table:style-name="ce207" table:formula="of:=(IF([.B6]=[$БД.$A$60];1;0)+IF([.D6]=[$БД.$A$60];1;0))*[.I6]" office:value-type="float" office:value="0" calcext:value-type="float">
            <text:p>0</text:p>
          </table:table-cell>
          <table:table-cell table:style-name="ce207" table:formula="of:=(IF([.B6]=[$БД.$A$61];1;0)+IF([.D6]=[$БД.$A$61];1;0))*[.I6]" office:value-type="float" office:value="0" calcext:value-type="float">
            <text:p>0</text:p>
          </table:table-cell>
          <table:table-cell table:style-name="ce207" table:formula="of:=(IF([.B6]=[$БД.$A$62];1;0)+IF([.D6]=[$БД.$A$62];1;0))*[.I6]" office:value-type="float" office:value="0" calcext:value-type="float">
            <text:p>0</text:p>
          </table:table-cell>
          <table:table-cell table:style-name="ce207" table:formula="of:=(IF([.B6]=[$БД.$A$63];1;0)+IF([.D6]=[$БД.$A$63];1;0))*[.I6]" office:value-type="float" office:value="0" calcext:value-type="float">
            <text:p>0</text:p>
          </table:table-cell>
          <table:table-cell table:style-name="ce207" table:formula="of:=(IF([.B6]=[$БД.$A$59];1;0)+IF([.D6]=[$БД.$A$59];1;0))*[.H6]*[.I6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Материнская плата</text:p>
          </table:table-cell>
          <table:table-cell table:style-name="ce335" table:content-validation-name="val18" office:value-type="string" calcext:value-type="string">
            <text:p>Dupont 1pin</text:p>
          </table:table-cell>
          <table:table-cell table:style-name="ce326" table:content-validation-name="val5" office:value-type="string" calcext:value-type="string">
            <text:p>Управляющая плата</text:p>
          </table:table-cell>
          <table:table-cell table:style-name="ce335" table:content-validation-name="val19" office:value-type="string" calcext:value-type="string">
            <text:p>Dupont 1pin</text:p>
          </table:table-cell>
          <table:table-cell table:style-name="ce214" table:content-validation-name="val5" office:value-type="float" office:value="2.5" calcext:value-type="float">
            <text:p>2,50 А</text:p>
          </table:table-cell>
          <table:table-cell table:style-name="ce217" table:content-validation-name="val5" table:formula="of:=COM.MICROSOFT.IFS([.E7]&lt;[$БД.$C$48];[$БД.$A$48];[.E7]&lt;[$БД.$C$47];[$БД.$A$47];[.E7]&lt;[$БД.$C$46];[$БД.$A$46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51]=0;1;0)" office:value-type="float" office:value="1" calcext:value-type="float">
            <text:p>1</text:p>
          </table:table-cell>
          <table:table-cell table:number-columns-repeated="2"/>
          <table:table-cell table:style-name="ce222" table:formula="of:=(IF([.B7]=[$БД.$A$55];1;0)+IF([.D7]=[$БД.$A$55];1;0))*[.I7]*[.H7]" office:value-type="float" office:value="0" calcext:value-type="float">
            <text:p>0</text:p>
          </table:table-cell>
          <table:table-cell table:style-name="ce222" table:formula="of:=(IF([.B7]=[$БД.$A$56];1;0)+IF([.D7]=[$БД.$A$56];1;0))*[.H7]*[.I7]" office:value-type="float" office:value="0" calcext:value-type="float">
            <text:p>0</text:p>
          </table:table-cell>
          <table:table-cell table:style-name="ce207" table:formula="of:=(IF([.B7]=[$БД.$A$60];1;0)+IF([.D7]=[$БД.$A$60];1;0))*[.I7]" office:value-type="float" office:value="0" calcext:value-type="float">
            <text:p>0</text:p>
          </table:table-cell>
          <table:table-cell table:style-name="ce207" table:formula="of:=(IF([.B7]=[$БД.$A$61];1;0)+IF([.D7]=[$БД.$A$61];1;0))*[.I7]" office:value-type="float" office:value="0" calcext:value-type="float">
            <text:p>0</text:p>
          </table:table-cell>
          <table:table-cell table:style-name="ce207" table:formula="of:=(IF([.B7]=[$БД.$A$62];1;0)+IF([.D7]=[$БД.$A$62];1;0))*[.I7]" office:value-type="float" office:value="0" calcext:value-type="float">
            <text:p>0</text:p>
          </table:table-cell>
          <table:table-cell table:style-name="ce207" table:formula="of:=(IF([.B7]=[$БД.$A$63];1;0)+IF([.D7]=[$БД.$A$63];1;0))*[.I7]" office:value-type="float" office:value="0" calcext:value-type="float">
            <text:p>0</text:p>
          </table:table-cell>
          <table:table-cell table:style-name="ce207" table:formula="of:=(IF([.B7]=[$БД.$A$59];1;0)+IF([.D7]=[$БД.$A$59];1;0))*[.H7]*[.I7]" office:value-type="float" office:value="8" calcext:value-type="float">
            <text:p>8</text:p>
          </table:table-cell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Блок питания 5в</text:p>
          </table:table-cell>
          <table:table-cell table:style-name="ce335" table:content-validation-name="val18" office:value-type="string" calcext:value-type="string">
            <text:p>Клемма</text:p>
          </table:table-cell>
          <table:table-cell table:style-name="ce326" table:content-validation-name="val5" office:value-type="string" calcext:value-type="string">
            <text:p>Управляющая плата</text:p>
          </table:table-cell>
          <table:table-cell table:style-name="ce335" table:content-validation-name="val19" office:value-type="string" calcext:value-type="string">
            <text:p>Dupont 1pin</text:p>
          </table:table-cell>
          <table:table-cell table:style-name="ce214" table:content-validation-name="val5" table:formula="of:=[.E7]" office:value-type="float" office:value="2.5" calcext:value-type="float">
            <text:p>2,50 А</text:p>
          </table:table-cell>
          <table:table-cell table:style-name="ce217" table:content-validation-name="val5" table:formula="of:=COM.MICROSOFT.IFS([.E8]&lt;[$БД.$C$48];[$БД.$A$48];[.E8]&lt;[$БД.$C$47];[$БД.$A$47];[.E8]&lt;[$БД.$C$46];[$БД.$A$46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51]=0;0;1)" office:value-type="float" office:value="0" calcext:value-type="float">
            <text:p>0</text:p>
          </table:table-cell>
          <table:table-cell table:number-columns-repeated="2"/>
          <table:table-cell table:style-name="ce222" table:formula="of:=(IF([.B8]=[$БД.$A$55];1;0)+IF([.D8]=[$БД.$A$55];1;0))*[.I8]*[.H8]" office:value-type="float" office:value="0" calcext:value-type="float">
            <text:p>0</text:p>
          </table:table-cell>
          <table:table-cell table:style-name="ce222" table:formula="of:=(IF([.B8]=[$БД.$A$56];1;0)+IF([.D8]=[$БД.$A$56];1;0))*[.H8]*[.I8]" office:value-type="float" office:value="0" calcext:value-type="float">
            <text:p>0</text:p>
          </table:table-cell>
          <table:table-cell table:style-name="ce207" table:formula="of:=(IF([.B8]=[$БД.$A$60];1;0)+IF([.D8]=[$БД.$A$60];1;0))*[.I8]" office:value-type="float" office:value="0" calcext:value-type="float">
            <text:p>0</text:p>
          </table:table-cell>
          <table:table-cell table:style-name="ce207" table:formula="of:=(IF([.B8]=[$БД.$A$61];1;0)+IF([.D8]=[$БД.$A$61];1;0))*[.I8]" office:value-type="float" office:value="0" calcext:value-type="float">
            <text:p>0</text:p>
          </table:table-cell>
          <table:table-cell table:style-name="ce207" table:formula="of:=(IF([.B8]=[$БД.$A$62];1;0)+IF([.D8]=[$БД.$A$62];1;0))*[.I8]" office:value-type="float" office:value="0" calcext:value-type="float">
            <text:p>0</text:p>
          </table:table-cell>
          <table:table-cell table:style-name="ce207" table:formula="of:=(IF([.B8]=[$БД.$A$63];1;0)+IF([.D8]=[$БД.$A$63];1;0))*[.I8]" office:value-type="float" office:value="0" calcext:value-type="float">
            <text:p>0</text:p>
          </table:table-cell>
          <table:table-cell table:style-name="ce207" table:formula="of:=(IF([.B8]=[$БД.$A$59];1;0)+IF([.D8]=[$БД.$A$59];1;0))*[.H8]*[.I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Материнская плата</text:p>
          </table:table-cell>
          <table:table-cell table:style-name="ce335" table:content-validation-name="val18" office:value-type="string" calcext:value-type="string">
            <text:p>USB Type C</text:p>
          </table:table-cell>
          <table:table-cell table:style-name="ce326" table:content-validation-name="val5" office:value-type="string" calcext:value-type="string">
            <text:p>Управляющая плата</text:p>
          </table:table-cell>
          <table:table-cell table:style-name="ce335" table:content-validation-name="val19" office:value-type="string" calcext:value-type="string">
            <text:p>USB Type A</text:p>
          </table:table-cell>
          <table:table-cell table:style-name="ce214" table:content-validation-name="val5" office:value-type="float" office:value="3" calcext:value-type="float">
            <text:p>3,00 А</text:p>
          </table:table-cell>
          <table:table-cell table:style-name="ce217" table:content-validation-name="val5" office:value-type="string" calcext:value-type="string">
            <text:p>USB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9]=[$БД.$A$55];1;0)+IF([.D9]=[$БД.$A$55];1;0))*[.I9]*[.H9]" office:value-type="float" office:value="0" calcext:value-type="float">
            <text:p>0</text:p>
          </table:table-cell>
          <table:table-cell table:style-name="ce222" table:formula="of:=(IF([.B9]=[$БД.$A$56];1;0)+IF([.D9]=[$БД.$A$56];1;0))*[.H9]*[.I9]" office:value-type="float" office:value="0" calcext:value-type="float">
            <text:p>0</text:p>
          </table:table-cell>
          <table:table-cell table:style-name="ce207" table:formula="of:=(IF([.B9]=[$БД.$A$60];1;0)+IF([.D9]=[$БД.$A$60];1;0))*[.I9]" office:value-type="float" office:value="0" calcext:value-type="float">
            <text:p>0</text:p>
          </table:table-cell>
          <table:table-cell table:style-name="ce207" table:formula="of:=(IF([.B9]=[$БД.$A$61];1;0)+IF([.D9]=[$БД.$A$61];1;0))*[.I9]" office:value-type="float" office:value="0" calcext:value-type="float">
            <text:p>0</text:p>
          </table:table-cell>
          <table:table-cell table:style-name="ce207" table:formula="of:=(IF([.B9]=[$БД.$A$62];1;0)+IF([.D9]=[$БД.$A$62];1;0))*[.I9]" office:value-type="float" office:value="0" calcext:value-type="float">
            <text:p>0</text:p>
          </table:table-cell>
          <table:table-cell table:style-name="ce207" table:formula="of:=(IF([.B9]=[$БД.$A$63];1;0)+IF([.D9]=[$БД.$A$63];1;0))*[.I9]" office:value-type="float" office:value="0" calcext:value-type="float">
            <text:p>0</text:p>
          </table:table-cell>
          <table:table-cell table:style-name="ce207" table:formula="of:=(IF([.B9]=[$БД.$A$59];1;0)+IF([.D9]=[$БД.$A$59];1;0))*[.H9]*[.I9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Материнская плата</text:p>
          </table:table-cell>
          <table:table-cell table:style-name="ce335" table:content-validation-name="val18" office:value-type="string" calcext:value-type="string">
            <text:p>xh2.54 2pin</text:p>
          </table:table-cell>
          <table:table-cell table:style-name="ce326" table:content-validation-name="val5" office:value-type="string" calcext:value-type="string">
            <text:p>Вентилятор блока электроники</text:p>
          </table:table-cell>
          <table:table-cell table:style-name="ce335" table:content-validation-name="val19" office:value-type="string" calcext:value-type="string">
            <text:p>Провод встроен</text:p>
          </table:table-cell>
          <table:table-cell table:style-name="ce214" table:content-validation-name="val5" office:value-type="float" office:value="0.5" calcext:value-type="float">
            <text:p>0,50 А</text:p>
          </table:table-cell>
          <table:table-cell table:style-name="ce217" table:content-validation-name="val5" table:formula="of:=COM.MICROSOFT.IFS([.E10]&lt;[$БД.$C$48];[$БД.$A$48];[.E10]&lt;[$БД.$C$47];[$БД.$A$47];[.E10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0]=[$БД.$A$55];1;0)+IF([.D10]=[$БД.$A$55];1;0))*[.I10]*[.H10]" office:value-type="float" office:value="0" calcext:value-type="float">
            <text:p>0</text:p>
          </table:table-cell>
          <table:table-cell table:style-name="ce222" table:formula="of:=(IF([.B10]=[$БД.$A$56];1;0)+IF([.D10]=[$БД.$A$56];1;0))*[.H10]*[.I10]" office:value-type="float" office:value="0" calcext:value-type="float">
            <text:p>0</text:p>
          </table:table-cell>
          <table:table-cell table:style-name="ce207" table:formula="of:=(IF([.B10]=[$БД.$A$60];1;0)+IF([.D10]=[$БД.$A$60];1;0))*[.I10]" office:value-type="float" office:value="1" calcext:value-type="float">
            <text:p>1</text:p>
          </table:table-cell>
          <table:table-cell table:style-name="ce207" table:formula="of:=(IF([.B10]=[$БД.$A$61];1;0)+IF([.D10]=[$БД.$A$61];1;0))*[.I10]" office:value-type="float" office:value="0" calcext:value-type="float">
            <text:p>0</text:p>
          </table:table-cell>
          <table:table-cell table:style-name="ce207" table:formula="of:=(IF([.B10]=[$БД.$A$62];1;0)+IF([.D10]=[$БД.$A$62];1;0))*[.I10]" office:value-type="float" office:value="0" calcext:value-type="float">
            <text:p>0</text:p>
          </table:table-cell>
          <table:table-cell table:style-name="ce207" table:formula="of:=(IF([.B10]=[$БД.$A$63];1;0)+IF([.D10]=[$БД.$A$63];1;0))*[.I10]" office:value-type="float" office:value="0" calcext:value-type="float">
            <text:p>0</text:p>
          </table:table-cell>
          <table:table-cell table:style-name="ce207" table:formula="of:=(IF([.B10]=[$БД.$A$59];1;0)+IF([.D10]=[$БД.$A$59];1;0))*[.H10]*[.I10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Ввод питания 220в</text:p>
          </table:table-cell>
          <table:table-cell table:style-name="ce335" table:content-validation-name="val18" office:value-type="string" calcext:value-type="string">
            <text:p>Пайка</text:p>
          </table:table-cell>
          <table:table-cell table:style-name="ce326" table:content-validation-name="val5" office:value-type="string" calcext:value-type="string">
            <text:p>Вход SSR стола</text:p>
          </table:table-cell>
          <table:table-cell table:style-name="ce335" table:content-validation-name="val19" office:value-type="string" calcext:value-type="string">
            <text:p>Клемма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1]&lt;[$БД.$C$48];[$БД.$A$48];[.E11]&lt;[$БД.$C$47];[$БД.$A$47];[.E11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1]=[$БД.$A$55];1;0)+IF([.D11]=[$БД.$A$55];1;0))*[.I11]*[.H11]" office:value-type="float" office:value="1" calcext:value-type="float">
            <text:p>1</text:p>
          </table:table-cell>
          <table:table-cell table:style-name="ce222" table:formula="of:=(IF([.B11]=[$БД.$A$56];1;0)+IF([.D11]=[$БД.$A$56];1;0))*[.H11]*[.I11]" office:value-type="float" office:value="0" calcext:value-type="float">
            <text:p>0</text:p>
          </table:table-cell>
          <table:table-cell table:style-name="ce207" table:formula="of:=(IF([.B11]=[$БД.$A$60];1;0)+IF([.D11]=[$БД.$A$60];1;0))*[.I11]" office:value-type="float" office:value="0" calcext:value-type="float">
            <text:p>0</text:p>
          </table:table-cell>
          <table:table-cell table:style-name="ce207" table:formula="of:=(IF([.B11]=[$БД.$A$61];1;0)+IF([.D11]=[$БД.$A$61];1;0))*[.I11]" office:value-type="float" office:value="0" calcext:value-type="float">
            <text:p>0</text:p>
          </table:table-cell>
          <table:table-cell table:style-name="ce207" table:formula="of:=(IF([.B11]=[$БД.$A$62];1;0)+IF([.D11]=[$БД.$A$62];1;0))*[.I11]" office:value-type="float" office:value="0" calcext:value-type="float">
            <text:p>0</text:p>
          </table:table-cell>
          <table:table-cell table:style-name="ce207" table:formula="of:=(IF([.B11]=[$БД.$A$63];1;0)+IF([.D11]=[$БД.$A$63];1;0))*[.I11]" office:value-type="float" office:value="0" calcext:value-type="float">
            <text:p>0</text:p>
          </table:table-cell>
          <table:table-cell table:style-name="ce207" table:formula="of:=(IF([.B11]=[$БД.$A$59];1;0)+IF([.D11]=[$БД.$A$59];1;0))*[.H11]*[.I11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Материнская плата</text:p>
          </table:table-cell>
          <table:table-cell table:style-name="ce335" table:content-validation-name="val18" office:value-type="string" calcext:value-type="string">
            <text:p>Наконечник</text:p>
          </table:table-cell>
          <table:table-cell table:style-name="ce326" table:content-validation-name="val5" office:value-type="string" calcext:value-type="string">
            <text:p>Управление SSR стола</text:p>
          </table:table-cell>
          <table:table-cell table:style-name="ce335" table:content-validation-name="val19" office:value-type="string" calcext:value-type="string">
            <text:p>Клемм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2]&lt;[$БД.$C$48];[$БД.$A$48];[.E12]&lt;[$БД.$C$47];[$БД.$A$47];[.E12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2]=[$БД.$A$55];1;0)+IF([.D12]=[$БД.$A$55];1;0))*[.I12]*[.H12]" office:value-type="float" office:value="2" calcext:value-type="float">
            <text:p>2</text:p>
          </table:table-cell>
          <table:table-cell table:style-name="ce222" table:formula="of:=(IF([.B12]=[$БД.$A$56];1;0)+IF([.D12]=[$БД.$A$56];1;0))*[.H12]*[.I12]" office:value-type="float" office:value="2" calcext:value-type="float">
            <text:p>2</text:p>
          </table:table-cell>
          <table:table-cell table:style-name="ce207" table:formula="of:=(IF([.B12]=[$БД.$A$60];1;0)+IF([.D12]=[$БД.$A$60];1;0))*[.I12]" office:value-type="float" office:value="0" calcext:value-type="float">
            <text:p>0</text:p>
          </table:table-cell>
          <table:table-cell table:style-name="ce207" table:formula="of:=(IF([.B12]=[$БД.$A$61];1;0)+IF([.D12]=[$БД.$A$61];1;0))*[.I12]" office:value-type="float" office:value="0" calcext:value-type="float">
            <text:p>0</text:p>
          </table:table-cell>
          <table:table-cell table:style-name="ce207" table:formula="of:=(IF([.B12]=[$БД.$A$62];1;0)+IF([.D12]=[$БД.$A$62];1;0))*[.I12]" office:value-type="float" office:value="0" calcext:value-type="float">
            <text:p>0</text:p>
          </table:table-cell>
          <table:table-cell table:style-name="ce207" table:formula="of:=(IF([.B12]=[$БД.$A$63];1;0)+IF([.D12]=[$БД.$A$63];1;0))*[.I12]" office:value-type="float" office:value="0" calcext:value-type="float">
            <text:p>0</text:p>
          </table:table-cell>
          <table:table-cell table:style-name="ce207" table:formula="of:=(IF([.B12]=[$БД.$A$59];1;0)+IF([.D12]=[$БД.$A$59];1;0))*[.H12]*[.I12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SSR стола</text:p>
          </table:table-cell>
          <table:table-cell table:style-name="ce335" table:content-validation-name="val18" office:value-type="string" calcext:value-type="string">
            <text:p>Клемма</text:p>
          </table:table-cell>
          <table:table-cell table:style-name="ce326" table:content-validation-name="val5" office:value-type="string" calcext:value-type="string">
            <text:p>Нагревательный стол</text:p>
          </table:table-cell>
          <table:table-cell table:style-name="ce335" table:content-validation-name="val19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3]&lt;[$БД.$C$48];[$БД.$A$48];[.E13]&lt;[$БД.$C$47];[$БД.$A$47];[.E13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3]=[$БД.$A$55];1;0)+IF([.D13]=[$БД.$A$55];1;0))*[.I13]*[.H13]" office:value-type="float" office:value="1" calcext:value-type="float">
            <text:p>1</text:p>
          </table:table-cell>
          <table:table-cell table:style-name="ce222" table:formula="of:=(IF([.B13]=[$БД.$A$56];1;0)+IF([.D13]=[$БД.$A$56];1;0))*[.H13]*[.I13]" office:value-type="float" office:value="0" calcext:value-type="float">
            <text:p>0</text:p>
          </table:table-cell>
          <table:table-cell table:style-name="ce207" table:formula="of:=(IF([.B13]=[$БД.$A$60];1;0)+IF([.D13]=[$БД.$A$60];1;0))*[.I13]" office:value-type="float" office:value="0" calcext:value-type="float">
            <text:p>0</text:p>
          </table:table-cell>
          <table:table-cell table:style-name="ce207" table:formula="of:=(IF([.B13]=[$БД.$A$61];1;0)+IF([.D13]=[$БД.$A$61];1;0))*[.I13]" office:value-type="float" office:value="0" calcext:value-type="float">
            <text:p>0</text:p>
          </table:table-cell>
          <table:table-cell table:style-name="ce207" table:formula="of:=(IF([.B13]=[$БД.$A$62];1;0)+IF([.D13]=[$БД.$A$62];1;0))*[.I13]" office:value-type="float" office:value="0" calcext:value-type="float">
            <text:p>0</text:p>
          </table:table-cell>
          <table:table-cell table:style-name="ce207" table:formula="of:=(IF([.B13]=[$БД.$A$63];1;0)+IF([.D13]=[$БД.$A$63];1;0))*[.I13]" office:value-type="float" office:value="0" calcext:value-type="float">
            <text:p>0</text:p>
          </table:table-cell>
          <table:table-cell table:style-name="ce207" table:formula="of:=(IF([.B13]=[$БД.$A$59];1;0)+IF([.D13]=[$БД.$A$59];1;0))*[.H13]*[.I13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Ввод питания 220в</text:p>
          </table:table-cell>
          <table:table-cell table:style-name="ce335" table:content-validation-name="val18" office:value-type="string" calcext:value-type="string">
            <text:p>Пайка</text:p>
          </table:table-cell>
          <table:table-cell table:style-name="ce326" table:content-validation-name="val5" office:value-type="string" calcext:value-type="string">
            <text:p>Нагревательный стол</text:p>
          </table:table-cell>
          <table:table-cell table:style-name="ce335" table:content-validation-name="val19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4]&lt;[$БД.$C$48];[$БД.$A$48];[.E14]&lt;[$БД.$C$47];[$БД.$A$47];[.E14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4]=[$БД.$A$55];1;0)+IF([.D14]=[$БД.$A$55];1;0))*[.I14]*[.H14]" office:value-type="float" office:value="0" calcext:value-type="float">
            <text:p>0</text:p>
          </table:table-cell>
          <table:table-cell table:style-name="ce222" table:formula="of:=(IF([.B14]=[$БД.$A$56];1;0)+IF([.D14]=[$БД.$A$56];1;0))*[.H14]*[.I14]" office:value-type="float" office:value="0" calcext:value-type="float">
            <text:p>0</text:p>
          </table:table-cell>
          <table:table-cell table:style-name="ce207" table:formula="of:=(IF([.B14]=[$БД.$A$60];1;0)+IF([.D14]=[$БД.$A$60];1;0))*[.I14]" office:value-type="float" office:value="0" calcext:value-type="float">
            <text:p>0</text:p>
          </table:table-cell>
          <table:table-cell table:style-name="ce207" table:formula="of:=(IF([.B14]=[$БД.$A$61];1;0)+IF([.D14]=[$БД.$A$61];1;0))*[.I14]" office:value-type="float" office:value="0" calcext:value-type="float">
            <text:p>0</text:p>
          </table:table-cell>
          <table:table-cell table:style-name="ce207" table:formula="of:=(IF([.B14]=[$БД.$A$62];1;0)+IF([.D14]=[$БД.$A$62];1;0))*[.I14]" office:value-type="float" office:value="0" calcext:value-type="float">
            <text:p>0</text:p>
          </table:table-cell>
          <table:table-cell table:style-name="ce207" table:formula="of:=(IF([.B14]=[$БД.$A$63];1;0)+IF([.D14]=[$БД.$A$63];1;0))*[.I14]" office:value-type="float" office:value="0" calcext:value-type="float">
            <text:p>0</text:p>
          </table:table-cell>
          <table:table-cell table:style-name="ce207" table:formula="of:=(IF([.B14]=[$БД.$A$59];1;0)+IF([.D14]=[$БД.$A$59];1;0))*[.H14]*[.I1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Материнская плата</text:p>
          </table:table-cell>
          <table:table-cell table:style-name="ce335" table:content-validation-name="val18" office:value-type="string" calcext:value-type="string">
            <text:p>xh2.54 2pin</text:p>
          </table:table-cell>
          <table:table-cell table:style-name="ce326" table:content-validation-name="val5" office:value-type="string" calcext:value-type="string">
            <text:p>Термистор стола</text:p>
          </table:table-cell>
          <table:table-cell table:style-name="ce335" table:content-validation-name="val19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5]&lt;[$БД.$C$48];[$БД.$A$48];[.E15]&lt;[$БД.$C$47];[$БД.$A$47];[.E15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5]=[$БД.$A$55];1;0)+IF([.D15]=[$БД.$A$55];1;0))*[.I15]*[.H15]" office:value-type="float" office:value="0" calcext:value-type="float">
            <text:p>0</text:p>
          </table:table-cell>
          <table:table-cell table:style-name="ce222" table:formula="of:=(IF([.B15]=[$БД.$A$56];1;0)+IF([.D15]=[$БД.$A$56];1;0))*[.H15]*[.I15]" office:value-type="float" office:value="0" calcext:value-type="float">
            <text:p>0</text:p>
          </table:table-cell>
          <table:table-cell table:style-name="ce207" table:formula="of:=(IF([.B15]=[$БД.$A$60];1;0)+IF([.D15]=[$БД.$A$60];1;0))*[.I15]" office:value-type="float" office:value="1" calcext:value-type="float">
            <text:p>1</text:p>
          </table:table-cell>
          <table:table-cell table:style-name="ce207" table:formula="of:=(IF([.B15]=[$БД.$A$61];1;0)+IF([.D15]=[$БД.$A$61];1;0))*[.I15]" office:value-type="float" office:value="0" calcext:value-type="float">
            <text:p>0</text:p>
          </table:table-cell>
          <table:table-cell table:style-name="ce207" table:formula="of:=(IF([.B15]=[$БД.$A$62];1;0)+IF([.D15]=[$БД.$A$62];1;0))*[.I15]" office:value-type="float" office:value="0" calcext:value-type="float">
            <text:p>0</text:p>
          </table:table-cell>
          <table:table-cell table:style-name="ce207" table:formula="of:=(IF([.B15]=[$БД.$A$63];1;0)+IF([.D15]=[$БД.$A$63];1;0))*[.I15]" office:value-type="float" office:value="0" calcext:value-type="float">
            <text:p>0</text:p>
          </table:table-cell>
          <table:table-cell table:style-name="ce207" table:formula="of:=(IF([.B15]=[$БД.$A$59];1;0)+IF([.D15]=[$БД.$A$59];1;0))*[.H15]*[.I15]" office:value-type="float" office:value="0" calcext:value-type="float">
            <text:p>0</text:p>
          </table:table-cell>
          <table:table-cell table:number-columns-repeated="1006"/>
        </table:table-row>
        <table:table-row table:style-name="ro26">
          <table:table-cell table:style-name="ce206" office:value-type="string" calcext:value-type="string" table:number-columns-spanned="9" table:number-rows-spanned="1">
            <text:p>Печатающая голова</text:p>
          </table:table-cell>
          <table:covered-table-cell table:style-name="ce209"/>
          <table:covered-table-cell table:style-name="ce353"/>
          <table:covered-table-cell table:number-columns-repeated="2" table:style-name="ce209"/>
          <table:covered-table-cell table:style-name="ce216" table:content-validation-name="val20"/>
          <table:covered-table-cell table:style-name="ce219" table:content-validation-name="val20"/>
          <table:covered-table-cell table:number-columns-repeated="2" table:style-name="ce353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Материнская плата</text:p>
          </table:table-cell>
          <table:table-cell table:style-name="ce335" table:content-validation-name="val18" office:value-type="string" calcext:value-type="string">
            <text:p>Наконечник</text:p>
          </table:table-cell>
          <table:table-cell table:style-name="ce326" table:content-validation-name="val5" office:value-type="string" calcext:value-type="string">
            <text:p>Нагреватель хотэнда</text:p>
          </table:table-cell>
          <table:table-cell table:style-name="ce335" table:content-validation-name="val19" office:value-type="string" calcext:value-type="string">
            <text:p>Провод встроен</text:p>
          </table:table-cell>
          <table:table-cell table:style-name="ce214" table:content-validation-name="val5" table:formula="of:=[$Расчёты.B3]/24" office:value-type="float" office:value="1.66666666666667" calcext:value-type="float">
            <text:p>1,67 А</text:p>
          </table:table-cell>
          <table:table-cell table:style-name="ce217" table:content-validation-name="val5" table:formula="of:=COM.MICROSOFT.IFS([.E17]&lt;[$БД.$C$48];[$БД.$A$48];[.E17]&lt;[$БД.$C$47];[$БД.$A$47];[.E17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17]=[$БД.$A$55];1;0)+IF([.D17]=[$БД.$A$55];1;0))*[.I17]*[.H17]" office:value-type="float" office:value="0" calcext:value-type="float">
            <text:p>0</text:p>
          </table:table-cell>
          <table:table-cell table:style-name="ce222" table:formula="of:=(IF([.B17]=[$БД.$A$56];1;0)+IF([.D17]=[$БД.$A$56];1;0))*[.H17]*[.I17]" office:value-type="float" office:value="4" calcext:value-type="float">
            <text:p>4</text:p>
          </table:table-cell>
          <table:table-cell table:style-name="ce207" table:formula="of:=(IF([.B17]=[$БД.$A$60];1;0)+IF([.D17]=[$БД.$A$60];1;0))*[.I17]" office:value-type="float" office:value="0" calcext:value-type="float">
            <text:p>0</text:p>
          </table:table-cell>
          <table:table-cell table:style-name="ce207" table:formula="of:=(IF([.B17]=[$БД.$A$61];1;0)+IF([.D17]=[$БД.$A$61];1;0))*[.I17]" office:value-type="float" office:value="0" calcext:value-type="float">
            <text:p>0</text:p>
          </table:table-cell>
          <table:table-cell table:style-name="ce207" table:formula="of:=(IF([.B17]=[$БД.$A$62];1;0)+IF([.D17]=[$БД.$A$62];1;0))*[.I17]" office:value-type="float" office:value="0" calcext:value-type="float">
            <text:p>0</text:p>
          </table:table-cell>
          <table:table-cell table:style-name="ce207" table:formula="of:=(IF([.B17]=[$БД.$A$63];1;0)+IF([.D17]=[$БД.$A$63];1;0))*[.I17]" office:value-type="float" office:value="0" calcext:value-type="float">
            <text:p>0</text:p>
          </table:table-cell>
          <table:table-cell table:style-name="ce207" table:formula="of:=(IF([.B17]=[$БД.$A$59];1;0)+IF([.D17]=[$БД.$A$59];1;0))*[.H17]*[.I17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Материнская плата</text:p>
          </table:table-cell>
          <table:table-cell table:style-name="ce335" table:content-validation-name="val18" office:value-type="string" calcext:value-type="string">
            <text:p>xh2.54 2pin</text:p>
          </table:table-cell>
          <table:table-cell table:style-name="ce326" table:content-validation-name="val5" office:value-type="string" calcext:value-type="string">
            <text:p>Термистор хотэнда</text:p>
          </table:table-cell>
          <table:table-cell table:style-name="ce335" table:content-validation-name="val19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8]&lt;[$БД.$C$48];[$БД.$A$48];[.E18]&lt;[$БД.$C$47];[$БД.$A$47];[.E18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8]=[$БД.$A$55];1;0)+IF([.D18]=[$БД.$A$55];1;0))*[.I18]*[.H18]" office:value-type="float" office:value="0" calcext:value-type="float">
            <text:p>0</text:p>
          </table:table-cell>
          <table:table-cell table:style-name="ce222" table:formula="of:=(IF([.B18]=[$БД.$A$56];1;0)+IF([.D18]=[$БД.$A$56];1;0))*[.H18]*[.I18]" office:value-type="float" office:value="0" calcext:value-type="float">
            <text:p>0</text:p>
          </table:table-cell>
          <table:table-cell table:style-name="ce207" table:formula="of:=(IF([.B18]=[$БД.$A$60];1;0)+IF([.D18]=[$БД.$A$60];1;0))*[.I18]" office:value-type="float" office:value="2" calcext:value-type="float">
            <text:p>2</text:p>
          </table:table-cell>
          <table:table-cell table:style-name="ce207" table:formula="of:=(IF([.B18]=[$БД.$A$61];1;0)+IF([.D18]=[$БД.$A$61];1;0))*[.I18]" office:value-type="float" office:value="0" calcext:value-type="float">
            <text:p>0</text:p>
          </table:table-cell>
          <table:table-cell table:style-name="ce207" table:formula="of:=(IF([.B18]=[$БД.$A$62];1;0)+IF([.D18]=[$БД.$A$62];1;0))*[.I18]" office:value-type="float" office:value="0" calcext:value-type="float">
            <text:p>0</text:p>
          </table:table-cell>
          <table:table-cell table:style-name="ce207" table:formula="of:=(IF([.B18]=[$БД.$A$63];1;0)+IF([.D18]=[$БД.$A$63];1;0))*[.I18]" office:value-type="float" office:value="0" calcext:value-type="float">
            <text:p>0</text:p>
          </table:table-cell>
          <table:table-cell table:style-name="ce207" table:formula="of:=(IF([.B18]=[$БД.$A$59];1;0)+IF([.D18]=[$БД.$A$59];1;0))*[.H18]*[.I1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Материнская плата</text:p>
          </table:table-cell>
          <table:table-cell table:style-name="ce335" table:content-validation-name="val18" office:value-type="string" calcext:value-type="string">
            <text:p>xh2.54 2pin</text:p>
          </table:table-cell>
          <table:table-cell table:style-name="ce326" table:content-validation-name="val5" office:value-type="string" calcext:value-type="string">
            <text:p>Вентилятор обдува хотэнда</text:p>
          </table:table-cell>
          <table:table-cell table:style-name="ce335" table:content-validation-name="val19" office:value-type="string" calcext:value-type="string">
            <text:p>Провод встроен</text:p>
          </table:table-cell>
          <table:table-cell table:style-name="ce214" table:content-validation-name="val5" office:value-type="float" office:value="0.3" calcext:value-type="float">
            <text:p>0,30 А</text:p>
          </table:table-cell>
          <table:table-cell table:style-name="ce217" table:content-validation-name="val5" table:formula="of:=COM.MICROSOFT.IFS([.E19]&lt;[$БД.$C$48];[$БД.$A$48];[.E19]&lt;[$БД.$C$47];[$БД.$A$47];[.E19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9]=[$БД.$A$55];1;0)+IF([.D19]=[$БД.$A$55];1;0))*[.I19]*[.H19]" office:value-type="float" office:value="0" calcext:value-type="float">
            <text:p>0</text:p>
          </table:table-cell>
          <table:table-cell table:style-name="ce222" table:formula="of:=(IF([.B19]=[$БД.$A$56];1;0)+IF([.D19]=[$БД.$A$56];1;0))*[.H19]*[.I19]" office:value-type="float" office:value="0" calcext:value-type="float">
            <text:p>0</text:p>
          </table:table-cell>
          <table:table-cell table:style-name="ce207" table:formula="of:=(IF([.B19]=[$БД.$A$60];1;0)+IF([.D19]=[$БД.$A$60];1;0))*[.I19]" office:value-type="float" office:value="2" calcext:value-type="float">
            <text:p>2</text:p>
          </table:table-cell>
          <table:table-cell table:style-name="ce207" table:formula="of:=(IF([.B19]=[$БД.$A$61];1;0)+IF([.D19]=[$БД.$A$61];1;0))*[.I19]" office:value-type="float" office:value="0" calcext:value-type="float">
            <text:p>0</text:p>
          </table:table-cell>
          <table:table-cell table:style-name="ce207" table:formula="of:=(IF([.B19]=[$БД.$A$62];1;0)+IF([.D19]=[$БД.$A$62];1;0))*[.I19]" office:value-type="float" office:value="0" calcext:value-type="float">
            <text:p>0</text:p>
          </table:table-cell>
          <table:table-cell table:style-name="ce207" table:formula="of:=(IF([.B19]=[$БД.$A$63];1;0)+IF([.D19]=[$БД.$A$63];1;0))*[.I19]" office:value-type="float" office:value="0" calcext:value-type="float">
            <text:p>0</text:p>
          </table:table-cell>
          <table:table-cell table:style-name="ce207" table:formula="of:=(IF([.B19]=[$БД.$A$59];1;0)+IF([.D19]=[$БД.$A$59];1;0))*[.H19]*[.I19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Материнская плата</text:p>
          </table:table-cell>
          <table:table-cell table:style-name="ce335" table:content-validation-name="val18" office:value-type="string" calcext:value-type="string">
            <text:p>xh2.54 2pin</text:p>
          </table:table-cell>
          <table:table-cell table:style-name="ce326" table:content-validation-name="val5" office:value-type="string" calcext:value-type="string">
            <text:p>Вентилятор обдува модели</text:p>
          </table:table-cell>
          <table:table-cell table:style-name="ce335" table:content-validation-name="val19" office:value-type="string" calcext:value-type="string">
            <text:p>Провод встроен</text:p>
          </table:table-cell>
          <table:table-cell table:style-name="ce214" table:content-validation-name="val5" office:value-type="float" office:value="0.6" calcext:value-type="float">
            <text:p>0,60 А</text:p>
          </table:table-cell>
          <table:table-cell table:style-name="ce217" table:content-validation-name="val5" table:formula="of:=COM.MICROSOFT.IFS([.E20]&lt;[$БД.$C$48];[$БД.$A$48];[.E20]&lt;[$БД.$C$47];[$БД.$A$47];[.E20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0]=[$БД.$A$55];1;0)+IF([.D20]=[$БД.$A$55];1;0))*[.I20]*[.H20]" office:value-type="float" office:value="0" calcext:value-type="float">
            <text:p>0</text:p>
          </table:table-cell>
          <table:table-cell table:style-name="ce222" table:formula="of:=(IF([.B20]=[$БД.$A$56];1;0)+IF([.D20]=[$БД.$A$56];1;0))*[.H20]*[.I20]" office:value-type="float" office:value="0" calcext:value-type="float">
            <text:p>0</text:p>
          </table:table-cell>
          <table:table-cell table:style-name="ce207" table:formula="of:=(IF([.B20]=[$БД.$A$60];1;0)+IF([.D20]=[$БД.$A$60];1;0))*[.I20]" office:value-type="float" office:value="2" calcext:value-type="float">
            <text:p>2</text:p>
          </table:table-cell>
          <table:table-cell table:style-name="ce207" table:formula="of:=(IF([.B20]=[$БД.$A$61];1;0)+IF([.D20]=[$БД.$A$61];1;0))*[.I20]" office:value-type="float" office:value="0" calcext:value-type="float">
            <text:p>0</text:p>
          </table:table-cell>
          <table:table-cell table:style-name="ce207" table:formula="of:=(IF([.B20]=[$БД.$A$62];1;0)+IF([.D20]=[$БД.$A$62];1;0))*[.I20]" office:value-type="float" office:value="0" calcext:value-type="float">
            <text:p>0</text:p>
          </table:table-cell>
          <table:table-cell table:style-name="ce207" table:formula="of:=(IF([.B20]=[$БД.$A$63];1;0)+IF([.D20]=[$БД.$A$63];1;0))*[.I20]" office:value-type="float" office:value="0" calcext:value-type="float">
            <text:p>0</text:p>
          </table:table-cell>
          <table:table-cell table:style-name="ce207" table:formula="of:=(IF([.B20]=[$БД.$A$59];1;0)+IF([.D20]=[$БД.$A$59];1;0))*[.H20]*[.I20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Материнская плата</text:p>
          </table:table-cell>
          <table:table-cell table:style-name="ce335" table:content-validation-name="val18" office:value-type="string" calcext:value-type="string">
            <text:p>xh2.54 4pin</text:p>
          </table:table-cell>
          <table:table-cell table:style-name="ce326" table:content-validation-name="val5" office:value-type="string" calcext:value-type="string">
            <text:p>Мотор экструдера</text:p>
          </table:table-cell>
          <table:table-cell table:style-name="ce335" table:content-validation-name="val19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1]&lt;[$БД.$C$48];[$БД.$A$48];[.E21]&lt;[$БД.$C$47];[$БД.$A$47];[.E21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1]=[$БД.$A$55];1;0)+IF([.D21]=[$БД.$A$55];1;0))*[.I21]*[.H21]" office:value-type="float" office:value="0" calcext:value-type="float">
            <text:p>0</text:p>
          </table:table-cell>
          <table:table-cell table:style-name="ce222" table:formula="of:=(IF([.B21]=[$БД.$A$56];1;0)+IF([.D21]=[$БД.$A$56];1;0))*[.H21]*[.I21]" office:value-type="float" office:value="0" calcext:value-type="float">
            <text:p>0</text:p>
          </table:table-cell>
          <table:table-cell table:style-name="ce207" table:formula="of:=(IF([.B21]=[$БД.$A$60];1;0)+IF([.D21]=[$БД.$A$60];1;0))*[.I21]" office:value-type="float" office:value="0" calcext:value-type="float">
            <text:p>0</text:p>
          </table:table-cell>
          <table:table-cell table:style-name="ce207" table:formula="of:=(IF([.B21]=[$БД.$A$61];1;0)+IF([.D21]=[$БД.$A$61];1;0))*[.I21]" office:value-type="float" office:value="0" calcext:value-type="float">
            <text:p>0</text:p>
          </table:table-cell>
          <table:table-cell table:style-name="ce207" table:formula="of:=(IF([.B21]=[$БД.$A$62];1;0)+IF([.D21]=[$БД.$A$62];1;0))*[.I21]" office:value-type="float" office:value="2" calcext:value-type="float">
            <text:p>2</text:p>
          </table:table-cell>
          <table:table-cell table:style-name="ce207" table:formula="of:=(IF([.B21]=[$БД.$A$63];1;0)+IF([.D21]=[$БД.$A$63];1;0))*[.I21]" office:value-type="float" office:value="2" calcext:value-type="float">
            <text:p>2</text:p>
          </table:table-cell>
          <table:table-cell table:style-name="ce207" table:formula="of:=(IF([.B21]=[$БД.$A$59];1;0)+IF([.D21]=[$БД.$A$59];1;0))*[.H21]*[.I21]" office:value-type="float" office:value="0" calcext:value-type="float">
            <text:p>0</text:p>
          </table:table-cell>
          <table:table-cell table:number-columns-repeated="1006"/>
        </table:table-row>
        <table:table-row table:style-name="ro26">
          <table:table-cell table:style-name="ce206" office:value-type="string" calcext:value-type="string" table:number-columns-spanned="9" table:number-rows-spanned="1">
            <text:p>Механика</text:p>
          </table:table-cell>
          <table:covered-table-cell table:style-name="ce209"/>
          <table:covered-table-cell table:style-name="ce353"/>
          <table:covered-table-cell table:number-columns-repeated="2" table:style-name="ce209"/>
          <table:covered-table-cell table:style-name="ce216" table:content-validation-name="val20"/>
          <table:covered-table-cell table:style-name="ce219" table:content-validation-name="val20"/>
          <table:covered-table-cell table:number-columns-repeated="2" table:style-name="ce353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Материнская плата</text:p>
          </table:table-cell>
          <table:table-cell table:style-name="ce335" table:content-validation-name="val18" office:value-type="string" calcext:value-type="string">
            <text:p>xh2.54 4pin</text:p>
          </table:table-cell>
          <table:table-cell table:style-name="ce326" table:content-validation-name="val5" office:value-type="string" calcext:value-type="string">
            <text:p>Мотор оси X</text:p>
          </table:table-cell>
          <table:table-cell table:style-name="ce335" table:content-validation-name="val19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3]&lt;[$БД.$C$48];[$БД.$A$48];[.E23]&lt;[$БД.$C$47];[$БД.$A$47];[.E23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)/2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3]=[$БД.$A$55];1;0)+IF([.D23]=[$БД.$A$55];1;0))*[.I23]*[.H23]" office:value-type="float" office:value="0" calcext:value-type="float">
            <text:p>0</text:p>
          </table:table-cell>
          <table:table-cell table:style-name="ce222" table:formula="of:=(IF([.B23]=[$БД.$A$56];1;0)+IF([.D23]=[$БД.$A$56];1;0))*[.H23]*[.I23]" office:value-type="float" office:value="0" calcext:value-type="float">
            <text:p>0</text:p>
          </table:table-cell>
          <table:table-cell table:style-name="ce207" table:formula="of:=(IF([.B23]=[$БД.$A$60];1;0)+IF([.D23]=[$БД.$A$60];1;0))*[.I23]" office:value-type="float" office:value="0" calcext:value-type="float">
            <text:p>0</text:p>
          </table:table-cell>
          <table:table-cell table:style-name="ce207" table:formula="of:=(IF([.B23]=[$БД.$A$61];1;0)+IF([.D23]=[$БД.$A$61];1;0))*[.I23]" office:value-type="float" office:value="0" calcext:value-type="float">
            <text:p>0</text:p>
          </table:table-cell>
          <table:table-cell table:style-name="ce207" table:formula="of:=(IF([.B23]=[$БД.$A$62];1;0)+IF([.D23]=[$БД.$A$62];1;0))*[.I23]" office:value-type="float" office:value="2" calcext:value-type="float">
            <text:p>2</text:p>
          </table:table-cell>
          <table:table-cell table:style-name="ce207" table:formula="of:=(IF([.B23]=[$БД.$A$63];1;0)+IF([.D23]=[$БД.$A$63];1;0))*[.I23]" office:value-type="float" office:value="2" calcext:value-type="float">
            <text:p>2</text:p>
          </table:table-cell>
          <table:table-cell table:style-name="ce207" table:formula="of:=(IF([.B23]=[$БД.$A$59];1;0)+IF([.D23]=[$БД.$A$59];1;0))*[.H23]*[.I23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Материнская плата</text:p>
          </table:table-cell>
          <table:table-cell table:style-name="ce335" table:content-validation-name="val18" office:value-type="string" calcext:value-type="string">
            <text:p>xh2.54 4pin</text:p>
          </table:table-cell>
          <table:table-cell table:style-name="ce326" table:content-validation-name="val5" office:value-type="string" calcext:value-type="string">
            <text:p>Мотор оси Y</text:p>
          </table:table-cell>
          <table:table-cell table:style-name="ce335" table:content-validation-name="val19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4]&lt;[$БД.$C$48];[$БД.$A$48];[.E24]&lt;[$БД.$C$47];[$БД.$A$47];[.E24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4]=[$БД.$A$55];1;0)+IF([.D24]=[$БД.$A$55];1;0))*[.I24]*[.H24]" office:value-type="float" office:value="0" calcext:value-type="float">
            <text:p>0</text:p>
          </table:table-cell>
          <table:table-cell table:style-name="ce222" table:formula="of:=(IF([.B24]=[$БД.$A$56];1;0)+IF([.D24]=[$БД.$A$56];1;0))*[.H24]*[.I24]" office:value-type="float" office:value="0" calcext:value-type="float">
            <text:p>0</text:p>
          </table:table-cell>
          <table:table-cell table:style-name="ce207" table:formula="of:=(IF([.B24]=[$БД.$A$60];1;0)+IF([.D24]=[$БД.$A$60];1;0))*[.I24]" office:value-type="float" office:value="0" calcext:value-type="float">
            <text:p>0</text:p>
          </table:table-cell>
          <table:table-cell table:style-name="ce207" table:formula="of:=(IF([.B24]=[$БД.$A$61];1;0)+IF([.D24]=[$БД.$A$61];1;0))*[.I24]" office:value-type="float" office:value="0" calcext:value-type="float">
            <text:p>0</text:p>
          </table:table-cell>
          <table:table-cell table:style-name="ce207" table:formula="of:=(IF([.B24]=[$БД.$A$62];1;0)+IF([.D24]=[$БД.$A$62];1;0))*[.I24]" office:value-type="float" office:value="1" calcext:value-type="float">
            <text:p>1</text:p>
          </table:table-cell>
          <table:table-cell table:style-name="ce207" table:formula="of:=(IF([.B24]=[$БД.$A$63];1;0)+IF([.D24]=[$БД.$A$63];1;0))*[.I24]" office:value-type="float" office:value="1" calcext:value-type="float">
            <text:p>1</text:p>
          </table:table-cell>
          <table:table-cell table:style-name="ce207" table:formula="of:=(IF([.B24]=[$БД.$A$59];1;0)+IF([.D24]=[$БД.$A$59];1;0))*[.H24]*[.I2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Материнская плата</text:p>
          </table:table-cell>
          <table:table-cell table:style-name="ce335" table:content-validation-name="val18" office:value-type="string" calcext:value-type="string">
            <text:p>xh2.54 4pin</text:p>
          </table:table-cell>
          <table:table-cell table:style-name="ce326" table:content-validation-name="val5" office:value-type="string" calcext:value-type="string">
            <text:p>Мотор оси Z</text:p>
          </table:table-cell>
          <table:table-cell table:style-name="ce335" table:content-validation-name="val19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5]&lt;[$БД.$C$48];[$БД.$A$48];[.E25]&lt;[$БД.$C$47];[$БД.$A$47];[.E25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+[$'Профиль алюминиевый'.C4])/2" office:value-type="float" office:value="755" calcext:value-type="float">
            <text:p>755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/>
          <table:table-cell table:style-name="ce222" table:formula="of:=(IF([.B25]=[$БД.$A$55];1;0)+IF([.D25]=[$БД.$A$55];1;0))*[.I25]*[.H25]" office:value-type="float" office:value="0" calcext:value-type="float">
            <text:p>0</text:p>
          </table:table-cell>
          <table:table-cell table:style-name="ce222" table:formula="of:=(IF([.B25]=[$БД.$A$56];1;0)+IF([.D25]=[$БД.$A$56];1;0))*[.H25]*[.I25]" office:value-type="float" office:value="0" calcext:value-type="float">
            <text:p>0</text:p>
          </table:table-cell>
          <table:table-cell table:style-name="ce207" table:formula="of:=(IF([.B25]=[$БД.$A$60];1;0)+IF([.D25]=[$БД.$A$60];1;0))*[.I25]" office:value-type="float" office:value="0" calcext:value-type="float">
            <text:p>0</text:p>
          </table:table-cell>
          <table:table-cell table:style-name="ce207" table:formula="of:=(IF([.B25]=[$БД.$A$61];1;0)+IF([.D25]=[$БД.$A$61];1;0))*[.I25]" office:value-type="float" office:value="0" calcext:value-type="float">
            <text:p>0</text:p>
          </table:table-cell>
          <table:table-cell table:style-name="ce207" table:formula="of:=(IF([.B25]=[$БД.$A$62];1;0)+IF([.D25]=[$БД.$A$62];1;0))*[.I25]" office:value-type="float" office:value="2" calcext:value-type="float">
            <text:p>2</text:p>
          </table:table-cell>
          <table:table-cell table:style-name="ce207" table:formula="of:=(IF([.B25]=[$БД.$A$63];1;0)+IF([.D25]=[$БД.$A$63];1;0))*[.I25]" office:value-type="float" office:value="2" calcext:value-type="float">
            <text:p>2</text:p>
          </table:table-cell>
          <table:table-cell table:style-name="ce207" table:formula="of:=(IF([.B25]=[$БД.$A$59];1;0)+IF([.D25]=[$БД.$A$59];1;0))*[.H25]*[.I25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Материнская плата</text:p>
          </table:table-cell>
          <table:table-cell table:style-name="ce335" table:content-validation-name="val18" office:value-type="string" calcext:value-type="string">
            <text:p>xh2.54 3pin</text:p>
          </table:table-cell>
          <table:table-cell table:style-name="ce326" table:content-validation-name="val5" office:value-type="string" calcext:value-type="string">
            <text:p>Концевик оси Х</text:p>
          </table:table-cell>
          <table:table-cell table:style-name="ce335" table:content-validation-name="val19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6]&lt;[$БД.$C$48];[$БД.$A$48];[.E26]&lt;[$БД.$C$47];[$БД.$A$47];[.E26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+[$'Профиль алюминиевый'.C4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6]=[$БД.$A$55];1;0)+IF([.D26]=[$БД.$A$55];1;0))*[.I26]*[.H26]" office:value-type="float" office:value="0" calcext:value-type="float">
            <text:p>0</text:p>
          </table:table-cell>
          <table:table-cell table:style-name="ce222" table:formula="of:=(IF([.B26]=[$БД.$A$56];1;0)+IF([.D26]=[$БД.$A$56];1;0))*[.H26]*[.I26]" office:value-type="float" office:value="0" calcext:value-type="float">
            <text:p>0</text:p>
          </table:table-cell>
          <table:table-cell table:style-name="ce207" table:formula="of:=(IF([.B26]=[$БД.$A$60];1;0)+IF([.D26]=[$БД.$A$60];1;0))*[.I26]" office:value-type="float" office:value="0" calcext:value-type="float">
            <text:p>0</text:p>
          </table:table-cell>
          <table:table-cell table:style-name="ce207" table:formula="of:=(IF([.B26]=[$БД.$A$61];1;0)+IF([.D26]=[$БД.$A$61];1;0))*[.I26]" office:value-type="float" office:value="2" calcext:value-type="float">
            <text:p>2</text:p>
          </table:table-cell>
          <table:table-cell table:style-name="ce207" table:formula="of:=(IF([.B26]=[$БД.$A$62];1;0)+IF([.D26]=[$БД.$A$62];1;0))*[.I26]" office:value-type="float" office:value="0" calcext:value-type="float">
            <text:p>0</text:p>
          </table:table-cell>
          <table:table-cell table:style-name="ce207" table:formula="of:=(IF([.B26]=[$БД.$A$63];1;0)+IF([.D26]=[$БД.$A$63];1;0))*[.I26]" office:value-type="float" office:value="0" calcext:value-type="float">
            <text:p>0</text:p>
          </table:table-cell>
          <table:table-cell table:style-name="ce207" table:formula="of:=(IF([.B26]=[$БД.$A$59];1;0)+IF([.D26]=[$БД.$A$59];1;0))*[.H26]*[.I26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Материнская плата</text:p>
          </table:table-cell>
          <table:table-cell table:style-name="ce335" table:content-validation-name="val18" office:value-type="string" calcext:value-type="string">
            <text:p>xh2.54 3pin</text:p>
          </table:table-cell>
          <table:table-cell table:style-name="ce326" table:content-validation-name="val5" office:value-type="string" calcext:value-type="string">
            <text:p>Концевик оси Y</text:p>
          </table:table-cell>
          <table:table-cell table:style-name="ce335" table:content-validation-name="val19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7]&lt;[$БД.$C$48];[$БД.$A$48];[.E27]&lt;[$БД.$C$47];[$БД.$A$47];[.E27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6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7]=[$БД.$A$55];1;0)+IF([.D27]=[$БД.$A$55];1;0))*[.I27]*[.H27]" office:value-type="float" office:value="0" calcext:value-type="float">
            <text:p>0</text:p>
          </table:table-cell>
          <table:table-cell table:style-name="ce222" table:formula="of:=(IF([.B27]=[$БД.$A$56];1;0)+IF([.D27]=[$БД.$A$56];1;0))*[.H27]*[.I27]" office:value-type="float" office:value="0" calcext:value-type="float">
            <text:p>0</text:p>
          </table:table-cell>
          <table:table-cell table:style-name="ce207" table:formula="of:=(IF([.B27]=[$БД.$A$60];1;0)+IF([.D27]=[$БД.$A$60];1;0))*[.I27]" office:value-type="float" office:value="0" calcext:value-type="float">
            <text:p>0</text:p>
          </table:table-cell>
          <table:table-cell table:style-name="ce207" table:formula="of:=(IF([.B27]=[$БД.$A$61];1;0)+IF([.D27]=[$БД.$A$61];1;0))*[.I27]" office:value-type="float" office:value="1" calcext:value-type="float">
            <text:p>1</text:p>
          </table:table-cell>
          <table:table-cell table:style-name="ce207" table:formula="of:=(IF([.B27]=[$БД.$A$62];1;0)+IF([.D27]=[$БД.$A$62];1;0))*[.I27]" office:value-type="float" office:value="0" calcext:value-type="float">
            <text:p>0</text:p>
          </table:table-cell>
          <table:table-cell table:style-name="ce207" table:formula="of:=(IF([.B27]=[$БД.$A$63];1;0)+IF([.D27]=[$БД.$A$63];1;0))*[.I27]" office:value-type="float" office:value="0" calcext:value-type="float">
            <text:p>0</text:p>
          </table:table-cell>
          <table:table-cell table:style-name="ce207" table:formula="of:=(IF([.B27]=[$БД.$A$59];1;0)+IF([.D27]=[$БД.$A$59];1;0))*[.H27]*[.I27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326" table:content-validation-name="val17" office:value-type="string" calcext:value-type="string">
            <text:p>Материнская плата</text:p>
          </table:table-cell>
          <table:table-cell table:style-name="ce335" table:content-validation-name="val18" office:value-type="string" calcext:value-type="string">
            <text:p>xh2.54 3pin</text:p>
          </table:table-cell>
          <table:table-cell table:style-name="ce326" table:content-validation-name="val5" office:value-type="string" calcext:value-type="string">
            <text:p>Концевик оси Z</text:p>
          </table:table-cell>
          <table:table-cell table:style-name="ce335" table:content-validation-name="val19" office:value-type="string" calcext:value-type="string">
            <text:p>xh2.54 3pin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8]&lt;[$БД.$C$48];[$БД.$A$48];[.E28]&lt;[$БД.$C$47];[$БД.$A$47];[.E28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5]" office:value-type="float" office:value="755" calcext:value-type="float">
            <text:p>755 мм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8]=[$БД.$A$55];1;0)+IF([.D28]=[$БД.$A$55];1;0))*[.I28]*[.H28]" office:value-type="float" office:value="0" calcext:value-type="float">
            <text:p>0</text:p>
          </table:table-cell>
          <table:table-cell table:style-name="ce222" table:formula="of:=(IF([.B28]=[$БД.$A$56];1;0)+IF([.D28]=[$БД.$A$56];1;0))*[.H28]*[.I28]" office:value-type="float" office:value="0" calcext:value-type="float">
            <text:p>0</text:p>
          </table:table-cell>
          <table:table-cell table:style-name="ce207" table:formula="of:=(IF([.B28]=[$БД.$A$60];1;0)+IF([.D28]=[$БД.$A$60];1;0))*[.I28]" office:value-type="float" office:value="0" calcext:value-type="float">
            <text:p>0</text:p>
          </table:table-cell>
          <table:table-cell table:style-name="ce207" table:formula="of:=(IF([.B28]=[$БД.$A$61];1;0)+IF([.D28]=[$БД.$A$61];1;0))*[.I28]" office:value-type="float" office:value="2" calcext:value-type="float">
            <text:p>2</text:p>
          </table:table-cell>
          <table:table-cell table:style-name="ce207" table:formula="of:=(IF([.B28]=[$БД.$A$62];1;0)+IF([.D28]=[$БД.$A$62];1;0))*[.I28]" office:value-type="float" office:value="0" calcext:value-type="float">
            <text:p>0</text:p>
          </table:table-cell>
          <table:table-cell table:style-name="ce207" table:formula="of:=(IF([.B28]=[$БД.$A$63];1;0)+IF([.D28]=[$БД.$A$63];1;0))*[.I28]" office:value-type="float" office:value="0" calcext:value-type="float">
            <text:p>0</text:p>
          </table:table-cell>
          <table:table-cell table:style-name="ce207" table:formula="of:=(IF([.B28]=[$БД.$A$59];1;0)+IF([.D28]=[$БД.$A$59];1;0))*[.H28]*[.I2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Default" table:number-columns-repeated="11"/>
          <table:table-cell table:style-name="ce223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245"/>
          <table:table-cell table:style-name="Default" table:number-columns-repeated="1006"/>
        </table:table-row>
        <table:table-row table:style-name="ro6">
          <table:table-cell table:style-name="Default" table:number-columns-repeated="11"/>
          <table:table-cell table:style-name="ce207" table:formula="of:=SUM([.L4:.L28])" office:value-type="float" office:value="9" calcext:value-type="float">
            <text:p>9</text:p>
          </table:table-cell>
          <table:table-cell table:style-name="ce207" table:formula="of:=SUM([.M4:.M28])" office:value-type="float" office:value="8" calcext:value-type="float">
            <text:p>8</text:p>
          </table:table-cell>
          <table:table-cell table:style-name="ce207" table:formula="of:=SUM([.N4:.N28])" office:value-type="float" office:value="8" calcext:value-type="float">
            <text:p>8</text:p>
          </table:table-cell>
          <table:table-cell table:style-name="ce207" table:formula="of:=SUM([.O4:.O28])" office:value-type="float" office:value="5" calcext:value-type="float">
            <text:p>5</text:p>
          </table:table-cell>
          <table:table-cell table:style-name="ce207" table:formula="of:=SUM([.P4:.P28])" office:value-type="float" office:value="7" calcext:value-type="float">
            <text:p>7</text:p>
          </table:table-cell>
          <table:table-cell table:style-name="ce207" table:formula="of:=SUM([.Q4:.Q28])" office:value-type="float" office:value="7" calcext:value-type="float">
            <text:p>7</text:p>
          </table:table-cell>
          <table:table-cell table:style-name="ce207" table:formula="of:=SUM([.R4:.R28])" office:value-type="float" office:value="8" calcext:value-type="float">
            <text:p>8</text:p>
          </table:table-cell>
          <table:table-cell table:style-name="Default" table:number-columns-repeated="1006"/>
        </table:table-row>
        <table:table-row table:style-name="ro21" table:number-rows-repeated="18">
          <table:table-cell table:style-name="Default" table:number-columns-repeated="1024"/>
        </table:table-row>
        <table:table-row table:style-name="ro6" table:number-rows-repeated="267">
          <table:table-cell/>
          <table:table-cell table:content-validation-name="val5" table:number-columns-repeated="5"/>
          <table:table-cell table:content-validation-name="val21"/>
          <table:table-cell table:number-columns-repeated="1017"/>
        </table:table-row>
        <table:table-row table:style-name="ro6" table:number-rows-repeated="55">
          <table:table-cell/>
          <table:table-cell table:content-validation-name="val5" table:number-columns-repeated="5"/>
          <table:table-cell table:number-columns-repeated="1018"/>
        </table:table-row>
        <table:table-row table:style-name="ro6" table:number-rows-repeated="55">
          <table:table-cell/>
          <table:table-cell table:content-validation-name="val5" table:number-columns-repeated="4"/>
          <table:table-cell table:number-columns-repeated="1019"/>
        </table:table-row>
        <table:table-row table:style-name="ro6" table:number-rows-repeated="104815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Зашивка" table:style-name="ta1">
        <office:forms form:automatic-focus="false" form:apply-design-mode="false"/>
        <table:table-column table:style-name="co48" table:default-cell-style-name="ce328"/>
        <table:table-column table:style-name="co49" table:default-cell-style-name="ce328"/>
        <table:table-column table:style-name="co50" table:default-cell-style-name="ce328"/>
        <table:table-column table:style-name="co13" table:default-cell-style-name="ce328"/>
        <table:table-column table:style-name="co51" table:default-cell-style-name="ce328"/>
        <table:table-column table:style-name="co52" table:default-cell-style-name="ce328"/>
        <table:table-column table:style-name="co4" table:default-cell-style-name="ce328"/>
        <table:table-column table:style-name="co53" table:default-cell-style-name="ce328"/>
        <table:table-column table:style-name="co4" table:number-columns-repeated="1016" table:default-cell-style-name="ce328"/>
        <table:table-row table:style-name="ro27">
          <table:table-cell table:style-name="ce307" office:value-type="string" calcext:value-type="string" table:number-columns-spanned="8" table:number-rows-spanned="1">
            <text:p><text:span text:style-name="T3">На данном листе производится оценочный расчёт стоимости панелей зашивки</text:span></text:p>
            <text:p/>
            <text:p>Обратите внимание, что расчёт именно оценочный. Стоимость нарезки зашивки очень сильно меняется в зависимости от материала, исполнителя, необходимости доставки и т. д. Поэтому точный расчёт стоимости панелей зашивки можно заказать только у конкретного проиводителя.</text:p>
            <text:p/>
            <text:p>Сам генератор зашивки вы можете найти на сайте k3d.tech в разделе VOSTOK → Релизы.</text:p>
          </table:table-cell>
          <table:covered-table-cell table:number-columns-repeated="6" table:style-name="Default"/>
          <table:covered-table-cell/>
          <table:table-cell table:number-columns-repeated="1016"/>
        </table:table-row>
        <table:table-row table:style-name="ro28">
          <table:table-cell table:style-name="ce458" office:value-type="string" calcext:value-type="string">
            <text:p>Обозначение</text:p>
          </table:table-cell>
          <table:table-cell table:style-name="ce458" office:value-type="string" calcext:value-type="string">
            <text:p>Наименование</text:p>
          </table:table-cell>
          <table:table-cell table:style-name="ce458" office:value-type="string" calcext:value-type="string">
            <text:p>Ширина</text:p>
          </table:table-cell>
          <table:table-cell table:style-name="ce458" office:value-type="string" calcext:value-type="string">
            <text:p>Высота</text:p>
          </table:table-cell>
          <table:table-cell table:style-name="ce458" office:value-type="string" calcext:value-type="string">
            <text:p>Площадь единицы</text:p>
          </table:table-cell>
          <table:table-cell table:style-name="ce458" office:value-type="string" calcext:value-type="string">
            <text:p>Кол-во</text:p>
          </table:table-cell>
          <table:table-cell table:style-name="ce458" office:value-type="string" calcext:value-type="string">
            <text:p>Площадь общая</text:p>
          </table:table-cell>
          <table:table-cell table:style-name="ce458" office:value-type="string" calcext:value-type="string">
            <text:p>Цена общая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7-04-01</text:p>
          </table:table-cell>
          <table:table-cell table:style-name="ce477" office:value-type="string" calcext:value-type="string">
            <text:p><text:span text:style-name="T12">Enclosure f</text:span>ront panel</text:p>
          </table:table-cell>
          <table:table-cell table:style-name="ce479" table:formula="of:=[$'Профиль алюминиевый'.C5]+8" office:value-type="float" office:value="678" calcext:value-type="float">
            <text:p>678, мм</text:p>
          </table:table-cell>
          <table:table-cell table:style-name="ce479" table:formula="of:=[$'Профиль алюминиевый'.C9]+20+4" office:value-type="float" office:value="464" calcext:value-type="float">
            <text:p>464, мм</text:p>
          </table:table-cell>
          <table:table-cell table:style-name="ce480" table:formula="of:=[.C3]*[.D3]/1000000" office:value-type="float" office:value="0.314592" calcext:value-type="float">
            <text:p>0,31 м²</text:p>
          </table:table-cell>
          <table:table-cell table:style-name="ce116" office:value-type="float" office:value="1" calcext:value-type="float">
            <text:p>1</text:p>
          </table:table-cell>
          <table:table-cell table:style-name="ce481" table:formula="of:=[.E3]*[.F3]" office:value-type="float" office:value="0.314592" calcext:value-type="float">
            <text:p>0,31 м²</text:p>
          </table:table-cell>
          <table:table-cell table:style-name="ce482" table:formula="of:=[.G3]*[$БД.$B$42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7-04-02</text:p>
          </table:table-cell>
          <table:table-cell table:style-name="ce477" office:value-type="string" calcext:value-type="string">
            <text:p><text:span text:style-name="T12">Enclosure m</text:span>iddle panel</text:p>
          </table:table-cell>
          <table:table-cell table:style-name="ce479" table:formula="of:=[.C3]-8" office:value-type="float" office:value="670" calcext:value-type="float">
            <text:p>670, мм</text:p>
          </table:table-cell>
          <table:table-cell table:style-name="ce479" table:formula="of:=[$'Профиль алюминиевый'.C15]+20" office:value-type="float" office:value="410" calcext:value-type="float">
            <text:p>410, мм</text:p>
          </table:table-cell>
          <table:table-cell table:style-name="ce480" table:formula="of:=[.C4]*[.D4]/1000000" office:value-type="float" office:value="0.2747" calcext:value-type="float">
            <text:p>0,27 м²</text:p>
          </table:table-cell>
          <table:table-cell table:style-name="ce116" office:value-type="float" office:value="1" calcext:value-type="float">
            <text:p>1</text:p>
          </table:table-cell>
          <table:table-cell table:style-name="ce481" table:formula="of:=[.E4]*[.F4]" office:value-type="float" office:value="0.2747" calcext:value-type="float">
            <text:p>0,27 м²</text:p>
          </table:table-cell>
          <table:table-cell table:style-name="ce482" table:formula="of:=[.G4]*[$БД.$B$42]" office:value-type="currency" office:currency="RUB" office:value="888.6545" calcext:value-type="currency">
            <text:p>888,65 ₽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7-04-03</text:p>
          </table:table-cell>
          <table:table-cell table:style-name="ce477" office:value-type="string" calcext:value-type="string">
            <text:p><text:span text:style-name="T12">Enclosure b</text:span>ack panel</text:p>
          </table:table-cell>
          <table:table-cell table:style-name="ce479" table:formula="of:=[.C3]" office:value-type="float" office:value="678" calcext:value-type="float">
            <text:p>678, мм</text:p>
          </table:table-cell>
          <table:table-cell table:style-name="ce479" table:formula="of:=[.D3]" office:value-type="float" office:value="464" calcext:value-type="float">
            <text:p>464, мм</text:p>
          </table:table-cell>
          <table:table-cell table:style-name="ce480" table:formula="of:=[.C5]*[.D5]/1000000" office:value-type="float" office:value="0.314592" calcext:value-type="float">
            <text:p>0,31 м²</text:p>
          </table:table-cell>
          <table:table-cell table:style-name="ce116" office:value-type="float" office:value="1" calcext:value-type="float">
            <text:p>1</text:p>
          </table:table-cell>
          <table:table-cell table:style-name="ce481" table:formula="of:=[.E5]*[.F5]" office:value-type="float" office:value="0.314592" calcext:value-type="float">
            <text:p>0,31 м²</text:p>
          </table:table-cell>
          <table:table-cell table:style-name="ce482" table:formula="of:=[.G5]*[$БД.$B$42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7-04-04</text:p>
          </table:table-cell>
          <table:table-cell table:style-name="ce477" office:value-type="string" calcext:value-type="string">
            <text:p><text:span text:style-name="T12">Enclosure u</text:span>pper panel</text:p>
          </table:table-cell>
          <table:table-cell table:style-name="ce479" table:formula="of:=[.C3]-8" office:value-type="float" office:value="670" calcext:value-type="float">
            <text:p>670, мм</text:p>
          </table:table-cell>
          <table:table-cell table:style-name="ce479" table:formula="of:=[$'Профиль алюминиевый'.C4]+40" office:value-type="float" office:value="490" calcext:value-type="float">
            <text:p>490, мм</text:p>
          </table:table-cell>
          <table:table-cell table:style-name="ce480" table:formula="of:=[.C6]*[.D6]/1000000" office:value-type="float" office:value="0.3283" calcext:value-type="float">
            <text:p>0,33 м²</text:p>
          </table:table-cell>
          <table:table-cell table:style-name="ce116" office:value-type="float" office:value="1" calcext:value-type="float">
            <text:p>1</text:p>
          </table:table-cell>
          <table:table-cell table:style-name="ce481" table:formula="of:=[.E6]*[.F6]" office:value-type="float" office:value="0.3283" calcext:value-type="float">
            <text:p>0,33 м²</text:p>
          </table:table-cell>
          <table:table-cell table:style-name="ce482" table:formula="of:=[.G6]*[$БД.$B$42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7-04-05</text:p>
          </table:table-cell>
          <table:table-cell table:style-name="ce477" office:value-type="string" calcext:value-type="string">
            <text:p><text:span text:style-name="T12">Enclosure l</text:span>ower panel</text:p>
          </table:table-cell>
          <table:table-cell table:style-name="ce479" table:formula="of:=[.C4]" office:value-type="float" office:value="670" calcext:value-type="float">
            <text:p>670, мм</text:p>
          </table:table-cell>
          <table:table-cell table:style-name="ce479" table:formula="of:=[.D6]-92" office:value-type="float" office:value="398" calcext:value-type="float">
            <text:p>398, мм</text:p>
          </table:table-cell>
          <table:table-cell table:style-name="ce480" table:formula="of:=[.C7]*[.D7]/1000000" office:value-type="float" office:value="0.26666" calcext:value-type="float">
            <text:p>0,27 м²</text:p>
          </table:table-cell>
          <table:table-cell table:style-name="ce116" office:value-type="float" office:value="1" calcext:value-type="float">
            <text:p>1</text:p>
          </table:table-cell>
          <table:table-cell table:style-name="ce481" table:formula="of:=[.E7]*[.F7]" office:value-type="float" office:value="0.26666" calcext:value-type="float">
            <text:p>0,27 м²</text:p>
          </table:table-cell>
          <table:table-cell table:style-name="ce482" table:formula="of:=[.G7]*[$БД.$B$42]" office:value-type="currency" office:currency="RUB" office:value="862.6451" calcext:value-type="currency">
            <text:p>862,65 ₽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7-04-06</text:p>
          </table:table-cell>
          <table:table-cell table:style-name="ce477" office:value-type="string" calcext:value-type="string">
            <text:p><text:span text:style-name="T12">Enclosure s</text:span>ide panel</text:p>
          </table:table-cell>
          <table:table-cell table:style-name="ce479" table:formula="of:=[.D6]" office:value-type="float" office:value="490" calcext:value-type="float">
            <text:p>490, мм</text:p>
          </table:table-cell>
          <table:table-cell table:style-name="ce479" table:formula="of:=[.D3]" office:value-type="float" office:value="464" calcext:value-type="float">
            <text:p>464, мм</text:p>
          </table:table-cell>
          <table:table-cell table:style-name="ce480" table:formula="of:=[.C8]*[.D8]/1000000" office:value-type="float" office:value="0.22736" calcext:value-type="float">
            <text:p>0,23 м²</text:p>
          </table:table-cell>
          <table:table-cell table:style-name="ce116" office:value-type="float" office:value="2" calcext:value-type="float">
            <text:p>2</text:p>
          </table:table-cell>
          <table:table-cell table:style-name="ce481" table:formula="of:=[.E8]*[.F8]" office:value-type="float" office:value="0.45472" calcext:value-type="float">
            <text:p>0,45 м²</text:p>
          </table:table-cell>
          <table:table-cell table:style-name="ce482" table:formula="of:=[.G8]*[$БД.$B$42]" office:value-type="currency" office:currency="RUB" office:value="1471.0192" calcext:value-type="currency">
            <text:p>1 471,02 ₽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7-04-07-01</text:p>
          </table:table-cell>
          <table:table-cell table:style-name="ce477" office:value-type="string" calcext:value-type="string">
            <text:p><text:span text:style-name="T12">Enclosure f</text:span>ront door panel</text:p>
          </table:table-cell>
          <table:table-cell table:style-name="ce479" table:formula="of:=([.C3]-260)/2" office:value-type="float" office:value="209" calcext:value-type="float">
            <text:p>209, мм</text:p>
          </table:table-cell>
          <table:table-cell table:style-name="ce479" table:formula="of:=[.D3]-136" office:value-type="float" office:value="328" calcext:value-type="float">
            <text:p>328, мм</text:p>
          </table:table-cell>
          <table:table-cell table:style-name="ce480" table:formula="of:=[.C9]*[.D9]/1000000" office:value-type="float" office:value="0.068552" calcext:value-type="float">
            <text:p>0,07 м²</text:p>
          </table:table-cell>
          <table:table-cell table:style-name="ce116" office:value-type="float" office:value="2" calcext:value-type="float">
            <text:p>2</text:p>
          </table:table-cell>
          <table:table-cell table:style-name="ce481" table:formula="of:=[.E9]*[.F9]" office:value-type="float" office:value="0.137104" calcext:value-type="float">
            <text:p>0,14 м²</text:p>
          </table:table-cell>
          <table:table-cell table:style-name="ce482" table:formula="of:=[.G9]*[$БД.$B$42]" office:value-type="currency" office:currency="RUB" office:value="443.53144" calcext:value-type="currency">
            <text:p>443,53 ₽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7-04-09-01</text:p>
          </table:table-cell>
          <table:table-cell table:style-name="ce477" office:value-type="string" calcext:value-type="string">
            <text:p><text:span text:style-name="T12">Enclosure b</text:span>ack door panel</text:p>
          </table:table-cell>
          <table:table-cell table:style-name="ce479" office:value-type="float" office:value="433" calcext:value-type="float">
            <text:p>433, мм</text:p>
          </table:table-cell>
          <table:table-cell table:style-name="ce479" office:value-type="float" office:value="258" calcext:value-type="float">
            <text:p>258, мм</text:p>
          </table:table-cell>
          <table:table-cell table:style-name="ce480" table:formula="of:=[.C10]*[.D10]/1000000" office:value-type="float" office:value="0.111714" calcext:value-type="float">
            <text:p>0,11 м²</text:p>
          </table:table-cell>
          <table:table-cell table:style-name="ce116" office:value-type="float" office:value="1" calcext:value-type="float">
            <text:p>1</text:p>
          </table:table-cell>
          <table:table-cell table:style-name="ce481" table:formula="of:=[.E10]*[.F10]" office:value-type="float" office:value="0.111714" calcext:value-type="float">
            <text:p>0,11 м²</text:p>
          </table:table-cell>
          <table:table-cell table:style-name="ce482" table:formula="of:=[.G10]*[$БД.$B$42]" office:value-type="currency" office:currency="RUB" office:value="361.39479" calcext:value-type="currency">
            <text:p>361,39 ₽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5-07-02</text:p>
          </table:table-cell>
          <table:table-cell table:style-name="ce477" office:value-type="string" calcext:value-type="string">
            <text:p>Enclosure top front panel</text:p>
          </table:table-cell>
          <table:table-cell table:style-name="ce479" table:formula="of:=[.C3]/2" office:value-type="float" office:value="339" calcext:value-type="float">
            <text:p>339, мм</text:p>
          </table:table-cell>
          <table:table-cell table:style-name="ce479" office:value-type="float" office:value="240" calcext:value-type="float">
            <text:p>240, мм</text:p>
          </table:table-cell>
          <table:table-cell table:style-name="ce480" table:formula="of:=[.C11]*[.D11]/1000000" office:value-type="float" office:value="0.08136" calcext:value-type="float">
            <text:p>0,08 м²</text:p>
          </table:table-cell>
          <table:table-cell table:style-name="ce116" office:value-type="float" office:value="4" calcext:value-type="float">
            <text:p>4</text:p>
          </table:table-cell>
          <table:table-cell table:style-name="ce481" table:formula="of:=[.E11]*[.F11]" office:value-type="float" office:value="0.32544" calcext:value-type="float">
            <text:p>0,33 м²</text:p>
          </table:table-cell>
          <table:table-cell table:style-name="ce482" table:formula="of:=[.G11]*[$БД.$B$42]" office:value-type="currency" office:currency="RUB" office:value="1052.7984" calcext:value-type="currency">
            <text:p>1 052,80 ₽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5-07-03</text:p>
          </table:table-cell>
          <table:table-cell table:style-name="ce477" office:value-type="string" calcext:value-type="string">
            <text:p>Enclosure top side panel</text:p>
          </table:table-cell>
          <table:table-cell table:style-name="ce479" table:formula="of:=[.C8]" office:value-type="float" office:value="490" calcext:value-type="float">
            <text:p>490, мм</text:p>
          </table:table-cell>
          <table:table-cell table:style-name="ce479" table:formula="of:=[.D11]" office:value-type="float" office:value="240" calcext:value-type="float">
            <text:p>240, мм</text:p>
          </table:table-cell>
          <table:table-cell table:style-name="ce480" table:formula="of:=[.C12]*[.D12]/1000000" office:value-type="float" office:value="0.1176" calcext:value-type="float">
            <text:p>0,12 м²</text:p>
          </table:table-cell>
          <table:table-cell table:style-name="ce116" office:value-type="float" office:value="2" calcext:value-type="float">
            <text:p>2</text:p>
          </table:table-cell>
          <table:table-cell table:style-name="ce481" table:formula="of:=[.E12]*[.F12]" office:value-type="float" office:value="0.2352" calcext:value-type="float">
            <text:p>0,24 м²</text:p>
          </table:table-cell>
          <table:table-cell table:style-name="ce482" table:formula="of:=[.G12]*[$БД.$B$42]" office:value-type="currency" office:currency="RUB" office:value="760.872" calcext:value-type="currency">
            <text:p>760,87 ₽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5-07-04</text:p>
          </table:table-cell>
          <table:table-cell table:style-name="ce477" office:value-type="string" calcext:value-type="string">
            <text:p>Enclosure top upper panel</text:p>
          </table:table-cell>
          <table:table-cell table:style-name="ce479" table:formula="of:=[.C11]-4" office:value-type="float" office:value="335" calcext:value-type="float">
            <text:p>335, мм</text:p>
          </table:table-cell>
          <table:table-cell table:style-name="ce479" table:formula="of:=[.C12]" office:value-type="float" office:value="490" calcext:value-type="float">
            <text:p>490, мм</text:p>
          </table:table-cell>
          <table:table-cell table:style-name="ce480" table:formula="of:=[.C13]*[.D13]/1000000" office:value-type="float" office:value="0.16415" calcext:value-type="float">
            <text:p>0,16 м²</text:p>
          </table:table-cell>
          <table:table-cell table:style-name="ce116" office:value-type="float" office:value="2" calcext:value-type="float">
            <text:p>2</text:p>
          </table:table-cell>
          <table:table-cell table:style-name="ce481" table:formula="of:=[.E13]*[.F13]" office:value-type="float" office:value="0.3283" calcext:value-type="float">
            <text:p>0,33 м²</text:p>
          </table:table-cell>
          <table:table-cell table:style-name="ce482" table:formula="of:=[.G13]*[$БД.$B$42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6">
          <table:table-cell table:style-name="ce478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326"/>
          <table:table-cell table:style-name="ce482" table:formula="of:=MROUND(SUM([.H3:.H13]);500)" office:value-type="currency" office:currency="RUB" office:value="10000" calcext:value-type="currency">
            <text:p>10 000,00 ₽</text:p>
          </table:table-cell>
          <table:table-cell table:number-columns-repeated="1016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2">
        <office:forms form:automatic-focus="false" form:apply-design-mode="false"/>
        <table:table-column table:style-name="co54" table:default-cell-style-name="ce487"/>
        <table:table-column table:style-name="co55" table:default-cell-style-name="ce487"/>
        <table:table-column table:style-name="co56" table:default-cell-style-name="ce487"/>
        <table:table-column table:style-name="co57" table:default-cell-style-name="ce487"/>
        <table:table-column table:style-name="co4" table:number-columns-repeated="1019" table:default-cell-style-name="ce487"/>
        <table:table-row table:style-name="ro6">
          <table:table-cell table:style-name="ce389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488"/>
          <table:table-cell table:number-columns-repeated="1020"/>
        </table:table-row>
        <table:table-row table:style-name="ro6">
          <table:table-cell table:style-name="ce484" office:value-type="string" calcext:value-type="string">
            <text:p>Название</text:p>
          </table:table-cell>
          <table:table-cell table:style-name="ce491" office:value-type="string" calcext:value-type="string">
            <text:p>Описание</text:p>
          </table:table-cell>
          <table:table-cell table:style-name="ce488"/>
          <table:table-cell table:number-columns-repeated="1020"/>
        </table:table-row>
        <table:table-row table:style-name="ro6">
          <table:table-cell table:style-name="ce485" office:value-type="string" calcext:value-type="string">
            <text:p>Bondtech LGX Lite</text:p>
          </table:table-cell>
          <table:table-cell table:style-name="ce488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488"/>
          <table:table-cell table:number-columns-repeated="1020"/>
        </table:table-row>
        <table:table-row table:style-name="ro6">
          <table:table-cell table:style-name="ce485" office:value-type="string" calcext:value-type="string">
            <text:p>K3D Minifeeder</text:p>
          </table:table-cell>
          <table:table-cell table:style-name="ce488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488"/>
          <table:table-cell table:number-columns-repeated="1020"/>
        </table:table-row>
        <table:table-row table:style-name="ro6">
          <table:table-cell table:style-name="ce486" office:value-type="string" calcext:value-type="string">
            <text:p>Клон BMG</text:p>
          </table:table-cell>
          <table:table-cell table:style-name="ce488" office:value-type="string" calcext:value-type="string">
            <text:p>Простой и дешевый, но тяжелый подающий механизм. Используется в устаревшей печатающей голове</text:p>
          </table:table-cell>
          <table:table-cell table:style-name="ce488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89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488"/>
          <table:table-cell table:number-columns-repeated="1020"/>
        </table:table-row>
        <table:table-row table:style-name="ro6">
          <table:table-cell table:style-name="ce484" office:value-type="string" calcext:value-type="string">
            <text:p>Название</text:p>
          </table:table-cell>
          <table:table-cell table:style-name="ce491" office:value-type="string" calcext:value-type="string">
            <text:p>Описание</text:p>
          </table:table-cell>
          <table:table-cell table:style-name="ce488"/>
          <table:table-cell table:number-columns-repeated="1020"/>
        </table:table-row>
        <table:table-row table:style-name="ro6">
          <table:table-cell table:style-name="ce488" office:value-type="string" calcext:value-type="string">
            <text:p>Высокопроизводительный</text:p>
          </table:table-cell>
          <table:table-cell table:style-name="ce488" office:value-type="string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488"/>
          <table:table-cell table:number-columns-repeated="1020"/>
        </table:table-row>
        <table:table-row table:style-name="ro6">
          <table:table-cell table:style-name="ce488" office:value-type="string" calcext:value-type="string">
            <text:p>Керамический высокопроизводительный</text:p>
          </table:table-cell>
          <table:table-cell table:style-name="ce488" office:value-type="string" calcext:value-type="string">
            <text:p>Более дорогой медно-керамический хотэнд с повышенной производительностью. Макс. Объёмный расход до 22-26мм³/с.</text:p>
          </table:table-cell>
          <table:table-cell table:style-name="ce488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89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488"/>
          <table:table-cell table:number-columns-repeated="1020"/>
        </table:table-row>
        <table:table-row table:style-name="ro6">
          <table:table-cell table:style-name="ce488" office:value-type="string" calcext:value-type="string">
            <text:p>Fysetc spider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BTT Octopus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BTT Octopus pro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BTT SKR 1.4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89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488"/>
          <table:table-cell table:number-columns-repeated="1020"/>
        </table:table-row>
        <table:table-row table:style-name="ro6">
          <table:table-cell table:style-name="ce485" office:value-type="string" calcext:value-type="string">
            <text:p>Нет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Orange Pi Lite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Orange Pi 3 LTS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Orange Pi 4 LTS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89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488"/>
          <table:table-cell table:number-columns-repeated="1020"/>
        </table:table-row>
        <table:table-row table:style-name="ro6">
          <table:table-cell table:style-name="ce488" office:value-type="string" calcext:value-type="string">
            <text:p>Да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Нет</text:p>
          </table:table-cell>
          <table:table-cell table:style-name="ce488" table:number-columns-repeated="2"/>
          <table:table-cell table:number-columns-repeated="1020"/>
        </table:table-row>
        <table:table-row table:style-name="ro6" table:number-rows-repeated="2">
          <table:table-cell table:number-columns-repeated="1023"/>
        </table:table-row>
        <table:table-row table:style-name="ro6">
          <table:table-cell table:style-name="ce389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488"/>
          <table:table-cell table:number-columns-repeated="1020"/>
        </table:table-row>
        <table:table-row table:style-name="ro6">
          <table:table-cell table:style-name="ce488" office:value-type="string" calcext:value-type="string">
            <text:p>Нет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От платы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Понижающий преобразователь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Блок питания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89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488"/>
          <table:table-cell table:number-columns-repeated="1020"/>
        </table:table-row>
        <table:table-row table:style-name="ro6">
          <table:table-cell table:style-name="ce488" office:value-type="string" calcext:value-type="string">
            <text:p>Продвинутый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Простой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Эластомер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89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488"/>
          <table:table-cell table:number-columns-repeated="1020"/>
        </table:table-row>
        <table:table-row table:style-name="ro6">
          <table:table-cell table:style-name="ce488" office:value-type="string" calcext:value-type="string">
            <text:p>Курс доллара Aliexpress на момент расчёта</text:p>
          </table:table-cell>
          <table:table-cell table:style-name="ce488" office:value-type="float" office:value="68" calcext:value-type="float">
            <text:p>68</text:p>
          </table:table-cell>
          <table:table-cell table:style-name="ce488"/>
          <table:table-cell table:number-columns-repeated="1020"/>
        </table:table-row>
        <table:table-row table:style-name="ro6">
          <table:table-cell table:style-name="ce488" office:value-type="string" calcext:value-type="string">
            <text:p>Средняя цена за м² панели с раскроем</text:p>
          </table:table-cell>
          <table:table-cell table:style-name="ce488" office:value-type="float" office:value="3235" calcext:value-type="float">
            <text:p>3235</text:p>
          </table:table-cell>
          <table:table-cell table:style-name="ce488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89" office:value-type="string" calcext:value-type="string" table:number-columns-spanned="4" table:number-rows-spanned="1">
            <text:p>Список типов проводов</text:p>
          </table:table-cell>
          <table:covered-table-cell table:number-columns-repeated="3"/>
          <table:table-cell table:number-columns-repeated="1019"/>
        </table:table-row>
        <table:table-row table:style-name="ro6">
          <table:table-cell table:style-name="ce489" office:value-type="string" calcext:value-type="string">
            <text:p>Тип провода</text:p>
          </table:table-cell>
          <table:table-cell table:style-name="ce489"/>
          <table:table-cell table:style-name="ce489" office:value-type="string" calcext:value-type="string">
            <text:p>Макс. Ток</text:p>
          </table:table-cell>
          <table:table-cell table:style-name="ce489"/>
          <table:table-cell table:number-columns-repeated="1019"/>
        </table:table-row>
        <table:table-row table:style-name="ro6">
          <table:table-cell table:style-name="ce488" office:value-type="string" calcext:value-type="string">
            <text:p>16 AWG</text:p>
          </table:table-cell>
          <table:table-cell table:style-name="ce488"/>
          <table:table-cell table:style-name="ce488" office:value-type="float" office:value="15" calcext:value-type="float">
            <text:p>15</text:p>
          </table:table-cell>
          <table:table-cell table:style-name="ce488"/>
          <table:table-cell table:number-columns-repeated="1019"/>
        </table:table-row>
        <table:table-row table:style-name="ro6">
          <table:table-cell table:style-name="ce488" office:value-type="string" calcext:value-type="string">
            <text:p>20 AWG</text:p>
          </table:table-cell>
          <table:table-cell table:style-name="ce488"/>
          <table:table-cell table:style-name="ce488" office:value-type="float" office:value="5" calcext:value-type="float">
            <text:p>5</text:p>
          </table:table-cell>
          <table:table-cell table:style-name="ce488"/>
          <table:table-cell table:number-columns-repeated="1019"/>
        </table:table-row>
        <table:table-row table:style-name="ro6">
          <table:table-cell table:style-name="ce488" office:value-type="string" calcext:value-type="string">
            <text:p>24 AWG</text:p>
          </table:table-cell>
          <table:table-cell table:style-name="ce488"/>
          <table:table-cell table:style-name="ce488" office:value-type="float" office:value="2.1" calcext:value-type="float">
            <text:p>2,1</text:p>
          </table:table-cell>
          <table:table-cell table:style-name="ce488"/>
          <table:table-cell table:number-columns-repeated="1019"/>
        </table:table-row>
        <table:table-row table:style-name="ro6">
          <table:table-cell table:style-name="ce488" office:value-type="string" calcext:value-type="string">
            <text:p>USB</text:p>
          </table:table-cell>
          <table:table-cell table:style-name="ce488" table:number-columns-repeated="3"/>
          <table:table-cell table:number-columns-repeated="1019"/>
        </table:table-row>
        <table:table-row table:style-name="ro6">
          <table:table-cell table:number-columns-repeated="1023"/>
        </table:table-row>
        <table:table-row table:style-name="ro6">
          <table:table-cell table:style-name="ce389" office:value-type="string" calcext:value-type="string" table:number-columns-spanned="3" table:number-rows-spanned="1">
            <text:p>Список типов разъёмов</text:p>
          </table:table-cell>
          <table:covered-table-cell table:number-columns-repeated="2" table:style-name="ce488"/>
          <table:table-cell table:number-columns-repeated="1020"/>
        </table:table-row>
        <table:table-row table:style-name="ro6">
          <table:table-cell table:style-name="ce489" office:value-type="string" calcext:value-type="string">
            <text:p>Тип разъёма</text:p>
          </table:table-cell>
          <table:table-cell table:style-name="ce489" table:number-columns-repeated="2"/>
          <table:table-cell table:number-columns-repeated="1020"/>
        </table:table-row>
        <table:table-row table:style-name="ro6">
          <table:table-cell table:style-name="ce486" office:value-type="string" calcext:value-type="string">
            <text:p>Провод встроен</text:p>
          </table:table-cell>
          <table:table-cell table:style-name="ce489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Пайка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Клемма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Наконечник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USB Type A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USB Type C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90" office:value-type="string" calcext:value-type="string">
            <text:p>Dupont 1pin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xh2.54 2pin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xh2.54 3pin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xh2.54 4pin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ph2.0 6pin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97" office:value-type="string" calcext:value-type="string" table:number-columns-spanned="3" table:number-rows-spanned="1">
            <text:p>Список экранов</text:p>
          </table:table-cell>
          <table:covered-table-cell table:number-columns-repeated="2" table:style-name="ce399"/>
          <table:table-cell table:number-columns-repeated="1020"/>
        </table:table-row>
        <table:table-row table:style-name="ro6">
          <table:table-cell table:style-name="ce398" office:value-type="string" calcext:value-type="string">
            <text:p>Название</text:p>
          </table:table-cell>
          <table:table-cell table:style-name="ce401" office:value-type="string" calcext:value-type="string">
            <text:p>Описание</text:p>
          </table:table-cell>
          <table:table-cell table:style-name="ce399"/>
          <table:table-cell table:number-columns-repeated="1020"/>
        </table:table-row>
        <table:table-row table:style-name="ro6">
          <table:table-cell table:style-name="ce399" office:value-type="string" calcext:value-type="string">
            <text:p>Нет</text:p>
          </table:table-cell>
          <table:table-cell table:style-name="ce399" office:value-type="string" calcext:value-type="string">
            <text:p>Вариант без экрана</text:p>
          </table:table-cell>
          <table:table-cell table:style-name="ce399"/>
          <table:table-cell table:number-columns-repeated="1020"/>
        </table:table-row>
        <table:table-row table:style-name="ro6">
          <table:table-cell table:style-name="ce399" office:value-type="string" calcext:value-type="string">
            <text:p>Fysetc mini 12864</text:p>
          </table:table-cell>
          <table:table-cell table:style-name="ce399" office:value-type="string" calcext:value-type="string">
            <text:p>Подходят экраны Fysetc mini 12864 v1.2-2.1</text:p>
          </table:table-cell>
          <table:table-cell table:style-name="ce399"/>
          <table:table-cell table:number-columns-repeated="1020"/>
        </table:table-row>
        <table:table-row table:style-name="ro6" table:number-rows-repeated="1048507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Расчёты" table:style-name="ta2">
        <table:table-column table:style-name="co1" table:default-cell-style-name="ce487"/>
        <table:table-column table:style-name="co58" table:default-cell-style-name="ce487"/>
        <table:table-column table:style-name="co59" table:default-cell-style-name="ce487"/>
        <table:table-column table:style-name="co60" table:default-cell-style-name="ce487"/>
        <table:table-column table:style-name="co4" table:number-columns-repeated="1020" table:default-cell-style-name="ce487"/>
        <table:table-row table:style-name="ro29">
          <table:table-cell table:style-name="ce402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402"/>
          <table:table-cell table:number-columns-repeated="1020"/>
        </table:table-row>
        <table:table-row table:style-name="ro8">
          <table:table-cell table:style-name="ce402" office:value-type="string" calcext:value-type="string">
            <text:p>Потребитель</text:p>
          </table:table-cell>
          <table:table-cell table:style-name="ce402" office:value-type="string" calcext:value-type="string">
            <text:p>Потребляемая мощность единицы [Вт]</text:p>
          </table:table-cell>
          <table:table-cell table:style-name="ce402" office:value-type="string" calcext:value-type="string">
            <text:p>Количество</text:p>
          </table:table-cell>
          <table:table-cell table:style-name="ce402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493" office:value-type="string" calcext:value-type="string">
            <text:p>Нагреватель хотэнда</text:p>
          </table:table-cell>
          <table:table-cell table:style-name="ce493" table:formula="of:=IF([$Настройки.B5]=[$БД.A10];115;40)" office:value-type="float" office:value="40" calcext:value-type="float">
            <text:p>40</text:p>
          </table:table-cell>
          <table:table-cell table:style-name="ce493" table:formula="of:=[Настройки.$B$3]" office:value-type="float" office:value="2" calcext:value-type="float">
            <text:p>2</text:p>
          </table:table-cell>
          <table:table-cell table:style-name="ce493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493" office:value-type="string" calcext:value-type="string">
            <text:p>Мотор экструдера</text:p>
          </table:table-cell>
          <table:table-cell table:style-name="ce493" table:formula="of:=24*1/4" office:value-type="float" office:value="6" calcext:value-type="float">
            <text:p>6</text:p>
          </table:table-cell>
          <table:table-cell table:style-name="ce493" table:formula="of:=[Настройки.$B$3]" office:value-type="float" office:value="2" calcext:value-type="float">
            <text:p>2</text:p>
          </table:table-cell>
          <table:table-cell table:style-name="ce493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493" office:value-type="string" calcext:value-type="string">
            <text:p>Мотор оси X или Y</text:p>
          </table:table-cell>
          <table:table-cell table:style-name="ce493" table:formula="of:=24*1.8/4" office:value-type="float" office:value="10.8" calcext:value-type="float">
            <text:p>10,8</text:p>
          </table:table-cell>
          <table:table-cell table:style-name="ce493" table:formula="of:=1+1" office:value-type="float" office:value="2" calcext:value-type="float">
            <text:p>2</text:p>
          </table:table-cell>
          <table:table-cell table:style-name="ce493" table:formula="of:=[.B5]*[.C5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493" office:value-type="string" calcext:value-type="string">
            <text:p>Мотор оси Z</text:p>
          </table:table-cell>
          <table:table-cell table:style-name="ce493" table:formula="of:=24*1.8/4" office:value-type="float" office:value="10.8" calcext:value-type="float">
            <text:p>10,8</text:p>
          </table:table-cell>
          <table:table-cell table:style-name="ce493" table:formula="of:=[$'Покупные изделия'.E41]" office:value-type="float" office:value="2" calcext:value-type="float">
            <text:p>2</text:p>
          </table:table-cell>
          <table:table-cell table:style-name="ce493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11">
          <table:table-cell table:style-name="ce494" office:value-type="string" calcext:value-type="string">
            <text:p>Питание управляющей платы</text:p>
          </table:table-cell>
          <table:table-cell table:style-name="ce493" office:value-type="float" office:value="15" calcext:value-type="float">
            <text:p>15</text:p>
          </table:table-cell>
          <table:table-cell table:style-name="ce493" table:formula="of:=1" office:value-type="float" office:value="1" calcext:value-type="float">
            <text:p>1</text:p>
          </table:table-cell>
          <table:table-cell table:style-name="ce493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493" office:value-type="string" calcext:value-type="string">
            <text:p>Вентилятор обдува платы</text:p>
          </table:table-cell>
          <table:table-cell table:style-name="ce493" office:value-type="float" office:value="2" calcext:value-type="float">
            <text:p>2</text:p>
          </table:table-cell>
          <table:table-cell table:style-name="ce493" office:value-type="float" office:value="5" calcext:value-type="float">
            <text:p>5</text:p>
          </table:table-cell>
          <table:table-cell table:style-name="ce493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493" office:value-type="string" calcext:value-type="string">
            <text:p>Вентилятор обдува хотэнда</text:p>
          </table:table-cell>
          <table:table-cell table:style-name="ce493" office:value-type="float" office:value="1.5" calcext:value-type="float">
            <text:p>1,5</text:p>
          </table:table-cell>
          <table:table-cell table:style-name="ce493" table:formula="of:=[Настройки.$B$3]" office:value-type="float" office:value="2" calcext:value-type="float">
            <text:p>2</text:p>
          </table:table-cell>
          <table:table-cell table:style-name="ce493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493" office:value-type="string" calcext:value-type="string">
            <text:p>Вентилятор обдува модели</text:p>
          </table:table-cell>
          <table:table-cell table:style-name="ce493" office:value-type="float" office:value="2.4" calcext:value-type="float">
            <text:p>2,4</text:p>
          </table:table-cell>
          <table:table-cell table:style-name="ce493" table:formula="of:=[Настройки.$B$3]" office:value-type="float" office:value="2" calcext:value-type="float">
            <text:p>2</text:p>
          </table:table-cell>
          <table:table-cell table:style-name="ce493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495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493"/>
          <table:table-cell table:style-name="ce493" table:formula="of:=SUM([.D$3:.D$10])" office:value-type="float" office:value="168" calcext:value-type="float">
            <text:p>16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389" office:value-type="string" calcext:value-type="string" table:number-columns-spanned="2" table:number-rows-spanned="1">
            <text:p>Расчёт размеров рамы</text:p>
          </table:table-cell>
          <table:covered-table-cell table:style-name="ce488"/>
          <table:table-cell table:number-columns-repeated="1022"/>
        </table:table-row>
        <table:table-row table:style-name="ro6">
          <table:table-cell table:style-name="ce389" office:value-type="string" calcext:value-type="string">
            <text:p>Параметр</text:p>
          </table:table-cell>
          <table:table-cell table:style-name="ce489" office:value-type="string" calcext:value-type="string">
            <text:p>Значение</text:p>
          </table:table-cell>
          <table:table-cell table:number-columns-repeated="1022"/>
        </table:table-row>
        <table:table-row table:style-name="ro6">
          <table:table-cell table:style-name="ce485" office:value-type="string" calcext:value-type="string">
            <text:p>Требуемый размер стола</text:p>
          </table:table-cell>
          <table:table-cell table:style-name="ce500" table:formula="of:=CEILING([$Настройки.B7];10)" office:value-type="float" office:value="400" calcext:value-type="float">
            <text:p>400 мм</text:p>
          </table:table-cell>
          <table:table-cell table:number-columns-repeated="1022"/>
        </table:table-row>
        <table:table-row table:style-name="ro12">
          <table:table-cell table:style-name="ce496" office:value-type="string" calcext:value-type="string">
            <text:p>Удлинение балки для парковки первой головы</text:p>
          </table:table-cell>
          <table:table-cell table:style-name="ce501" table:formula="of:=IF([$Настройки.B3]=1;50;[.B17]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2">
          <table:table-cell table:style-name="ce496" office:value-type="string" calcext:value-type="string">
            <text:p>Удлинение балки для парковки второй головы</text:p>
          </table:table-cell>
          <table:table-cell table:style-name="ce501" table:formula="of:=COM.MICROSOFT.IFS([$Настройки.B3]=1;0;[$Настройки.B4]=[$БД.A3];60;[$Настройки.B4]=[$БД.A4];60;[$Настройки.B4]=[$БД.A5];50;[$Настройки.B4]=#REF!;70;1;50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1">
          <table:table-cell table:style-name="ce497" office:value-type="string" calcext:value-type="string">
            <text:p>Длина балки оси X</text:p>
          </table:table-cell>
          <table:table-cell table:style-name="ce501" table:formula="of:=CEILING(SUM([.B15:.B17]);10)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11">
          <table:table-cell table:style-name="ce497" office:value-type="string" calcext:value-type="string">
            <text:p>Длина поперечной балки оси Z</text:p>
          </table:table-cell>
          <table:table-cell table:style-name="ce501" table:formula="of:=[.B18]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11">
          <table:table-cell table:style-name="ce497" office:value-type="string" calcext:value-type="string">
            <text:p>Длина плеч оси Z</text:p>
          </table:table-cell>
          <table:table-cell table:style-name="ce501" table:formula="of:=[$Настройки.B8]+70" office:value-type="float" office:value="320" calcext:value-type="float">
            <text:p>320 мм</text:p>
          </table:table-cell>
          <table:table-cell table:number-columns-repeated="1022"/>
        </table:table-row>
        <table:table-row table:style-name="ro11">
          <table:table-cell table:style-name="ce497" office:value-type="string" calcext:value-type="string">
            <text:p>Габарит рамы по оси X</text:p>
          </table:table-cell>
          <table:table-cell table:style-name="ce501" table:formula="of:=[.B18]+150" office:value-type="float" office:value="670" calcext:value-type="float">
            <text:p>670 мм</text:p>
          </table:table-cell>
          <table:table-cell table:number-columns-repeated="1022"/>
        </table:table-row>
        <table:table-row table:style-name="ro11">
          <table:table-cell table:style-name="ce497" office:value-type="string" calcext:value-type="string">
            <text:p>Габарит рамы по оси Y</text:p>
          </table:table-cell>
          <table:table-cell table:style-name="ce501" table:formula="of:=[$Настройки.B8]+240" office:value-type="float" office:value="490" calcext:value-type="float">
            <text:p>490 мм</text:p>
          </table:table-cell>
          <table:table-cell table:number-columns-repeated="1022"/>
        </table:table-row>
        <table:table-row table:style-name="ro12">
          <table:table-cell table:style-name="ce497" office:value-type="string" calcext:value-type="string">
            <text:p>Габарит основной части рамы по оси Z</text:p>
          </table:table-cell>
          <table:table-cell table:style-name="ce501" table:formula="of:=[$'Покупные изделия'.D38]+130" office:value-type="float" office:value="430" calcext:value-type="float">
            <text:p>430 мм</text:p>
          </table:table-cell>
          <table:table-cell table:number-columns-repeated="1022"/>
        </table:table-row>
        <table:table-row table:style-name="ro12">
          <table:table-cell table:style-name="ce497" office:value-type="string" calcext:value-type="string">
            <text:p>Удлинение угловых стоек для образования ножек</text:p>
          </table:table-cell>
          <table:table-cell table:style-name="ce501" office:value-type="float" office:value="30" calcext:value-type="float">
            <text:p>30 мм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389" office:value-type="string" calcext:value-type="string" table:number-columns-spanned="4" table:number-rows-spanned="1">
            <text:p>Расчёт областей печати</text:p>
          </table:table-cell>
          <table:covered-table-cell table:number-columns-repeated="3" table:style-name="ce488"/>
          <table:table-cell table:number-columns-repeated="1020"/>
        </table:table-row>
        <table:table-row table:style-name="ro6">
          <table:table-cell table:style-name="ce498" office:value-type="string" calcext:value-type="string">
            <text:p>Параметр</text:p>
          </table:table-cell>
          <table:table-cell table:style-name="ce489" office:value-type="string" calcext:value-type="string">
            <text:p>Значение для LPH</text:p>
          </table:table-cell>
          <table:table-cell table:style-name="ce489" office:value-type="string" calcext:value-type="string">
            <text:p>Значение для BMG</text:p>
          </table:table-cell>
          <table:table-cell table:style-name="ce489" office:value-type="string" calcext:value-type="string">
            <text:p>Значение для Matrix</text:p>
          </table:table-cell>
          <table:table-cell table:number-columns-repeated="1020"/>
        </table:table-row>
        <table:table-row table:style-name="ro12">
          <table:table-cell table:style-name="ce497" office:value-type="string" calcext:value-type="string">
            <text:p>Расстояние от конца балки до оси канала</text:p>
          </table:table-cell>
          <table:table-cell table:style-name="ce502" office:value-type="float" office:value="20" calcext:value-type="float">
            <text:p>20 мм</text:p>
          </table:table-cell>
          <table:table-cell table:style-name="ce502" office:value-type="float" office:value="31" calcext:value-type="float">
            <text:p>31 мм</text:p>
          </table:table-cell>
          <table:table-cell table:style-name="ce502" office:value-type="float" office:value="30" calcext:value-type="float">
            <text:p>30 мм</text:p>
          </table:table-cell>
          <table:table-cell table:number-columns-repeated="1020"/>
        </table:table-row>
        <table:table-row table:style-name="ro12">
          <table:table-cell table:style-name="ce497" office:value-type="string" calcext:value-type="string">
            <text:p>Расстояние от оси канала до края печатающей головы</text:p>
          </table:table-cell>
          <table:table-cell table:style-name="ce502" office:value-type="float" office:value="20" calcext:value-type="float">
            <text:p>20 мм</text:p>
          </table:table-cell>
          <table:table-cell table:style-name="ce502" office:value-type="float" office:value="11" calcext:value-type="float">
            <text:p>11 мм</text:p>
          </table:table-cell>
          <table:table-cell table:style-name="ce502" office:value-type="float" office:value="20" calcext:value-type="float">
            <text:p>20 мм</text:p>
          </table:table-cell>
          <table:table-cell table:number-columns-repeated="1020"/>
        </table:table-row>
        <table:table-row table:style-name="ro12">
          <table:table-cell table:style-name="ce497" office:value-type="string" calcext:value-type="string">
            <text:p>Область печати по Х при печати одной головой</text:p>
          </table:table-cell>
          <table:table-cell table:style-name="ce502" table:formula="of:=IF([.$B$18]-[$Настройки.$B$3]*([.B28]+[.B29]+[.B29])&gt;=[.$B$15];[.$B$15];[.$B$18]-[$Настройки.$B$3]*([.B28]+[.B29]+[.B29]))" office:value-type="float" office:value="400" calcext:value-type="float">
            <text:p>400 мм</text:p>
          </table:table-cell>
          <table:table-cell table:style-name="ce502" table:formula="of:=IF([.$B$18]-[$Настройки.$B$3]*([.C28]+[.C29]+[.C29])&gt;=[.$B$15];[.$B$15];[.$B$18]-[$Настройки.$B$3]*([.C28]+[.C29]+[.C29]))" office:value-type="float" office:value="400" calcext:value-type="float">
            <text:p>400 мм</text:p>
          </table:table-cell>
          <table:table-cell table:style-name="ce502" table:formula="of:=IF([.$B$18]-[$Настройки.$B$3]*([.D28]+[.D29]+[.D29])&gt;=[.$B$15];[.$B$15];[.$B$18]-[$Настройки.$B$3]*([.D28]+[.D29]+[.D29]))" office:value-type="float" office:value="380" calcext:value-type="float">
            <text:p>380 мм</text:p>
          </table:table-cell>
          <table:table-cell table:number-columns-repeated="1020"/>
        </table:table-row>
        <table:table-row table:style-name="ro12">
          <table:table-cell table:style-name="ce497" office:value-type="string" calcext:value-type="string">
            <text:p>Область печати по Х при печати одной модели двумя головами</text:p>
          </table:table-cell>
          <table:table-cell table:style-name="ce502" table:formula="of:=[.$B$15]-2*([.$B$15]-[.B30])" office:value-type="float" office:value="400" calcext:value-type="float">
            <text:p>400 мм</text:p>
          </table:table-cell>
          <table:table-cell table:style-name="ce502" table:formula="of:=[.$B$15]-2*([.$B$15]-[.C30])" office:value-type="float" office:value="400" calcext:value-type="float">
            <text:p>400 мм</text:p>
          </table:table-cell>
          <table:table-cell table:style-name="ce502" table:formula="of:=[.$B$15]-2*([.$B$15]-[.D30])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12">
          <table:table-cell table:style-name="ce497" office:value-type="string" calcext:value-type="string">
            <text:p>Область печати по Х при печати в зеркальном режиме</text:p>
          </table:table-cell>
          <table:table-cell table:style-name="ce502" table:formula="of:=([.$B$15]-2*[.B29])/2" office:value-type="float" office:value="180" calcext:value-type="float">
            <text:p>180 мм</text:p>
          </table:table-cell>
          <table:table-cell table:style-name="ce502" table:formula="of:=([.$B$15]-2*[.C29])/2" office:value-type="float" office:value="189" calcext:value-type="float">
            <text:p>189 мм</text:p>
          </table:table-cell>
          <table:table-cell table:style-name="ce502" table:formula="of:=([.$B$15]-2*[.D29])/2" office:value-type="float" office:value="180" calcext:value-type="float">
            <text:p>180 мм</text:p>
          </table:table-cell>
          <table:table-cell table:number-columns-repeated="1020"/>
        </table:table-row>
        <table:table-row table:style-name="ro30">
          <table:table-cell table:style-name="ce497" office:value-type="string" calcext:value-type="string">
            <text:p>Минимальная область печати по Х при печати в повторяющем режиме</text:p>
          </table:table-cell>
          <table:table-cell table:style-name="ce502" table:formula="of:=[.$B$15]/2" office:value-type="float" office:value="200" calcext:value-type="float">
            <text:p>200 мм</text:p>
          </table:table-cell>
          <table:table-cell table:style-name="ce502" table:formula="of:=[.$B$15]/2" office:value-type="float" office:value="200" calcext:value-type="float">
            <text:p>200 мм</text:p>
          </table:table-cell>
          <table:table-cell table:style-name="ce502" table:formula="of:=[.$B$15]/2" office:value-type="float" office:value="200" calcext:value-type="float">
            <text:p>200 мм</text:p>
          </table:table-cell>
          <table:table-cell table:number-columns-repeated="1020"/>
        </table:table-row>
        <table:table-row table:style-name="ro30">
          <table:table-cell table:style-name="ce497" office:value-type="string" calcext:value-type="string">
            <text:p>Максимальная область печати по Х при печати в повторяющем режиме</text:p>
          </table:table-cell>
          <table:table-cell table:style-name="ce502" table:formula="of:=[.$B$15]-2*[.B29]" office:value-type="float" office:value="360" calcext:value-type="float">
            <text:p>360 мм</text:p>
          </table:table-cell>
          <table:table-cell table:style-name="ce502" table:formula="of:=[.$B$15]-2*[.C29]" office:value-type="float" office:value="378" calcext:value-type="float">
            <text:p>378 мм</text:p>
          </table:table-cell>
          <table:table-cell table:style-name="ce502" table:formula="of:=[.$B$15]-2*[.D29]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6">
          <table:table-cell table:style-name="ce499"/>
          <table:table-cell table:number-columns-repeated="1023"/>
        </table:table-row>
        <table:table-row table:style-name="ro12">
          <table:table-cell table:style-name="ce339" office:value-type="string" calcext:value-type="string" table:number-columns-spanned="2" table:number-rows-spanned="1">
            <text:p>Расчёт длины участков А1, А2 и А3 продольных балок основания</text:p>
          </table:table-cell>
          <table:covered-table-cell/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продольной балки</text:p>
          </table:table-cell>
          <table:table-cell table:style-name="ce360" table:formula="of:=[$'Профиль алюминиевый'.C13]" office:value-type="float" office:value="450" calcext:value-type="float">
            <text:p>450 мм</text:p>
          </table:table-cell>
          <table:table-cell table:number-columns-repeated="1022"/>
        </table:table-row>
        <table:table-row table:style-name="ro30">
          <table:table-cell table:style-name="ce499" office:value-type="string" calcext:value-type="string">
            <text:p>Минус длина части, находящейся в корпусе электроники</text:p>
          </table:table-cell>
          <table:table-cell table:style-name="ce360" table:formula="of:=[.B37]-72" office:value-type="float" office:value="378" calcext:value-type="float">
            <text:p>378 мм</text:p>
          </table:table-cell>
          <table:table-cell table:number-columns-repeated="1022"/>
        </table:table-row>
        <table:table-row table:style-name="ro11">
          <table:table-cell table:style-name="ce341" office:value-type="string" calcext:value-type="string" table:number-columns-spanned="2" table:number-rows-spanned="1">
            <text:p>2 стойки 2 привода</text:p>
          </table:table-cell>
          <table:covered-table-cell/>
          <table:table-cell table:number-columns-repeated="1022"/>
        </table:table-row>
        <table:table-row table:style-name="ro12">
          <table:table-cell table:style-name="ce499" office:value-type="string" calcext:value-type="string">
            <text:p>От передней угловой стойки до стойки оси Z</text:p>
          </table:table-cell>
          <table:table-cell table:formula="of:=[.B38]/2-17" office:value-type="float" office:value="172" calcext:value-type="float">
            <text:p>172</text:p>
          </table:table-cell>
          <table:table-cell table:number-columns-repeated="1022"/>
        </table:table-row>
        <table:table-row table:style-name="ro12">
          <table:table-cell table:style-name="ce499" office:value-type="string" calcext:value-type="string">
            <text:p>От стойки оси Z до вспомогательной стойки</text:p>
          </table:table-cell>
          <table:table-cell table:formula="of:=[.B38]/2+17" office:value-type="float" office:value="206" calcext:value-type="float">
            <text:p>206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1</text:p>
          </table:table-cell>
          <table:table-cell table:formula="of:=[.B40]-10" office:value-type="float" office:value="162" calcext:value-type="float">
            <text:p>162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2</text:p>
          </table:table-cell>
          <table:table-cell table:formula="of:=[.B41]-10" office:value-type="float" office:value="196" calcext:value-type="float">
            <text:p>196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1</text:p>
          </table:table-cell>
          <table:table-cell table:formula="of:=23+10" office:value-type="float" office:value="33" calcext:value-type="float">
            <text:p>33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2</text:p>
          </table:table-cell>
          <table:table-cell table:formula="of:=[.B50]" office:value-type="float" office:value="33" calcext:value-type="float">
            <text:p>33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3</text:p>
          </table:table-cell>
          <table:table-cell table:formula="of:=[.B44]" office:value-type="float" office:value="0" calcext:value-type="float">
            <text:p>0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4</text:p>
          </table:table-cell>
          <table:table-cell table:formula="of:=[.B45]" office:value-type="float" office:value="0" calcext:value-type="float">
            <text:p>0</text:p>
          </table:table-cell>
          <table:table-cell table:number-columns-repeated="1022"/>
        </table:table-row>
        <table:table-row table:style-name="ro11">
          <table:table-cell table:style-name="ce341" office:value-type="string" calcext:value-type="string" table:number-columns-spanned="2" table:number-rows-spanned="1">
            <text:p>4 стойки 2 привода</text:p>
          </table:table-cell>
          <table:covered-table-cell/>
          <table:table-cell table:number-columns-repeated="1022"/>
        </table:table-row>
        <table:table-row table:style-name="ro11">
          <table:table-cell table:style-name="ce347" office:value-type="string" calcext:value-type="string">
            <text:p>Дистанция между стойками Z</text:p>
          </table:table-cell>
          <table:table-cell table:style-name="ce361" table:formula="of:=[$Настройки.B8]-100" office:value-type="float" office:value="150" calcext:value-type="float">
            <text:p>150 мм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1</text:p>
          </table:table-cell>
          <table:table-cell table:formula="of:=([.B38]-[.B55])/2-27" office:value-type="float" office:value="87" calcext:value-type="float">
            <text:p>87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2</text:p>
          </table:table-cell>
          <table:table-cell table:formula="of:=[.B55]/2-20" office:value-type="float" office:value="55" calcext:value-type="float">
            <text:p>55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3</text:p>
          </table:table-cell>
          <table:table-cell table:formula="of:=[.B57]" office:value-type="float" office:value="55" calcext:value-type="float">
            <text:p>55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4</text:p>
          </table:table-cell>
          <table:table-cell table:formula="of:=([.B38]-[.B55])/2+7" office:value-type="float" office:value="121" calcext:value-type="float">
            <text:p>121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2</text:p>
          </table:table-cell>
          <table:table-cell table:formula="of:=IF([.B57]&lt;100;1;2)" office:value-type="float" office:value="1" calcext:value-type="float">
            <text:p>1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3</text:p>
          </table:table-cell>
          <table:table-cell table:formula="of:=[.B61]" office:value-type="float" office:value="1" calcext:value-type="float">
            <text:p>1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1</text:p>
          </table:table-cell>
          <table:table-cell table:formula="of:=[.B56]" office:value-type="float" office:value="87" calcext:value-type="float">
            <text:p>87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2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3</text:p>
          </table:table-cell>
          <table:table-cell table:formula="of:=[.B65]" office:value-type="float" office:value="33" calcext:value-type="float">
            <text:p>33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4</text:p>
          </table:table-cell>
          <table:table-cell table:formula="of:=[.B59]" office:value-type="float" office:value="121" calcext:value-type="float">
            <text:p>121</text:p>
          </table:table-cell>
          <table:table-cell table:number-columns-repeated="1022"/>
        </table:table-row>
        <table:table-row table:style-name="ro6">
          <table:table-cell table:style-name="ce348" office:value-type="string" calcext:value-type="string" table:number-columns-spanned="2" table:number-rows-spanned="1">
            <text:p>4 стойки 4 привода</text:p>
          </table:table-cell>
          <table:covered-table-cell/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1</text:p>
          </table:table-cell>
          <table:table-cell table:formula="of:=[.B56]" office:value-type="float" office:value="87" calcext:value-type="float">
            <text:p>87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2</text:p>
          </table:table-cell>
          <table:table-cell table:formula="of:=[.B55]-20" office:value-type="float" office:value="130" calcext:value-type="float">
            <text:p>130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3</text:p>
          </table:table-cell>
          <table:table-cell table:formula="of:=[.B59]" office:value-type="float" office:value="121" calcext:value-type="float">
            <text:p>121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1</text:p>
          </table:table-cell>
          <table:table-cell table:formula="of:=[.B69]" office:value-type="float" office:value="87" calcext:value-type="float">
            <text:p>87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2</text:p>
          </table:table-cell>
          <table:table-cell table:formula="of:=46" office:value-type="float" office:value="46" calcext:value-type="float">
            <text:p>46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3</text:p>
          </table:table-cell>
          <table:table-cell table:formula="of:=[.B71]" office:value-type="float" office:value="121" calcext:value-type="float">
            <text:p>121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1" table:target-range-address="'Покупные изделия'.E63:'Покупные изделия'.E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number-style style:name="N110">
      <number:number number:decimal-places="1" number:min-decimal-places="1" number:min-integer-digits="1" number:grouping="true"/>
    </number:number-style>
    <number:number-style style:name="N111">
      <number:number number:decimal-places="0" number:min-decimal-places="0" number:min-integer-digits="0" number:grouping="true"/>
      <number:text>мм</number:text>
    </number:number-style>
    <number:number-style style:name="N112">
      <number:number number:decimal-places="0" number:min-decimal-places="0" number:min-integer-digits="0"/>
      <number:text> мм</number:text>
    </number:number-style>
    <number:number-style style:name="N113">
      <number:number number:min-integer-digits="1"/>
      <number:text> м²</number:text>
    </number:number-style>
    <number:number-style style:name="N114">
      <number:number number:decimal-places="1" number:min-decimal-places="1" number:min-integer-digits="0"/>
    </number:number-style>
    <number:number-style style:name="N115">
      <number:number number:decimal-places="2" number:min-decimal-places="2" number:min-integer-digits="0"/>
    </number:number-style>
    <number:number-style style:name="N116">
      <number:number number:decimal-places="3" number:min-decimal-places="3" number:min-integer-digits="0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4" number:min-decimal-places="4" number:min-integer-digits="0"/>
    </number:number-style>
    <number:number-style style:name="N119">
      <number:number number:decimal-places="5" number:min-decimal-places="5" number:min-integer-digits="0"/>
    </number:number-style>
    <number:number-style style:name="N120">
      <number:number number:min-integer-digits="1"/>
      <number:text> мм</number:text>
    </number:number-style>
    <number:number-style style:name="N121">
      <number:number number:min-integer-digits="1"/>
      <number:text> г/см³</number:text>
    </number:number-style>
    <number:number-style style:name="N122">
      <number:number number:decimal-places="0" number:min-decimal-places="0" number:min-integer-digits="1" number:grouping="true"/>
      <number:text> мм³</number:text>
    </number:number-style>
    <number:number-style style:name="N123">
      <number:number number:decimal-places="2" number:min-decimal-places="2" number:min-integer-digits="1" number:grouping="true"/>
      <number:text> г/см³</number:text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5">
      <number:number number:decimal-places="2" number:min-decimal-places="2" number:min-integer-digits="1"/>
      <number:text> г</number:text>
    </number:number-style>
    <number:number-style style:name="N126">
      <number:number number:min-integer-digits="1"/>
      <number:text>, мм</number:text>
    </number:number-style>
    <number:number-style style:name="N127">
      <number:text>0,00 м²</number:text>
    </number:number-style>
    <number:number-style style:name="N128">
      <number:number number:decimal-places="2" number:min-decimal-places="2" number:min-integer-digits="1"/>
      <number:text> м²</number:text>
    </number:number-style>
    <number:number-style style:name="N129">
      <number:number number:decimal-places="2" number:min-decimal-places="2" number:min-integer-digits="1"/>
      <number:text> А</number:text>
    </number:number-style>
    <number:number-style style:name="N130">
      <number:number number:decimal-places="0" number:min-decimal-places="0" number:min-integer-digits="1"/>
      <number:text> мм</number:text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number:currency-style style:name="N10120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0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0P0"/>
    </number:currency-style>
    <number:currency-style style:name="N10122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2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2P0"/>
    </number:currency-style>
    <number:currency-style style:name="N10124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24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24P0"/>
    </number:currency-style>
    <number:number-style style:name="N10125" number:language="ru" number:country="RU">
      <number:number number:decimal-places="1" number:min-decimal-places="1" number:min-integer-digits="1" number:grouping="true"/>
    </number:number-style>
    <number:number-style style:name="N10126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27" number:language="ru" number:country="RU">
      <number:number number:decimal-places="0" number:min-decimal-places="0" number:min-integer-digits="1"/>
      <number:text> $/г</number:text>
    </number:number-style>
    <number:number-style style:name="N10128" number:language="ru" number:country="RU">
      <number:number number:min-integer-digits="1"/>
      <number:text> $/г</number:text>
    </number:number-style>
    <number:number-style style:name="N10129" number:language="ru" number:country="RU">
      <number:number number:decimal-places="4" number:min-decimal-places="4" number:min-integer-digits="1"/>
      <number:text> $/г</number:text>
    </number:number-style>
    <number:number-style style:name="N10130" number:language="ru" number:country="RU">
      <number:number number:decimal-places="2" number:min-decimal-places="2" number:min-integer-digits="1"/>
      <number:text> р/г</number:text>
    </number:number-style>
    <number:currency-style style:name="N10132P0" style:volatile="true" number:language="ru" number:country="RU">
      <number:text>~</number:text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32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32P0"/>
    </number:currency-style>
    <number:number-style style:name="N10133" number:language="ru" number:country="RU">
      <number:number number:decimal-places="0" number:min-decimal-places="0" number:min-integer-digits="1"/>
      <number:text> мм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7-11T01:32:33.089000000</meta:creation-date>
    <dc:date>2022-12-31T19:57:33.510000000</dc:date>
    <meta:editing-duration>P33DT8H55M10S</meta:editing-duration>
    <meta:editing-cycles>1238</meta:editing-cycles>
    <meta:generator>LibreOffice/7.4.3.2$Windows_X86_64 LibreOffice_project/1048a8393ae2eeec98dff31b5c133c5f1d08b890</meta:generator>
    <meta:document-statistic meta:table-count="11" meta:cell-count="4598" meta:object-count="0"/>
  </office:meta>
</office:document-meta>
</file>